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1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272in"/>
    </style:style>
    <style:style style:name="co4" style:family="table-column">
      <style:table-column-properties fo:break-before="auto" style:column-width="1.0902in"/>
    </style:style>
    <style:style style:name="co5" style:family="table-column">
      <style:table-column-properties fo:break-before="auto" style:column-width="1.1228in"/>
    </style:style>
    <style:style style:name="co6" style:family="table-column">
      <style:table-column-properties fo:break-before="auto" style:column-width="1.64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2"/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1.489in" svg:height="5.5217in" svg:x="1.8331in" svg:y="0.0732in">
            <draw:object draw:notify-on-update-of-ranges="Sheet1.B9:Sheet1.B9 Sheet1.B10:Sheet1.B347 Sheet1.D9:Sheet1.D9 Sheet1.D10:Sheet1.D347 Sheet1.B9:Sheet1.B9 Sheet1.B10:Sheet1.B347 Sheet1.E9:Sheet1.E9 Sheet1.E10:Sheet1.E347 Sheet1.B9:Sheet1.B9 Sheet1.B10:Sheet1.B347 Sheet1.F9:Sheet1.F9 Sheet1.F10:Sheet1.F347 Sheet1.B9:Sheet1.B9 Sheet1.B10:Sheet1.B347 Sheet1.G9:Sheet1.G9 Sheet1.G10:Sheet1.G34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ears</text:p>
          </table:table-cell>
          <table:table-cell table:number-columns-repeated="4"/>
          <table:table-cell office:value-type="string" calcext:value-type="string">
            <text:p>Wheel Circumferenc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table:formula="of:=186/[.C2]" office:value-type="float" office:value="4.42857142857143" calcext:value-type="float">
            <text:p>4.4285714286</text:p>
          </table:table-cell>
          <table:table-cell/>
          <table:table-cell office:value-type="float" office:value="2.05352820835322" calcext:value-type="float">
            <text:p>2.0535282084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186/[.C3]" office:value-type="float" office:value="6.2" calcext:value-type="float">
            <text:p>6.2</text:p>
          </table:table-cell>
          <table:table-cell table:number-columns-repeated="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23" calcext:value-type="float">
            <text:p>23</text:p>
          </table:table-cell>
          <table:table-cell table:formula="of:=186/[.C4]" office:value-type="float" office:value="8.08695652173913" calcext:value-type="float">
            <text:p>8.0869565217</text:p>
          </table:table-cell>
          <table:table-cell table:number-columns-repeated="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table:formula="of:=186/[.C5]" office:value-type="float" office:value="9.78947368421053" calcext:value-type="float">
            <text:p>9.7894736842</text:p>
          </table:table-cell>
          <table:table-cell table:number-columns-repeated="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186/[.C6]" office:value-type="float" office:value="10.9411764705882" calcext:value-type="float">
            <text:p>10.9411764706</text:p>
          </table:table-cell>
          <table:table-cell table:number-columns-repeated="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186/[.C7]" office:value-type="float" office:value="11.625" calcext:value-type="float">
            <text:p>11.62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ime (ms)</text:p>
          </table:table-cell>
          <table:table-cell office:value-type="string" calcext:value-type="string">
            <text:p>Miles</text:p>
          </table:table-cell>
          <table:table-cell office:value-type="string" calcext:value-type="string">
            <text:p>Gear</text:p>
          </table:table-cell>
          <table:table-cell office:value-type="string" calcext:value-type="string">
            <text:p>Calc Speed</text:p>
          </table:table-cell>
          <table:table-cell office:value-type="string" calcext:value-type="string">
            <text:p><text:s/>Power (W)</text:p>
          </table:table-cell>
          <table:table-cell office:value-type="string" calcext:value-type="string">
            <text:p><text:s/>Cadence (rpm)</text:p>
          </table:table-cell>
          <table:table-cell office:value-type="string" calcext:value-type="string">
            <text:p><text:s/>Velocity (km/h)</text:p>
          </table:table-cell>
          <table:table-cell office:value-type="string" calcext:value-type="string">
            <text:p><text:s/>Simulated Distance (m)</text:p>
          </table:table-cell>
        </table:table-row>
        <table:table-row table:style-name="ro1">
          <table:table-cell office:value-type="float" office:value="547628.1343383" calcext:value-type="float">
            <text:p>547628.1343</text:p>
          </table:table-cell>
          <table:table-cell table:formula="of:=[.H10]/1609.34" office:value-type="float" office:value="0.00165984092857942" calcext:value-type="float">
            <text:p>0.0016598409</text:p>
          </table:table-cell>
          <table:table-cell office:value-type="float" office:value="1" calcext:value-type="float">
            <text:p>1</text:p>
          </table:table-cell>
          <table:table-cell table:formula="of:=LOOKUP([.C10];[.$A$2:.$A$7];[.$D$2:.$D$7])*[.$F$2]/1000*60*[.F10]" office:value-type="float" office:value="19.3952040170592" calcext:value-type="float">
            <text:p>19.3952040171</text:p>
          </table:table-cell>
          <table:table-cell office:value-type="float" office:value="303.5022888" calcext:value-type="float">
            <text:p>303.5022888</text:p>
          </table:table-cell>
          <table:table-cell office:value-type="float" office:value="35.545021" calcext:value-type="float">
            <text:p>35.545021</text:p>
          </table:table-cell>
          <table:table-cell office:value-type="float" office:value="11.3939494" calcext:value-type="float">
            <text:p>11.3939494</text:p>
          </table:table-cell>
          <table:table-cell office:value-type="float" office:value="2.6712484" calcext:value-type="float">
            <text:p>2.6712484</text:p>
          </table:table-cell>
        </table:table-row>
        <table:table-row table:style-name="ro1">
          <table:table-cell office:value-type="float" office:value="548111.1342849" calcext:value-type="float">
            <text:p>548111.1343</text:p>
          </table:table-cell>
          <table:table-cell table:formula="of:=[.H11]/1609.34" office:value-type="float" office:value="0.00165984092857942" calcext:value-type="float">
            <text:p>0.0016598409</text:p>
          </table:table-cell>
          <table:table-cell office:value-type="float" office:value="1" calcext:value-type="float">
            <text:p>1</text:p>
          </table:table-cell>
          <table:table-cell table:formula="of:=LOOKUP([.C11];[.$A$2:.$A$7];[.$D$2:.$D$7])*[.$F$2]/1000*60*[.F11]" office:value-type="float" office:value="19.3952040170592" calcext:value-type="float">
            <text:p>19.3952040171</text:p>
          </table:table-cell>
          <table:table-cell office:value-type="float" office:value="303.5022888" calcext:value-type="float">
            <text:p>303.5022888</text:p>
          </table:table-cell>
          <table:table-cell office:value-type="float" office:value="35.545021" calcext:value-type="float">
            <text:p>35.545021</text:p>
          </table:table-cell>
          <table:table-cell office:value-type="float" office:value="11.3939494" calcext:value-type="float">
            <text:p>11.3939494</text:p>
          </table:table-cell>
          <table:table-cell office:value-type="float" office:value="2.6712484" calcext:value-type="float">
            <text:p>2.6712484</text:p>
          </table:table-cell>
        </table:table-row>
        <table:table-row table:style-name="ro1">
          <table:table-cell office:value-type="float" office:value="548622.1343383" calcext:value-type="float">
            <text:p>548622.1343</text:p>
          </table:table-cell>
          <table:table-cell table:formula="of:=[.H12]/1609.34" office:value-type="float" office:value="0.00519303198826848" calcext:value-type="float">
            <text:p>0.005193032</text:p>
          </table:table-cell>
          <table:table-cell office:value-type="float" office:value="1" calcext:value-type="float">
            <text:p>1</text:p>
          </table:table-cell>
          <table:table-cell table:formula="of:=LOOKUP([.C12];[.$A$2:.$A$7];[.$D$2:.$D$7])*[.$F$2]/1000*60*[.F12]" office:value-type="float" office:value="22.203529736756" calcext:value-type="float">
            <text:p>22.2035297368</text:p>
          </table:table-cell>
          <table:table-cell office:value-type="float" office:value="355.3014526" calcext:value-type="float">
            <text:p>355.3014526</text:p>
          </table:table-cell>
          <table:table-cell office:value-type="float" office:value="40.6917571" calcext:value-type="float">
            <text:p>40.6917571</text:p>
          </table:table-cell>
          <table:table-cell office:value-type="float" office:value="16.3713664" calcext:value-type="float">
            <text:p>16.3713664</text:p>
          </table:table-cell>
          <table:table-cell office:value-type="float" office:value="8.3573541" calcext:value-type="float">
            <text:p>8.3573541</text:p>
          </table:table-cell>
        </table:table-row>
        <table:table-row table:style-name="ro1">
          <table:table-cell office:value-type="float" office:value="549622.1348266" calcext:value-type="float">
            <text:p>549622.1348</text:p>
          </table:table-cell>
          <table:table-cell table:formula="of:=[.H13]/1609.34" office:value-type="float" office:value="0.0093352024432376" calcext:value-type="float">
            <text:p>0.0093352024</text:p>
          </table:table-cell>
          <table:table-cell office:value-type="float" office:value="1" calcext:value-type="float">
            <text:p>1</text:p>
          </table:table-cell>
          <table:table-cell table:formula="of:=LOOKUP([.C13];[.$A$2:.$A$7];[.$D$2:.$D$7])*[.$F$2]/1000*60*[.F13]" office:value-type="float" office:value="24.727421097098" calcext:value-type="float">
            <text:p>24.7274210971</text:p>
          </table:table-cell>
          <table:table-cell office:value-type="float" office:value="355.9891967" calcext:value-type="float">
            <text:p>355.9891967</text:p>
          </table:table-cell>
          <table:table-cell office:value-type="float" office:value="45.3172187" calcext:value-type="float">
            <text:p>45.3172187</text:p>
          </table:table-cell>
          <table:table-cell office:value-type="float" office:value="19.879652" calcext:value-type="float">
            <text:p>19.879652</text:p>
          </table:table-cell>
          <table:table-cell office:value-type="float" office:value="15.0235147" calcext:value-type="float">
            <text:p>15.0235147</text:p>
          </table:table-cell>
        </table:table-row>
        <table:table-row table:style-name="ro1">
          <table:table-cell office:value-type="float" office:value="550109.1328201" calcext:value-type="float">
            <text:p>550109.1328</text:p>
          </table:table-cell>
          <table:table-cell table:formula="of:=[.H14]/1609.34" office:value-type="float" office:value="0.0093352024432376" calcext:value-type="float">
            <text:p>0.0093352024</text:p>
          </table:table-cell>
          <table:table-cell office:value-type="float" office:value="1" calcext:value-type="float">
            <text:p>1</text:p>
          </table:table-cell>
          <table:table-cell table:formula="of:=LOOKUP([.C14];[.$A$2:.$A$7];[.$D$2:.$D$7])*[.$F$2]/1000*60*[.F14]" office:value-type="float" office:value="24.727421097098" calcext:value-type="float">
            <text:p>24.7274210971</text:p>
          </table:table-cell>
          <table:table-cell office:value-type="float" office:value="355.9891967" calcext:value-type="float">
            <text:p>355.9891967</text:p>
          </table:table-cell>
          <table:table-cell office:value-type="float" office:value="45.3172187" calcext:value-type="float">
            <text:p>45.3172187</text:p>
          </table:table-cell>
          <table:table-cell office:value-type="float" office:value="19.879652" calcext:value-type="float">
            <text:p>19.879652</text:p>
          </table:table-cell>
          <table:table-cell office:value-type="float" office:value="15.0235147" calcext:value-type="float">
            <text:p>15.0235147</text:p>
          </table:table-cell>
        </table:table-row>
        <table:table-row table:style-name="ro1">
          <table:table-cell office:value-type="float" office:value="550608.1328735" calcext:value-type="float">
            <text:p>550608.1329</text:p>
          </table:table-cell>
          <table:table-cell table:formula="of:=[.H15]/1609.34" office:value-type="float" office:value="0.0093352024432376" calcext:value-type="float">
            <text:p>0.0093352024</text:p>
          </table:table-cell>
          <table:table-cell office:value-type="float" office:value="1" calcext:value-type="float">
            <text:p>1</text:p>
          </table:table-cell>
          <table:table-cell table:formula="of:=LOOKUP([.C15];[.$A$2:.$A$7];[.$D$2:.$D$7])*[.$F$2]/1000*60*[.F15]" office:value-type="float" office:value="24.727421097098" calcext:value-type="float">
            <text:p>24.7274210971</text:p>
          </table:table-cell>
          <table:table-cell office:value-type="float" office:value="355.9891967" calcext:value-type="float">
            <text:p>355.9891967</text:p>
          </table:table-cell>
          <table:table-cell office:value-type="float" office:value="45.3172187" calcext:value-type="float">
            <text:p>45.3172187</text:p>
          </table:table-cell>
          <table:table-cell office:value-type="float" office:value="19.879652" calcext:value-type="float">
            <text:p>19.879652</text:p>
          </table:table-cell>
          <table:table-cell office:value-type="float" office:value="15.0235147" calcext:value-type="float">
            <text:p>15.0235147</text:p>
          </table:table-cell>
        </table:table-row>
        <table:table-row table:style-name="ro1">
          <table:table-cell office:value-type="float" office:value="552121.1331863" calcext:value-type="float">
            <text:p>552121.1332</text:p>
          </table:table-cell>
          <table:table-cell table:formula="of:=[.H16]/1609.34" office:value-type="float" office:value="0.0185098398722458" calcext:value-type="float">
            <text:p>0.0185098399</text:p>
          </table:table-cell>
          <table:table-cell office:value-type="float" office:value="1" calcext:value-type="float">
            <text:p>1</text:p>
          </table:table-cell>
          <table:table-cell table:formula="of:=LOOKUP([.C16];[.$A$2:.$A$7];[.$D$2:.$D$7])*[.$F$2]/1000*60*[.F16]" office:value-type="float" office:value="27.622108106359" calcext:value-type="float">
            <text:p>27.6221081064</text:p>
          </table:table-cell>
          <table:table-cell office:value-type="float" office:value="346.2209167" calcext:value-type="float">
            <text:p>346.2209167</text:p>
          </table:table-cell>
          <table:table-cell office:value-type="float" office:value="50.6222266" calcext:value-type="float">
            <text:p>50.6222266</text:p>
          </table:table-cell>
          <table:table-cell office:value-type="float" office:value="24.9669131" calcext:value-type="float">
            <text:p>24.9669131</text:p>
          </table:table-cell>
          <table:table-cell office:value-type="float" office:value="29.7886257" calcext:value-type="float">
            <text:p>29.7886257</text:p>
          </table:table-cell>
        </table:table-row>
        <table:table-row table:style-name="ro1">
          <table:table-cell office:value-type="float" office:value="553118.1333084" calcext:value-type="float">
            <text:p>553118.1333</text:p>
          </table:table-cell>
          <table:table-cell table:formula="of:=[.H17]/1609.34" office:value-type="float" office:value="0.0234019234593063" calcext:value-type="float">
            <text:p>0.0234019235</text:p>
          </table:table-cell>
          <table:table-cell office:value-type="float" office:value="1" calcext:value-type="float">
            <text:p>1</text:p>
          </table:table-cell>
          <table:table-cell table:formula="of:=LOOKUP([.C17];[.$A$2:.$A$7];[.$D$2:.$D$7])*[.$F$2]/1000*60*[.F17]" office:value-type="float" office:value="30.0221046463325" calcext:value-type="float">
            <text:p>30.0221046463</text:p>
          </table:table-cell>
          <table:table-cell office:value-type="float" office:value="346.9715575" calcext:value-type="float">
            <text:p>346.9715575</text:p>
          </table:table-cell>
          <table:table-cell office:value-type="float" office:value="55.0206298" calcext:value-type="float">
            <text:p>55.0206298</text:p>
          </table:table-cell>
          <table:table-cell office:value-type="float" office:value="27.0145416" calcext:value-type="float">
            <text:p>27.0145416</text:p>
          </table:table-cell>
          <table:table-cell office:value-type="float" office:value="37.6616515" calcext:value-type="float">
            <text:p>37.6616515</text:p>
          </table:table-cell>
        </table:table-row>
        <table:table-row table:style-name="ro1">
          <table:table-cell office:value-type="float" office:value="554618.1336059" calcext:value-type="float">
            <text:p>554618.1336</text:p>
          </table:table-cell>
          <table:table-cell table:formula="of:=[.H18]/1609.34" office:value-type="float" office:value="0.0284279022456411" calcext:value-type="float">
            <text:p>0.0284279022</text:p>
          </table:table-cell>
          <table:table-cell office:value-type="float" office:value="1" calcext:value-type="float">
            <text:p>1</text:p>
          </table:table-cell>
          <table:table-cell table:formula="of:=LOOKUP([.C18];[.$A$2:.$A$7];[.$D$2:.$D$7])*[.$F$2]/1000*60*[.F18]" office:value-type="float" office:value="31.4799076681067" calcext:value-type="float">
            <text:p>31.4799076681</text:p>
          </table:table-cell>
          <table:table-cell office:value-type="float" office:value="378.3125305" calcext:value-type="float">
            <text:p>378.3125305</text:p>
          </table:table-cell>
          <table:table-cell office:value-type="float" office:value="57.6923026" calcext:value-type="float">
            <text:p>57.6923026</text:p>
          </table:table-cell>
          <table:table-cell office:value-type="float" office:value="28.9828147" calcext:value-type="float">
            <text:p>28.9828147</text:p>
          </table:table-cell>
          <table:table-cell office:value-type="float" office:value="45.7501602" calcext:value-type="float">
            <text:p>45.7501602</text:p>
          </table:table-cell>
        </table:table-row>
        <table:table-row table:style-name="ro1">
          <table:table-cell office:value-type="float" office:value="555118.1337966" calcext:value-type="float">
            <text:p>555118.1338</text:p>
          </table:table-cell>
          <table:table-cell table:formula="of:=[.H19]/1609.34" office:value-type="float" office:value="0.0335596696161159" calcext:value-type="float">
            <text:p>0.0335596696</text:p>
          </table:table-cell>
          <table:table-cell office:value-type="float" office:value="1" calcext:value-type="float">
            <text:p>1</text:p>
          </table:table-cell>
          <table:table-cell table:formula="of:=LOOKUP([.C19];[.$A$2:.$A$7];[.$D$2:.$D$7])*[.$F$2]/1000*60*[.F19]" office:value-type="float" office:value="32.8047135247613" calcext:value-type="float">
            <text:p>32.8047135248</text:p>
          </table:table-cell>
          <table:table-cell office:value-type="float" office:value="335.8363036" calcext:value-type="float">
            <text:p>335.8363036</text:p>
          </table:table-cell>
          <table:table-cell office:value-type="float" office:value="60.1202354" calcext:value-type="float">
            <text:p>60.1202354</text:p>
          </table:table-cell>
          <table:table-cell office:value-type="float" office:value="30.5993976" calcext:value-type="float">
            <text:p>30.5993976</text:p>
          </table:table-cell>
          <table:table-cell office:value-type="float" office:value="54.0089187" calcext:value-type="float">
            <text:p>54.0089187</text:p>
          </table:table-cell>
        </table:table-row>
        <table:table-row table:style-name="ro1">
          <table:table-cell office:value-type="float" office:value="556617.13385" calcext:value-type="float">
            <text:p>556617.1339</text:p>
          </table:table-cell>
          <table:table-cell table:formula="of:=[.H20]/1609.34" office:value-type="float" office:value="0.0387693077286341" calcext:value-type="float">
            <text:p>0.0387693077</text:p>
          </table:table-cell>
          <table:table-cell office:value-type="float" office:value="1" calcext:value-type="float">
            <text:p>1</text:p>
          </table:table-cell>
          <table:table-cell table:formula="of:=LOOKUP([.C20];[.$A$2:.$A$7];[.$D$2:.$D$7])*[.$F$2]/1000*60*[.F20]" office:value-type="float" office:value="33.961727857433" calcext:value-type="float">
            <text:p>33.9617278574</text:p>
          </table:table-cell>
          <table:table-cell office:value-type="float" office:value="315.998474" calcext:value-type="float">
            <text:p>315.998474</text:p>
          </table:table-cell>
          <table:table-cell office:value-type="float" office:value="62.2406616" calcext:value-type="float">
            <text:p>62.2406616</text:p>
          </table:table-cell>
          <table:table-cell office:value-type="float" office:value="32.0202789" calcext:value-type="float">
            <text:p>32.0202789</text:p>
          </table:table-cell>
          <table:table-cell office:value-type="float" office:value="62.3929977" calcext:value-type="float">
            <text:p>62.3929977</text:p>
          </table:table-cell>
        </table:table-row>
        <table:table-row table:style-name="ro1">
          <table:table-cell office:value-type="float" office:value="557117.1342849" calcext:value-type="float">
            <text:p>557117.1343</text:p>
          </table:table-cell>
          <table:table-cell table:formula="of:=[.H21]/1609.34" office:value-type="float" office:value="0.0440452112667305" calcext:value-type="float">
            <text:p>0.0440452113</text:p>
          </table:table-cell>
          <table:table-cell office:value-type="float" office:value="1" calcext:value-type="float">
            <text:p>1</text:p>
          </table:table-cell>
          <table:table-cell table:formula="of:=LOOKUP([.C21];[.$A$2:.$A$7];[.$D$2:.$D$7])*[.$F$2]/1000*60*[.F21]" office:value-type="float" office:value="35.0150857034268" calcext:value-type="float">
            <text:p>35.0150857034</text:p>
          </table:table-cell>
          <table:table-cell office:value-type="float" office:value="320.3492431" calcext:value-type="float">
            <text:p>320.3492431</text:p>
          </table:table-cell>
          <table:table-cell office:value-type="float" office:value="64.1711196" calcext:value-type="float">
            <text:p>64.1711196</text:p>
          </table:table-cell>
          <table:table-cell office:value-type="float" office:value="33.3628272" calcext:value-type="float">
            <text:p>33.3628272</text:p>
          </table:table-cell>
          <table:table-cell office:value-type="float" office:value="70.8837203" calcext:value-type="float">
            <text:p>70.8837203</text:p>
          </table:table-cell>
        </table:table-row>
        <table:table-row table:style-name="ro1">
          <table:table-cell office:value-type="float" office:value="557603.1343383" calcext:value-type="float">
            <text:p>557603.1343</text:p>
          </table:table-cell>
          <table:table-cell table:formula="of:=[.H22]/1609.34" office:value-type="float" office:value="0.0440452112667305" calcext:value-type="float">
            <text:p>0.0440452113</text:p>
          </table:table-cell>
          <table:table-cell office:value-type="float" office:value="1" calcext:value-type="float">
            <text:p>1</text:p>
          </table:table-cell>
          <table:table-cell table:formula="of:=LOOKUP([.C22];[.$A$2:.$A$7];[.$D$2:.$D$7])*[.$F$2]/1000*60*[.F22]" office:value-type="float" office:value="35.0150857034268" calcext:value-type="float">
            <text:p>35.0150857034</text:p>
          </table:table-cell>
          <table:table-cell office:value-type="float" office:value="320.3492431" calcext:value-type="float">
            <text:p>320.3492431</text:p>
          </table:table-cell>
          <table:table-cell office:value-type="float" office:value="64.1711196" calcext:value-type="float">
            <text:p>64.1711196</text:p>
          </table:table-cell>
          <table:table-cell office:value-type="float" office:value="33.3628272" calcext:value-type="float">
            <text:p>33.3628272</text:p>
          </table:table-cell>
          <table:table-cell office:value-type="float" office:value="70.8837203" calcext:value-type="float">
            <text:p>70.8837203</text:p>
          </table:table-cell>
        </table:table-row>
        <table:table-row table:style-name="ro1">
          <table:table-cell office:value-type="float" office:value="559115.1347732" calcext:value-type="float">
            <text:p>559115.1348</text:p>
          </table:table-cell>
          <table:table-cell table:formula="of:=[.H23]/1609.34" office:value-type="float" office:value="0.0547430319261312" calcext:value-type="float">
            <text:p>0.0547430319</text:p>
          </table:table-cell>
          <table:table-cell office:value-type="float" office:value="1" calcext:value-type="float">
            <text:p>1</text:p>
          </table:table-cell>
          <table:table-cell table:formula="of:=LOOKUP([.C23];[.$A$2:.$A$7];[.$D$2:.$D$7])*[.$F$2]/1000*60*[.F23]" office:value-type="float" office:value="36.6824683906207" calcext:value-type="float">
            <text:p>36.6824683906</text:p>
          </table:table-cell>
          <table:table-cell office:value-type="float" office:value="366.1855468" calcext:value-type="float">
            <text:p>366.1855468</text:p>
          </table:table-cell>
          <table:table-cell office:value-type="float" office:value="67.2268829" calcext:value-type="float">
            <text:p>67.2268829</text:p>
          </table:table-cell>
          <table:table-cell office:value-type="float" office:value="36.0816001" calcext:value-type="float">
            <text:p>36.0816001</text:p>
          </table:table-cell>
          <table:table-cell office:value-type="float" office:value="88.100151" calcext:value-type="float">
            <text:p>88.100151</text:p>
          </table:table-cell>
        </table:table-row>
        <table:table-row table:style-name="ro1">
          <table:table-cell office:value-type="float" office:value="559614.1348266" calcext:value-type="float">
            <text:p>559614.1348</text:p>
          </table:table-cell>
          <table:table-cell table:formula="of:=[.H24]/1609.34" office:value-type="float" office:value="0.0601723824052096" calcext:value-type="float">
            <text:p>0.0601723824</text:p>
          </table:table-cell>
          <table:table-cell office:value-type="float" office:value="1" calcext:value-type="float">
            <text:p>1</text:p>
          </table:table-cell>
          <table:table-cell table:formula="of:=LOOKUP([.C24];[.$A$2:.$A$7];[.$D$2:.$D$7])*[.$F$2]/1000*60*[.F24]" office:value-type="float" office:value="38.2242910373406" calcext:value-type="float">
            <text:p>38.2242910373</text:p>
          </table:table-cell>
          <table:table-cell office:value-type="float" office:value="383.5216369" calcext:value-type="float">
            <text:p>383.5216369</text:p>
          </table:table-cell>
          <table:table-cell office:value-type="float" office:value="70.052536" calcext:value-type="float">
            <text:p>70.052536</text:p>
          </table:table-cell>
          <table:table-cell office:value-type="float" office:value="37.3699226" calcext:value-type="float">
            <text:p>37.3699226</text:p>
          </table:table-cell>
          <table:table-cell office:value-type="float" office:value="96.8378219" calcext:value-type="float">
            <text:p>96.8378219</text:p>
          </table:table-cell>
        </table:table-row>
        <table:table-row table:style-name="ro1">
          <table:table-cell office:value-type="float" office:value="561114.1369094" calcext:value-type="float">
            <text:p>561114.1369</text:p>
          </table:table-cell>
          <table:table-cell table:formula="of:=[.H25]/1609.34" office:value-type="float" office:value="0.0656347423788634" calcext:value-type="float">
            <text:p>0.0656347424</text:p>
          </table:table-cell>
          <table:table-cell office:value-type="float" office:value="1" calcext:value-type="float">
            <text:p>1</text:p>
          </table:table-cell>
          <table:table-cell table:formula="of:=LOOKUP([.C25];[.$A$2:.$A$7];[.$D$2:.$D$7])*[.$F$2]/1000*60*[.F25]" office:value-type="float" office:value="39.3262518335606" calcext:value-type="float">
            <text:p>39.3262518336</text:p>
          </table:table-cell>
          <table:table-cell office:value-type="float" office:value="411.858551" calcext:value-type="float">
            <text:p>411.858551</text:p>
          </table:table-cell>
          <table:table-cell office:value-type="float" office:value="72.0720672" calcext:value-type="float">
            <text:p>72.0720672</text:p>
          </table:table-cell>
          <table:table-cell office:value-type="float" office:value="38.6584968" calcext:value-type="float">
            <text:p>38.6584968</text:p>
          </table:table-cell>
          <table:table-cell office:value-type="float" office:value="105.6286163" calcext:value-type="float">
            <text:p>105.6286163</text:p>
          </table:table-cell>
        </table:table-row>
        <table:table-row table:style-name="ro1">
          <table:table-cell office:value-type="float" office:value="561613.1369628" calcext:value-type="float">
            <text:p>561613.1370</text:p>
          </table:table-cell>
          <table:table-cell table:formula="of:=[.H26]/1609.34" office:value-type="float" office:value="0.0711332833335405" calcext:value-type="float">
            <text:p>0.0711332833</text:p>
          </table:table-cell>
          <table:table-cell office:value-type="float" office:value="1" calcext:value-type="float">
            <text:p>1</text:p>
          </table:table-cell>
          <table:table-cell table:formula="of:=LOOKUP([.C26];[.$A$2:.$A$7];[.$D$2:.$D$7])*[.$F$2]/1000*60*[.F26]" office:value-type="float" office:value="40.3439370395844" calcext:value-type="float">
            <text:p>40.3439370396</text:p>
          </table:table-cell>
          <table:table-cell office:value-type="float" office:value="401.9982909" calcext:value-type="float">
            <text:p>401.9982909</text:p>
          </table:table-cell>
          <table:table-cell office:value-type="float" office:value="73.937149" calcext:value-type="float">
            <text:p>73.937149</text:p>
          </table:table-cell>
          <table:table-cell office:value-type="float" office:value="39.8540687" calcext:value-type="float">
            <text:p>39.8540687</text:p>
          </table:table-cell>
          <table:table-cell office:value-type="float" office:value="114.4776382" calcext:value-type="float">
            <text:p>114.4776382</text:p>
          </table:table-cell>
        </table:table-row>
        <table:table-row table:style-name="ro1">
          <table:table-cell office:value-type="float" office:value="562113.1370925" calcext:value-type="float">
            <text:p>562113.1371</text:p>
          </table:table-cell>
          <table:table-cell table:formula="of:=[.H27]/1609.34" office:value-type="float" office:value="0.0766572865895336" calcext:value-type="float">
            <text:p>0.0766572866</text:p>
          </table:table-cell>
          <table:table-cell office:value-type="float" office:value="1" calcext:value-type="float">
            <text:p>1</text:p>
          </table:table-cell>
          <table:table-cell table:formula="of:=LOOKUP([.C27];[.$A$2:.$A$7];[.$D$2:.$D$7])*[.$F$2]/1000*60*[.F27]" office:value-type="float" office:value="41.3633665306567" calcext:value-type="float">
            <text:p>41.3633665307</text:p>
          </table:table-cell>
          <table:table-cell office:value-type="float" office:value="412.855957" calcext:value-type="float">
            <text:p>412.855957</text:p>
          </table:table-cell>
          <table:table-cell office:value-type="float" office:value="75.8054275" calcext:value-type="float">
            <text:p>75.8054275</text:p>
          </table:table-cell>
          <table:table-cell office:value-type="float" office:value="41.0151557" calcext:value-type="float">
            <text:p>41.0151557</text:p>
          </table:table-cell>
          <table:table-cell office:value-type="float" office:value="123.3676376" calcext:value-type="float">
            <text:p>123.3676376</text:p>
          </table:table-cell>
        </table:table-row>
        <table:table-row table:style-name="ro1">
          <table:table-cell office:value-type="float" office:value="563611.137268" calcext:value-type="float">
            <text:p>563611.1373</text:p>
          </table:table-cell>
          <table:table-cell table:formula="of:=[.H28]/1609.34" office:value-type="float" office:value="0.0877761380441672" calcext:value-type="float">
            <text:p>0.087776138</text:p>
          </table:table-cell>
          <table:table-cell office:value-type="float" office:value="1" calcext:value-type="float">
            <text:p>1</text:p>
          </table:table-cell>
          <table:table-cell table:formula="of:=LOOKUP([.C28];[.$A$2:.$A$7];[.$D$2:.$D$7])*[.$F$2]/1000*60*[.F28]" office:value-type="float" office:value="42.6429247590173" calcext:value-type="float">
            <text:p>42.642924759</text:p>
          </table:table-cell>
          <table:table-cell office:value-type="float" office:value="343.5162963" calcext:value-type="float">
            <text:p>343.5162963</text:p>
          </table:table-cell>
          <table:table-cell office:value-type="float" office:value="78.1504363" calcext:value-type="float">
            <text:p>78.1504363</text:p>
          </table:table-cell>
          <table:table-cell office:value-type="float" office:value="42.8903236" calcext:value-type="float">
            <text:p>42.8903236</text:p>
          </table:table-cell>
          <table:table-cell office:value-type="float" office:value="141.26165" calcext:value-type="float">
            <text:p>141.26165</text:p>
          </table:table-cell>
        </table:table-row>
        <table:table-row table:style-name="ro1">
          <table:table-cell office:value-type="float" office:value="564609.1375122" calcext:value-type="float">
            <text:p>564609.1375</text:p>
          </table:table-cell>
          <table:table-cell table:formula="of:=[.H29]/1609.34" office:value-type="float" office:value="0.0933713276249891" calcext:value-type="float">
            <text:p>0.0933713276</text:p>
          </table:table-cell>
          <table:table-cell office:value-type="float" office:value="1" calcext:value-type="float">
            <text:p>1</text:p>
          </table:table-cell>
          <table:table-cell table:formula="of:=LOOKUP([.C29];[.$A$2:.$A$7];[.$D$2:.$D$7])*[.$F$2]/1000*60*[.F29]" office:value-type="float" office:value="43.7688561471103" calcext:value-type="float">
            <text:p>43.7688561471</text:p>
          </table:table-cell>
          <table:table-cell office:value-type="float" office:value="347.3697204" calcext:value-type="float">
            <text:p>347.3697204</text:p>
          </table:table-cell>
          <table:table-cell office:value-type="float" office:value="80.2138977" calcext:value-type="float">
            <text:p>80.2138977</text:p>
          </table:table-cell>
          <table:table-cell office:value-type="float" office:value="43.784542" calcext:value-type="float">
            <text:p>43.784542</text:p>
          </table:table-cell>
          <table:table-cell office:value-type="float" office:value="150.2662124" calcext:value-type="float">
            <text:p>150.2662124</text:p>
          </table:table-cell>
        </table:table-row>
        <table:table-row table:style-name="ro1">
          <table:table-cell office:value-type="float" office:value="566609.1377563" calcext:value-type="float">
            <text:p>566609.1378</text:p>
          </table:table-cell>
          <table:table-cell table:formula="of:=[.H30]/1609.34" office:value-type="float" office:value="0.110298263946711" calcext:value-type="float">
            <text:p>0.1102982639</text:p>
          </table:table-cell>
          <table:table-cell office:value-type="float" office:value="1" calcext:value-type="float">
            <text:p>1</text:p>
          </table:table-cell>
          <table:table-cell table:formula="of:=LOOKUP([.C30];[.$A$2:.$A$7];[.$D$2:.$D$7])*[.$F$2]/1000*60*[.F30]" office:value-type="float" office:value="44.9815941857513" calcext:value-type="float">
            <text:p>44.9815941858</text:p>
          </table:table-cell>
          <table:table-cell office:value-type="float" office:value="299.2436675" calcext:value-type="float">
            <text:p>299.2436675</text:p>
          </table:table-cell>
          <table:table-cell office:value-type="float" office:value="82.4364471" calcext:value-type="float">
            <text:p>82.4364471</text:p>
          </table:table-cell>
          <table:table-cell office:value-type="float" office:value="46.0421409" calcext:value-type="float">
            <text:p>46.0421409</text:p>
          </table:table-cell>
          <table:table-cell office:value-type="float" office:value="177.5074081" calcext:value-type="float">
            <text:p>177.5074081</text:p>
          </table:table-cell>
        </table:table-row>
        <table:table-row table:style-name="ro1">
          <table:table-cell office:value-type="float" office:value="568109.1381912" calcext:value-type="float">
            <text:p>568109.1382</text:p>
          </table:table-cell>
          <table:table-cell table:formula="of:=[.H31]/1609.34" office:value-type="float" office:value="0.121693317944002" calcext:value-type="float">
            <text:p>0.1216933179</text:p>
          </table:table-cell>
          <table:table-cell office:value-type="float" office:value="1" calcext:value-type="float">
            <text:p>1</text:p>
          </table:table-cell>
          <table:table-cell table:formula="of:=LOOKUP([.C31];[.$A$2:.$A$7];[.$D$2:.$D$7])*[.$F$2]/1000*60*[.F31]" office:value-type="float" office:value="46.3890978804771" calcext:value-type="float">
            <text:p>46.3890978805</text:p>
          </table:table-cell>
          <table:table-cell office:value-type="float" office:value="274.9613494" calcext:value-type="float">
            <text:p>274.9613494</text:p>
          </table:table-cell>
          <table:table-cell office:value-type="float" office:value="85.0159378" calcext:value-type="float">
            <text:p>85.0159378</text:p>
          </table:table-cell>
          <table:table-cell office:value-type="float" office:value="47.5017929" calcext:value-type="float">
            <text:p>47.5017929</text:p>
          </table:table-cell>
          <table:table-cell office:value-type="float" office:value="195.8459243" calcext:value-type="float">
            <text:p>195.8459243</text:p>
          </table:table-cell>
        </table:table-row>
        <table:table-row table:style-name="ro1">
          <table:table-cell office:value-type="float" office:value="568607.1382446" calcext:value-type="float">
            <text:p>568607.1382</text:p>
          </table:table-cell>
          <table:table-cell table:formula="of:=[.H32]/1609.34" office:value-type="float" office:value="0.127427187169896" calcext:value-type="float">
            <text:p>0.1274271872</text:p>
          </table:table-cell>
          <table:table-cell office:value-type="float" office:value="1" calcext:value-type="float">
            <text:p>1</text:p>
          </table:table-cell>
          <table:table-cell table:formula="of:=LOOKUP([.C32];[.$A$2:.$A$7];[.$D$2:.$D$7])*[.$F$2]/1000*60*[.F32]" office:value-type="float" office:value="47.2085163648931" calcext:value-type="float">
            <text:p>47.2085163649</text:p>
          </table:table-cell>
          <table:table-cell office:value-type="float" office:value="315.0343322" calcext:value-type="float">
            <text:p>315.0343322</text:p>
          </table:table-cell>
          <table:table-cell office:value-type="float" office:value="86.517662" calcext:value-type="float">
            <text:p>86.517662</text:p>
          </table:table-cell>
          <table:table-cell office:value-type="float" office:value="48.3016395" calcext:value-type="float">
            <text:p>48.3016395</text:p>
          </table:table-cell>
          <table:table-cell office:value-type="float" office:value="205.0736694" calcext:value-type="float">
            <text:p>205.0736694</text:p>
          </table:table-cell>
        </table:table-row>
        <table:table-row table:style-name="ro1">
          <table:table-cell office:value-type="float" office:value="569092.1386718" calcext:value-type="float">
            <text:p>569092.1387</text:p>
          </table:table-cell>
          <table:table-cell table:formula="of:=[.H33]/1609.34" office:value-type="float" office:value="0.127427187169896" calcext:value-type="float">
            <text:p>0.1274271872</text:p>
          </table:table-cell>
          <table:table-cell office:value-type="float" office:value="1" calcext:value-type="float">
            <text:p>1</text:p>
          </table:table-cell>
          <table:table-cell table:formula="of:=LOOKUP([.C33];[.$A$2:.$A$7];[.$D$2:.$D$7])*[.$F$2]/1000*60*[.F33]" office:value-type="float" office:value="47.2085163648931" calcext:value-type="float">
            <text:p>47.2085163649</text:p>
          </table:table-cell>
          <table:table-cell office:value-type="float" office:value="315.0343322" calcext:value-type="float">
            <text:p>315.0343322</text:p>
          </table:table-cell>
          <table:table-cell office:value-type="float" office:value="86.517662" calcext:value-type="float">
            <text:p>86.517662</text:p>
          </table:table-cell>
          <table:table-cell office:value-type="float" office:value="48.3016395" calcext:value-type="float">
            <text:p>48.3016395</text:p>
          </table:table-cell>
          <table:table-cell office:value-type="float" office:value="205.0736694" calcext:value-type="float">
            <text:p>205.0736694</text:p>
          </table:table-cell>
        </table:table-row>
        <table:table-row table:style-name="ro1">
          <table:table-cell office:value-type="float" office:value="570606.140686" calcext:value-type="float">
            <text:p>570606.1407</text:p>
          </table:table-cell>
          <table:table-cell table:formula="of:=[.H34]/1609.34" office:value-type="float" office:value="0.144793216349559" calcext:value-type="float">
            <text:p>0.1447932163</text:p>
          </table:table-cell>
          <table:table-cell office:value-type="float" office:value="1" calcext:value-type="float">
            <text:p>1</text:p>
          </table:table-cell>
          <table:table-cell table:formula="of:=LOOKUP([.C34];[.$A$2:.$A$7];[.$D$2:.$D$7])*[.$F$2]/1000*60*[.F34]" office:value-type="float" office:value="48.2877639146392" calcext:value-type="float">
            <text:p>48.2877639146</text:p>
          </table:table-cell>
          <table:table-cell office:value-type="float" office:value="320.8500366" calcext:value-type="float">
            <text:p>320.8500366</text:p>
          </table:table-cell>
          <table:table-cell office:value-type="float" office:value="88.4955673" calcext:value-type="float">
            <text:p>88.4955673</text:p>
          </table:table-cell>
          <table:table-cell office:value-type="float" office:value="50.6287917" calcext:value-type="float">
            <text:p>50.6287917</text:p>
          </table:table-cell>
          <table:table-cell office:value-type="float" office:value="233.0215148" calcext:value-type="float">
            <text:p>233.0215148</text:p>
          </table:table-cell>
        </table:table-row>
        <table:table-row table:style-name="ro1">
          <table:table-cell office:value-type="float" office:value="571092.1408081" calcext:value-type="float">
            <text:p>571092.1408</text:p>
          </table:table-cell>
          <table:table-cell table:formula="of:=[.H35]/1609.34" office:value-type="float" office:value="0.144793216349559" calcext:value-type="float">
            <text:p>0.1447932163</text:p>
          </table:table-cell>
          <table:table-cell office:value-type="float" office:value="1" calcext:value-type="float">
            <text:p>1</text:p>
          </table:table-cell>
          <table:table-cell table:formula="of:=LOOKUP([.C35];[.$A$2:.$A$7];[.$D$2:.$D$7])*[.$F$2]/1000*60*[.F35]" office:value-type="float" office:value="48.2877639146392" calcext:value-type="float">
            <text:p>48.2877639146</text:p>
          </table:table-cell>
          <table:table-cell office:value-type="float" office:value="320.8500366" calcext:value-type="float">
            <text:p>320.8500366</text:p>
          </table:table-cell>
          <table:table-cell office:value-type="float" office:value="88.4955673" calcext:value-type="float">
            <text:p>88.4955673</text:p>
          </table:table-cell>
          <table:table-cell office:value-type="float" office:value="50.6287917" calcext:value-type="float">
            <text:p>50.6287917</text:p>
          </table:table-cell>
          <table:table-cell office:value-type="float" office:value="233.0215148" calcext:value-type="float">
            <text:p>233.0215148</text:p>
          </table:table-cell>
        </table:table-row>
        <table:table-row table:style-name="ro1">
          <table:table-cell office:value-type="float" office:value="571603.1408691" calcext:value-type="float">
            <text:p>571603.1409</text:p>
          </table:table-cell>
          <table:table-cell table:formula="of:=[.H36]/1609.34" office:value-type="float" office:value="0.150631537338288" calcext:value-type="float">
            <text:p>0.1506315373</text:p>
          </table:table-cell>
          <table:table-cell office:value-type="float" office:value="1" calcext:value-type="float">
            <text:p>1</text:p>
          </table:table-cell>
          <table:table-cell table:formula="of:=LOOKUP([.C36];[.$A$2:.$A$7];[.$D$2:.$D$7])*[.$F$2]/1000*60*[.F36]" office:value-type="float" office:value="49.3430367801239" calcext:value-type="float">
            <text:p>49.3430367801</text:p>
          </table:table-cell>
          <table:table-cell office:value-type="float" office:value="298.2432098" calcext:value-type="float">
            <text:p>298.2432098</text:p>
          </table:table-cell>
          <table:table-cell office:value-type="float" office:value="90.4295349" calcext:value-type="float">
            <text:p>90.4295349</text:p>
          </table:table-cell>
          <table:table-cell office:value-type="float" office:value="51.3306388" calcext:value-type="float">
            <text:p>51.3306388</text:p>
          </table:table-cell>
          <table:table-cell office:value-type="float" office:value="242.4173583" calcext:value-type="float">
            <text:p>242.4173583</text:p>
          </table:table-cell>
        </table:table-row>
        <table:table-row table:style-name="ro1">
          <table:table-cell office:value-type="float" office:value="573105.1411209" calcext:value-type="float">
            <text:p>573105.1411</text:p>
          </table:table-cell>
          <table:table-cell table:formula="of:=[.H37]/1609.34" office:value-type="float" office:value="0.162378256365964" calcext:value-type="float">
            <text:p>0.1623782564</text:p>
          </table:table-cell>
          <table:table-cell office:value-type="float" office:value="1" calcext:value-type="float">
            <text:p>1</text:p>
          </table:table-cell>
          <table:table-cell table:formula="of:=LOOKUP([.C37];[.$A$2:.$A$7];[.$D$2:.$D$7])*[.$F$2]/1000*60*[.F37]" office:value-type="float" office:value="50.0215504592437" calcext:value-type="float">
            <text:p>50.0215504592</text:p>
          </table:table-cell>
          <table:table-cell office:value-type="float" office:value="282.8524932" calcext:value-type="float">
            <text:p>282.8524932</text:p>
          </table:table-cell>
          <table:table-cell office:value-type="float" office:value="91.673027" calcext:value-type="float">
            <text:p>91.673027</text:p>
          </table:table-cell>
          <table:table-cell office:value-type="float" office:value="52.6511077" calcext:value-type="float">
            <text:p>52.6511077</text:p>
          </table:table-cell>
          <table:table-cell office:value-type="float" office:value="261.3218231" calcext:value-type="float">
            <text:p>261.3218231</text:p>
          </table:table-cell>
        </table:table-row>
        <table:table-row table:style-name="ro1">
          <table:table-cell office:value-type="float" office:value="575602.1416625" calcext:value-type="float">
            <text:p>575602.1417</text:p>
          </table:table-cell>
          <table:table-cell table:formula="of:=[.H38]/1609.34" office:value-type="float" office:value="0.186136718282029" calcext:value-type="float">
            <text:p>0.1861367183</text:p>
          </table:table-cell>
          <table:table-cell office:value-type="float" office:value="1" calcext:value-type="float">
            <text:p>1</text:p>
          </table:table-cell>
          <table:table-cell table:formula="of:=LOOKUP([.C38];[.$A$2:.$A$7];[.$D$2:.$D$7])*[.$F$2]/1000*60*[.F38]" office:value-type="float" office:value="51.2649905775201" calcext:value-type="float">
            <text:p>51.2649905775</text:p>
          </table:table-cell>
          <table:table-cell office:value-type="float" office:value="274.7192535" calcext:value-type="float">
            <text:p>274.7192535</text:p>
          </table:table-cell>
          <table:table-cell office:value-type="float" office:value="93.9518432" calcext:value-type="float">
            <text:p>93.9518432</text:p>
          </table:table-cell>
          <table:table-cell office:value-type="float" office:value="55.1176414" calcext:value-type="float">
            <text:p>55.1176414</text:p>
          </table:table-cell>
          <table:table-cell office:value-type="float" office:value="299.5572662" calcext:value-type="float">
            <text:p>299.5572662</text:p>
          </table:table-cell>
        </table:table-row>
        <table:table-row table:style-name="ro1">
          <table:table-cell office:value-type="float" office:value="576100.1416091" calcext:value-type="float">
            <text:p>576100.1416</text:p>
          </table:table-cell>
          <table:table-cell table:formula="of:=[.H39]/1609.34" office:value-type="float" office:value="0.192132079610275" calcext:value-type="float">
            <text:p>0.1921320796</text:p>
          </table:table-cell>
          <table:table-cell office:value-type="float" office:value="1" calcext:value-type="float">
            <text:p>1</text:p>
          </table:table-cell>
          <table:table-cell table:formula="of:=LOOKUP([.C39];[.$A$2:.$A$7];[.$D$2:.$D$7])*[.$F$2]/1000*60*[.F39]" office:value-type="float" office:value="52.2154767477927" calcext:value-type="float">
            <text:p>52.2154767478</text:p>
          </table:table-cell>
          <table:table-cell office:value-type="float" office:value="255.3876189" calcext:value-type="float">
            <text:p>255.3876189</text:p>
          </table:table-cell>
          <table:table-cell office:value-type="float" office:value="95.6937713" calcext:value-type="float">
            <text:p>95.6937713</text:p>
          </table:table-cell>
          <table:table-cell office:value-type="float" office:value="55.6792487" calcext:value-type="float">
            <text:p>55.6792487</text:p>
          </table:table-cell>
          <table:table-cell office:value-type="float" office:value="309.205841" calcext:value-type="float">
            <text:p>309.205841</text:p>
          </table:table-cell>
        </table:table-row>
        <table:table-row table:style-name="ro1">
          <table:table-cell office:value-type="float" office:value="577600.1421508" calcext:value-type="float">
            <text:p>577600.1422</text:p>
          </table:table-cell>
          <table:table-cell table:formula="of:=[.H40]/1609.34" office:value-type="float" office:value="0.210259294244846" calcext:value-type="float">
            <text:p>0.2102592942</text:p>
          </table:table-cell>
          <table:table-cell office:value-type="float" office:value="1" calcext:value-type="float">
            <text:p>1</text:p>
          </table:table-cell>
          <table:table-cell table:formula="of:=LOOKUP([.C40];[.$A$2:.$A$7];[.$D$2:.$D$7])*[.$F$2]/1000*60*[.F40]" office:value-type="float" office:value="52.8618479902706" calcext:value-type="float">
            <text:p>52.8618479903</text:p>
          </table:table-cell>
          <table:table-cell office:value-type="float" office:value="266.507492" calcext:value-type="float">
            <text:p>266.507492</text:p>
          </table:table-cell>
          <table:table-cell office:value-type="float" office:value="96.8783569" calcext:value-type="float">
            <text:p>96.8783569</text:p>
          </table:table-cell>
          <table:table-cell office:value-type="float" office:value="57.3694991" calcext:value-type="float">
            <text:p>57.3694991</text:p>
          </table:table-cell>
          <table:table-cell office:value-type="float" office:value="338.3786926" calcext:value-type="float">
            <text:p>338.3786926</text:p>
          </table:table-cell>
        </table:table-row>
        <table:table-row table:style-name="ro1">
          <table:table-cell office:value-type="float" office:value="578086.1420898" calcext:value-type="float">
            <text:p>578086.1421</text:p>
          </table:table-cell>
          <table:table-cell table:formula="of:=[.H41]/1609.34" office:value-type="float" office:value="0.210259294244846" calcext:value-type="float">
            <text:p>0.2102592942</text:p>
          </table:table-cell>
          <table:table-cell office:value-type="float" office:value="1" calcext:value-type="float">
            <text:p>1</text:p>
          </table:table-cell>
          <table:table-cell table:formula="of:=LOOKUP([.C41];[.$A$2:.$A$7];[.$D$2:.$D$7])*[.$F$2]/1000*60*[.F41]" office:value-type="float" office:value="52.8618479902706" calcext:value-type="float">
            <text:p>52.8618479903</text:p>
          </table:table-cell>
          <table:table-cell office:value-type="float" office:value="266.507492" calcext:value-type="float">
            <text:p>266.507492</text:p>
          </table:table-cell>
          <table:table-cell office:value-type="float" office:value="96.8783569" calcext:value-type="float">
            <text:p>96.8783569</text:p>
          </table:table-cell>
          <table:table-cell office:value-type="float" office:value="57.3694991" calcext:value-type="float">
            <text:p>57.3694991</text:p>
          </table:table-cell>
          <table:table-cell office:value-type="float" office:value="338.3786926" calcext:value-type="float">
            <text:p>338.3786926</text:p>
          </table:table-cell>
        </table:table-row>
        <table:table-row table:style-name="ro1">
          <table:table-cell office:value-type="float" office:value="579599.1426086" calcext:value-type="float">
            <text:p>579599.1426</text:p>
          </table:table-cell>
          <table:table-cell table:formula="of:=[.H42]/1609.34" office:value-type="float" office:value="0.228538343917382" calcext:value-type="float">
            <text:p>0.2285383439</text:p>
          </table:table-cell>
          <table:table-cell office:value-type="float" office:value="1" calcext:value-type="float">
            <text:p>1</text:p>
          </table:table-cell>
          <table:table-cell table:formula="of:=LOOKUP([.C42];[.$A$2:.$A$7];[.$D$2:.$D$7])*[.$F$2]/1000*60*[.F42]" office:value-type="float" office:value="53.9063178780979" calcext:value-type="float">
            <text:p>53.9063178781</text:p>
          </table:table-cell>
          <table:table-cell office:value-type="float" office:value="237.1825408" calcext:value-type="float">
            <text:p>237.1825408</text:p>
          </table:table-cell>
          <table:table-cell office:value-type="float" office:value="98.7925262" calcext:value-type="float">
            <text:p>98.7925262</text:p>
          </table:table-cell>
          <table:table-cell office:value-type="float" office:value="58.8785171" calcext:value-type="float">
            <text:p>58.8785171</text:p>
          </table:table-cell>
          <table:table-cell office:value-type="float" office:value="367.7958984" calcext:value-type="float">
            <text:p>367.7958984</text:p>
          </table:table-cell>
        </table:table-row>
        <table:table-row table:style-name="ro1">
          <table:table-cell office:value-type="float" office:value="580098.1406249" calcext:value-type="float">
            <text:p>580098.1406</text:p>
          </table:table-cell>
          <table:table-cell table:formula="of:=[.H43]/1609.34" office:value-type="float" office:value="0.234666169796314" calcext:value-type="float">
            <text:p>0.2346661698</text:p>
          </table:table-cell>
          <table:table-cell office:value-type="float" office:value="1" calcext:value-type="float">
            <text:p>1</text:p>
          </table:table-cell>
          <table:table-cell table:formula="of:=LOOKUP([.C43];[.$A$2:.$A$7];[.$D$2:.$D$7])*[.$F$2]/1000*60*[.F43]" office:value-type="float" office:value="54.5197431571209" calcext:value-type="float">
            <text:p>54.5197431571</text:p>
          </table:table-cell>
          <table:table-cell office:value-type="float" office:value="235.3500213" calcext:value-type="float">
            <text:p>235.3500213</text:p>
          </table:table-cell>
          <table:table-cell office:value-type="float" office:value="99.9167327" calcext:value-type="float">
            <text:p>99.9167327</text:p>
          </table:table-cell>
          <table:table-cell office:value-type="float" office:value="59.364067" calcext:value-type="float">
            <text:p>59.364067</text:p>
          </table:table-cell>
          <table:table-cell office:value-type="float" office:value="377.6576537" calcext:value-type="float">
            <text:p>377.6576537</text:p>
          </table:table-cell>
        </table:table-row>
        <table:table-row table:style-name="ro1">
          <table:table-cell office:value-type="float" office:value="580595.1406555" calcext:value-type="float">
            <text:p>580595.1407</text:p>
          </table:table-cell>
          <table:table-cell table:formula="of:=[.H44]/1609.34" office:value-type="float" office:value="0.240814949606671" calcext:value-type="float">
            <text:p>0.2408149496</text:p>
          </table:table-cell>
          <table:table-cell office:value-type="float" office:value="1" calcext:value-type="float">
            <text:p>1</text:p>
          </table:table-cell>
          <table:table-cell table:formula="of:=LOOKUP([.C44];[.$A$2:.$A$7];[.$D$2:.$D$7])*[.$F$2]/1000*60*[.F44]" office:value-type="float" office:value="54.7934849241738" calcext:value-type="float">
            <text:p>54.7934849242</text:p>
          </table:table-cell>
          <table:table-cell office:value-type="float" office:value="264.0634918" calcext:value-type="float">
            <text:p>264.0634918</text:p>
          </table:table-cell>
          <table:table-cell office:value-type="float" office:value="100.4184112" calcext:value-type="float">
            <text:p>100.4184112</text:p>
          </table:table-cell>
          <table:table-cell office:value-type="float" office:value="59.8784675" calcext:value-type="float">
            <text:p>59.8784675</text:p>
          </table:table-cell>
          <table:table-cell office:value-type="float" office:value="387.553131" calcext:value-type="float">
            <text:p>387.553131</text:p>
          </table:table-cell>
        </table:table-row>
        <table:table-row table:style-name="ro1">
          <table:table-cell office:value-type="float" office:value="582096.1409912" calcext:value-type="float">
            <text:p>582096.1410</text:p>
          </table:table-cell>
          <table:table-cell table:formula="of:=[.H45]/1609.34" office:value-type="float" office:value="0.253167728882648" calcext:value-type="float">
            <text:p>0.2531677289</text:p>
          </table:table-cell>
          <table:table-cell office:value-type="float" office:value="1" calcext:value-type="float">
            <text:p>1</text:p>
          </table:table-cell>
          <table:table-cell table:formula="of:=LOOKUP([.C45];[.$A$2:.$A$7];[.$D$2:.$D$7])*[.$F$2]/1000*60*[.F45]" office:value-type="float" office:value="55.2792020953564" calcext:value-type="float">
            <text:p>55.2792020954</text:p>
          </table:table-cell>
          <table:table-cell office:value-type="float" office:value="293.9564971" calcext:value-type="float">
            <text:p>293.9564971</text:p>
          </table:table-cell>
          <table:table-cell office:value-type="float" office:value="101.3085708" calcext:value-type="float">
            <text:p>101.3085708</text:p>
          </table:table-cell>
          <table:table-cell office:value-type="float" office:value="60.9612235" calcext:value-type="float">
            <text:p>60.9612235</text:p>
          </table:table-cell>
          <table:table-cell office:value-type="float" office:value="407.4329528" calcext:value-type="float">
            <text:p>407.4329528</text:p>
          </table:table-cell>
        </table:table-row>
        <table:table-row table:style-name="ro1">
          <table:table-cell office:value-type="float" office:value="582596.1410217" calcext:value-type="float">
            <text:p>582596.1410</text:p>
          </table:table-cell>
          <table:table-cell table:formula="of:=[.H46]/1609.34" office:value-type="float" office:value="0.259366722196677" calcext:value-type="float">
            <text:p>0.2593667222</text:p>
          </table:table-cell>
          <table:table-cell office:value-type="float" office:value="1" calcext:value-type="float">
            <text:p>1</text:p>
          </table:table-cell>
          <table:table-cell table:formula="of:=LOOKUP([.C46];[.$A$2:.$A$7];[.$D$2:.$D$7])*[.$F$2]/1000*60*[.F46]" office:value-type="float" office:value="55.8211529932279" calcext:value-type="float">
            <text:p>55.8211529932</text:p>
          </table:table-cell>
          <table:table-cell office:value-type="float" office:value="311.3385925" calcext:value-type="float">
            <text:p>311.3385925</text:p>
          </table:table-cell>
          <table:table-cell office:value-type="float" office:value="102.3017883" calcext:value-type="float">
            <text:p>102.3017883</text:p>
          </table:table-cell>
          <table:table-cell office:value-type="float" office:value="61.5097503" calcext:value-type="float">
            <text:p>61.5097503</text:p>
          </table:table-cell>
          <table:table-cell office:value-type="float" office:value="417.4092407" calcext:value-type="float">
            <text:p>417.4092407</text:p>
          </table:table-cell>
        </table:table-row>
        <table:table-row table:style-name="ro1">
          <table:table-cell office:value-type="float" office:value="583095.1411132" calcext:value-type="float">
            <text:p>583095.1411</text:p>
          </table:table-cell>
          <table:table-cell table:formula="of:=[.H47]/1609.34" office:value-type="float" office:value="0.26559173238719" calcext:value-type="float">
            <text:p>0.2655917324</text:p>
          </table:table-cell>
          <table:table-cell office:value-type="float" office:value="1" calcext:value-type="float">
            <text:p>1</text:p>
          </table:table-cell>
          <table:table-cell table:formula="of:=LOOKUP([.C47];[.$A$2:.$A$7];[.$D$2:.$D$7])*[.$F$2]/1000*60*[.F47]" office:value-type="float" office:value="56.0601129514086" calcext:value-type="float">
            <text:p>56.0601129514</text:p>
          </table:table-cell>
          <table:table-cell office:value-type="float" office:value="267.3028106" calcext:value-type="float">
            <text:p>267.3028106</text:p>
          </table:table-cell>
          <table:table-cell office:value-type="float" office:value="102.7397232" calcext:value-type="float">
            <text:p>102.7397232</text:p>
          </table:table-cell>
          <table:table-cell office:value-type="float" office:value="62.0016441" calcext:value-type="float">
            <text:p>62.0016441</text:p>
          </table:table-cell>
          <table:table-cell office:value-type="float" office:value="427.4273986" calcext:value-type="float">
            <text:p>427.4273986</text:p>
          </table:table-cell>
        </table:table-row>
        <table:table-row table:style-name="ro1">
          <table:table-cell office:value-type="float" office:value="584095.1413574" calcext:value-type="float">
            <text:p>584095.1414</text:p>
          </table:table-cell>
          <table:table-cell table:formula="of:=[.H48]/1609.34" office:value-type="float" office:value="0.27809079063467" calcext:value-type="float">
            <text:p>0.2780907906</text:p>
          </table:table-cell>
          <table:table-cell office:value-type="float" office:value="1" calcext:value-type="float">
            <text:p>1</text:p>
          </table:table-cell>
          <table:table-cell table:formula="of:=LOOKUP([.C48];[.$A$2:.$A$7];[.$D$2:.$D$7])*[.$F$2]/1000*60*[.F48]" office:value-type="float" office:value="56.4954412540854" calcext:value-type="float">
            <text:p>56.4954412541</text:p>
          </table:table-cell>
          <table:table-cell office:value-type="float" office:value="261.6604766" calcext:value-type="float">
            <text:p>261.6604766</text:p>
          </table:table-cell>
          <table:table-cell office:value-type="float" office:value="103.5375366" calcext:value-type="float">
            <text:p>103.5375366</text:p>
          </table:table-cell>
          <table:table-cell office:value-type="float" office:value="62.9591483" calcext:value-type="float">
            <text:p>62.9591483</text:p>
          </table:table-cell>
          <table:table-cell office:value-type="float" office:value="447.542633" calcext:value-type="float">
            <text:p>447.542633</text:p>
          </table:table-cell>
        </table:table-row>
        <table:table-row table:style-name="ro1">
          <table:table-cell office:value-type="float" office:value="584581.1413879" calcext:value-type="float">
            <text:p>584581.1414</text:p>
          </table:table-cell>
          <table:table-cell table:formula="of:=[.H49]/1609.34" office:value-type="float" office:value="0.27809079063467" calcext:value-type="float">
            <text:p>0.2780907906</text:p>
          </table:table-cell>
          <table:table-cell office:value-type="float" office:value="1" calcext:value-type="float">
            <text:p>1</text:p>
          </table:table-cell>
          <table:table-cell table:formula="of:=LOOKUP([.C49];[.$A$2:.$A$7];[.$D$2:.$D$7])*[.$F$2]/1000*60*[.F49]" office:value-type="float" office:value="56.4954412540854" calcext:value-type="float">
            <text:p>56.4954412541</text:p>
          </table:table-cell>
          <table:table-cell office:value-type="float" office:value="261.6604766" calcext:value-type="float">
            <text:p>261.6604766</text:p>
          </table:table-cell>
          <table:table-cell office:value-type="float" office:value="103.5375366" calcext:value-type="float">
            <text:p>103.5375366</text:p>
          </table:table-cell>
          <table:table-cell office:value-type="float" office:value="62.9591483" calcext:value-type="float">
            <text:p>62.9591483</text:p>
          </table:table-cell>
          <table:table-cell office:value-type="float" office:value="447.542633" calcext:value-type="float">
            <text:p>447.542633</text:p>
          </table:table-cell>
        </table:table-row>
        <table:table-row table:style-name="ro1">
          <table:table-cell office:value-type="float" office:value="586593.141632" calcext:value-type="float">
            <text:p>586593.1416</text:p>
          </table:table-cell>
          <table:table-cell table:formula="of:=[.H50]/1609.34" office:value-type="float" office:value="0.303279103918376" calcext:value-type="float">
            <text:p>0.3032791039</text:p>
          </table:table-cell>
          <table:table-cell office:value-type="float" office:value="1" calcext:value-type="float">
            <text:p>1</text:p>
          </table:table-cell>
          <table:table-cell table:formula="of:=LOOKUP([.C50];[.$A$2:.$A$7];[.$D$2:.$D$7])*[.$F$2]/1000*60*[.F50]" office:value-type="float" office:value="57.3741199227942" calcext:value-type="float">
            <text:p>57.3741199228</text:p>
          </table:table-cell>
          <table:table-cell office:value-type="float" office:value="284.0932769" calcext:value-type="float">
            <text:p>284.0932769</text:p>
          </table:table-cell>
          <table:table-cell office:value-type="float" office:value="105.1478652" calcext:value-type="float">
            <text:p>105.1478652</text:p>
          </table:table-cell>
          <table:table-cell office:value-type="float" office:value="64.9108733" calcext:value-type="float">
            <text:p>64.9108733</text:p>
          </table:table-cell>
          <table:table-cell office:value-type="float" office:value="488.0791931" calcext:value-type="float">
            <text:p>488.0791931</text:p>
          </table:table-cell>
        </table:table-row>
        <table:table-row table:style-name="ro1">
          <table:table-cell office:value-type="float" office:value="587092.1420898" calcext:value-type="float">
            <text:p>587092.1421</text:p>
          </table:table-cell>
          <table:table-cell table:formula="of:=[.H51]/1609.34" office:value-type="float" office:value="0.309605868430537" calcext:value-type="float">
            <text:p>0.3096058684</text:p>
          </table:table-cell>
          <table:table-cell office:value-type="float" office:value="1" calcext:value-type="float">
            <text:p>1</text:p>
          </table:table-cell>
          <table:table-cell table:formula="of:=LOOKUP([.C51];[.$A$2:.$A$7];[.$D$2:.$D$7])*[.$F$2]/1000*60*[.F51]" office:value-type="float" office:value="58.2028551931114" calcext:value-type="float">
            <text:p>58.2028551931</text:p>
          </table:table-cell>
          <table:table-cell office:value-type="float" office:value="319.2846984" calcext:value-type="float">
            <text:p>319.2846984</text:p>
          </table:table-cell>
          <table:table-cell office:value-type="float" office:value="106.666664" calcext:value-type="float">
            <text:p>106.666664</text:p>
          </table:table-cell>
          <table:table-cell office:value-type="float" office:value="65.417488" calcext:value-type="float">
            <text:p>65.417488</text:p>
          </table:table-cell>
          <table:table-cell office:value-type="float" office:value="498.2611083" calcext:value-type="float">
            <text:p>498.2611083</text:p>
          </table:table-cell>
        </table:table-row>
        <table:table-row table:style-name="ro1">
          <table:table-cell office:value-type="float" office:value="587590.1421203" calcext:value-type="float">
            <text:p>587590.1421</text:p>
          </table:table-cell>
          <table:table-cell table:formula="of:=[.H52]/1609.34" office:value-type="float" office:value="0.315951064846459" calcext:value-type="float">
            <text:p>0.3159510648</text:p>
          </table:table-cell>
          <table:table-cell office:value-type="float" office:value="1" calcext:value-type="float">
            <text:p>1</text:p>
          </table:table-cell>
          <table:table-cell table:formula="of:=LOOKUP([.C52];[.$A$2:.$A$7];[.$D$2:.$D$7])*[.$F$2]/1000*60*[.F52]" office:value-type="float" office:value="58.4626926069137" calcext:value-type="float">
            <text:p>58.4626926069</text:p>
          </table:table-cell>
          <table:table-cell office:value-type="float" office:value="276.2562713" calcext:value-type="float">
            <text:p>276.2562713</text:p>
          </table:table-cell>
          <table:table-cell office:value-type="float" office:value="107.1428604" calcext:value-type="float">
            <text:p>107.1428604</text:p>
          </table:table-cell>
          <table:table-cell office:value-type="float" office:value="65.8742751" calcext:value-type="float">
            <text:p>65.8742751</text:p>
          </table:table-cell>
          <table:table-cell office:value-type="float" office:value="508.4726867" calcext:value-type="float">
            <text:p>508.4726867</text:p>
          </table:table-cell>
        </table:table-row>
        <table:table-row table:style-name="ro1">
          <table:table-cell office:value-type="float" office:value="589091.1425781" calcext:value-type="float">
            <text:p>589091.1426</text:p>
          </table:table-cell>
          <table:table-cell table:formula="of:=[.H53]/1609.34" office:value-type="float" office:value="0.328681962170828" calcext:value-type="float">
            <text:p>0.3286819622</text:p>
          </table:table-cell>
          <table:table-cell office:value-type="float" office:value="1" calcext:value-type="float">
            <text:p>1</text:p>
          </table:table-cell>
          <table:table-cell table:formula="of:=LOOKUP([.C53];[.$A$2:.$A$7];[.$D$2:.$D$7])*[.$F$2]/1000*60*[.F53]" office:value-type="float" office:value="58.8832880386756" calcext:value-type="float">
            <text:p>58.8832880387</text:p>
          </table:table-cell>
          <table:table-cell office:value-type="float" office:value="280.2932891" calcext:value-type="float">
            <text:p>280.2932891</text:p>
          </table:table-cell>
          <table:table-cell office:value-type="float" office:value="107.9136733" calcext:value-type="float">
            <text:p>107.9136733</text:p>
          </table:table-cell>
          <table:table-cell office:value-type="float" office:value="66.7839508" calcext:value-type="float">
            <text:p>66.7839508</text:p>
          </table:table-cell>
          <table:table-cell office:value-type="float" office:value="528.961029" calcext:value-type="float">
            <text:p>528.961029</text:p>
          </table:table-cell>
        </table:table-row>
        <table:table-row table:style-name="ro1">
          <table:table-cell office:value-type="float" office:value="591089.1408081" calcext:value-type="float">
            <text:p>591089.1408</text:p>
          </table:table-cell>
          <table:table-cell table:formula="of:=[.H54]/1609.34" office:value-type="float" office:value="0.355826476940858" calcext:value-type="float">
            <text:p>0.3558264769</text:p>
          </table:table-cell>
          <table:table-cell office:value-type="float" office:value="1" calcext:value-type="float">
            <text:p>1</text:p>
          </table:table-cell>
          <table:table-cell table:formula="of:=LOOKUP([.C54];[.$A$2:.$A$7];[.$D$2:.$D$7])*[.$F$2]/1000*60*[.F54]" office:value-type="float" office:value="56.2527595688016" calcext:value-type="float">
            <text:p>56.2527595688</text:p>
          </table:table-cell>
          <table:table-cell office:value-type="float" office:value="224.3823394" calcext:value-type="float">
            <text:p>224.3823394</text:p>
          </table:table-cell>
          <table:table-cell office:value-type="float" office:value="103.092781" calcext:value-type="float">
            <text:p>103.092781</text:p>
          </table:table-cell>
          <table:table-cell office:value-type="float" office:value="68.3234634" calcext:value-type="float">
            <text:p>68.3234634</text:p>
          </table:table-cell>
          <table:table-cell office:value-type="float" office:value="572.6457824" calcext:value-type="float">
            <text:p>572.6457824</text:p>
          </table:table-cell>
        </table:table-row>
        <table:table-row table:style-name="ro1">
          <table:table-cell office:value-type="float" office:value="591576.1408386" calcext:value-type="float">
            <text:p>591576.1408</text:p>
          </table:table-cell>
          <table:table-cell table:formula="of:=[.H55]/1609.34" office:value-type="float" office:value="0.355826476940858" calcext:value-type="float">
            <text:p>0.3558264769</text:p>
          </table:table-cell>
          <table:table-cell office:value-type="float" office:value="1" calcext:value-type="float">
            <text:p>1</text:p>
          </table:table-cell>
          <table:table-cell table:formula="of:=LOOKUP([.C55];[.$A$2:.$A$7];[.$D$2:.$D$7])*[.$F$2]/1000*60*[.F55]" office:value-type="float" office:value="56.2527595688016" calcext:value-type="float">
            <text:p>56.2527595688</text:p>
          </table:table-cell>
          <table:table-cell office:value-type="float" office:value="224.3823394" calcext:value-type="float">
            <text:p>224.3823394</text:p>
          </table:table-cell>
          <table:table-cell office:value-type="float" office:value="103.092781" calcext:value-type="float">
            <text:p>103.092781</text:p>
          </table:table-cell>
          <table:table-cell office:value-type="float" office:value="68.3234634" calcext:value-type="float">
            <text:p>68.3234634</text:p>
          </table:table-cell>
          <table:table-cell office:value-type="float" office:value="572.6457824" calcext:value-type="float">
            <text:p>572.6457824</text:p>
          </table:table-cell>
        </table:table-row>
        <table:table-row table:style-name="ro1">
          <table:table-cell office:value-type="float" office:value="592087.1409912" calcext:value-type="float">
            <text:p>592087.1410</text:p>
          </table:table-cell>
          <table:table-cell table:formula="of:=[.H56]/1609.34" office:value-type="float" office:value="0.364821401009109" calcext:value-type="float">
            <text:p>0.364821401</text:p>
          </table:table-cell>
          <table:table-cell office:value-type="float" office:value="2" calcext:value-type="float">
            <text:p>2</text:p>
          </table:table-cell>
          <table:table-cell table:formula="of:=LOOKUP([.C56];[.$A$2:.$A$7];[.$D$2:.$D$7])*[.$F$2]/1000*60*[.F56]" office:value-type="float" office:value="60.3485799019714" calcext:value-type="float">
            <text:p>60.348579902</text:p>
          </table:table-cell>
          <table:table-cell office:value-type="float" office:value="397.8591003" calcext:value-type="float">
            <text:p>397.8591003</text:p>
          </table:table-cell>
          <table:table-cell office:value-type="float" office:value="78.9993362" calcext:value-type="float">
            <text:p>78.9993362</text:p>
          </table:table-cell>
          <table:table-cell office:value-type="float" office:value="68.9068526" calcext:value-type="float">
            <text:p>68.9068526</text:p>
          </table:table-cell>
          <table:table-cell office:value-type="float" office:value="587.1216735" calcext:value-type="float">
            <text:p>587.1216735</text:p>
          </table:table-cell>
        </table:table-row>
        <table:table-row table:style-name="ro1">
          <table:table-cell office:value-type="float" office:value="593587.1411437" calcext:value-type="float">
            <text:p>593587.1411</text:p>
          </table:table-cell>
          <table:table-cell table:formula="of:=[.H57]/1609.34" office:value-type="float" office:value="0.382834706152833" calcext:value-type="float">
            <text:p>0.3828347062</text:p>
          </table:table-cell>
          <table:table-cell office:value-type="float" office:value="2" calcext:value-type="float">
            <text:p>2</text:p>
          </table:table-cell>
          <table:table-cell table:formula="of:=LOOKUP([.C57];[.$A$2:.$A$7];[.$D$2:.$D$7])*[.$F$2]/1000*60*[.F57]" office:value-type="float" office:value="60.9910154127175" calcext:value-type="float">
            <text:p>60.9910154127</text:p>
          </table:table-cell>
          <table:table-cell office:value-type="float" office:value="366.6152953" calcext:value-type="float">
            <text:p>366.6152953</text:p>
          </table:table-cell>
          <table:table-cell office:value-type="float" office:value="79.8403167" calcext:value-type="float">
            <text:p>79.8403167</text:p>
          </table:table-cell>
          <table:table-cell office:value-type="float" office:value="69.9649276" calcext:value-type="float">
            <text:p>69.9649276</text:p>
          </table:table-cell>
          <table:table-cell office:value-type="float" office:value="616.111206" calcext:value-type="float">
            <text:p>616.111206</text:p>
          </table:table-cell>
        </table:table-row>
        <table:table-row table:style-name="ro1">
          <table:table-cell office:value-type="float" office:value="595586.141632" calcext:value-type="float">
            <text:p>595586.1416</text:p>
          </table:table-cell>
          <table:table-cell table:formula="of:=[.H58]/1609.34" office:value-type="float" office:value="0.409860513875253" calcext:value-type="float">
            <text:p>0.4098605139</text:p>
          </table:table-cell>
          <table:table-cell office:value-type="float" office:value="2" calcext:value-type="float">
            <text:p>2</text:p>
          </table:table-cell>
          <table:table-cell table:formula="of:=LOOKUP([.C58];[.$A$2:.$A$7];[.$D$2:.$D$7])*[.$F$2]/1000*60*[.F58]" office:value-type="float" office:value="62.0786605761134" calcext:value-type="float">
            <text:p>62.0786605761</text:p>
          </table:table-cell>
          <table:table-cell office:value-type="float" office:value="345.9500426" calcext:value-type="float">
            <text:p>345.9500426</text:p>
          </table:table-cell>
          <table:table-cell office:value-type="float" office:value="81.2640991" calcext:value-type="float">
            <text:p>81.2640991</text:p>
          </table:table-cell>
          <table:table-cell office:value-type="float" office:value="71.4141998" calcext:value-type="float">
            <text:p>71.4141998</text:p>
          </table:table-cell>
          <table:table-cell office:value-type="float" office:value="659.6049194" calcext:value-type="float">
            <text:p>659.6049194</text:p>
          </table:table-cell>
        </table:table-row>
        <table:table-row table:style-name="ro1">
          <table:table-cell office:value-type="float" office:value="596085.1416015" calcext:value-type="float">
            <text:p>596085.1416</text:p>
          </table:table-cell>
          <table:table-cell table:formula="of:=[.H59]/1609.34" office:value-type="float" office:value="0.418868787763928" calcext:value-type="float">
            <text:p>0.4188687878</text:p>
          </table:table-cell>
          <table:table-cell office:value-type="float" office:value="2" calcext:value-type="float">
            <text:p>2</text:p>
          </table:table-cell>
          <table:table-cell table:formula="of:=LOOKUP([.C59];[.$A$2:.$A$7];[.$D$2:.$D$7])*[.$F$2]/1000*60*[.F59]" office:value-type="float" office:value="62.9166026834979" calcext:value-type="float">
            <text:p>62.9166026835</text:p>
          </table:table-cell>
          <table:table-cell office:value-type="float" office:value="335.447174" calcext:value-type="float">
            <text:p>335.447174</text:p>
          </table:table-cell>
          <table:table-cell office:value-type="float" office:value="82.3610076" calcext:value-type="float">
            <text:p>82.3610076</text:p>
          </table:table-cell>
          <table:table-cell office:value-type="float" office:value="71.8681106" calcext:value-type="float">
            <text:p>71.8681106</text:p>
          </table:table-cell>
          <table:table-cell office:value-type="float" office:value="674.1022949" calcext:value-type="float">
            <text:p>674.1022949</text:p>
          </table:table-cell>
        </table:table-row>
        <table:table-row table:style-name="ro1">
          <table:table-cell office:value-type="float" office:value="596572.141632" calcext:value-type="float">
            <text:p>596572.1416</text:p>
          </table:table-cell>
          <table:table-cell table:formula="of:=[.H60]/1609.34" office:value-type="float" office:value="0.418868787763928" calcext:value-type="float">
            <text:p>0.4188687878</text:p>
          </table:table-cell>
          <table:table-cell office:value-type="float" office:value="2" calcext:value-type="float">
            <text:p>2</text:p>
          </table:table-cell>
          <table:table-cell table:formula="of:=LOOKUP([.C60];[.$A$2:.$A$7];[.$D$2:.$D$7])*[.$F$2]/1000*60*[.F60]" office:value-type="float" office:value="62.9166026834979" calcext:value-type="float">
            <text:p>62.9166026835</text:p>
          </table:table-cell>
          <table:table-cell office:value-type="float" office:value="335.447174" calcext:value-type="float">
            <text:p>335.447174</text:p>
          </table:table-cell>
          <table:table-cell office:value-type="float" office:value="82.3610076" calcext:value-type="float">
            <text:p>82.3610076</text:p>
          </table:table-cell>
          <table:table-cell office:value-type="float" office:value="71.8681106" calcext:value-type="float">
            <text:p>71.8681106</text:p>
          </table:table-cell>
          <table:table-cell office:value-type="float" office:value="674.1022949" calcext:value-type="float">
            <text:p>674.1022949</text:p>
          </table:table-cell>
        </table:table-row>
        <table:table-row table:style-name="ro1">
          <table:table-cell office:value-type="float" office:value="598583.1421203" calcext:value-type="float">
            <text:p>598583.1421</text:p>
          </table:table-cell>
          <table:table-cell table:formula="of:=[.H61]/1609.34" office:value-type="float" office:value="0.44590392514944" calcext:value-type="float">
            <text:p>0.4459039251</text:p>
          </table:table-cell>
          <table:table-cell office:value-type="float" office:value="2" calcext:value-type="float">
            <text:p>2</text:p>
          </table:table-cell>
          <table:table-cell table:formula="of:=LOOKUP([.C61];[.$A$2:.$A$7];[.$D$2:.$D$7])*[.$F$2]/1000*60*[.F61]" office:value-type="float" office:value="63.6299090299604" calcext:value-type="float">
            <text:p>63.62990903</text:p>
          </table:table-cell>
          <table:table-cell office:value-type="float" office:value="306.2039794" calcext:value-type="float">
            <text:p>306.2039794</text:p>
          </table:table-cell>
          <table:table-cell office:value-type="float" office:value="83.2947616" calcext:value-type="float">
            <text:p>83.2947616</text:p>
          </table:table-cell>
          <table:table-cell office:value-type="float" office:value="73.093872" calcext:value-type="float">
            <text:p>73.093872</text:p>
          </table:table-cell>
          <table:table-cell office:value-type="float" office:value="717.6110229" calcext:value-type="float">
            <text:p>717.6110229</text:p>
          </table:table-cell>
        </table:table-row>
        <table:table-row table:style-name="ro1">
          <table:table-cell office:value-type="float" office:value="599081.1425781" calcext:value-type="float">
            <text:p>599081.1426</text:p>
          </table:table-cell>
          <table:table-cell table:formula="of:=[.H62]/1609.34" office:value-type="float" office:value="0.454903134825456" calcext:value-type="float">
            <text:p>0.4549031348</text:p>
          </table:table-cell>
          <table:table-cell office:value-type="float" office:value="2" calcext:value-type="float">
            <text:p>2</text:p>
          </table:table-cell>
          <table:table-cell table:formula="of:=LOOKUP([.C62];[.$A$2:.$A$7];[.$D$2:.$D$7])*[.$F$2]/1000*60*[.F62]" office:value-type="float" office:value="64.465187680045" calcext:value-type="float">
            <text:p>64.46518768</text:p>
          </table:table-cell>
          <table:table-cell office:value-type="float" office:value="372.8540344" calcext:value-type="float">
            <text:p>372.8540344</text:p>
          </table:table-cell>
          <table:table-cell office:value-type="float" office:value="84.3881835" calcext:value-type="float">
            <text:p>84.3881835</text:p>
          </table:table-cell>
          <table:table-cell office:value-type="float" office:value="73.5672912" calcext:value-type="float">
            <text:p>73.5672912</text:p>
          </table:table-cell>
          <table:table-cell office:value-type="float" office:value="732.093811" calcext:value-type="float">
            <text:p>732.093811</text:p>
          </table:table-cell>
        </table:table-row>
        <table:table-row table:style-name="ro1">
          <table:table-cell office:value-type="float" office:value="600082.1249999" calcext:value-type="float">
            <text:p>600082.1250</text:p>
          </table:table-cell>
          <table:table-cell table:formula="of:=[.H63]/1609.34" office:value-type="float" office:value="0.463894797308213" calcext:value-type="float">
            <text:p>0.4638947973</text:p>
          </table:table-cell>
          <table:table-cell office:value-type="float" office:value="2" calcext:value-type="float">
            <text:p>2</text:p>
          </table:table-cell>
          <table:table-cell table:formula="of:=LOOKUP([.C63];[.$A$2:.$A$7];[.$D$2:.$D$7])*[.$F$2]/1000*60*[.F63]" office:value-type="float" office:value="64.9217389123122" calcext:value-type="float">
            <text:p>64.9217389123</text:p>
          </table:table-cell>
          <table:table-cell office:value-type="float" office:value="351.3110351" calcext:value-type="float">
            <text:p>351.3110351</text:p>
          </table:table-cell>
          <table:table-cell office:value-type="float" office:value="84.9858321" calcext:value-type="float">
            <text:p>84.9858321</text:p>
          </table:table-cell>
          <table:table-cell office:value-type="float" office:value="74.008934" calcext:value-type="float">
            <text:p>74.008934</text:p>
          </table:table-cell>
          <table:table-cell office:value-type="float" office:value="746.5644531" calcext:value-type="float">
            <text:p>746.5644531</text:p>
          </table:table-cell>
        </table:table-row>
        <table:table-row table:style-name="ro1">
          <table:table-cell office:value-type="float" office:value="600582.1250305" calcext:value-type="float">
            <text:p>600582.1250</text:p>
          </table:table-cell>
          <table:table-cell table:formula="of:=[.H64]/1609.34" office:value-type="float" office:value="0.472884032522649" calcext:value-type="float">
            <text:p>0.4728840325</text:p>
          </table:table-cell>
          <table:table-cell office:value-type="float" office:value="2" calcext:value-type="float">
            <text:p>2</text:p>
          </table:table-cell>
          <table:table-cell table:formula="of:=LOOKUP([.C64];[.$A$2:.$A$7];[.$D$2:.$D$7])*[.$F$2]/1000*60*[.F64]" office:value-type="float" office:value="65.2916600232957" calcext:value-type="float">
            <text:p>65.2916600233</text:p>
          </table:table-cell>
          <table:table-cell office:value-type="float" office:value="283.4817962" calcext:value-type="float">
            <text:p>283.4817962</text:p>
          </table:table-cell>
          <table:table-cell office:value-type="float" office:value="85.4700775" calcext:value-type="float">
            <text:p>85.4700775</text:p>
          </table:table-cell>
          <table:table-cell office:value-type="float" office:value="74.3675384" calcext:value-type="float">
            <text:p>74.3675384</text:p>
          </table:table-cell>
          <table:table-cell office:value-type="float" office:value="761.0311889" calcext:value-type="float">
            <text:p>761.0311889</text:p>
          </table:table-cell>
        </table:table-row>
        <table:table-row table:style-name="ro1">
          <table:table-cell office:value-type="float" office:value="601081.1251831" calcext:value-type="float">
            <text:p>601081.1252</text:p>
          </table:table-cell>
          <table:table-cell table:formula="of:=[.H65]/1609.34" office:value-type="float" office:value="0.481872205873215" calcext:value-type="float">
            <text:p>0.4818722059</text:p>
          </table:table-cell>
          <table:table-cell office:value-type="float" office:value="2" calcext:value-type="float">
            <text:p>2</text:p>
          </table:table-cell>
          <table:table-cell table:formula="of:=LOOKUP([.C65];[.$A$2:.$A$7];[.$D$2:.$D$7])*[.$F$2]/1000*60*[.F65]" office:value-type="float" office:value="65.6188196046301" calcext:value-type="float">
            <text:p>65.6188196046</text:p>
          </table:table-cell>
          <table:table-cell office:value-type="float" office:value="295.0363006" calcext:value-type="float">
            <text:p>295.0363006</text:p>
          </table:table-cell>
          <table:table-cell office:value-type="float" office:value="85.8983459" calcext:value-type="float">
            <text:p>85.8983459</text:p>
          </table:table-cell>
          <table:table-cell office:value-type="float" office:value="74.7349319" calcext:value-type="float">
            <text:p>74.7349319</text:p>
          </table:table-cell>
          <table:table-cell office:value-type="float" office:value="775.4962158" calcext:value-type="float">
            <text:p>775.4962158</text:p>
          </table:table-cell>
        </table:table-row>
        <table:table-row table:style-name="ro1">
          <table:table-cell office:value-type="float" office:value="602579.1253967" calcext:value-type="float">
            <text:p>602579.1254</text:p>
          </table:table-cell>
          <table:table-cell table:formula="of:=[.H66]/1609.34" office:value-type="float" office:value="0.499844532354878" calcext:value-type="float">
            <text:p>0.4998445324</text:p>
          </table:table-cell>
          <table:table-cell office:value-type="float" office:value="2" calcext:value-type="float">
            <text:p>2</text:p>
          </table:table-cell>
          <table:table-cell table:formula="of:=LOOKUP([.C66];[.$A$2:.$A$7];[.$D$2:.$D$7])*[.$F$2]/1000*60*[.F66]" office:value-type="float" office:value="66.0443007587876" calcext:value-type="float">
            <text:p>66.0443007588</text:p>
          </table:table-cell>
          <table:table-cell office:value-type="float" office:value="257.8224639" calcext:value-type="float">
            <text:p>257.8224639</text:p>
          </table:table-cell>
          <table:table-cell office:value-type="float" office:value="86.4553222" calcext:value-type="float">
            <text:p>86.4553222</text:p>
          </table:table-cell>
          <table:table-cell office:value-type="float" office:value="75.3010635" calcext:value-type="float">
            <text:p>75.3010635</text:p>
          </table:table-cell>
          <table:table-cell office:value-type="float" office:value="804.4197997" calcext:value-type="float">
            <text:p>804.4197997</text:p>
          </table:table-cell>
        </table:table-row>
        <table:table-row table:style-name="ro1">
          <table:table-cell office:value-type="float" office:value="603066.1254882" calcext:value-type="float">
            <text:p>603066.1255</text:p>
          </table:table-cell>
          <table:table-cell table:formula="of:=[.H67]/1609.34" office:value-type="float" office:value="0.499844532354878" calcext:value-type="float">
            <text:p>0.4998445324</text:p>
          </table:table-cell>
          <table:table-cell office:value-type="float" office:value="2" calcext:value-type="float">
            <text:p>2</text:p>
          </table:table-cell>
          <table:table-cell table:formula="of:=LOOKUP([.C67];[.$A$2:.$A$7];[.$D$2:.$D$7])*[.$F$2]/1000*60*[.F67]" office:value-type="float" office:value="66.0443007587876" calcext:value-type="float">
            <text:p>66.0443007588</text:p>
          </table:table-cell>
          <table:table-cell office:value-type="float" office:value="257.8224639" calcext:value-type="float">
            <text:p>257.8224639</text:p>
          </table:table-cell>
          <table:table-cell office:value-type="float" office:value="86.4553222" calcext:value-type="float">
            <text:p>86.4553222</text:p>
          </table:table-cell>
          <table:table-cell office:value-type="float" office:value="75.3010635" calcext:value-type="float">
            <text:p>75.3010635</text:p>
          </table:table-cell>
          <table:table-cell office:value-type="float" office:value="804.4197997" calcext:value-type="float">
            <text:p>804.4197997</text:p>
          </table:table-cell>
        </table:table-row>
        <table:table-row table:style-name="ro1">
          <table:table-cell office:value-type="float" office:value="603577.1255187" calcext:value-type="float">
            <text:p>603577.1255</text:p>
          </table:table-cell>
          <table:table-cell table:formula="of:=[.H68]/1609.34" office:value-type="float" office:value="0.508810481315322" calcext:value-type="float">
            <text:p>0.5088104813</text:p>
          </table:table-cell>
          <table:table-cell office:value-type="float" office:value="2" calcext:value-type="float">
            <text:p>2</text:p>
          </table:table-cell>
          <table:table-cell table:formula="of:=LOOKUP([.C68];[.$A$2:.$A$7];[.$D$2:.$D$7])*[.$F$2]/1000*60*[.F68]" office:value-type="float" office:value="66.5718918042148" calcext:value-type="float">
            <text:p>66.5718918042</text:p>
          </table:table-cell>
          <table:table-cell office:value-type="float" office:value="319.9904784" calcext:value-type="float">
            <text:p>319.9904784</text:p>
          </table:table-cell>
          <table:table-cell office:value-type="float" office:value="87.1459655" calcext:value-type="float">
            <text:p>87.1459655</text:p>
          </table:table-cell>
          <table:table-cell office:value-type="float" office:value="75.5933837" calcext:value-type="float">
            <text:p>75.5933837</text:p>
          </table:table-cell>
          <table:table-cell office:value-type="float" office:value="818.84906" calcext:value-type="float">
            <text:p>818.84906</text:p>
          </table:table-cell>
        </table:table-row>
        <table:table-row table:style-name="ro1">
          <table:table-cell office:value-type="float" office:value="605078.1259765" calcext:value-type="float">
            <text:p>605078.1260</text:p>
          </table:table-cell>
          <table:table-cell table:formula="of:=[.H69]/1609.34" office:value-type="float" office:value="0.526689245404949" calcext:value-type="float">
            <text:p>0.5266892454</text:p>
          </table:table-cell>
          <table:table-cell office:value-type="float" office:value="2" calcext:value-type="float">
            <text:p>2</text:p>
          </table:table-cell>
          <table:table-cell table:formula="of:=LOOKUP([.C69];[.$A$2:.$A$7];[.$D$2:.$D$7])*[.$F$2]/1000*60*[.F69]" office:value-type="float" office:value="67.132546204621" calcext:value-type="float">
            <text:p>67.1325462046</text:p>
          </table:table-cell>
          <table:table-cell office:value-type="float" office:value="297.9456023" calcext:value-type="float">
            <text:p>297.9456023</text:p>
          </table:table-cell>
          <table:table-cell office:value-type="float" office:value="87.8798904" calcext:value-type="float">
            <text:p>87.8798904</text:p>
          </table:table-cell>
          <table:table-cell office:value-type="float" office:value="76.1208038" calcext:value-type="float">
            <text:p>76.1208038</text:p>
          </table:table-cell>
          <table:table-cell office:value-type="float" office:value="847.6220702" calcext:value-type="float">
            <text:p>847.6220702</text:p>
          </table:table-cell>
        </table:table-row>
        <table:table-row table:style-name="ro1">
          <table:table-cell office:value-type="float" office:value="605577.126007" calcext:value-type="float">
            <text:p>605577.1260</text:p>
          </table:table-cell>
          <table:table-cell table:formula="of:=[.H70]/1609.34" office:value-type="float" office:value="0.535608052866392" calcext:value-type="float">
            <text:p>0.5356080529</text:p>
          </table:table-cell>
          <table:table-cell office:value-type="float" office:value="2" calcext:value-type="float">
            <text:p>2</text:p>
          </table:table-cell>
          <table:table-cell table:formula="of:=LOOKUP([.C70];[.$A$2:.$A$7];[.$D$2:.$D$7])*[.$F$2]/1000*60*[.F70]" office:value-type="float" office:value="67.6527645777908" calcext:value-type="float">
            <text:p>67.6527645778</text:p>
          </table:table-cell>
          <table:table-cell office:value-type="float" office:value="333.5738525" calcext:value-type="float">
            <text:p>333.5738525</text:p>
          </table:table-cell>
          <table:table-cell office:value-type="float" office:value="88.5608825" calcext:value-type="float">
            <text:p>88.5608825</text:p>
          </table:table-cell>
          <table:table-cell office:value-type="float" office:value="76.4171752" calcext:value-type="float">
            <text:p>76.4171752</text:p>
          </table:table-cell>
          <table:table-cell office:value-type="float" office:value="861.9754638" calcext:value-type="float">
            <text:p>861.9754638</text:p>
          </table:table-cell>
        </table:table-row>
        <table:table-row table:style-name="ro1">
          <table:table-cell office:value-type="float" office:value="607076.1264648" calcext:value-type="float">
            <text:p>607076.1265</text:p>
          </table:table-cell>
          <table:table-cell table:formula="of:=[.H71]/1609.34" office:value-type="float" office:value="0.553379904805697" calcext:value-type="float">
            <text:p>0.5533799048</text:p>
          </table:table-cell>
          <table:table-cell office:value-type="float" office:value="2" calcext:value-type="float">
            <text:p>2</text:p>
          </table:table-cell>
          <table:table-cell table:formula="of:=LOOKUP([.C71];[.$A$2:.$A$7];[.$D$2:.$D$7])*[.$F$2]/1000*60*[.F71]" office:value-type="float" office:value="68.2826753612496" calcext:value-type="float">
            <text:p>68.2826753612</text:p>
          </table:table-cell>
          <table:table-cell office:value-type="float" office:value="321.1531677" calcext:value-type="float">
            <text:p>321.1531677</text:p>
          </table:table-cell>
          <table:table-cell office:value-type="float" office:value="89.3854675" calcext:value-type="float">
            <text:p>89.3854675</text:p>
          </table:table-cell>
          <table:table-cell office:value-type="float" office:value="76.9734572" calcext:value-type="float">
            <text:p>76.9734572</text:p>
          </table:table-cell>
          <table:table-cell office:value-type="float" office:value="890.576416" calcext:value-type="float">
            <text:p>890.576416</text:p>
          </table:table-cell>
        </table:table-row>
        <table:table-row table:style-name="ro1">
          <table:table-cell office:value-type="float" office:value="607576.1264953" calcext:value-type="float">
            <text:p>607576.1265</text:p>
          </table:table-cell>
          <table:table-cell table:formula="of:=[.H72]/1609.34" office:value-type="float" office:value="0.562261241751277" calcext:value-type="float">
            <text:p>0.5622612418</text:p>
          </table:table-cell>
          <table:table-cell office:value-type="float" office:value="2" calcext:value-type="float">
            <text:p>2</text:p>
          </table:table-cell>
          <table:table-cell table:formula="of:=LOOKUP([.C72];[.$A$2:.$A$7];[.$D$2:.$D$7])*[.$F$2]/1000*60*[.F72]" office:value-type="float" office:value="68.666286777203" calcext:value-type="float">
            <text:p>68.6662867772</text:p>
          </table:table-cell>
          <table:table-cell office:value-type="float" office:value="275.2908172" calcext:value-type="float">
            <text:p>275.2908172</text:p>
          </table:table-cell>
          <table:table-cell office:value-type="float" office:value="89.8876342" calcext:value-type="float">
            <text:p>89.8876342</text:p>
          </table:table-cell>
          <table:table-cell office:value-type="float" office:value="77.1990585" calcext:value-type="float">
            <text:p>77.1990585</text:p>
          </table:table-cell>
          <table:table-cell office:value-type="float" office:value="904.8695068" calcext:value-type="float">
            <text:p>904.8695068</text:p>
          </table:table-cell>
        </table:table-row>
        <table:table-row table:style-name="ro1">
          <table:table-cell office:value-type="float" office:value="608073.1264648" calcext:value-type="float">
            <text:p>608073.1265</text:p>
          </table:table-cell>
          <table:table-cell table:formula="of:=[.H73]/1609.34" office:value-type="float" office:value="0.571122326419526" calcext:value-type="float">
            <text:p>0.5711223264</text:p>
          </table:table-cell>
          <table:table-cell office:value-type="float" office:value="2" calcext:value-type="float">
            <text:p>2</text:p>
          </table:table-cell>
          <table:table-cell table:formula="of:=LOOKUP([.C73];[.$A$2:.$A$7];[.$D$2:.$D$7])*[.$F$2]/1000*60*[.F73]" office:value-type="float" office:value="69.0282348571005" calcext:value-type="float">
            <text:p>69.0282348571</text:p>
          </table:table-cell>
          <table:table-cell office:value-type="float" office:value="285.7396087" calcext:value-type="float">
            <text:p>285.7396087</text:p>
          </table:table-cell>
          <table:table-cell office:value-type="float" office:value="90.3614425" calcext:value-type="float">
            <text:p>90.3614425</text:p>
          </table:table-cell>
          <table:table-cell office:value-type="float" office:value="77.4328918" calcext:value-type="float">
            <text:p>77.4328918</text:p>
          </table:table-cell>
          <table:table-cell office:value-type="float" office:value="919.1300048" calcext:value-type="float">
            <text:p>919.1300048</text:p>
          </table:table-cell>
        </table:table-row>
        <table:table-row table:style-name="ro1">
          <table:table-cell office:value-type="float" office:value="609573.1269836" calcext:value-type="float">
            <text:p>609573.1270</text:p>
          </table:table-cell>
          <table:table-cell table:formula="of:=[.H74]/1609.34" office:value-type="float" office:value="0.588846088707172" calcext:value-type="float">
            <text:p>0.5888460887</text:p>
          </table:table-cell>
          <table:table-cell office:value-type="float" office:value="2" calcext:value-type="float">
            <text:p>2</text:p>
          </table:table-cell>
          <table:table-cell table:formula="of:=LOOKUP([.C74];[.$A$2:.$A$7];[.$D$2:.$D$7])*[.$F$2]/1000*60*[.F74]" office:value-type="float" office:value="69.3153082067294" calcext:value-type="float">
            <text:p>69.3153082067</text:p>
          </table:table-cell>
          <table:table-cell office:value-type="float" office:value="266.5722503" calcext:value-type="float">
            <text:p>266.5722503</text:p>
          </table:table-cell>
          <table:table-cell office:value-type="float" office:value="90.737236" calcext:value-type="float">
            <text:p>90.737236</text:p>
          </table:table-cell>
          <table:table-cell office:value-type="float" office:value="77.8561858" calcext:value-type="float">
            <text:p>77.8561858</text:p>
          </table:table-cell>
          <table:table-cell office:value-type="float" office:value="947.6535644" calcext:value-type="float">
            <text:p>947.6535644</text:p>
          </table:table-cell>
        </table:table-row>
        <table:table-row table:style-name="ro1">
          <table:table-cell office:value-type="float" office:value="610073.1269531" calcext:value-type="float">
            <text:p>610073.1270</text:p>
          </table:table-cell>
          <table:table-cell table:formula="of:=[.H75]/1609.34" office:value-type="float" office:value="0.597673912659848" calcext:value-type="float">
            <text:p>0.5976739127</text:p>
          </table:table-cell>
          <table:table-cell office:value-type="float" office:value="2" calcext:value-type="float">
            <text:p>2</text:p>
          </table:table-cell>
          <table:table-cell table:formula="of:=LOOKUP([.C75];[.$A$2:.$A$7];[.$D$2:.$D$7])*[.$F$2]/1000*60*[.F75]" office:value-type="float" office:value="69.8700411394421" calcext:value-type="float">
            <text:p>69.8700411394</text:p>
          </table:table-cell>
          <table:table-cell office:value-type="float" office:value="269.2013702" calcext:value-type="float">
            <text:p>269.2013702</text:p>
          </table:table-cell>
          <table:table-cell office:value-type="float" office:value="91.4634094" calcext:value-type="float">
            <text:p>91.4634094</text:p>
          </table:table-cell>
          <table:table-cell office:value-type="float" office:value="78.0742721" calcext:value-type="float">
            <text:p>78.0742721</text:p>
          </table:table-cell>
          <table:table-cell office:value-type="float" office:value="961.8605346" calcext:value-type="float">
            <text:p>961.8605346</text:p>
          </table:table-cell>
        </table:table-row>
        <table:table-row table:style-name="ro1">
          <table:table-cell office:value-type="float" office:value="610572.1269836" calcext:value-type="float">
            <text:p>610572.1270</text:p>
          </table:table-cell>
          <table:table-cell table:formula="of:=[.H76]/1609.34" office:value-type="float" office:value="0.606510459505139" calcext:value-type="float">
            <text:p>0.6065104595</text:p>
          </table:table-cell>
          <table:table-cell office:value-type="float" office:value="2" calcext:value-type="float">
            <text:p>2</text:p>
          </table:table-cell>
          <table:table-cell table:formula="of:=LOOKUP([.C76];[.$A$2:.$A$7];[.$D$2:.$D$7])*[.$F$2]/1000*60*[.F76]" office:value-type="float" office:value="70.0301706429412" calcext:value-type="float">
            <text:p>70.0301706429</text:p>
          </table:table-cell>
          <table:table-cell office:value-type="float" office:value="291.1209869" calcext:value-type="float">
            <text:p>291.1209869</text:p>
          </table:table-cell>
          <table:table-cell office:value-type="float" office:value="91.673027" calcext:value-type="float">
            <text:p>91.673027</text:p>
          </table:table-cell>
          <table:table-cell office:value-type="float" office:value="78.3677062" calcext:value-type="float">
            <text:p>78.3677062</text:p>
          </table:table-cell>
          <table:table-cell office:value-type="float" office:value="976.0815429" calcext:value-type="float">
            <text:p>976.0815429</text:p>
          </table:table-cell>
        </table:table-row>
        <table:table-row table:style-name="ro1">
          <table:table-cell office:value-type="float" office:value="611572.1271667" calcext:value-type="float">
            <text:p>611572.1272</text:p>
          </table:table-cell>
          <table:table-cell table:formula="of:=[.H77]/1609.34" office:value-type="float" office:value="0.615333808269228" calcext:value-type="float">
            <text:p>0.6153338083</text:p>
          </table:table-cell>
          <table:table-cell office:value-type="float" office:value="2" calcext:value-type="float">
            <text:p>2</text:p>
          </table:table-cell>
          <table:table-cell table:formula="of:=LOOKUP([.C77];[.$A$2:.$A$7];[.$D$2:.$D$7])*[.$F$2]/1000*60*[.F77]" office:value-type="float" office:value="70.4066775199224" calcext:value-type="float">
            <text:p>70.4066775199</text:p>
          </table:table-cell>
          <table:table-cell office:value-type="float" office:value="313.7309265" calcext:value-type="float">
            <text:p>313.7309265</text:p>
          </table:table-cell>
          <table:table-cell office:value-type="float" office:value="92.1658935" calcext:value-type="float">
            <text:p>92.1658935</text:p>
          </table:table-cell>
          <table:table-cell office:value-type="float" office:value="78.6801299" calcext:value-type="float">
            <text:p>78.6801299</text:p>
          </table:table-cell>
          <table:table-cell office:value-type="float" office:value="990.281311" calcext:value-type="float">
            <text:p>990.281311</text:p>
          </table:table-cell>
        </table:table-row>
        <table:table-row table:style-name="ro1">
          <table:table-cell office:value-type="float" office:value="612072.1273193" calcext:value-type="float">
            <text:p>612072.1273</text:p>
          </table:table-cell>
          <table:table-cell table:formula="of:=[.H78]/1609.34" office:value-type="float" office:value="0.624144186436676" calcext:value-type="float">
            <text:p>0.6241441864</text:p>
          </table:table-cell>
          <table:table-cell office:value-type="float" office:value="2" calcext:value-type="float">
            <text:p>2</text:p>
          </table:table-cell>
          <table:table-cell table:formula="of:=LOOKUP([.C78];[.$A$2:.$A$7];[.$D$2:.$D$7])*[.$F$2]/1000*60*[.F78]" office:value-type="float" office:value="70.7872524601054" calcext:value-type="float">
            <text:p>70.7872524601</text:p>
          </table:table-cell>
          <table:table-cell office:value-type="float" office:value="308.16333" calcext:value-type="float">
            <text:p>308.16333</text:p>
          </table:table-cell>
          <table:table-cell office:value-type="float" office:value="92.6640853" calcext:value-type="float">
            <text:p>92.6640853</text:p>
          </table:table-cell>
          <table:table-cell office:value-type="float" office:value="78.983467" calcext:value-type="float">
            <text:p>78.983467</text:p>
          </table:table-cell>
          <table:table-cell office:value-type="float" office:value="1004.460205" calcext:value-type="float">
            <text:p>1004.460205</text:p>
          </table:table-cell>
        </table:table-row>
        <table:table-row table:style-name="ro1">
          <table:table-cell office:value-type="float" office:value="612572.1273498" calcext:value-type="float">
            <text:p>612572.1273</text:p>
          </table:table-cell>
          <table:table-cell table:formula="of:=[.H79]/1609.34" office:value-type="float" office:value="0.632956119589397" calcext:value-type="float">
            <text:p>0.6329561196</text:p>
          </table:table-cell>
          <table:table-cell office:value-type="float" office:value="2" calcext:value-type="float">
            <text:p>2</text:p>
          </table:table-cell>
          <table:table-cell table:formula="of:=LOOKUP([.C79];[.$A$2:.$A$7];[.$D$2:.$D$7])*[.$F$2]/1000*60*[.F79]" office:value-type="float" office:value="71.061620340751" calcext:value-type="float">
            <text:p>71.0616203408</text:p>
          </table:table-cell>
          <table:table-cell office:value-type="float" office:value="345.5599975" calcext:value-type="float">
            <text:p>345.5599975</text:p>
          </table:table-cell>
          <table:table-cell office:value-type="float" office:value="93.0232467" calcext:value-type="float">
            <text:p>93.0232467</text:p>
          </table:table-cell>
          <table:table-cell office:value-type="float" office:value="79.3202743" calcext:value-type="float">
            <text:p>79.3202743</text:p>
          </table:table-cell>
          <table:table-cell office:value-type="float" office:value="1018.6416015" calcext:value-type="float">
            <text:p>1018.6416015</text:p>
          </table:table-cell>
        </table:table-row>
        <table:table-row table:style-name="ro1">
          <table:table-cell office:value-type="float" office:value="614071.1276855" calcext:value-type="float">
            <text:p>614071.1277</text:p>
          </table:table-cell>
          <table:table-cell table:formula="of:=[.H80]/1609.34" office:value-type="float" office:value="0.650579189419265" calcext:value-type="float">
            <text:p>0.6505791894</text:p>
          </table:table-cell>
          <table:table-cell office:value-type="float" office:value="2" calcext:value-type="float">
            <text:p>2</text:p>
          </table:table-cell>
          <table:table-cell table:formula="of:=LOOKUP([.C80];[.$A$2:.$A$7];[.$D$2:.$D$7])*[.$F$2]/1000*60*[.F80]" office:value-type="float" office:value="71.4771877441328" calcext:value-type="float">
            <text:p>71.4771877441</text:p>
          </table:table-cell>
          <table:table-cell office:value-type="float" office:value="302.7397461" calcext:value-type="float">
            <text:p>302.7397461</text:p>
          </table:table-cell>
          <table:table-cell office:value-type="float" office:value="93.5672454" calcext:value-type="float">
            <text:p>93.5672454</text:p>
          </table:table-cell>
          <table:table-cell office:value-type="float" office:value="79.9020156" calcext:value-type="float">
            <text:p>79.9020156</text:p>
          </table:table-cell>
          <table:table-cell office:value-type="float" office:value="1047.0031127" calcext:value-type="float">
            <text:p>1047.0031127</text:p>
          </table:table-cell>
        </table:table-row>
        <table:table-row table:style-name="ro1">
          <table:table-cell office:value-type="float" office:value="617068.1284179" calcext:value-type="float">
            <text:p>617068.1284</text:p>
          </table:table-cell>
          <table:table-cell table:formula="of:=[.H81]/1609.34" office:value-type="float" office:value="0.694638556488995" calcext:value-type="float">
            <text:p>0.6946385565</text:p>
          </table:table-cell>
          <table:table-cell office:value-type="float" office:value="2" calcext:value-type="float">
            <text:p>2</text:p>
          </table:table-cell>
          <table:table-cell table:formula="of:=LOOKUP([.C81];[.$A$2:.$A$7];[.$D$2:.$D$7])*[.$F$2]/1000*60*[.F81]" office:value-type="float" office:value="72.3287737106075" calcext:value-type="float">
            <text:p>72.3287737106</text:p>
          </table:table-cell>
          <table:table-cell office:value-type="float" office:value="282.9724578" calcext:value-type="float">
            <text:p>282.9724578</text:p>
          </table:table-cell>
          <table:table-cell office:value-type="float" office:value="94.6820144" calcext:value-type="float">
            <text:p>94.6820144</text:p>
          </table:table-cell>
          <table:table-cell office:value-type="float" office:value="81.2236099" calcext:value-type="float">
            <text:p>81.2236099</text:p>
          </table:table-cell>
          <table:table-cell office:value-type="float" office:value="1117.9096145" calcext:value-type="float">
            <text:p>1117.9096145</text:p>
          </table:table-cell>
        </table:table-row>
        <table:table-row table:style-name="ro1">
          <table:table-cell office:value-type="float" office:value="619067.1289062" calcext:value-type="float">
            <text:p>619067.1289</text:p>
          </table:table-cell>
          <table:table-cell table:formula="of:=[.H82]/1609.34" office:value-type="float" office:value="0.721116984291697" calcext:value-type="float">
            <text:p>0.7211169843</text:p>
          </table:table-cell>
          <table:table-cell office:value-type="float" office:value="2" calcext:value-type="float">
            <text:p>2</text:p>
          </table:table-cell>
          <table:table-cell table:formula="of:=LOOKUP([.C82];[.$A$2:.$A$7];[.$D$2:.$D$7])*[.$F$2]/1000*60*[.F82]" office:value-type="float" office:value="73.1600076732127" calcext:value-type="float">
            <text:p>73.1600076732</text:p>
          </table:table-cell>
          <table:table-cell office:value-type="float" office:value="293.9237823" calcext:value-type="float">
            <text:p>293.9237823</text:p>
          </table:table-cell>
          <table:table-cell office:value-type="float" office:value="95.7701416" calcext:value-type="float">
            <text:p>95.7701416</text:p>
          </table:table-cell>
          <table:table-cell office:value-type="float" office:value="82.0177688" calcext:value-type="float">
            <text:p>82.0177688</text:p>
          </table:table-cell>
          <table:table-cell office:value-type="float" office:value="1160.5224075" calcext:value-type="float">
            <text:p>1160.5224075</text:p>
          </table:table-cell>
        </table:table-row>
        <table:table-row table:style-name="ro1">
          <table:table-cell office:value-type="float" office:value="619565.1289367" calcext:value-type="float">
            <text:p>619565.1289</text:p>
          </table:table-cell>
          <table:table-cell table:formula="of:=[.H83]/1609.34" office:value-type="float" office:value="0.729957740875141" calcext:value-type="float">
            <text:p>0.7299577409</text:p>
          </table:table-cell>
          <table:table-cell office:value-type="float" office:value="2" calcext:value-type="float">
            <text:p>2</text:p>
          </table:table-cell>
          <table:table-cell table:formula="of:=LOOKUP([.C83];[.$A$2:.$A$7];[.$D$2:.$D$7])*[.$F$2]/1000*60*[.F83]" office:value-type="float" office:value="73.5120244323471" calcext:value-type="float">
            <text:p>73.5120244323</text:p>
          </table:table-cell>
          <table:table-cell office:value-type="float" office:value="297.7118988" calcext:value-type="float">
            <text:p>297.7118988</text:p>
          </table:table-cell>
          <table:table-cell office:value-type="float" office:value="96.2309493" calcext:value-type="float">
            <text:p>96.2309493</text:p>
          </table:table-cell>
          <table:table-cell office:value-type="float" office:value="82.2808303" calcext:value-type="float">
            <text:p>82.2808303</text:p>
          </table:table-cell>
          <table:table-cell office:value-type="float" office:value="1174.7501907" calcext:value-type="float">
            <text:p>1174.7501907</text:p>
          </table:table-cell>
        </table:table-row>
        <table:table-row table:style-name="ro1">
          <table:table-cell office:value-type="float" office:value="621065.1290893" calcext:value-type="float">
            <text:p>621065.1291</text:p>
          </table:table-cell>
          <table:table-cell table:formula="of:=[.H84]/1609.34" office:value-type="float" office:value="0.747651546658879" calcext:value-type="float">
            <text:p>0.7476515467</text:p>
          </table:table-cell>
          <table:table-cell office:value-type="float" office:value="2" calcext:value-type="float">
            <text:p>2</text:p>
          </table:table-cell>
          <table:table-cell table:formula="of:=LOOKUP([.C84];[.$A$2:.$A$7];[.$D$2:.$D$7])*[.$F$2]/1000*60*[.F84]" office:value-type="float" office:value="73.7782619923243" calcext:value-type="float">
            <text:p>73.7782619923</text:p>
          </table:table-cell>
          <table:table-cell office:value-type="float" office:value="256.5012054" calcext:value-type="float">
            <text:p>256.5012054</text:p>
          </table:table-cell>
          <table:table-cell office:value-type="float" office:value="96.5794677" calcext:value-type="float">
            <text:p>96.5794677</text:p>
          </table:table-cell>
          <table:table-cell office:value-type="float" office:value="82.7271347" calcext:value-type="float">
            <text:p>82.7271347</text:p>
          </table:table-cell>
          <table:table-cell office:value-type="float" office:value="1203.2255401" calcext:value-type="float">
            <text:p>1203.2255401</text:p>
          </table:table-cell>
        </table:table-row>
        <table:table-row table:style-name="ro1">
          <table:table-cell office:value-type="float" office:value="621564.1291198" calcext:value-type="float">
            <text:p>621564.1291</text:p>
          </table:table-cell>
          <table:table-cell table:formula="of:=[.H85]/1609.34" office:value-type="float" office:value="0.756503225794425" calcext:value-type="float">
            <text:p>0.7565032258</text:p>
          </table:table-cell>
          <table:table-cell office:value-type="float" office:value="2" calcext:value-type="float">
            <text:p>2</text:p>
          </table:table-cell>
          <table:table-cell table:formula="of:=LOOKUP([.C85];[.$A$2:.$A$7];[.$D$2:.$D$7])*[.$F$2]/1000*60*[.F85]" office:value-type="float" office:value="74.0464402719913" calcext:value-type="float">
            <text:p>74.046440272</text:p>
          </table:table-cell>
          <table:table-cell office:value-type="float" office:value="282.2046661" calcext:value-type="float">
            <text:p>282.2046661</text:p>
          </table:table-cell>
          <table:table-cell office:value-type="float" office:value="96.9305266" calcext:value-type="float">
            <text:p>96.9305266</text:p>
          </table:table-cell>
          <table:table-cell office:value-type="float" office:value="82.9704436" calcext:value-type="float">
            <text:p>82.9704436</text:p>
          </table:table-cell>
          <table:table-cell office:value-type="float" office:value="1217.4709014" calcext:value-type="float">
            <text:p>1217.4709014</text:p>
          </table:table-cell>
        </table:table-row>
        <table:table-row table:style-name="ro1">
          <table:table-cell office:value-type="float" office:value="623064.1293945" calcext:value-type="float">
            <text:p>623064.1294</text:p>
          </table:table-cell>
          <table:table-cell table:formula="of:=[.H86]/1609.34" office:value-type="float" office:value="0.783127439509364" calcext:value-type="float">
            <text:p>0.7831274395</text:p>
          </table:table-cell>
          <table:table-cell office:value-type="float" office:value="2" calcext:value-type="float">
            <text:p>2</text:p>
          </table:table-cell>
          <table:table-cell table:formula="of:=LOOKUP([.C86];[.$A$2:.$A$7];[.$D$2:.$D$7])*[.$F$2]/1000*60*[.F86]" office:value-type="float" office:value="74.2263099618438" calcext:value-type="float">
            <text:p>74.2263099618</text:p>
          </table:table-cell>
          <table:table-cell office:value-type="float" office:value="233.04039" calcext:value-type="float">
            <text:p>233.04039</text:p>
          </table:table-cell>
          <table:table-cell office:value-type="float" office:value="97.1659851" calcext:value-type="float">
            <text:p>97.1659851</text:p>
          </table:table-cell>
          <table:table-cell office:value-type="float" office:value="83.562004" calcext:value-type="float">
            <text:p>83.562004</text:p>
          </table:table-cell>
          <table:table-cell office:value-type="float" office:value="1260.3183135" calcext:value-type="float">
            <text:p>1260.3183135</text:p>
          </table:table-cell>
        </table:table-row>
        <table:table-row table:style-name="ro1">
          <table:table-cell office:value-type="float" office:value="623549.129425" calcext:value-type="float">
            <text:p>623549.1294</text:p>
          </table:table-cell>
          <table:table-cell table:formula="of:=[.H87]/1609.34" office:value-type="float" office:value="0.783127439509364" calcext:value-type="float">
            <text:p>0.7831274395</text:p>
          </table:table-cell>
          <table:table-cell office:value-type="float" office:value="2" calcext:value-type="float">
            <text:p>2</text:p>
          </table:table-cell>
          <table:table-cell table:formula="of:=LOOKUP([.C87];[.$A$2:.$A$7];[.$D$2:.$D$7])*[.$F$2]/1000*60*[.F87]" office:value-type="float" office:value="74.2263099618438" calcext:value-type="float">
            <text:p>74.2263099618</text:p>
          </table:table-cell>
          <table:table-cell office:value-type="float" office:value="233.04039" calcext:value-type="float">
            <text:p>233.04039</text:p>
          </table:table-cell>
          <table:table-cell office:value-type="float" office:value="97.1659851" calcext:value-type="float">
            <text:p>97.1659851</text:p>
          </table:table-cell>
          <table:table-cell office:value-type="float" office:value="83.562004" calcext:value-type="float">
            <text:p>83.562004</text:p>
          </table:table-cell>
          <table:table-cell office:value-type="float" office:value="1260.3183135" calcext:value-type="float">
            <text:p>1260.3183135</text:p>
          </table:table-cell>
        </table:table-row>
        <table:table-row table:style-name="ro1">
          <table:table-cell office:value-type="float" office:value="624062.1296386" calcext:value-type="float">
            <text:p>624062.1296</text:p>
          </table:table-cell>
          <table:table-cell table:formula="of:=[.H88]/1609.34" office:value-type="float" office:value="0.79201287241975" calcext:value-type="float">
            <text:p>0.7920128724</text:p>
          </table:table-cell>
          <table:table-cell office:value-type="float" office:value="2" calcext:value-type="float">
            <text:p>2</text:p>
          </table:table-cell>
          <table:table-cell table:formula="of:=LOOKUP([.C88];[.$A$2:.$A$7];[.$D$2:.$D$7])*[.$F$2]/1000*60*[.F88]" office:value-type="float" office:value="74.4674979144639" calcext:value-type="float">
            <text:p>74.4674979145</text:p>
          </table:table-cell>
          <table:table-cell office:value-type="float" office:value="184.4415511" calcext:value-type="float">
            <text:p>184.4415511</text:p>
          </table:table-cell>
          <table:table-cell office:value-type="float" office:value="97.4817123" calcext:value-type="float">
            <text:p>97.4817123</text:p>
          </table:table-cell>
          <table:table-cell office:value-type="float" office:value="83.71315" calcext:value-type="float">
            <text:p>83.71315</text:p>
          </table:table-cell>
          <table:table-cell office:value-type="float" office:value="1274.6179961" calcext:value-type="float">
            <text:p>1274.6179961</text:p>
          </table:table-cell>
        </table:table-row>
        <table:table-row table:style-name="ro1">
          <table:table-cell office:value-type="float" office:value="625561.1299133" calcext:value-type="float">
            <text:p>625561.1299</text:p>
          </table:table-cell>
          <table:table-cell table:formula="of:=[.H89]/1609.34" office:value-type="float" office:value="0.818671152832838" calcext:value-type="float">
            <text:p>0.8186711528</text:p>
          </table:table-cell>
          <table:table-cell office:value-type="float" office:value="2" calcext:value-type="float">
            <text:p>2</text:p>
          </table:table-cell>
          <table:table-cell table:formula="of:=LOOKUP([.C89];[.$A$2:.$A$7];[.$D$2:.$D$7])*[.$F$2]/1000*60*[.F89]" office:value-type="float" office:value="74.771199041774" calcext:value-type="float">
            <text:p>74.7711990418</text:p>
          </table:table-cell>
          <table:table-cell office:value-type="float" office:value="226.8877868" calcext:value-type="float">
            <text:p>226.8877868</text:p>
          </table:table-cell>
          <table:table-cell office:value-type="float" office:value="97.8792724" calcext:value-type="float">
            <text:p>97.8792724</text:p>
          </table:table-cell>
          <table:table-cell office:value-type="float" office:value="84.2565689" calcext:value-type="float">
            <text:p>84.2565689</text:p>
          </table:table-cell>
          <table:table-cell office:value-type="float" office:value="1317.5202331" calcext:value-type="float">
            <text:p>1317.5202331</text:p>
          </table:table-cell>
        </table:table-row>
        <table:table-row table:style-name="ro1">
          <table:table-cell office:value-type="float" office:value="626048.1298828" calcext:value-type="float">
            <text:p>626048.1299</text:p>
          </table:table-cell>
          <table:table-cell table:formula="of:=[.H90]/1609.34" office:value-type="float" office:value="0.818671152832838" calcext:value-type="float">
            <text:p>0.8186711528</text:p>
          </table:table-cell>
          <table:table-cell office:value-type="float" office:value="2" calcext:value-type="float">
            <text:p>2</text:p>
          </table:table-cell>
          <table:table-cell table:formula="of:=LOOKUP([.C90];[.$A$2:.$A$7];[.$D$2:.$D$7])*[.$F$2]/1000*60*[.F90]" office:value-type="float" office:value="74.771199041774" calcext:value-type="float">
            <text:p>74.7711990418</text:p>
          </table:table-cell>
          <table:table-cell office:value-type="float" office:value="226.8877868" calcext:value-type="float">
            <text:p>226.8877868</text:p>
          </table:table-cell>
          <table:table-cell office:value-type="float" office:value="97.8792724" calcext:value-type="float">
            <text:p>97.8792724</text:p>
          </table:table-cell>
          <table:table-cell office:value-type="float" office:value="84.2565689" calcext:value-type="float">
            <text:p>84.2565689</text:p>
          </table:table-cell>
          <table:table-cell office:value-type="float" office:value="1317.5202331" calcext:value-type="float">
            <text:p>1317.5202331</text:p>
          </table:table-cell>
        </table:table-row>
        <table:table-row table:style-name="ro1">
          <table:table-cell office:value-type="float" office:value="628059.130371" calcext:value-type="float">
            <text:p>628059.1304</text:p>
          </table:table-cell>
          <table:table-cell table:formula="of:=[.H91]/1609.34" office:value-type="float" office:value="0.854244286912647" calcext:value-type="float">
            <text:p>0.8542442869</text:p>
          </table:table-cell>
          <table:table-cell office:value-type="float" office:value="2" calcext:value-type="float">
            <text:p>2</text:p>
          </table:table-cell>
          <table:table-cell table:formula="of:=LOOKUP([.C91];[.$A$2:.$A$7];[.$D$2:.$D$7])*[.$F$2]/1000*60*[.F91]" office:value-type="float" office:value="75.2314279015674" calcext:value-type="float">
            <text:p>75.2314279016</text:p>
          </table:table-cell>
          <table:table-cell office:value-type="float" office:value="238.1974182" calcext:value-type="float">
            <text:p>238.1974182</text:p>
          </table:table-cell>
          <table:table-cell office:value-type="float" office:value="98.4817352" calcext:value-type="float">
            <text:p>98.4817352</text:p>
          </table:table-cell>
          <table:table-cell office:value-type="float" office:value="84.8836364" calcext:value-type="float">
            <text:p>84.8836364</text:p>
          </table:table-cell>
          <table:table-cell office:value-type="float" office:value="1374.7695007" calcext:value-type="float">
            <text:p>1374.7695007</text:p>
          </table:table-cell>
        </table:table-row>
        <table:table-row table:style-name="ro1">
          <table:table-cell office:value-type="float" office:value="628558.1304016" calcext:value-type="float">
            <text:p>628558.1304</text:p>
          </table:table-cell>
          <table:table-cell table:formula="of:=[.H92]/1609.34" office:value-type="float" office:value="0.863147241415736" calcext:value-type="float">
            <text:p>0.8631472414</text:p>
          </table:table-cell>
          <table:table-cell office:value-type="float" office:value="2" calcext:value-type="float">
            <text:p>2</text:p>
          </table:table-cell>
          <table:table-cell table:formula="of:=LOOKUP([.C92];[.$A$2:.$A$7];[.$D$2:.$D$7])*[.$F$2]/1000*60*[.F92]" office:value-type="float" office:value="75.5102892682824" calcext:value-type="float">
            <text:p>75.5102892683</text:p>
          </table:table-cell>
          <table:table-cell office:value-type="float" office:value="275.202774" calcext:value-type="float">
            <text:p>275.202774</text:p>
          </table:table-cell>
          <table:table-cell office:value-type="float" office:value="98.8467788" calcext:value-type="float">
            <text:p>98.8467788</text:p>
          </table:table-cell>
          <table:table-cell office:value-type="float" office:value="85.0688552" calcext:value-type="float">
            <text:p>85.0688552</text:p>
          </table:table-cell>
          <table:table-cell office:value-type="float" office:value="1389.0973815" calcext:value-type="float">
            <text:p>1389.0973815</text:p>
          </table:table-cell>
        </table:table-row>
        <table:table-row table:style-name="ro1">
          <table:table-cell office:value-type="float" office:value="630057.1308593" calcext:value-type="float">
            <text:p>630057.1309</text:p>
          </table:table-cell>
          <table:table-cell table:formula="of:=[.H93]/1609.34" office:value-type="float" office:value="0.880905515987921" calcext:value-type="float">
            <text:p>0.880905516</text:p>
          </table:table-cell>
          <table:table-cell office:value-type="float" office:value="2" calcext:value-type="float">
            <text:p>2</text:p>
          </table:table-cell>
          <table:table-cell table:formula="of:=LOOKUP([.C93];[.$A$2:.$A$7];[.$D$2:.$D$7])*[.$F$2]/1000*60*[.F93]" office:value-type="float" office:value="75.9796858419104" calcext:value-type="float">
            <text:p>75.9796858419</text:p>
          </table:table-cell>
          <table:table-cell office:value-type="float" office:value="303.1116332" calcext:value-type="float">
            <text:p>303.1116332</text:p>
          </table:table-cell>
          <table:table-cell office:value-type="float" office:value="99.4612426" calcext:value-type="float">
            <text:p>99.4612426</text:p>
          </table:table-cell>
          <table:table-cell office:value-type="float" office:value="85.4822006" calcext:value-type="float">
            <text:p>85.4822006</text:p>
          </table:table-cell>
          <table:table-cell office:value-type="float" office:value="1417.6764831" calcext:value-type="float">
            <text:p>1417.6764831</text:p>
          </table:table-cell>
        </table:table-row>
        <table:table-row table:style-name="ro1">
          <table:table-cell office:value-type="float" office:value="630557.1308898" calcext:value-type="float">
            <text:p>630557.1309</text:p>
          </table:table-cell>
          <table:table-cell table:formula="of:=[.H94]/1609.34" office:value-type="float" office:value="0.889776537151876" calcext:value-type="float">
            <text:p>0.8897765372</text:p>
          </table:table-cell>
          <table:table-cell office:value-type="float" office:value="2" calcext:value-type="float">
            <text:p>2</text:p>
          </table:table-cell>
          <table:table-cell table:formula="of:=LOOKUP([.C94];[.$A$2:.$A$7];[.$D$2:.$D$7])*[.$F$2]/1000*60*[.F94]" office:value-type="float" office:value="76.3276404199693" calcext:value-type="float">
            <text:p>76.32764042</text:p>
          </table:table-cell>
          <table:table-cell office:value-type="float" office:value="312.2216186" calcext:value-type="float">
            <text:p>312.2216186</text:p>
          </table:table-cell>
          <table:table-cell office:value-type="float" office:value="99.9167327" calcext:value-type="float">
            <text:p>99.9167327</text:p>
          </table:table-cell>
          <table:table-cell office:value-type="float" office:value="85.6936263" calcext:value-type="float">
            <text:p>85.6936263</text:p>
          </table:table-cell>
          <table:table-cell office:value-type="float" office:value="1431.9529723" calcext:value-type="float">
            <text:p>1431.9529723</text:p>
          </table:table-cell>
        </table:table-row>
        <table:table-row table:style-name="ro1">
          <table:table-cell office:value-type="float" office:value="631055.1310424" calcext:value-type="float">
            <text:p>631055.1310</text:p>
          </table:table-cell>
          <table:table-cell table:formula="of:=[.H95]/1609.34" office:value-type="float" office:value="0.898632008898058" calcext:value-type="float">
            <text:p>0.8986320089</text:p>
          </table:table-cell>
          <table:table-cell office:value-type="float" office:value="2" calcext:value-type="float">
            <text:p>2</text:p>
          </table:table-cell>
          <table:table-cell table:formula="of:=LOOKUP([.C95];[.$A$2:.$A$7];[.$D$2:.$D$7])*[.$F$2]/1000*60*[.F95]" office:value-type="float" office:value="76.6467396550197" calcext:value-type="float">
            <text:p>76.646739655</text:p>
          </table:table-cell>
          <table:table-cell office:value-type="float" office:value="303.0207519" calcext:value-type="float">
            <text:p>303.0207519</text:p>
          </table:table-cell>
          <table:table-cell office:value-type="float" office:value="100.3344497" calcext:value-type="float">
            <text:p>100.3344497</text:p>
          </table:table-cell>
          <table:table-cell office:value-type="float" office:value="85.8953628" calcext:value-type="float">
            <text:p>85.8953628</text:p>
          </table:table-cell>
          <table:table-cell office:value-type="float" office:value="1446.2044372" calcext:value-type="float">
            <text:p>1446.2044372</text:p>
          </table:table-cell>
        </table:table-row>
        <table:table-row table:style-name="ro1">
          <table:table-cell office:value-type="float" office:value="633055.1313476" calcext:value-type="float">
            <text:p>633055.1313</text:p>
          </table:table-cell>
          <table:table-cell table:formula="of:=[.H96]/1609.34" office:value-type="float" office:value="0.925151092870369" calcext:value-type="float">
            <text:p>0.9251510929</text:p>
          </table:table-cell>
          <table:table-cell office:value-type="float" office:value="2" calcext:value-type="float">
            <text:p>2</text:p>
          </table:table-cell>
          <table:table-cell table:formula="of:=LOOKUP([.C96];[.$A$2:.$A$7];[.$D$2:.$D$7])*[.$F$2]/1000*60*[.F96]" office:value-type="float" office:value="77.141232434667" calcext:value-type="float">
            <text:p>77.1412324347</text:p>
          </table:table-cell>
          <table:table-cell office:value-type="float" office:value="303.421051" calcext:value-type="float">
            <text:p>303.421051</text:p>
          </table:table-cell>
          <table:table-cell office:value-type="float" office:value="100.9817657" calcext:value-type="float">
            <text:p>100.9817657</text:p>
          </table:table-cell>
          <table:table-cell office:value-type="float" office:value="86.4935836" calcext:value-type="float">
            <text:p>86.4935836</text:p>
          </table:table-cell>
          <table:table-cell office:value-type="float" office:value="1488.8826598" calcext:value-type="float">
            <text:p>1488.8826598</text:p>
          </table:table-cell>
        </table:table-row>
        <table:table-row table:style-name="ro1">
          <table:table-cell office:value-type="float" office:value="634554.1316223" calcext:value-type="float">
            <text:p>634554.1316</text:p>
          </table:table-cell>
          <table:table-cell table:formula="of:=[.H97]/1609.34" office:value-type="float" office:value="0.951604641530068" calcext:value-type="float">
            <text:p>0.9516046415</text:p>
          </table:table-cell>
          <table:table-cell office:value-type="float" office:value="2" calcext:value-type="float">
            <text:p>2</text:p>
          </table:table-cell>
          <table:table-cell table:formula="of:=LOOKUP([.C97];[.$A$2:.$A$7];[.$D$2:.$D$7])*[.$F$2]/1000*60*[.F97]" office:value-type="float" office:value="77.8399333089924" calcext:value-type="float">
            <text:p>77.839933309</text:p>
          </table:table-cell>
          <table:table-cell office:value-type="float" office:value="282.6460113" calcext:value-type="float">
            <text:p>282.6460113</text:p>
          </table:table-cell>
          <table:table-cell office:value-type="float" office:value="101.8964004" calcext:value-type="float">
            <text:p>101.8964004</text:p>
          </table:table-cell>
          <table:table-cell office:value-type="float" office:value="87.0266113" calcext:value-type="float">
            <text:p>87.0266113</text:p>
          </table:table-cell>
          <table:table-cell office:value-type="float" office:value="1531.4554138" calcext:value-type="float">
            <text:p>1531.4554138</text:p>
          </table:table-cell>
        </table:table-row>
        <table:table-row table:style-name="ro1">
          <table:table-cell office:value-type="float" office:value="635040.1318359" calcext:value-type="float">
            <text:p>635040.1318</text:p>
          </table:table-cell>
          <table:table-cell table:formula="of:=[.H98]/1609.34" office:value-type="float" office:value="0.951604641530068" calcext:value-type="float">
            <text:p>0.9516046415</text:p>
          </table:table-cell>
          <table:table-cell office:value-type="float" office:value="2" calcext:value-type="float">
            <text:p>2</text:p>
          </table:table-cell>
          <table:table-cell table:formula="of:=LOOKUP([.C98];[.$A$2:.$A$7];[.$D$2:.$D$7])*[.$F$2]/1000*60*[.F98]" office:value-type="float" office:value="77.8399333089924" calcext:value-type="float">
            <text:p>77.839933309</text:p>
          </table:table-cell>
          <table:table-cell office:value-type="float" office:value="282.6460113" calcext:value-type="float">
            <text:p>282.6460113</text:p>
          </table:table-cell>
          <table:table-cell office:value-type="float" office:value="101.8964004" calcext:value-type="float">
            <text:p>101.8964004</text:p>
          </table:table-cell>
          <table:table-cell office:value-type="float" office:value="87.0266113" calcext:value-type="float">
            <text:p>87.0266113</text:p>
          </table:table-cell>
          <table:table-cell office:value-type="float" office:value="1531.4554138" calcext:value-type="float">
            <text:p>1531.4554138</text:p>
          </table:table-cell>
        </table:table-row>
        <table:table-row table:style-name="ro1">
          <table:table-cell office:value-type="float" office:value="635551.1318664" calcext:value-type="float">
            <text:p>635551.1319</text:p>
          </table:table-cell>
          <table:table-cell table:formula="of:=[.H99]/1609.34" office:value-type="float" office:value="0.960394350230529" calcext:value-type="float">
            <text:p>0.9603943502</text:p>
          </table:table-cell>
          <table:table-cell office:value-type="float" office:value="2" calcext:value-type="float">
            <text:p>2</text:p>
          </table:table-cell>
          <table:table-cell table:formula="of:=LOOKUP([.C99];[.$A$2:.$A$7];[.$D$2:.$D$7])*[.$F$2]/1000*60*[.F99]" office:value-type="float" office:value="78.4170231339139" calcext:value-type="float">
            <text:p>78.4170231339</text:p>
          </table:table-cell>
          <table:table-cell office:value-type="float" office:value="308.9868468" calcext:value-type="float">
            <text:p>308.9868468</text:p>
          </table:table-cell>
          <table:table-cell office:value-type="float" office:value="102.6518401" calcext:value-type="float">
            <text:p>102.6518401</text:p>
          </table:table-cell>
          <table:table-cell office:value-type="float" office:value="87.2218856" calcext:value-type="float">
            <text:p>87.2218856</text:p>
          </table:table-cell>
          <table:table-cell office:value-type="float" office:value="1545.6010436" calcext:value-type="float">
            <text:p>1545.6010436</text:p>
          </table:table-cell>
        </table:table-row>
        <table:table-row table:style-name="ro1">
          <table:table-cell office:value-type="float" office:value="637052.1323242" calcext:value-type="float">
            <text:p>637052.1323</text:p>
          </table:table-cell>
          <table:table-cell table:formula="of:=[.H100]/1609.34" office:value-type="float" office:value="0.986759380553519" calcext:value-type="float">
            <text:p>0.9867593806</text:p>
          </table:table-cell>
          <table:table-cell office:value-type="float" office:value="2" calcext:value-type="float">
            <text:p>2</text:p>
          </table:table-cell>
          <table:table-cell table:formula="of:=LOOKUP([.C100];[.$A$2:.$A$7];[.$D$2:.$D$7])*[.$F$2]/1000*60*[.F100]" office:value-type="float" office:value="78.7087823227779" calcext:value-type="float">
            <text:p>78.7087823228</text:p>
          </table:table-cell>
          <table:table-cell office:value-type="float" office:value="245.0873413" calcext:value-type="float">
            <text:p>245.0873413</text:p>
          </table:table-cell>
          <table:table-cell office:value-type="float" office:value="103.0337676" calcext:value-type="float">
            <text:p>103.0337676</text:p>
          </table:table-cell>
          <table:table-cell office:value-type="float" office:value="87.6484527" calcext:value-type="float">
            <text:p>87.6484527</text:p>
          </table:table-cell>
          <table:table-cell office:value-type="float" office:value="1588.0313415" calcext:value-type="float">
            <text:p>1588.0313415</text:p>
          </table:table-cell>
        </table:table-row>
        <table:table-row table:style-name="ro1">
          <table:table-cell office:value-type="float" office:value="637551.1323547" calcext:value-type="float">
            <text:p>637551.1324</text:p>
          </table:table-cell>
          <table:table-cell table:formula="of:=[.H101]/1609.34" office:value-type="float" office:value="0.995547970472368" calcext:value-type="float">
            <text:p>0.9955479705</text:p>
          </table:table-cell>
          <table:table-cell office:value-type="float" office:value="2" calcext:value-type="float">
            <text:p>2</text:p>
          </table:table-cell>
          <table:table-cell table:formula="of:=LOOKUP([.C101];[.$A$2:.$A$7];[.$D$2:.$D$7])*[.$F$2]/1000*60*[.F101]" office:value-type="float" office:value="78.9573663233777" calcext:value-type="float">
            <text:p>78.9573663234</text:p>
          </table:table-cell>
          <table:table-cell office:value-type="float" office:value="231.9578704" calcext:value-type="float">
            <text:p>231.9578704</text:p>
          </table:table-cell>
          <table:table-cell office:value-type="float" office:value="103.3591766" calcext:value-type="float">
            <text:p>103.3591766</text:p>
          </table:table-cell>
          <table:table-cell office:value-type="float" office:value="87.7779006" calcext:value-type="float">
            <text:p>87.7779006</text:p>
          </table:table-cell>
          <table:table-cell office:value-type="float" office:value="1602.1751708" calcext:value-type="float">
            <text:p>1602.1751708</text:p>
          </table:table-cell>
        </table:table-row>
        <table:table-row table:style-name="ro1">
          <table:table-cell office:value-type="float" office:value="638050.1323242" calcext:value-type="float">
            <text:p>638050.1323</text:p>
          </table:table-cell>
          <table:table-cell table:formula="of:=[.H102]/1609.34" office:value-type="float" office:value="1.00431985422596" calcext:value-type="float">
            <text:p>1.0043198542</text:p>
          </table:table-cell>
          <table:table-cell office:value-type="float" office:value="2" calcext:value-type="float">
            <text:p>2</text:p>
          </table:table-cell>
          <table:table-cell table:formula="of:=LOOKUP([.C102];[.$A$2:.$A$7];[.$D$2:.$D$7])*[.$F$2]/1000*60*[.F102]" office:value-type="float" office:value="79.2303354038564" calcext:value-type="float">
            <text:p>79.2303354039</text:p>
          </table:table-cell>
          <table:table-cell office:value-type="float" office:value="250.1524658" calcext:value-type="float">
            <text:p>250.1524658</text:p>
          </table:table-cell>
          <table:table-cell office:value-type="float" office:value="103.7165069" calcext:value-type="float">
            <text:p>103.7165069</text:p>
          </table:table-cell>
          <table:table-cell office:value-type="float" office:value="87.9207534" calcext:value-type="float">
            <text:p>87.9207534</text:p>
          </table:table-cell>
          <table:table-cell office:value-type="float" office:value="1616.2921142" calcext:value-type="float">
            <text:p>1616.2921142</text:p>
          </table:table-cell>
        </table:table-row>
        <table:table-row table:style-name="ro1">
          <table:table-cell office:value-type="float" office:value="639550.132843" calcext:value-type="float">
            <text:p>639550.1328</text:p>
          </table:table-cell>
          <table:table-cell table:formula="of:=[.H103]/1609.34" office:value-type="float" office:value="1.0218539885916" calcext:value-type="float">
            <text:p>1.0218539886</text:p>
          </table:table-cell>
          <table:table-cell office:value-type="float" office:value="2" calcext:value-type="float">
            <text:p>2</text:p>
          </table:table-cell>
          <table:table-cell table:formula="of:=LOOKUP([.C103];[.$A$2:.$A$7];[.$D$2:.$D$7])*[.$F$2]/1000*60*[.F103]" office:value-type="float" office:value="79.505204487489" calcext:value-type="float">
            <text:p>79.5052044875</text:p>
          </table:table-cell>
          <table:table-cell office:value-type="float" office:value="295.932846" calcext:value-type="float">
            <text:p>295.932846</text:p>
          </table:table-cell>
          <table:table-cell office:value-type="float" office:value="104.0763244" calcext:value-type="float">
            <text:p>104.0763244</text:p>
          </table:table-cell>
          <table:table-cell office:value-type="float" office:value="88.2908019" calcext:value-type="float">
            <text:p>88.2908019</text:p>
          </table:table-cell>
          <table:table-cell office:value-type="float" office:value="1644.510498" calcext:value-type="float">
            <text:p>1644.510498</text:p>
          </table:table-cell>
        </table:table-row>
        <table:table-row table:style-name="ro1">
          <table:table-cell office:value-type="float" office:value="641548.1330261" calcext:value-type="float">
            <text:p>641548.1330</text:p>
          </table:table-cell>
          <table:table-cell table:formula="of:=[.H104]/1609.34" office:value-type="float" office:value="1.05686430698299" calcext:value-type="float">
            <text:p>1.056864307</text:p>
          </table:table-cell>
          <table:table-cell office:value-type="float" office:value="2" calcext:value-type="float">
            <text:p>2</text:p>
          </table:table-cell>
          <table:table-cell table:formula="of:=LOOKUP([.C104];[.$A$2:.$A$7];[.$D$2:.$D$7])*[.$F$2]/1000*60*[.F104]" office:value-type="float" office:value="80.060700950739" calcext:value-type="float">
            <text:p>80.0607009507</text:p>
          </table:table-cell>
          <table:table-cell office:value-type="float" office:value="234.8171844" calcext:value-type="float">
            <text:p>234.8171844</text:p>
          </table:table-cell>
          <table:table-cell office:value-type="float" office:value="104.8034973" calcext:value-type="float">
            <text:p>104.8034973</text:p>
          </table:table-cell>
          <table:table-cell office:value-type="float" office:value="88.8588714" calcext:value-type="float">
            <text:p>88.8588714</text:p>
          </table:table-cell>
          <table:table-cell office:value-type="float" office:value="1700.8540038" calcext:value-type="float">
            <text:p>1700.8540038</text:p>
          </table:table-cell>
        </table:table-row>
        <table:table-row table:style-name="ro1">
          <table:table-cell office:value-type="float" office:value="642546.1332092" calcext:value-type="float">
            <text:p>642546.1332</text:p>
          </table:table-cell>
          <table:table-cell table:formula="of:=[.H105]/1609.34" office:value-type="float" office:value="1.06777913784533" calcext:value-type="float">
            <text:p>1.0677791378</text:p>
          </table:table-cell>
          <table:table-cell office:value-type="float" office:value="2" calcext:value-type="float">
            <text:p>2</text:p>
          </table:table-cell>
          <table:table-cell table:formula="of:=LOOKUP([.C105];[.$A$2:.$A$7];[.$D$2:.$D$7])*[.$F$2]/1000*60*[.F105]" office:value-type="float" office:value="64.465187680045" calcext:value-type="float">
            <text:p>64.46518768</text:p>
          </table:table-cell>
          <table:table-cell office:value-type="float" office:value="223.5827789" calcext:value-type="float">
            <text:p>223.5827789</text:p>
          </table:table-cell>
          <table:table-cell office:value-type="float" office:value="84.3881835" calcext:value-type="float">
            <text:p>84.3881835</text:p>
          </table:table-cell>
          <table:table-cell office:value-type="float" office:value="89.02182" calcext:value-type="float">
            <text:p>89.02182</text:p>
          </table:table-cell>
          <table:table-cell office:value-type="float" office:value="1718.4196777" calcext:value-type="float">
            <text:p>1718.4196777</text:p>
          </table:table-cell>
        </table:table-row>
        <table:table-row table:style-name="ro1">
          <table:table-cell office:value-type="float" office:value="644046.1335449" calcext:value-type="float">
            <text:p>644046.1335</text:p>
          </table:table-cell>
          <table:table-cell table:formula="of:=[.H106]/1609.34" office:value-type="float" office:value="1.09057757055687" calcext:value-type="float">
            <text:p>1.0905775706</text:p>
          </table:table-cell>
          <table:table-cell office:value-type="float" office:value="3" calcext:value-type="float">
            <text:p>3</text:p>
          </table:table-cell>
          <table:table-cell table:formula="of:=LOOKUP([.C106];[.$A$2:.$A$7];[.$D$2:.$D$7])*[.$F$2]/1000*60*[.F106]" office:value-type="float" office:value="80.8171006339028" calcext:value-type="float">
            <text:p>80.8171006339</text:p>
          </table:table-cell>
          <table:table-cell office:value-type="float" office:value="310.8232421" calcext:value-type="float">
            <text:p>310.8232421</text:p>
          </table:table-cell>
          <table:table-cell office:value-type="float" office:value="81.1084747" calcext:value-type="float">
            <text:p>81.1084747</text:p>
          </table:table-cell>
          <table:table-cell office:value-type="float" office:value="89.532196" calcext:value-type="float">
            <text:p>89.532196</text:p>
          </table:table-cell>
          <table:table-cell office:value-type="float" office:value="1755.1101074" calcext:value-type="float">
            <text:p>1755.1101074</text:p>
          </table:table-cell>
        </table:table-row>
        <table:table-row table:style-name="ro1">
          <table:table-cell office:value-type="float" office:value="644545.1335754" calcext:value-type="float">
            <text:p>644545.1336</text:p>
          </table:table-cell>
          <table:table-cell table:formula="of:=[.H107]/1609.34" office:value-type="float" office:value="1.10195259037866" calcext:value-type="float">
            <text:p>1.1019525904</text:p>
          </table:table-cell>
          <table:table-cell office:value-type="float" office:value="3" calcext:value-type="float">
            <text:p>3</text:p>
          </table:table-cell>
          <table:table-cell table:formula="of:=LOOKUP([.C107];[.$A$2:.$A$7];[.$D$2:.$D$7])*[.$F$2]/1000*60*[.F107]" office:value-type="float" office:value="81.3393875060731" calcext:value-type="float">
            <text:p>81.3393875061</text:p>
          </table:table-cell>
          <table:table-cell office:value-type="float" office:value="323.0818481" calcext:value-type="float">
            <text:p>323.0818481</text:p>
          </table:table-cell>
          <table:table-cell office:value-type="float" office:value="81.6326446" calcext:value-type="float">
            <text:p>81.6326446</text:p>
          </table:table-cell>
          <table:table-cell office:value-type="float" office:value="89.7948608" calcext:value-type="float">
            <text:p>89.7948608</text:p>
          </table:table-cell>
          <table:table-cell office:value-type="float" office:value="1773.4163818" calcext:value-type="float">
            <text:p>1773.4163818</text:p>
          </table:table-cell>
        </table:table-row>
        <table:table-row table:style-name="ro1">
          <table:table-cell office:value-type="float" office:value="646044.133789" calcext:value-type="float">
            <text:p>646044.1338</text:p>
          </table:table-cell>
          <table:table-cell table:formula="of:=[.H108]/1609.34" office:value-type="float" office:value="1.12468897684765" calcext:value-type="float">
            <text:p>1.1246889768</text:p>
          </table:table-cell>
          <table:table-cell office:value-type="float" office:value="3" calcext:value-type="float">
            <text:p>3</text:p>
          </table:table-cell>
          <table:table-cell table:formula="of:=LOOKUP([.C108];[.$A$2:.$A$7];[.$D$2:.$D$7])*[.$F$2]/1000*60*[.F108]" office:value-type="float" office:value="81.7565161107751" calcext:value-type="float">
            <text:p>81.7565161108</text:p>
          </table:table-cell>
          <table:table-cell office:value-type="float" office:value="338.4537353" calcext:value-type="float">
            <text:p>338.4537353</text:p>
          </table:table-cell>
          <table:table-cell office:value-type="float" office:value="82.0512771" calcext:value-type="float">
            <text:p>82.0512771</text:p>
          </table:table-cell>
          <table:table-cell office:value-type="float" office:value="90.3434448" calcext:value-type="float">
            <text:p>90.3434448</text:p>
          </table:table-cell>
          <table:table-cell office:value-type="float" office:value="1810.006958" calcext:value-type="float">
            <text:p>1810.006958</text:p>
          </table:table-cell>
        </table:table-row>
        <table:table-row table:style-name="ro1">
          <table:table-cell office:value-type="float" office:value="646544.1338195" calcext:value-type="float">
            <text:p>646544.1338</text:p>
          </table:table-cell>
          <table:table-cell table:formula="of:=[.H109]/1609.34" office:value-type="float" office:value="1.13603767631451" calcext:value-type="float">
            <text:p>1.1360376763</text:p>
          </table:table-cell>
          <table:table-cell office:value-type="float" office:value="3" calcext:value-type="float">
            <text:p>3</text:p>
          </table:table-cell>
          <table:table-cell table:formula="of:=LOOKUP([.C109];[.$A$2:.$A$7];[.$D$2:.$D$7])*[.$F$2]/1000*60*[.F109]" office:value-type="float" office:value="82.2910574014575" calcext:value-type="float">
            <text:p>82.2910574015</text:p>
          </table:table-cell>
          <table:table-cell office:value-type="float" office:value="389.8301086" calcext:value-type="float">
            <text:p>389.8301086</text:p>
          </table:table-cell>
          <table:table-cell office:value-type="float" office:value="82.5877456" calcext:value-type="float">
            <text:p>82.5877456</text:p>
          </table:table-cell>
          <table:table-cell office:value-type="float" office:value="90.6622161" calcext:value-type="float">
            <text:p>90.6622161</text:p>
          </table:table-cell>
          <table:table-cell office:value-type="float" office:value="1828.270874" calcext:value-type="float">
            <text:p>1828.270874</text:p>
          </table:table-cell>
        </table:table-row>
        <table:table-row table:style-name="ro1">
          <table:table-cell office:value-type="float" office:value="649041.1347656" calcext:value-type="float">
            <text:p>649041.1348</text:p>
          </table:table-cell>
          <table:table-cell table:formula="of:=[.H110]/1609.34" office:value-type="float" office:value="1.1700136123504" calcext:value-type="float">
            <text:p>1.1700136124</text:p>
          </table:table-cell>
          <table:table-cell office:value-type="float" office:value="3" calcext:value-type="float">
            <text:p>3</text:p>
          </table:table-cell>
          <table:table-cell table:formula="of:=LOOKUP([.C110];[.$A$2:.$A$7];[.$D$2:.$D$7])*[.$F$2]/1000*60*[.F110]" office:value-type="float" office:value="82.9763385220473" calcext:value-type="float">
            <text:p>82.976338522</text:p>
          </table:table-cell>
          <table:table-cell office:value-type="float" office:value="344.9723205" calcext:value-type="float">
            <text:p>344.9723205</text:p>
          </table:table-cell>
          <table:table-cell office:value-type="float" office:value="83.2754974" calcext:value-type="float">
            <text:p>83.2754974</text:p>
          </table:table-cell>
          <table:table-cell office:value-type="float" office:value="91.4740753" calcext:value-type="float">
            <text:p>91.4740753</text:p>
          </table:table-cell>
          <table:table-cell office:value-type="float" office:value="1882.9497069" calcext:value-type="float">
            <text:p>1882.9497069</text:p>
          </table:table-cell>
        </table:table-row>
        <table:table-row table:style-name="ro1">
          <table:table-cell office:value-type="float" office:value="649540.1347961" calcext:value-type="float">
            <text:p>649540.1348</text:p>
          </table:table-cell>
          <table:table-cell table:formula="of:=[.H111]/1609.34" office:value-type="float" office:value="1.18132613089838" calcext:value-type="float">
            <text:p>1.1813261309</text:p>
          </table:table-cell>
          <table:table-cell office:value-type="float" office:value="3" calcext:value-type="float">
            <text:p>3</text:p>
          </table:table-cell>
          <table:table-cell table:formula="of:=LOOKUP([.C111];[.$A$2:.$A$7];[.$D$2:.$D$7])*[.$F$2]/1000*60*[.F111]" office:value-type="float" office:value="83.5561876620012" calcext:value-type="float">
            <text:p>83.556187662</text:p>
          </table:table-cell>
          <table:table-cell office:value-type="float" office:value="334.3045654" calcext:value-type="float">
            <text:p>334.3045654</text:p>
          </table:table-cell>
          <table:table-cell office:value-type="float" office:value="83.8574371" calcext:value-type="float">
            <text:p>83.8574371</text:p>
          </table:table-cell>
          <table:table-cell office:value-type="float" office:value="91.7281799" calcext:value-type="float">
            <text:p>91.7281799</text:p>
          </table:table-cell>
          <table:table-cell office:value-type="float" office:value="1901.1553955" calcext:value-type="float">
            <text:p>1901.1553955</text:p>
          </table:table-cell>
        </table:table-row>
        <table:table-row table:style-name="ro1">
          <table:table-cell office:value-type="float" office:value="650541.132843" calcext:value-type="float">
            <text:p>650541.1328</text:p>
          </table:table-cell>
          <table:table-cell table:formula="of:=[.H112]/1609.34" office:value-type="float" office:value="1.19263713230268" calcext:value-type="float">
            <text:p>1.1926371323</text:p>
          </table:table-cell>
          <table:table-cell office:value-type="float" office:value="3" calcext:value-type="float">
            <text:p>3</text:p>
          </table:table-cell>
          <table:table-cell table:formula="of:=LOOKUP([.C112];[.$A$2:.$A$7];[.$D$2:.$D$7])*[.$F$2]/1000*60*[.F112]" office:value-type="float" office:value="83.7904048267627" calcext:value-type="float">
            <text:p>83.7904048268</text:p>
          </table:table-cell>
          <table:table-cell office:value-type="float" office:value="315.6256103" calcext:value-type="float">
            <text:p>315.6256103</text:p>
          </table:table-cell>
          <table:table-cell office:value-type="float" office:value="84.0924987" calcext:value-type="float">
            <text:p>84.0924987</text:p>
          </table:table-cell>
          <table:table-cell office:value-type="float" office:value="91.9625854" calcext:value-type="float">
            <text:p>91.9625854</text:p>
          </table:table-cell>
          <table:table-cell office:value-type="float" office:value="1919.3586425" calcext:value-type="float">
            <text:p>1919.3586425</text:p>
          </table:table-cell>
        </table:table-row>
        <table:table-row table:style-name="ro1">
          <table:table-cell office:value-type="float" office:value="651040.1329956" calcext:value-type="float">
            <text:p>651040.1330</text:p>
          </table:table-cell>
          <table:table-cell table:formula="of:=[.H113]/1609.34" office:value-type="float" office:value="1.20394980246561" calcext:value-type="float">
            <text:p>1.2039498025</text:p>
          </table:table-cell>
          <table:table-cell office:value-type="float" office:value="3" calcext:value-type="float">
            <text:p>3</text:p>
          </table:table-cell>
          <table:table-cell table:formula="of:=LOOKUP([.C113];[.$A$2:.$A$7];[.$D$2:.$D$7])*[.$F$2]/1000*60*[.F113]" office:value-type="float" office:value="83.9669305893156" calcext:value-type="float">
            <text:p>83.9669305893</text:p>
          </table:table-cell>
          <table:table-cell office:value-type="float" office:value="259.0977325" calcext:value-type="float">
            <text:p>259.0977325</text:p>
          </table:table-cell>
          <table:table-cell office:value-type="float" office:value="84.2696609" calcext:value-type="float">
            <text:p>84.2696609</text:p>
          </table:table-cell>
          <table:table-cell office:value-type="float" office:value="92.1427688" calcext:value-type="float">
            <text:p>92.1427688</text:p>
          </table:table-cell>
          <table:table-cell office:value-type="float" office:value="1937.5645751" calcext:value-type="float">
            <text:p>1937.5645751</text:p>
          </table:table-cell>
        </table:table-row>
        <table:table-row table:style-name="ro1">
          <table:table-cell office:value-type="float" office:value="651540.1330261" calcext:value-type="float">
            <text:p>651540.1330</text:p>
          </table:table-cell>
          <table:table-cell table:formula="of:=[.H114]/1609.34" office:value-type="float" office:value="1.21525397734475" calcext:value-type="float">
            <text:p>1.2152539773</text:p>
          </table:table-cell>
          <table:table-cell office:value-type="float" office:value="3" calcext:value-type="float">
            <text:p>3</text:p>
          </table:table-cell>
          <table:table-cell table:formula="of:=LOOKUP([.C114];[.$A$2:.$A$7];[.$D$2:.$D$7])*[.$F$2]/1000*60*[.F114]" office:value-type="float" office:value="84.2034512491674" calcext:value-type="float">
            <text:p>84.2034512492</text:p>
          </table:table-cell>
          <table:table-cell office:value-type="float" office:value="297.2333831" calcext:value-type="float">
            <text:p>297.2333831</text:p>
          </table:table-cell>
          <table:table-cell office:value-type="float" office:value="84.5070343" calcext:value-type="float">
            <text:p>84.5070343</text:p>
          </table:table-cell>
          <table:table-cell office:value-type="float" office:value="92.3422927" calcext:value-type="float">
            <text:p>92.3422927</text:p>
          </table:table-cell>
          <table:table-cell office:value-type="float" office:value="1955.7568359" calcext:value-type="float">
            <text:p>1955.7568359</text:p>
          </table:table-cell>
        </table:table-row>
        <table:table-row table:style-name="ro1">
          <table:table-cell office:value-type="float" office:value="653039.1333007" calcext:value-type="float">
            <text:p>653039.1333</text:p>
          </table:table-cell>
          <table:table-cell table:formula="of:=[.H115]/1609.34" office:value-type="float" office:value="1.23784905309009" calcext:value-type="float">
            <text:p>1.2378490531</text:p>
          </table:table-cell>
          <table:table-cell office:value-type="float" office:value="3" calcext:value-type="float">
            <text:p>3</text:p>
          </table:table-cell>
          <table:table-cell table:formula="of:=LOOKUP([.C115];[.$A$2:.$A$7];[.$D$2:.$D$7])*[.$F$2]/1000*60*[.F115]" office:value-type="float" office:value="84.5308611214483" calcext:value-type="float">
            <text:p>84.5308611214</text:p>
          </table:table-cell>
          <table:table-cell office:value-type="float" office:value="345.3659362" calcext:value-type="float">
            <text:p>345.3659362</text:p>
          </table:table-cell>
          <table:table-cell office:value-type="float" office:value="84.8356246" calcext:value-type="float">
            <text:p>84.8356246</text:p>
          </table:table-cell>
          <table:table-cell office:value-type="float" office:value="92.7509384" calcext:value-type="float">
            <text:p>92.7509384</text:p>
          </table:table-cell>
          <table:table-cell office:value-type="float" office:value="1992.1199951" calcext:value-type="float">
            <text:p>1992.1199951</text:p>
          </table:table-cell>
        </table:table-row>
        <table:table-row table:style-name="ro1">
          <table:table-cell office:value-type="float" office:value="653524.1333312" calcext:value-type="float">
            <text:p>653524.1333</text:p>
          </table:table-cell>
          <table:table-cell table:formula="of:=[.H116]/1609.34" office:value-type="float" office:value="1.23784905309009" calcext:value-type="float">
            <text:p>1.2378490531</text:p>
          </table:table-cell>
          <table:table-cell office:value-type="float" office:value="3" calcext:value-type="float">
            <text:p>3</text:p>
          </table:table-cell>
          <table:table-cell table:formula="of:=LOOKUP([.C116];[.$A$2:.$A$7];[.$D$2:.$D$7])*[.$F$2]/1000*60*[.F116]" office:value-type="float" office:value="84.5308611214483" calcext:value-type="float">
            <text:p>84.5308611214</text:p>
          </table:table-cell>
          <table:table-cell office:value-type="float" office:value="345.3659362" calcext:value-type="float">
            <text:p>345.3659362</text:p>
          </table:table-cell>
          <table:table-cell office:value-type="float" office:value="84.8356246" calcext:value-type="float">
            <text:p>84.8356246</text:p>
          </table:table-cell>
          <table:table-cell office:value-type="float" office:value="92.7509384" calcext:value-type="float">
            <text:p>92.7509384</text:p>
          </table:table-cell>
          <table:table-cell office:value-type="float" office:value="1992.1199951" calcext:value-type="float">
            <text:p>1992.1199951</text:p>
          </table:table-cell>
        </table:table-row>
        <table:table-row table:style-name="ro1">
          <table:table-cell office:value-type="float" office:value="654039.1335449" calcext:value-type="float">
            <text:p>654039.1335</text:p>
          </table:table-cell>
          <table:table-cell table:formula="of:=[.H117]/1609.34" office:value-type="float" office:value="1.24911765369655" calcext:value-type="float">
            <text:p>1.2491176537</text:p>
          </table:table-cell>
          <table:table-cell office:value-type="float" office:value="3" calcext:value-type="float">
            <text:p>3</text:p>
          </table:table-cell>
          <table:table-cell table:formula="of:=LOOKUP([.C117];[.$A$2:.$A$7];[.$D$2:.$D$7])*[.$F$2]/1000*60*[.F117]" office:value-type="float" office:value="85.0418970572006" calcext:value-type="float">
            <text:p>85.0418970572</text:p>
          </table:table-cell>
          <table:table-cell office:value-type="float" office:value="380.2017211" calcext:value-type="float">
            <text:p>380.2017211</text:p>
          </table:table-cell>
          <table:table-cell office:value-type="float" office:value="85.348503" calcext:value-type="float">
            <text:p>85.348503</text:p>
          </table:table-cell>
          <table:table-cell office:value-type="float" office:value="92.9832458" calcext:value-type="float">
            <text:p>92.9832458</text:p>
          </table:table-cell>
          <table:table-cell office:value-type="float" office:value="2010.2550048" calcext:value-type="float">
            <text:p>2010.2550048</text:p>
          </table:table-cell>
        </table:table-row>
        <table:table-row table:style-name="ro1">
          <table:table-cell office:value-type="float" office:value="655040.133789" calcext:value-type="float">
            <text:p>655040.1338</text:p>
          </table:table-cell>
          <table:table-cell table:formula="of:=[.H118]/1609.34" office:value-type="float" office:value="1.27164294636311" calcext:value-type="float">
            <text:p>1.2716429464</text:p>
          </table:table-cell>
          <table:table-cell office:value-type="float" office:value="3" calcext:value-type="float">
            <text:p>3</text:p>
          </table:table-cell>
          <table:table-cell table:formula="of:=LOOKUP([.C118];[.$A$2:.$A$7];[.$D$2:.$D$7])*[.$F$2]/1000*60*[.F118]" office:value-type="float" office:value="85.3758675760436" calcext:value-type="float">
            <text:p>85.375867576</text:p>
          </table:table-cell>
          <table:table-cell office:value-type="float" office:value="347.3330993" calcext:value-type="float">
            <text:p>347.3330993</text:p>
          </table:table-cell>
          <table:table-cell office:value-type="float" office:value="85.6836776" calcext:value-type="float">
            <text:p>85.6836776</text:p>
          </table:table-cell>
          <table:table-cell office:value-type="float" office:value="93.3833846" calcext:value-type="float">
            <text:p>93.3833846</text:p>
          </table:table-cell>
          <table:table-cell office:value-type="float" office:value="2046.5058593" calcext:value-type="float">
            <text:p>2046.5058593</text:p>
          </table:table-cell>
        </table:table-row>
        <table:table-row table:style-name="ro1">
          <table:table-cell office:value-type="float" office:value="655523.1338195" calcext:value-type="float">
            <text:p>655523.1338</text:p>
          </table:table-cell>
          <table:table-cell table:formula="of:=[.H119]/1609.34" office:value-type="float" office:value="1.27164294636311" calcext:value-type="float">
            <text:p>1.2716429464</text:p>
          </table:table-cell>
          <table:table-cell office:value-type="float" office:value="3" calcext:value-type="float">
            <text:p>3</text:p>
          </table:table-cell>
          <table:table-cell table:formula="of:=LOOKUP([.C119];[.$A$2:.$A$7];[.$D$2:.$D$7])*[.$F$2]/1000*60*[.F119]" office:value-type="float" office:value="85.3758675760436" calcext:value-type="float">
            <text:p>85.375867576</text:p>
          </table:table-cell>
          <table:table-cell office:value-type="float" office:value="347.3330993" calcext:value-type="float">
            <text:p>347.3330993</text:p>
          </table:table-cell>
          <table:table-cell office:value-type="float" office:value="85.6836776" calcext:value-type="float">
            <text:p>85.6836776</text:p>
          </table:table-cell>
          <table:table-cell office:value-type="float" office:value="93.3833846" calcext:value-type="float">
            <text:p>93.3833846</text:p>
          </table:table-cell>
          <table:table-cell office:value-type="float" office:value="2046.5058593" calcext:value-type="float">
            <text:p>2046.5058593</text:p>
          </table:table-cell>
        </table:table-row>
        <table:table-row table:style-name="ro1">
          <table:table-cell office:value-type="float" office:value="656040.133789" calcext:value-type="float">
            <text:p>656040.1338</text:p>
          </table:table-cell>
          <table:table-cell table:formula="of:=[.H120]/1609.34" office:value-type="float" office:value="1.28289781792536" calcext:value-type="float">
            <text:p>1.2828978179</text:p>
          </table:table-cell>
          <table:table-cell office:value-type="float" office:value="3" calcext:value-type="float">
            <text:p>3</text:p>
          </table:table-cell>
          <table:table-cell table:formula="of:=LOOKUP([.C120];[.$A$2:.$A$7];[.$D$2:.$D$7])*[.$F$2]/1000*60*[.F120]" office:value-type="float" office:value="85.7124759843675" calcext:value-type="float">
            <text:p>85.7124759844</text:p>
          </table:table-cell>
          <table:table-cell office:value-type="float" office:value="355.0838012" calcext:value-type="float">
            <text:p>355.0838012</text:p>
          </table:table-cell>
          <table:table-cell office:value-type="float" office:value="86.0214996" calcext:value-type="float">
            <text:p>86.0214996</text:p>
          </table:table-cell>
          <table:table-cell office:value-type="float" office:value="93.587387" calcext:value-type="float">
            <text:p>93.587387</text:p>
          </table:table-cell>
          <table:table-cell office:value-type="float" office:value="2064.6187743" calcext:value-type="float">
            <text:p>2064.6187743</text:p>
          </table:table-cell>
        </table:table-row>
        <table:table-row table:style-name="ro1">
          <table:table-cell office:value-type="float" office:value="657536.1343078" calcext:value-type="float">
            <text:p>657536.1343</text:p>
          </table:table-cell>
          <table:table-cell table:formula="of:=[.H121]/1609.34" office:value-type="float" office:value="1.30536478581282" calcext:value-type="float">
            <text:p>1.3053647858</text:p>
          </table:table-cell>
          <table:table-cell office:value-type="float" office:value="3" calcext:value-type="float">
            <text:p>3</text:p>
          </table:table-cell>
          <table:table-cell table:formula="of:=LOOKUP([.C121];[.$A$2:.$A$7];[.$D$2:.$D$7])*[.$F$2]/1000*60*[.F121]" office:value-type="float" office:value="86.1757866863695" calcext:value-type="float">
            <text:p>86.1757866864</text:p>
          </table:table-cell>
          <table:table-cell office:value-type="float" office:value="381.9197997" calcext:value-type="float">
            <text:p>381.9197997</text:p>
          </table:table-cell>
          <table:table-cell office:value-type="float" office:value="86.4864807" calcext:value-type="float">
            <text:p>86.4864807</text:p>
          </table:table-cell>
          <table:table-cell office:value-type="float" office:value="94.0379257" calcext:value-type="float">
            <text:p>94.0379257</text:p>
          </table:table-cell>
          <table:table-cell office:value-type="float" office:value="2100.7757644" calcext:value-type="float">
            <text:p>2100.7757644</text:p>
          </table:table-cell>
        </table:table-row>
        <table:table-row table:style-name="ro1">
          <table:table-cell office:value-type="float" office:value="658533.1343078" calcext:value-type="float">
            <text:p>658533.1343</text:p>
          </table:table-cell>
          <table:table-cell table:formula="of:=[.H122]/1609.34" office:value-type="float" office:value="1.32780034653958" calcext:value-type="float">
            <text:p>1.3278003465</text:p>
          </table:table-cell>
          <table:table-cell office:value-type="float" office:value="3" calcext:value-type="float">
            <text:p>3</text:p>
          </table:table-cell>
          <table:table-cell table:formula="of:=LOOKUP([.C122];[.$A$2:.$A$7];[.$D$2:.$D$7])*[.$F$2]/1000*60*[.F122]" office:value-type="float" office:value="86.7069678913424" calcext:value-type="float">
            <text:p>86.7069678913</text:p>
          </table:table-cell>
          <table:table-cell office:value-type="float" office:value="381.8976135" calcext:value-type="float">
            <text:p>381.8976135</text:p>
          </table:table-cell>
          <table:table-cell office:value-type="float" office:value="87.019577" calcext:value-type="float">
            <text:p>87.019577</text:p>
          </table:table-cell>
          <table:table-cell office:value-type="float" office:value="94.4798431" calcext:value-type="float">
            <text:p>94.4798431</text:p>
          </table:table-cell>
          <table:table-cell office:value-type="float" office:value="2136.8822097" calcext:value-type="float">
            <text:p>2136.8822097</text:p>
          </table:table-cell>
        </table:table-row>
        <table:table-row table:style-name="ro1">
          <table:table-cell office:value-type="float" office:value="660033.1367187" calcext:value-type="float">
            <text:p>660033.1367</text:p>
          </table:table-cell>
          <table:table-cell table:formula="of:=[.H123]/1609.34" office:value-type="float" office:value="1.35020617358669" calcext:value-type="float">
            <text:p>1.3502061736</text:p>
          </table:table-cell>
          <table:table-cell office:value-type="float" office:value="3" calcext:value-type="float">
            <text:p>3</text:p>
          </table:table-cell>
          <table:table-cell table:formula="of:=LOOKUP([.C123];[.$A$2:.$A$7];[.$D$2:.$D$7])*[.$F$2]/1000*60*[.F123]" office:value-type="float" office:value="87.2129104903646" calcext:value-type="float">
            <text:p>87.2129104904</text:p>
          </table:table-cell>
          <table:table-cell office:value-type="float" office:value="366.4078979" calcext:value-type="float">
            <text:p>366.4078979</text:p>
          </table:table-cell>
          <table:table-cell office:value-type="float" office:value="87.5273437" calcext:value-type="float">
            <text:p>87.5273437</text:p>
          </table:table-cell>
          <table:table-cell office:value-type="float" office:value="94.88665" calcext:value-type="float">
            <text:p>94.88665</text:p>
          </table:table-cell>
          <table:table-cell office:value-type="float" office:value="2172.9408034" calcext:value-type="float">
            <text:p>2172.9408034</text:p>
          </table:table-cell>
        </table:table-row>
        <table:table-row table:style-name="ro1">
          <table:table-cell office:value-type="float" office:value="660533.1367492" calcext:value-type="float">
            <text:p>660533.1367</text:p>
          </table:table-cell>
          <table:table-cell table:formula="of:=[.H124]/1609.34" office:value-type="float" office:value="1.3614016537214" calcext:value-type="float">
            <text:p>1.3614016537</text:p>
          </table:table-cell>
          <table:table-cell office:value-type="float" office:value="3" calcext:value-type="float">
            <text:p>3</text:p>
          </table:table-cell>
          <table:table-cell table:formula="of:=LOOKUP([.C124];[.$A$2:.$A$7];[.$D$2:.$D$7])*[.$F$2]/1000*60*[.F124]" office:value-type="float" office:value="87.5321406533737" calcext:value-type="float">
            <text:p>87.5321406534</text:p>
          </table:table-cell>
          <table:table-cell office:value-type="float" office:value="320.4215698" calcext:value-type="float">
            <text:p>320.4215698</text:p>
          </table:table-cell>
          <table:table-cell office:value-type="float" office:value="87.8477248" calcext:value-type="float">
            <text:p>87.8477248</text:p>
          </table:table-cell>
          <table:table-cell office:value-type="float" office:value="95.0473937" calcext:value-type="float">
            <text:p>95.0473937</text:p>
          </table:table-cell>
          <table:table-cell office:value-type="float" office:value="2190.9581374" calcext:value-type="float">
            <text:p>2190.9581374</text:p>
          </table:table-cell>
        </table:table-row>
        <table:table-row table:style-name="ro1">
          <table:table-cell office:value-type="float" office:value="662032.1370849" calcext:value-type="float">
            <text:p>662032.1371</text:p>
          </table:table-cell>
          <table:table-cell table:formula="of:=[.H125]/1609.34" office:value-type="float" office:value="1.38374771483962" calcext:value-type="float">
            <text:p>1.3837477148</text:p>
          </table:table-cell>
          <table:table-cell office:value-type="float" office:value="3" calcext:value-type="float">
            <text:p>3</text:p>
          </table:table-cell>
          <table:table-cell table:formula="of:=LOOKUP([.C125];[.$A$2:.$A$7];[.$D$2:.$D$7])*[.$F$2]/1000*60*[.F125]" office:value-type="float" office:value="87.918314062441" calcext:value-type="float">
            <text:p>87.9183140624</text:p>
          </table:table-cell>
          <table:table-cell office:value-type="float" office:value="306.2938842" calcext:value-type="float">
            <text:p>306.2938842</text:p>
          </table:table-cell>
          <table:table-cell office:value-type="float" office:value="88.2352905" calcext:value-type="float">
            <text:p>88.2352905</text:p>
          </table:table-cell>
          <table:table-cell office:value-type="float" office:value="95.3411865" calcext:value-type="float">
            <text:p>95.3411865</text:p>
          </table:table-cell>
          <table:table-cell office:value-type="float" office:value="2226.9205474" calcext:value-type="float">
            <text:p>2226.9205474</text:p>
          </table:table-cell>
        </table:table-row>
        <table:table-row table:style-name="ro1">
          <table:table-cell office:value-type="float" office:value="662517.1371154" calcext:value-type="float">
            <text:p>662517.1371</text:p>
          </table:table-cell>
          <table:table-cell table:formula="of:=[.H126]/1609.34" office:value-type="float" office:value="1.38374771483962" calcext:value-type="float">
            <text:p>1.3837477148</text:p>
          </table:table-cell>
          <table:table-cell office:value-type="float" office:value="3" calcext:value-type="float">
            <text:p>3</text:p>
          </table:table-cell>
          <table:table-cell table:formula="of:=LOOKUP([.C126];[.$A$2:.$A$7];[.$D$2:.$D$7])*[.$F$2]/1000*60*[.F126]" office:value-type="float" office:value="87.918314062441" calcext:value-type="float">
            <text:p>87.9183140624</text:p>
          </table:table-cell>
          <table:table-cell office:value-type="float" office:value="306.2938842" calcext:value-type="float">
            <text:p>306.2938842</text:p>
          </table:table-cell>
          <table:table-cell office:value-type="float" office:value="88.2352905" calcext:value-type="float">
            <text:p>88.2352905</text:p>
          </table:table-cell>
          <table:table-cell office:value-type="float" office:value="95.3411865" calcext:value-type="float">
            <text:p>95.3411865</text:p>
          </table:table-cell>
          <table:table-cell office:value-type="float" office:value="2226.9205474" calcext:value-type="float">
            <text:p>2226.9205474</text:p>
          </table:table-cell>
        </table:table-row>
        <table:table-row table:style-name="ro1">
          <table:table-cell office:value-type="float" office:value="663030.137207" calcext:value-type="float">
            <text:p>663030.1372</text:p>
          </table:table-cell>
          <table:table-cell table:formula="of:=[.H127]/1609.34" office:value-type="float" office:value="1.39490602787478" calcext:value-type="float">
            <text:p>1.3949060279</text:p>
          </table:table-cell>
          <table:table-cell office:value-type="float" office:value="3" calcext:value-type="float">
            <text:p>3</text:p>
          </table:table-cell>
          <table:table-cell table:formula="of:=LOOKUP([.C127];[.$A$2:.$A$7];[.$D$2:.$D$7])*[.$F$2]/1000*60*[.F127]" office:value-type="float" office:value="88.2427364058141" calcext:value-type="float">
            <text:p>88.2427364058</text:p>
          </table:table-cell>
          <table:table-cell office:value-type="float" office:value="300.0231933" calcext:value-type="float">
            <text:p>300.0231933</text:p>
          </table:table-cell>
          <table:table-cell office:value-type="float" office:value="88.5608825" calcext:value-type="float">
            <text:p>88.5608825</text:p>
          </table:table-cell>
          <table:table-cell office:value-type="float" office:value="95.4980468" calcext:value-type="float">
            <text:p>95.4980468</text:p>
          </table:table-cell>
          <table:table-cell office:value-type="float" office:value="2244.8780669" calcext:value-type="float">
            <text:p>2244.8780669</text:p>
          </table:table-cell>
        </table:table-row>
        <table:table-row table:style-name="ro1">
          <table:table-cell office:value-type="float" office:value="664529.1374816" calcext:value-type="float">
            <text:p>664529.1375</text:p>
          </table:table-cell>
          <table:table-cell table:formula="of:=[.H128]/1609.34" office:value-type="float" office:value="1.41721309679745" calcext:value-type="float">
            <text:p>1.4172130968</text:p>
          </table:table-cell>
          <table:table-cell office:value-type="float" office:value="3" calcext:value-type="float">
            <text:p>3</text:p>
          </table:table-cell>
          <table:table-cell table:formula="of:=LOOKUP([.C128];[.$A$2:.$A$7];[.$D$2:.$D$7])*[.$F$2]/1000*60*[.F128]" office:value-type="float" office:value="88.5695609882706" calcext:value-type="float">
            <text:p>88.5695609883</text:p>
          </table:table-cell>
          <table:table-cell office:value-type="float" office:value="333.5346069" calcext:value-type="float">
            <text:p>333.5346069</text:p>
          </table:table-cell>
          <table:table-cell office:value-type="float" office:value="88.8888854" calcext:value-type="float">
            <text:p>88.8888854</text:p>
          </table:table-cell>
          <table:table-cell office:value-type="float" office:value="95.9661941" calcext:value-type="float">
            <text:p>95.9661941</text:p>
          </table:table-cell>
          <table:table-cell office:value-type="float" office:value="2280.7777252" calcext:value-type="float">
            <text:p>2280.7777252</text:p>
          </table:table-cell>
        </table:table-row>
        <table:table-row table:style-name="ro1">
          <table:table-cell office:value-type="float" office:value="665029.1376953" calcext:value-type="float">
            <text:p>665029.1377</text:p>
          </table:table-cell>
          <table:table-cell table:formula="of:=[.H129]/1609.34" office:value-type="float" office:value="1.4283665553581" calcext:value-type="float">
            <text:p>1.4283665554</text:p>
          </table:table-cell>
          <table:table-cell office:value-type="float" office:value="3" calcext:value-type="float">
            <text:p>3</text:p>
          </table:table-cell>
          <table:table-cell table:formula="of:=LOOKUP([.C129];[.$A$2:.$A$7];[.$D$2:.$D$7])*[.$F$2]/1000*60*[.F129]" office:value-type="float" office:value="88.8988106275446" calcext:value-type="float">
            <text:p>88.8988106275</text:p>
          </table:table-cell>
          <table:table-cell office:value-type="float" office:value="347.7872314" calcext:value-type="float">
            <text:p>347.7872314</text:p>
          </table:table-cell>
          <table:table-cell office:value-type="float" office:value="89.2193221" calcext:value-type="float">
            <text:p>89.2193221</text:p>
          </table:table-cell>
          <table:table-cell office:value-type="float" office:value="96.2088623" calcext:value-type="float">
            <text:p>96.2088623</text:p>
          </table:table-cell>
          <table:table-cell office:value-type="float" office:value="2298.7274322" calcext:value-type="float">
            <text:p>2298.7274322</text:p>
          </table:table-cell>
        </table:table-row>
        <table:table-row table:style-name="ro1">
          <table:table-cell office:value-type="float" office:value="665528.1377258" calcext:value-type="float">
            <text:p>665528.1377</text:p>
          </table:table-cell>
          <table:table-cell table:formula="of:=[.H130]/1609.34" office:value-type="float" office:value="1.43950485316962" calcext:value-type="float">
            <text:p>1.4395048532</text:p>
          </table:table-cell>
          <table:table-cell office:value-type="float" office:value="3" calcext:value-type="float">
            <text:p>3</text:p>
          </table:table-cell>
          <table:table-cell table:formula="of:=LOOKUP([.C130];[.$A$2:.$A$7];[.$D$2:.$D$7])*[.$F$2]/1000*60*[.F130]" office:value-type="float" office:value="89.2305233864063" calcext:value-type="float">
            <text:p>89.2305233864</text:p>
          </table:table-cell>
          <table:table-cell office:value-type="float" office:value="314.9013976" calcext:value-type="float">
            <text:p>314.9013976</text:p>
          </table:table-cell>
          <table:table-cell office:value-type="float" office:value="89.5522308" calcext:value-type="float">
            <text:p>89.5522308</text:p>
          </table:table-cell>
          <table:table-cell office:value-type="float" office:value="96.4216842" calcext:value-type="float">
            <text:p>96.4216842</text:p>
          </table:table-cell>
          <table:table-cell office:value-type="float" office:value="2316.6527404" calcext:value-type="float">
            <text:p>2316.6527404</text:p>
          </table:table-cell>
        </table:table-row>
        <table:table-row table:style-name="ro1">
          <table:table-cell office:value-type="float" office:value="666528.1377258" calcext:value-type="float">
            <text:p>666528.1377</text:p>
          </table:table-cell>
          <table:table-cell table:formula="of:=[.H131]/1609.34" office:value-type="float" office:value="1.45064283811997" calcext:value-type="float">
            <text:p>1.4506428381</text:p>
          </table:table-cell>
          <table:table-cell office:value-type="float" office:value="3" calcext:value-type="float">
            <text:p>3</text:p>
          </table:table-cell>
          <table:table-cell table:formula="of:=LOOKUP([.C131];[.$A$2:.$A$7];[.$D$2:.$D$7])*[.$F$2]/1000*60*[.F131]" office:value-type="float" office:value="89.4307445188187" calcext:value-type="float">
            <text:p>89.4307445188</text:p>
          </table:table-cell>
          <table:table-cell office:value-type="float" office:value="316.156311" calcext:value-type="float">
            <text:p>316.156311</text:p>
          </table:table-cell>
          <table:table-cell office:value-type="float" office:value="89.7531738" calcext:value-type="float">
            <text:p>89.7531738</text:p>
          </table:table-cell>
          <table:table-cell office:value-type="float" office:value="96.6340636" calcext:value-type="float">
            <text:p>96.6340636</text:p>
          </table:table-cell>
          <table:table-cell office:value-type="float" office:value="2334.5775451" calcext:value-type="float">
            <text:p>2334.5775451</text:p>
          </table:table-cell>
        </table:table-row>
        <table:table-row table:style-name="ro1">
          <table:table-cell office:value-type="float" office:value="667027.1381835" calcext:value-type="float">
            <text:p>667027.1382</text:p>
          </table:table-cell>
          <table:table-cell table:formula="of:=[.H132]/1609.34" office:value-type="float" office:value="1.46177141753762" calcext:value-type="float">
            <text:p>1.4617714175</text:p>
          </table:table-cell>
          <table:table-cell office:value-type="float" office:value="3" calcext:value-type="float">
            <text:p>3</text:p>
          </table:table-cell>
          <table:table-cell table:formula="of:=LOOKUP([.C132];[.$A$2:.$A$7];[.$D$2:.$D$7])*[.$F$2]/1000*60*[.F132]" office:value-type="float" office:value="89.6991021950313" calcext:value-type="float">
            <text:p>89.699102195</text:p>
          </table:table-cell>
          <table:table-cell office:value-type="float" office:value="309.7530212" calcext:value-type="float">
            <text:p>309.7530212</text:p>
          </table:table-cell>
          <table:table-cell office:value-type="float" office:value="90.022499" calcext:value-type="float">
            <text:p>90.022499</text:p>
          </table:table-cell>
          <table:table-cell office:value-type="float" office:value="96.8393173" calcext:value-type="float">
            <text:p>96.8393173</text:p>
          </table:table-cell>
          <table:table-cell office:value-type="float" office:value="2352.4872131" calcext:value-type="float">
            <text:p>2352.4872131</text:p>
          </table:table-cell>
        </table:table-row>
        <table:table-row table:style-name="ro1">
          <table:table-cell office:value-type="float" office:value="667527.1382141" calcext:value-type="float">
            <text:p>667527.1382</text:p>
          </table:table-cell>
          <table:table-cell table:formula="of:=[.H133]/1609.34" office:value-type="float" office:value="1.47289908670635" calcext:value-type="float">
            <text:p>1.4728990867</text:p>
          </table:table-cell>
          <table:table-cell office:value-type="float" office:value="3" calcext:value-type="float">
            <text:p>3</text:p>
          </table:table-cell>
          <table:table-cell table:formula="of:=LOOKUP([.C133];[.$A$2:.$A$7];[.$D$2:.$D$7])*[.$F$2]/1000*60*[.F133]" office:value-type="float" office:value="89.9014291352661" calcext:value-type="float">
            <text:p>89.9014291353</text:p>
          </table:table-cell>
          <table:table-cell office:value-type="float" office:value="324.2233886" calcext:value-type="float">
            <text:p>324.2233886</text:p>
          </table:table-cell>
          <table:table-cell office:value-type="float" office:value="90.2255554" calcext:value-type="float">
            <text:p>90.2255554</text:p>
          </table:table-cell>
          <table:table-cell office:value-type="float" office:value="97.0549163" calcext:value-type="float">
            <text:p>97.0549163</text:p>
          </table:table-cell>
          <table:table-cell office:value-type="float" office:value="2370.3954162" calcext:value-type="float">
            <text:p>2370.3954162</text:p>
          </table:table-cell>
        </table:table-row>
        <table:table-row table:style-name="ro1">
          <table:table-cell office:value-type="float" office:value="669026.1386718" calcext:value-type="float">
            <text:p>669026.1387</text:p>
          </table:table-cell>
          <table:table-cell table:formula="of:=[.H134]/1609.34" office:value-type="float" office:value="1.4951431990754" calcext:value-type="float">
            <text:p>1.4951431991</text:p>
          </table:table-cell>
          <table:table-cell office:value-type="float" office:value="3" calcext:value-type="float">
            <text:p>3</text:p>
          </table:table-cell>
          <table:table-cell table:formula="of:=LOOKUP([.C134];[.$A$2:.$A$7];[.$D$2:.$D$7])*[.$F$2]/1000*60*[.F134]" office:value-type="float" office:value="90.2747474913198" calcext:value-type="float">
            <text:p>90.2747474913</text:p>
          </table:table-cell>
          <table:table-cell office:value-type="float" office:value="363.0240478" calcext:value-type="float">
            <text:p>363.0240478</text:p>
          </table:table-cell>
          <table:table-cell office:value-type="float" office:value="90.6002197" calcext:value-type="float">
            <text:p>90.6002197</text:p>
          </table:table-cell>
          <table:table-cell office:value-type="float" office:value="97.5448989" calcext:value-type="float">
            <text:p>97.5448989</text:p>
          </table:table-cell>
          <table:table-cell office:value-type="float" office:value="2406.193756" calcext:value-type="float">
            <text:p>2406.193756</text:p>
          </table:table-cell>
        </table:table-row>
        <table:table-row table:style-name="ro1">
          <table:table-cell office:value-type="float" office:value="669526.1387023" calcext:value-type="float">
            <text:p>669526.1387</text:p>
          </table:table-cell>
          <table:table-cell table:formula="of:=[.H135]/1609.34" office:value-type="float" office:value="1.50626085594095" calcext:value-type="float">
            <text:p>1.5062608559</text:p>
          </table:table-cell>
          <table:table-cell office:value-type="float" office:value="3" calcext:value-type="float">
            <text:p>3</text:p>
          </table:table-cell>
          <table:table-cell table:formula="of:=LOOKUP([.C135];[.$A$2:.$A$7];[.$D$2:.$D$7])*[.$F$2]/1000*60*[.F135]" office:value-type="float" office:value="90.6511750376493" calcext:value-type="float">
            <text:p>90.6511750376</text:p>
          </table:table-cell>
          <table:table-cell office:value-type="float" office:value="366.3467712" calcext:value-type="float">
            <text:p>366.3467712</text:p>
          </table:table-cell>
          <table:table-cell office:value-type="float" office:value="90.9780044" calcext:value-type="float">
            <text:p>90.9780044</text:p>
          </table:table-cell>
          <table:table-cell office:value-type="float" office:value="97.7889862" calcext:value-type="float">
            <text:p>97.7889862</text:p>
          </table:table-cell>
          <table:table-cell office:value-type="float" office:value="2424.0858459" calcext:value-type="float">
            <text:p>2424.0858459</text:p>
          </table:table-cell>
        </table:table-row>
        <table:table-row table:style-name="ro1">
          <table:table-cell office:value-type="float" office:value="670023.1406249" calcext:value-type="float">
            <text:p>670023.1406</text:p>
          </table:table-cell>
          <table:table-cell table:formula="of:=[.H136]/1609.34" office:value-type="float" office:value="1.51737123106367" calcext:value-type="float">
            <text:p>1.5173712311</text:p>
          </table:table-cell>
          <table:table-cell office:value-type="float" office:value="3" calcext:value-type="float">
            <text:p>3</text:p>
          </table:table-cell>
          <table:table-cell table:formula="of:=LOOKUP([.C136];[.$A$2:.$A$7];[.$D$2:.$D$7])*[.$F$2]/1000*60*[.F136]" office:value-type="float" office:value="90.9269218733438" calcext:value-type="float">
            <text:p>90.9269218733</text:p>
          </table:table-cell>
          <table:table-cell office:value-type="float" office:value="342.2351074" calcext:value-type="float">
            <text:p>342.2351074</text:p>
          </table:table-cell>
          <table:table-cell office:value-type="float" office:value="91.2547454" calcext:value-type="float">
            <text:p>91.2547454</text:p>
          </table:table-cell>
          <table:table-cell office:value-type="float" office:value="98.0114364" calcext:value-type="float">
            <text:p>98.0114364</text:p>
          </table:table-cell>
          <table:table-cell office:value-type="float" office:value="2441.966217" calcext:value-type="float">
            <text:p>2441.966217</text:p>
          </table:table-cell>
        </table:table-row>
        <table:table-row table:style-name="ro1">
          <table:table-cell office:value-type="float" office:value="671523.1408386" calcext:value-type="float">
            <text:p>671523.1408</text:p>
          </table:table-cell>
          <table:table-cell table:formula="of:=[.H137]/1609.34" office:value-type="float" office:value="1.5395777213019" calcext:value-type="float">
            <text:p>1.5395777213</text:p>
          </table:table-cell>
          <table:table-cell office:value-type="float" office:value="3" calcext:value-type="float">
            <text:p>3</text:p>
          </table:table-cell>
          <table:table-cell table:formula="of:=LOOKUP([.C137];[.$A$2:.$A$7];[.$D$2:.$D$7])*[.$F$2]/1000*60*[.F137]" office:value-type="float" office:value="91.2739754232593" calcext:value-type="float">
            <text:p>91.2739754233</text:p>
          </table:table-cell>
          <table:table-cell office:value-type="float" office:value="316.3375243" calcext:value-type="float">
            <text:p>316.3375243</text:p>
          </table:table-cell>
          <table:table-cell office:value-type="float" office:value="91.6030502" calcext:value-type="float">
            <text:p>91.6030502</text:p>
          </table:table-cell>
          <table:table-cell office:value-type="float" office:value="98.4103088" calcext:value-type="float">
            <text:p>98.4103088</text:p>
          </table:table-cell>
          <table:table-cell office:value-type="float" office:value="2477.70401" calcext:value-type="float">
            <text:p>2477.70401</text:p>
          </table:table-cell>
        </table:table-row>
        <table:table-row table:style-name="ro1">
          <table:table-cell office:value-type="float" office:value="672023.1409912" calcext:value-type="float">
            <text:p>672023.1410</text:p>
          </table:table-cell>
          <table:table-cell table:formula="of:=[.H138]/1609.34" office:value-type="float" office:value="1.5506717125654" calcext:value-type="float">
            <text:p>1.5506717126</text:p>
          </table:table-cell>
          <table:table-cell office:value-type="float" office:value="3" calcext:value-type="float">
            <text:p>3</text:p>
          </table:table-cell>
          <table:table-cell table:formula="of:=LOOKUP([.C138];[.$A$2:.$A$7];[.$D$2:.$D$7])*[.$F$2]/1000*60*[.F138]" office:value-type="float" office:value="91.6236819084105" calcext:value-type="float">
            <text:p>91.6236819084</text:p>
          </table:table-cell>
          <table:table-cell office:value-type="float" office:value="305.947235" calcext:value-type="float">
            <text:p>305.947235</text:p>
          </table:table-cell>
          <table:table-cell office:value-type="float" office:value="91.9540175" calcext:value-type="float">
            <text:p>91.9540175</text:p>
          </table:table-cell>
          <table:table-cell office:value-type="float" office:value="98.5987014" calcext:value-type="float">
            <text:p>98.5987014</text:p>
          </table:table-cell>
          <table:table-cell office:value-type="float" office:value="2495.5580139" calcext:value-type="float">
            <text:p>2495.5580139</text:p>
          </table:table-cell>
        </table:table-row>
        <table:table-row table:style-name="ro1">
          <table:table-cell office:value-type="float" office:value="673522.1411437" calcext:value-type="float">
            <text:p>673522.1411</text:p>
          </table:table-cell>
          <table:table-cell table:formula="of:=[.H139]/1609.34" office:value-type="float" office:value="1.57283663632296" calcext:value-type="float">
            <text:p>1.5728366363</text:p>
          </table:table-cell>
          <table:table-cell office:value-type="float" office:value="3" calcext:value-type="float">
            <text:p>3</text:p>
          </table:table-cell>
          <table:table-cell table:formula="of:=LOOKUP([.C139];[.$A$2:.$A$7];[.$D$2:.$D$7])*[.$F$2]/1000*60*[.F139]" office:value-type="float" office:value="92.0114669071304" calcext:value-type="float">
            <text:p>92.0114669071</text:p>
          </table:table-cell>
          <table:table-cell office:value-type="float" office:value="348.965515" calcext:value-type="float">
            <text:p>348.965515</text:p>
          </table:table-cell>
          <table:table-cell office:value-type="float" office:value="92.3432006" calcext:value-type="float">
            <text:p>92.3432006</text:p>
          </table:table-cell>
          <table:table-cell office:value-type="float" office:value="99.039772" calcext:value-type="float">
            <text:p>99.039772</text:p>
          </table:table-cell>
          <table:table-cell office:value-type="float" office:value="2531.2289123" calcext:value-type="float">
            <text:p>2531.2289123</text:p>
          </table:table-cell>
        </table:table-row>
        <table:table-row table:style-name="ro1">
          <table:table-cell office:value-type="float" office:value="674022.1413574" calcext:value-type="float">
            <text:p>674022.1414</text:p>
          </table:table-cell>
          <table:table-cell table:formula="of:=[.H140]/1609.34" office:value-type="float" office:value="1.58389968030373" calcext:value-type="float">
            <text:p>1.5838996803</text:p>
          </table:table-cell>
          <table:table-cell office:value-type="float" office:value="3" calcext:value-type="float">
            <text:p>3</text:p>
          </table:table-cell>
          <table:table-cell table:formula="of:=LOOKUP([.C140];[.$A$2:.$A$7];[.$D$2:.$D$7])*[.$F$2]/1000*60*[.F140]" office:value-type="float" office:value="92.4740174497741" calcext:value-type="float">
            <text:p>92.4740174498</text:p>
          </table:table-cell>
          <table:table-cell office:value-type="float" office:value="332.3388366" calcext:value-type="float">
            <text:p>332.3388366</text:p>
          </table:table-cell>
          <table:table-cell office:value-type="float" office:value="92.8074188" calcext:value-type="float">
            <text:p>92.8074188</text:p>
          </table:table-cell>
          <table:table-cell office:value-type="float" office:value="99.2439651" calcext:value-type="float">
            <text:p>99.2439651</text:p>
          </table:table-cell>
          <table:table-cell office:value-type="float" office:value="2549.0331115" calcext:value-type="float">
            <text:p>2549.0331115</text:p>
          </table:table-cell>
        </table:table-row>
        <table:table-row table:style-name="ro1">
          <table:table-cell office:value-type="float" office:value="676020.1416015" calcext:value-type="float">
            <text:p>676020.1416</text:p>
          </table:table-cell>
          <table:table-cell table:formula="of:=[.H141]/1609.34" office:value-type="float" office:value="1.61707457125281" calcext:value-type="float">
            <text:p>1.6170745713</text:p>
          </table:table-cell>
          <table:table-cell office:value-type="float" office:value="3" calcext:value-type="float">
            <text:p>3</text:p>
          </table:table-cell>
          <table:table-cell table:formula="of:=LOOKUP([.C141];[.$A$2:.$A$7];[.$D$2:.$D$7])*[.$F$2]/1000*60*[.F141]" office:value-type="float" office:value="92.9051260516704" calcext:value-type="float">
            <text:p>92.9051260517</text:p>
          </table:table-cell>
          <table:table-cell office:value-type="float" office:value="344.7689819" calcext:value-type="float">
            <text:p>344.7689819</text:p>
          </table:table-cell>
          <table:table-cell office:value-type="float" office:value="93.2400817" calcext:value-type="float">
            <text:p>93.2400817</text:p>
          </table:table-cell>
          <table:table-cell office:value-type="float" office:value="99.8782882" calcext:value-type="float">
            <text:p>99.8782882</text:p>
          </table:table-cell>
          <table:table-cell office:value-type="float" office:value="2602.4227905" calcext:value-type="float">
            <text:p>2602.4227905</text:p>
          </table:table-cell>
        </table:table-row>
        <table:table-row table:style-name="ro1">
          <table:table-cell office:value-type="float" office:value="678019.1420898" calcext:value-type="float">
            <text:p>678019.1421</text:p>
          </table:table-cell>
          <table:table-cell table:formula="of:=[.H142]/1609.34" office:value-type="float" office:value="1.65017586756062" calcext:value-type="float">
            <text:p>1.6501758676</text:p>
          </table:table-cell>
          <table:table-cell office:value-type="float" office:value="3" calcext:value-type="float">
            <text:p>3</text:p>
          </table:table-cell>
          <table:table-cell table:formula="of:=LOOKUP([.C142];[.$A$2:.$A$7];[.$D$2:.$D$7])*[.$F$2]/1000*60*[.F142]" office:value-type="float" office:value="93.6570993236032" calcext:value-type="float">
            <text:p>93.6570993236</text:p>
          </table:table-cell>
          <table:table-cell office:value-type="float" office:value="306.7673034" calcext:value-type="float">
            <text:p>306.7673034</text:p>
          </table:table-cell>
          <table:table-cell office:value-type="float" office:value="93.9947661" calcext:value-type="float">
            <text:p>93.9947661</text:p>
          </table:table-cell>
          <table:table-cell office:value-type="float" office:value="100.410263" calcext:value-type="float">
            <text:p>100.410263</text:p>
          </table:table-cell>
          <table:table-cell office:value-type="float" office:value="2655.6940307" calcext:value-type="float">
            <text:p>2655.6940307</text:p>
          </table:table-cell>
        </table:table-row>
        <table:table-row table:style-name="ro1">
          <table:table-cell office:value-type="float" office:value="678518.1421203" calcext:value-type="float">
            <text:p>678518.1421</text:p>
          </table:table-cell>
          <table:table-cell table:formula="of:=[.H143]/1609.34" office:value-type="float" office:value="1.66118991170293" calcext:value-type="float">
            <text:p>1.6611899117</text:p>
          </table:table-cell>
          <table:table-cell office:value-type="float" office:value="3" calcext:value-type="float">
            <text:p>3</text:p>
          </table:table-cell>
          <table:table-cell table:formula="of:=LOOKUP([.C143];[.$A$2:.$A$7];[.$D$2:.$D$7])*[.$F$2]/1000*60*[.F143]" office:value-type="float" office:value="94.148742676436" calcext:value-type="float">
            <text:p>94.1487426764</text:p>
          </table:table-cell>
          <table:table-cell office:value-type="float" office:value="288.639511" calcext:value-type="float">
            <text:p>288.639511</text:p>
          </table:table-cell>
          <table:table-cell office:value-type="float" office:value="94.488182" calcext:value-type="float">
            <text:p>94.488182</text:p>
          </table:table-cell>
          <table:table-cell office:value-type="float" office:value="100.5705413" calcext:value-type="float">
            <text:p>100.5705413</text:p>
          </table:table-cell>
          <table:table-cell office:value-type="float" office:value="2673.4193725" calcext:value-type="float">
            <text:p>2673.4193725</text:p>
          </table:table-cell>
        </table:table-row>
        <table:table-row table:style-name="ro1">
          <table:table-cell office:value-type="float" office:value="679018.1425781" calcext:value-type="float">
            <text:p>679018.1426</text:p>
          </table:table-cell>
          <table:table-cell table:formula="of:=[.H144]/1609.34" office:value-type="float" office:value="1.67218787540234" calcext:value-type="float">
            <text:p>1.6721878754</text:p>
          </table:table-cell>
          <table:table-cell office:value-type="float" office:value="3" calcext:value-type="float">
            <text:p>3</text:p>
          </table:table-cell>
          <table:table-cell table:formula="of:=LOOKUP([.C144];[.$A$2:.$A$7];[.$D$2:.$D$7])*[.$F$2]/1000*60*[.F144]" office:value-type="float" office:value="94.4462084078742" calcext:value-type="float">
            <text:p>94.4462084079</text:p>
          </table:table-cell>
          <table:table-cell office:value-type="float" office:value="317.3883666" calcext:value-type="float">
            <text:p>317.3883666</text:p>
          </table:table-cell>
          <table:table-cell office:value-type="float" office:value="94.7867202" calcext:value-type="float">
            <text:p>94.7867202</text:p>
          </table:table-cell>
          <table:table-cell office:value-type="float" office:value="100.7511596" calcext:value-type="float">
            <text:p>100.7511596</text:p>
          </table:table-cell>
          <table:table-cell office:value-type="float" office:value="2691.1188354" calcext:value-type="float">
            <text:p>2691.1188354</text:p>
          </table:table-cell>
        </table:table-row>
        <table:table-row table:style-name="ro1">
          <table:table-cell office:value-type="float" office:value="680516.1406555" calcext:value-type="float">
            <text:p>680516.1407</text:p>
          </table:table-cell>
          <table:table-cell table:formula="of:=[.H145]/1609.34" office:value-type="float" office:value="1.69417849323325" calcext:value-type="float">
            <text:p>1.6941784932</text:p>
          </table:table-cell>
          <table:table-cell office:value-type="float" office:value="3" calcext:value-type="float">
            <text:p>3</text:p>
          </table:table-cell>
          <table:table-cell table:formula="of:=LOOKUP([.C145];[.$A$2:.$A$7];[.$D$2:.$D$7])*[.$F$2]/1000*60*[.F145]" office:value-type="float" office:value="94.7080436995765" calcext:value-type="float">
            <text:p>94.7080436996</text:p>
          </table:table-cell>
          <table:table-cell office:value-type="float" office:value="336.8478698" calcext:value-type="float">
            <text:p>336.8478698</text:p>
          </table:table-cell>
          <table:table-cell office:value-type="float" office:value="95.0494995" calcext:value-type="float">
            <text:p>95.0494995</text:p>
          </table:table-cell>
          <table:table-cell office:value-type="float" office:value="101.0792312" calcext:value-type="float">
            <text:p>101.0792312</text:p>
          </table:table-cell>
          <table:table-cell office:value-type="float" office:value="2726.5092163" calcext:value-type="float">
            <text:p>2726.5092163</text:p>
          </table:table-cell>
        </table:table-row>
        <table:table-row table:style-name="ro1">
          <table:table-cell office:value-type="float" office:value="681016.1408081" calcext:value-type="float">
            <text:p>681016.1408</text:p>
          </table:table-cell>
          <table:table-cell table:formula="of:=[.H146]/1609.34" office:value-type="float" office:value="1.7051588594082" calcext:value-type="float">
            <text:p>1.7051588594</text:p>
          </table:table-cell>
          <table:table-cell office:value-type="float" office:value="3" calcext:value-type="float">
            <text:p>3</text:p>
          </table:table-cell>
          <table:table-cell table:formula="of:=LOOKUP([.C146];[.$A$2:.$A$7];[.$D$2:.$D$7])*[.$F$2]/1000*60*[.F146]" office:value-type="float" office:value="95.0468261696433" calcext:value-type="float">
            <text:p>95.0468261696</text:p>
          </table:table-cell>
          <table:table-cell office:value-type="float" office:value="285.6652068" calcext:value-type="float">
            <text:p>285.6652068</text:p>
          </table:table-cell>
          <table:table-cell office:value-type="float" office:value="95.3895034" calcext:value-type="float">
            <text:p>95.3895034</text:p>
          </table:table-cell>
          <table:table-cell office:value-type="float" office:value="101.1964187" calcext:value-type="float">
            <text:p>101.1964187</text:p>
          </table:table-cell>
          <table:table-cell office:value-type="float" office:value="2744.1803588" calcext:value-type="float">
            <text:p>2744.1803588</text:p>
          </table:table-cell>
        </table:table-row>
        <table:table-row table:style-name="ro1">
          <table:table-cell office:value-type="float" office:value="681515.1408386" calcext:value-type="float">
            <text:p>681515.1408</text:p>
          </table:table-cell>
          <table:table-cell table:formula="of:=[.H147]/1609.34" office:value-type="float" office:value="1.71612648265749" calcext:value-type="float">
            <text:p>1.7161264827</text:p>
          </table:table-cell>
          <table:table-cell office:value-type="float" office:value="3" calcext:value-type="float">
            <text:p>3</text:p>
          </table:table-cell>
          <table:table-cell table:formula="of:=LOOKUP([.C147];[.$A$2:.$A$7];[.$D$2:.$D$7])*[.$F$2]/1000*60*[.F147]" office:value-type="float" office:value="95.2740267317248" calcext:value-type="float">
            <text:p>95.2740267317</text:p>
          </table:table-cell>
          <table:table-cell office:value-type="float" office:value="308.7528381" calcext:value-type="float">
            <text:p>308.7528381</text:p>
          </table:table-cell>
          <table:table-cell office:value-type="float" office:value="95.6175231" calcext:value-type="float">
            <text:p>95.6175231</text:p>
          </table:table-cell>
          <table:table-cell office:value-type="float" office:value="101.3300781" calcext:value-type="float">
            <text:p>101.3300781</text:p>
          </table:table-cell>
          <table:table-cell office:value-type="float" office:value="2761.8309936" calcext:value-type="float">
            <text:p>2761.8309936</text:p>
          </table:table-cell>
        </table:table-row>
        <table:table-row table:style-name="ro1">
          <table:table-cell office:value-type="float" office:value="682515.1410217" calcext:value-type="float">
            <text:p>682515.1410</text:p>
          </table:table-cell>
          <table:table-cell table:formula="of:=[.H148]/1609.34" office:value-type="float" office:value="1.72709046503536" calcext:value-type="float">
            <text:p>1.727090465</text:p>
          </table:table-cell>
          <table:table-cell office:value-type="float" office:value="3" calcext:value-type="float">
            <text:p>3</text:p>
          </table:table-cell>
          <table:table-cell table:formula="of:=LOOKUP([.C148];[.$A$2:.$A$7];[.$D$2:.$D$7])*[.$F$2]/1000*60*[.F148]" office:value-type="float" office:value="95.4260969650601" calcext:value-type="float">
            <text:p>95.4260969651</text:p>
          </table:table-cell>
          <table:table-cell office:value-type="float" office:value="294.4468841" calcext:value-type="float">
            <text:p>294.4468841</text:p>
          </table:table-cell>
          <table:table-cell office:value-type="float" office:value="95.7701416" calcext:value-type="float">
            <text:p>95.7701416</text:p>
          </table:table-cell>
          <table:table-cell office:value-type="float" office:value="101.4521331" calcext:value-type="float">
            <text:p>101.4521331</text:p>
          </table:table-cell>
          <table:table-cell office:value-type="float" office:value="2779.475769" calcext:value-type="float">
            <text:p>2779.475769</text:p>
          </table:table-cell>
        </table:table-row>
        <table:table-row table:style-name="ro1">
          <table:table-cell office:value-type="float" office:value="683015.1411132" calcext:value-type="float">
            <text:p>683015.1411</text:p>
          </table:table-cell>
          <table:table-cell table:formula="of:=[.H149]/1609.34" office:value-type="float" office:value="1.73804913784533" calcext:value-type="float">
            <text:p>1.7380491378</text:p>
          </table:table-cell>
          <table:table-cell office:value-type="float" office:value="3" calcext:value-type="float">
            <text:p>3</text:p>
          </table:table-cell>
          <table:table-cell table:formula="of:=LOOKUP([.C149];[.$A$2:.$A$7];[.$D$2:.$D$7])*[.$F$2]/1000*60*[.F149]" office:value-type="float" office:value="95.5786611176428" calcext:value-type="float">
            <text:p>95.5786611176</text:p>
          </table:table-cell>
          <table:table-cell office:value-type="float" office:value="268.2395782" calcext:value-type="float">
            <text:p>268.2395782</text:p>
          </table:table-cell>
          <table:table-cell office:value-type="float" office:value="95.9232558" calcext:value-type="float">
            <text:p>95.9232558</text:p>
          </table:table-cell>
          <table:table-cell office:value-type="float" office:value="101.5539245" calcext:value-type="float">
            <text:p>101.5539245</text:p>
          </table:table-cell>
          <table:table-cell office:value-type="float" office:value="2797.1119995" calcext:value-type="float">
            <text:p>2797.1119995</text:p>
          </table:table-cell>
        </table:table-row>
        <table:table-row table:style-name="ro1">
          <table:table-cell office:value-type="float" office:value="683514.1411437" calcext:value-type="float">
            <text:p>683514.1411</text:p>
          </table:table-cell>
          <table:table-cell table:formula="of:=[.H150]/1609.34" office:value-type="float" office:value="1.74898642058235" calcext:value-type="float">
            <text:p>1.7489864206</text:p>
          </table:table-cell>
          <table:table-cell office:value-type="float" office:value="3" calcext:value-type="float">
            <text:p>3</text:p>
          </table:table-cell>
          <table:table-cell table:formula="of:=LOOKUP([.C150];[.$A$2:.$A$7];[.$D$2:.$D$7])*[.$F$2]/1000*60*[.F150]" office:value-type="float" office:value="95.8852492595832" calcext:value-type="float">
            <text:p>95.8852492596</text:p>
          </table:table-cell>
          <table:table-cell office:value-type="float" office:value="339.7024841" calcext:value-type="float">
            <text:p>339.7024841</text:p>
          </table:table-cell>
          <table:table-cell office:value-type="float" office:value="96.2309493" calcext:value-type="float">
            <text:p>96.2309493</text:p>
          </table:table-cell>
          <table:table-cell office:value-type="float" office:value="101.707611" calcext:value-type="float">
            <text:p>101.707611</text:p>
          </table:table-cell>
          <table:table-cell office:value-type="float" office:value="2814.7138061" calcext:value-type="float">
            <text:p>2814.7138061</text:p>
          </table:table-cell>
        </table:table-row>
        <table:table-row table:style-name="ro1">
          <table:table-cell office:value-type="float" office:value="685012.1416015" calcext:value-type="float">
            <text:p>685012.1416</text:p>
          </table:table-cell>
          <table:table-cell table:formula="of:=[.H151]/1609.34" office:value-type="float" office:value="1.77084900164042" calcext:value-type="float">
            <text:p>1.7708490016</text:p>
          </table:table-cell>
          <table:table-cell office:value-type="float" office:value="3" calcext:value-type="float">
            <text:p>3</text:p>
          </table:table-cell>
          <table:table-cell table:formula="of:=LOOKUP([.C151];[.$A$2:.$A$7];[.$D$2:.$D$7])*[.$F$2]/1000*60*[.F151]" office:value-type="float" office:value="96.1551274537938" calcext:value-type="float">
            <text:p>96.1551274538</text:p>
          </table:table-cell>
          <table:table-cell office:value-type="float" office:value="339.941101" calcext:value-type="float">
            <text:p>339.941101</text:p>
          </table:table-cell>
          <table:table-cell office:value-type="float" office:value="96.5018005" calcext:value-type="float">
            <text:p>96.5018005</text:p>
          </table:table-cell>
          <table:table-cell office:value-type="float" office:value="102.0128097" calcext:value-type="float">
            <text:p>102.0128097</text:p>
          </table:table-cell>
          <table:table-cell office:value-type="float" office:value="2849.8981323" calcext:value-type="float">
            <text:p>2849.8981323</text:p>
          </table:table-cell>
        </table:table-row>
        <table:table-row table:style-name="ro1">
          <table:table-cell office:value-type="float" office:value="685512.141632" calcext:value-type="float">
            <text:p>685512.1416</text:p>
          </table:table-cell>
          <table:table-cell table:formula="of:=[.H152]/1609.34" office:value-type="float" office:value="1.78178203673556" calcext:value-type="float">
            <text:p>1.7817820367</text:p>
          </table:table-cell>
          <table:table-cell office:value-type="float" office:value="3" calcext:value-type="float">
            <text:p>3</text:p>
          </table:table-cell>
          <table:table-cell table:formula="of:=LOOKUP([.C152];[.$A$2:.$A$7];[.$D$2:.$D$7])*[.$F$2]/1000*60*[.F152]" office:value-type="float" office:value="96.3488336747529" calcext:value-type="float">
            <text:p>96.3488336748</text:p>
          </table:table-cell>
          <table:table-cell office:value-type="float" office:value="322.625183" calcext:value-type="float">
            <text:p>322.625183</text:p>
          </table:table-cell>
          <table:table-cell office:value-type="float" office:value="96.6962051" calcext:value-type="float">
            <text:p>96.6962051</text:p>
          </table:table-cell>
          <table:table-cell office:value-type="float" office:value="102.1510009" calcext:value-type="float">
            <text:p>102.1510009</text:p>
          </table:table-cell>
          <table:table-cell office:value-type="float" office:value="2867.493103" calcext:value-type="float">
            <text:p>2867.493103</text:p>
          </table:table-cell>
        </table:table-row>
        <table:table-row table:style-name="ro1">
          <table:table-cell office:value-type="float" office:value="686010.1416015" calcext:value-type="float">
            <text:p>686010.1416</text:p>
          </table:table-cell>
          <table:table-cell table:formula="of:=[.H153]/1609.34" office:value-type="float" office:value="1.79269444032958" calcext:value-type="float">
            <text:p>1.7926944403</text:p>
          </table:table-cell>
          <table:table-cell office:value-type="float" office:value="3" calcext:value-type="float">
            <text:p>3</text:p>
          </table:table-cell>
          <table:table-cell table:formula="of:=LOOKUP([.C153];[.$A$2:.$A$7];[.$D$2:.$D$7])*[.$F$2]/1000*60*[.F153]" office:value-type="float" office:value="96.6603934920555" calcext:value-type="float">
            <text:p>96.6603934921</text:p>
          </table:table-cell>
          <table:table-cell office:value-type="float" office:value="322.3189391" calcext:value-type="float">
            <text:p>322.3189391</text:p>
          </table:table-cell>
          <table:table-cell office:value-type="float" office:value="97.0088882" calcext:value-type="float">
            <text:p>97.0088882</text:p>
          </table:table-cell>
          <table:table-cell office:value-type="float" office:value="102.2877426" calcext:value-type="float">
            <text:p>102.2877426</text:p>
          </table:table-cell>
          <table:table-cell office:value-type="float" office:value="2885.0548706" calcext:value-type="float">
            <text:p>2885.0548706</text:p>
          </table:table-cell>
        </table:table-row>
        <table:table-row table:style-name="ro1">
          <table:table-cell office:value-type="float" office:value="687511.1421203" calcext:value-type="float">
            <text:p>687511.1421</text:p>
          </table:table-cell>
          <table:table-cell table:formula="of:=[.H154]/1609.34" office:value-type="float" office:value="1.81452379851368" calcext:value-type="float">
            <text:p>1.8145237985</text:p>
          </table:table-cell>
          <table:table-cell office:value-type="float" office:value="3" calcext:value-type="float">
            <text:p>3</text:p>
          </table:table-cell>
          <table:table-cell table:formula="of:=LOOKUP([.C154];[.$A$2:.$A$7];[.$D$2:.$D$7])*[.$F$2]/1000*60*[.F154]" office:value-type="float" office:value="96.8561370676348" calcext:value-type="float">
            <text:p>96.8561370676</text:p>
          </table:table-cell>
          <table:table-cell office:value-type="float" office:value="340.3111572" calcext:value-type="float">
            <text:p>340.3111572</text:p>
          </table:table-cell>
          <table:table-cell office:value-type="float" office:value="97.2053375" calcext:value-type="float">
            <text:p>97.2053375</text:p>
          </table:table-cell>
          <table:table-cell office:value-type="float" office:value="102.6063537" calcext:value-type="float">
            <text:p>102.6063537</text:p>
          </table:table-cell>
          <table:table-cell office:value-type="float" office:value="2920.1857299" calcext:value-type="float">
            <text:p>2920.1857299</text:p>
          </table:table-cell>
        </table:table-row>
        <table:table-row table:style-name="ro1">
          <table:table-cell office:value-type="float" office:value="688010.1420898" calcext:value-type="float">
            <text:p>688010.1421</text:p>
          </table:table-cell>
          <table:table-cell table:formula="of:=[.H155]/1609.34" office:value-type="float" office:value="1.82543453341121" calcext:value-type="float">
            <text:p>1.8254345334</text:p>
          </table:table-cell>
          <table:table-cell office:value-type="float" office:value="3" calcext:value-type="float">
            <text:p>3</text:p>
          </table:table-cell>
          <table:table-cell table:formula="of:=LOOKUP([.C155];[.$A$2:.$A$7];[.$D$2:.$D$7])*[.$F$2]/1000*60*[.F155]" office:value-type="float" office:value="97.131519018866" calcext:value-type="float">
            <text:p>97.1315190189</text:p>
          </table:table-cell>
          <table:table-cell office:value-type="float" office:value="344.6035156" calcext:value-type="float">
            <text:p>344.6035156</text:p>
          </table:table-cell>
          <table:table-cell office:value-type="float" office:value="97.4817123" calcext:value-type="float">
            <text:p>97.4817123</text:p>
          </table:table-cell>
          <table:table-cell office:value-type="float" office:value="102.7958068" calcext:value-type="float">
            <text:p>102.7958068</text:p>
          </table:table-cell>
          <table:table-cell office:value-type="float" office:value="2937.744812" calcext:value-type="float">
            <text:p>2937.744812</text:p>
          </table:table-cell>
        </table:table-row>
        <table:table-row table:style-name="ro1">
          <table:table-cell office:value-type="float" office:value="689509.1426086" calcext:value-type="float">
            <text:p>689509.1426</text:p>
          </table:table-cell>
          <table:table-cell table:formula="of:=[.H156]/1609.34" office:value-type="float" office:value="1.85813579063467" calcext:value-type="float">
            <text:p>1.8581357906</text:p>
          </table:table-cell>
          <table:table-cell office:value-type="float" office:value="3" calcext:value-type="float">
            <text:p>3</text:p>
          </table:table-cell>
          <table:table-cell table:formula="of:=LOOKUP([.C156];[.$A$2:.$A$7];[.$D$2:.$D$7])*[.$F$2]/1000*60*[.F156]" office:value-type="float" office:value="97.527650924053" calcext:value-type="float">
            <text:p>97.5276509241</text:p>
          </table:table-cell>
          <table:table-cell office:value-type="float" office:value="293.8258209" calcext:value-type="float">
            <text:p>293.8258209</text:p>
          </table:table-cell>
          <table:table-cell office:value-type="float" office:value="97.8792724" calcext:value-type="float">
            <text:p>97.8792724</text:p>
          </table:table-cell>
          <table:table-cell office:value-type="float" office:value="103.2493896" calcext:value-type="float">
            <text:p>103.2493896</text:p>
          </table:table-cell>
          <table:table-cell office:value-type="float" office:value="2990.3722533" calcext:value-type="float">
            <text:p>2990.3722533</text:p>
          </table:table-cell>
        </table:table-row>
        <table:table-row table:style-name="ro1">
          <table:table-cell office:value-type="float" office:value="689994.1426391" calcext:value-type="float">
            <text:p>689994.1426</text:p>
          </table:table-cell>
          <table:table-cell table:formula="of:=[.H157]/1609.34" office:value-type="float" office:value="1.85813579063467" calcext:value-type="float">
            <text:p>1.8581357906</text:p>
          </table:table-cell>
          <table:table-cell office:value-type="float" office:value="3" calcext:value-type="float">
            <text:p>3</text:p>
          </table:table-cell>
          <table:table-cell table:formula="of:=LOOKUP([.C157];[.$A$2:.$A$7];[.$D$2:.$D$7])*[.$F$2]/1000*60*[.F157]" office:value-type="float" office:value="97.527650924053" calcext:value-type="float">
            <text:p>97.5276509241</text:p>
          </table:table-cell>
          <table:table-cell office:value-type="float" office:value="293.8258209" calcext:value-type="float">
            <text:p>293.8258209</text:p>
          </table:table-cell>
          <table:table-cell office:value-type="float" office:value="97.8792724" calcext:value-type="float">
            <text:p>97.8792724</text:p>
          </table:table-cell>
          <table:table-cell office:value-type="float" office:value="103.2493896" calcext:value-type="float">
            <text:p>103.2493896</text:p>
          </table:table-cell>
          <table:table-cell office:value-type="float" office:value="2990.3722533" calcext:value-type="float">
            <text:p>2990.3722533</text:p>
          </table:table-cell>
        </table:table-row>
        <table:table-row table:style-name="ro1">
          <table:table-cell office:value-type="float" office:value="690508.1406555" calcext:value-type="float">
            <text:p>690508.1407</text:p>
          </table:table-cell>
          <table:table-cell table:formula="of:=[.H158]/1609.34" office:value-type="float" office:value="1.86902380808282" calcext:value-type="float">
            <text:p>1.8690238081</text:p>
          </table:table-cell>
          <table:table-cell office:value-type="float" office:value="3" calcext:value-type="float">
            <text:p>3</text:p>
          </table:table-cell>
          <table:table-cell table:formula="of:=LOOKUP([.C158];[.$A$2:.$A$7];[.$D$2:.$D$7])*[.$F$2]/1000*60*[.F158]" office:value-type="float" office:value="97.9270289259201" calcext:value-type="float">
            <text:p>97.9270289259</text:p>
          </table:table-cell>
          <table:table-cell office:value-type="float" office:value="300.3250732" calcext:value-type="float">
            <text:p>300.3250732</text:p>
          </table:table-cell>
          <table:table-cell office:value-type="float" office:value="98.2800903" calcext:value-type="float">
            <text:p>98.2800903</text:p>
          </table:table-cell>
          <table:table-cell office:value-type="float" office:value="103.4026641" calcext:value-type="float">
            <text:p>103.4026641</text:p>
          </table:table-cell>
          <table:table-cell office:value-type="float" office:value="3007.8947753" calcext:value-type="float">
            <text:p>3007.8947753</text:p>
          </table:table-cell>
        </table:table-row>
        <table:table-row table:style-name="ro1">
          <table:table-cell office:value-type="float" office:value="692007.1409912" calcext:value-type="float">
            <text:p>692007.1410</text:p>
          </table:table-cell>
          <table:table-cell table:formula="of:=[.H159]/1609.34" office:value-type="float" office:value="1.90166195719985" calcext:value-type="float">
            <text:p>1.9016619572</text:p>
          </table:table-cell>
          <table:table-cell office:value-type="float" office:value="3" calcext:value-type="float">
            <text:p>3</text:p>
          </table:table-cell>
          <table:table-cell table:formula="of:=LOOKUP([.C159];[.$A$2:.$A$7];[.$D$2:.$D$7])*[.$F$2]/1000*60*[.F159]" office:value-type="float" office:value="98.3296908879559" calcext:value-type="float">
            <text:p>98.329690888</text:p>
          </table:table-cell>
          <table:table-cell office:value-type="float" office:value="337.4715881" calcext:value-type="float">
            <text:p>337.4715881</text:p>
          </table:table-cell>
          <table:table-cell office:value-type="float" office:value="98.684204" calcext:value-type="float">
            <text:p>98.684204</text:p>
          </table:table-cell>
          <table:table-cell office:value-type="float" office:value="103.9362258" calcext:value-type="float">
            <text:p>103.9362258</text:p>
          </table:table-cell>
          <table:table-cell office:value-type="float" office:value="3060.4206542" calcext:value-type="float">
            <text:p>3060.4206542</text:p>
          </table:table-cell>
        </table:table-row>
        <table:table-row table:style-name="ro1">
          <table:table-cell office:value-type="float" office:value="693005.1411132" calcext:value-type="float">
            <text:p>693005.1411</text:p>
          </table:table-cell>
          <table:table-cell table:formula="of:=[.H160]/1609.34" office:value-type="float" office:value="1.91252308542632" calcext:value-type="float">
            <text:p>1.9125230854</text:p>
          </table:table-cell>
          <table:table-cell office:value-type="float" office:value="3" calcext:value-type="float">
            <text:p>3</text:p>
          </table:table-cell>
          <table:table-cell table:formula="of:=LOOKUP([.C160];[.$A$2:.$A$7];[.$D$2:.$D$7])*[.$F$2]/1000*60*[.F160]" office:value-type="float" office:value="98.8172747765847" calcext:value-type="float">
            <text:p>98.8172747766</text:p>
          </table:table-cell>
          <table:table-cell office:value-type="float" office:value="296.3993682" calcext:value-type="float">
            <text:p>296.3993682</text:p>
          </table:table-cell>
          <table:table-cell office:value-type="float" office:value="99.1735458" calcext:value-type="float">
            <text:p>99.1735458</text:p>
          </table:table-cell>
          <table:table-cell office:value-type="float" office:value="104.0820999" calcext:value-type="float">
            <text:p>104.0820999</text:p>
          </table:table-cell>
          <table:table-cell office:value-type="float" office:value="3077.8999023" calcext:value-type="float">
            <text:p>3077.8999023</text:p>
          </table:table-cell>
        </table:table-row>
        <table:table-row table:style-name="ro1">
          <table:table-cell office:value-type="float" office:value="695005.1416015" calcext:value-type="float">
            <text:p>695005.1416</text:p>
          </table:table-cell>
          <table:table-cell table:formula="of:=[.H161]/1609.34" office:value-type="float" office:value="1.95589251028372" calcext:value-type="float">
            <text:p>1.9558925103</text:p>
          </table:table-cell>
          <table:table-cell office:value-type="float" office:value="3" calcext:value-type="float">
            <text:p>3</text:p>
          </table:table-cell>
          <table:table-cell table:formula="of:=LOOKUP([.C161];[.$A$2:.$A$7];[.$D$2:.$D$7])*[.$F$2]/1000*60*[.F161]" office:value-type="float" office:value="99.350979882009" calcext:value-type="float">
            <text:p>99.350979882</text:p>
          </table:table-cell>
          <table:table-cell office:value-type="float" office:value="310.1688232" calcext:value-type="float">
            <text:p>310.1688232</text:p>
          </table:table-cell>
          <table:table-cell office:value-type="float" office:value="99.7091751" calcext:value-type="float">
            <text:p>99.7091751</text:p>
          </table:table-cell>
          <table:table-cell office:value-type="float" office:value="104.6971587" calcext:value-type="float">
            <text:p>104.6971587</text:p>
          </table:table-cell>
          <table:table-cell office:value-type="float" office:value="3147.6960525" calcext:value-type="float">
            <text:p>3147.6960525</text:p>
          </table:table-cell>
        </table:table-row>
        <table:table-row table:style-name="ro1">
          <table:table-cell office:value-type="float" office:value="696503.141632" calcext:value-type="float">
            <text:p>696503.1416</text:p>
          </table:table-cell>
          <table:table-cell table:formula="of:=[.H162]/1609.34" office:value-type="float" office:value="1.97752753781053" calcext:value-type="float">
            <text:p>1.9775275378</text:p>
          </table:table-cell>
          <table:table-cell office:value-type="float" office:value="3" calcext:value-type="float">
            <text:p>3</text:p>
          </table:table-cell>
          <table:table-cell table:formula="of:=LOOKUP([.C162];[.$A$2:.$A$7];[.$D$2:.$D$7])*[.$F$2]/1000*60*[.F162]" office:value-type="float" office:value="100.015819202476" calcext:value-type="float">
            <text:p>100.0158192025</text:p>
          </table:table-cell>
          <table:table-cell office:value-type="float" office:value="310.2807006" calcext:value-type="float">
            <text:p>310.2807006</text:p>
          </table:table-cell>
          <table:table-cell office:value-type="float" office:value="100.3764114" calcext:value-type="float">
            <text:p>100.3764114</text:p>
          </table:table-cell>
          <table:table-cell office:value-type="float" office:value="104.9974593" calcext:value-type="float">
            <text:p>104.9974593</text:p>
          </table:table-cell>
          <table:table-cell office:value-type="float" office:value="3182.5141677" calcext:value-type="float">
            <text:p>3182.5141677</text:p>
          </table:table-cell>
        </table:table-row>
        <table:table-row table:style-name="ro1">
          <table:table-cell office:value-type="float" office:value="697003.1420898" calcext:value-type="float">
            <text:p>697003.1421</text:p>
          </table:table-cell>
          <table:table-cell table:formula="of:=[.H163]/1609.34" office:value-type="float" office:value="1.98834603763033" calcext:value-type="float">
            <text:p>1.9883460376</text:p>
          </table:table-cell>
          <table:table-cell office:value-type="float" office:value="3" calcext:value-type="float">
            <text:p>3</text:p>
          </table:table-cell>
          <table:table-cell table:formula="of:=LOOKUP([.C163];[.$A$2:.$A$7];[.$D$2:.$D$7])*[.$F$2]/1000*60*[.F163]" office:value-type="float" office:value="100.225405968486" calcext:value-type="float">
            <text:p>100.2254059685</text:p>
          </table:table-cell>
          <table:table-cell office:value-type="float" office:value="323.3895568" calcext:value-type="float">
            <text:p>323.3895568</text:p>
          </table:table-cell>
          <table:table-cell office:value-type="float" office:value="100.5867538" calcext:value-type="float">
            <text:p>100.5867538</text:p>
          </table:table-cell>
          <table:table-cell office:value-type="float" office:value="105.1549682" calcext:value-type="float">
            <text:p>105.1549682</text:p>
          </table:table-cell>
          <table:table-cell office:value-type="float" office:value="3199.9248122" calcext:value-type="float">
            <text:p>3199.9248122</text:p>
          </table:table-cell>
        </table:table-row>
        <table:table-row table:style-name="ro1">
          <table:table-cell office:value-type="float" office:value="697500.1421203" calcext:value-type="float">
            <text:p>697500.1421</text:p>
          </table:table-cell>
          <table:table-cell table:formula="of:=[.H164]/1609.34" office:value-type="float" office:value="1.99916165987299" calcext:value-type="float">
            <text:p>1.9991616599</text:p>
          </table:table-cell>
          <table:table-cell office:value-type="float" office:value="3" calcext:value-type="float">
            <text:p>3</text:p>
          </table:table-cell>
          <table:table-cell table:formula="of:=LOOKUP([.C164];[.$A$2:.$A$7];[.$D$2:.$D$7])*[.$F$2]/1000*60*[.F164]" office:value-type="float" office:value="100.393713958997" calcext:value-type="float">
            <text:p>100.393713959</text:p>
          </table:table-cell>
          <table:table-cell office:value-type="float" office:value="294.5226287" calcext:value-type="float">
            <text:p>294.5226287</text:p>
          </table:table-cell>
          <table:table-cell office:value-type="float" office:value="100.7556686" calcext:value-type="float">
            <text:p>100.7556686</text:p>
          </table:table-cell>
          <table:table-cell office:value-type="float" office:value="105.2942199" calcext:value-type="float">
            <text:p>105.2942199</text:p>
          </table:table-cell>
          <table:table-cell office:value-type="float" office:value="3217.3308257" calcext:value-type="float">
            <text:p>3217.3308257</text:p>
          </table:table-cell>
        </table:table-row>
        <table:table-row table:style-name="ro1">
          <table:table-cell office:value-type="float" office:value="699001.1425781" calcext:value-type="float">
            <text:p>699001.1426</text:p>
          </table:table-cell>
          <table:table-cell table:formula="of:=[.H165]/1609.34" office:value-type="float" office:value="2.02075542439758" calcext:value-type="float">
            <text:p>2.0207554244</text:p>
          </table:table-cell>
          <table:table-cell office:value-type="float" office:value="3" calcext:value-type="float">
            <text:p>3</text:p>
          </table:table-cell>
          <table:table-cell table:formula="of:=LOOKUP([.C165];[.$A$2:.$A$7];[.$D$2:.$D$7])*[.$F$2]/1000*60*[.F165]" office:value-type="float" office:value="100.774474682699" calcext:value-type="float">
            <text:p>100.7744746827</text:p>
          </table:table-cell>
          <table:table-cell office:value-type="float" office:value="275.0156097" calcext:value-type="float">
            <text:p>275.0156097</text:p>
          </table:table-cell>
          <table:table-cell office:value-type="float" office:value="101.1378021" calcext:value-type="float">
            <text:p>101.1378021</text:p>
          </table:table-cell>
          <table:table-cell office:value-type="float" office:value="105.5883102" calcext:value-type="float">
            <text:p>105.5883102</text:p>
          </table:table-cell>
          <table:table-cell office:value-type="float" office:value="3252.0825347" calcext:value-type="float">
            <text:p>3252.0825347</text:p>
          </table:table-cell>
        </table:table-row>
        <table:table-row table:style-name="ro1">
          <table:table-cell office:value-type="float" office:value="701000.187683" calcext:value-type="float">
            <text:p>701000.1877</text:p>
          </table:table-cell>
          <table:table-cell table:formula="of:=[.H166]/1609.34" office:value-type="float" office:value="2.06392066269402" calcext:value-type="float">
            <text:p>2.0639206627</text:p>
          </table:table-cell>
          <table:table-cell office:value-type="float" office:value="3" calcext:value-type="float">
            <text:p>3</text:p>
          </table:table-cell>
          <table:table-cell table:formula="of:=LOOKUP([.C166];[.$A$2:.$A$7];[.$D$2:.$D$7])*[.$F$2]/1000*60*[.F166]" office:value-type="float" office:value="101.286666052704" calcext:value-type="float">
            <text:p>101.2866660527</text:p>
          </table:table-cell>
          <table:table-cell office:value-type="float" office:value="308.349945" calcext:value-type="float">
            <text:p>308.349945</text:p>
          </table:table-cell>
          <table:table-cell office:value-type="float" office:value="101.6518401" calcext:value-type="float">
            <text:p>101.6518401</text:p>
          </table:table-cell>
          <table:table-cell office:value-type="float" office:value="106.2569351" calcext:value-type="float">
            <text:p>106.2569351</text:p>
          </table:table-cell>
          <table:table-cell office:value-type="float" office:value="3321.5500793" calcext:value-type="float">
            <text:p>3321.5500793</text:p>
          </table:table-cell>
        </table:table-row>
        <table:table-row table:style-name="ro1">
          <table:table-cell office:value-type="float" office:value="701499.1877136" calcext:value-type="float">
            <text:p>701499.1877</text:p>
          </table:table-cell>
          <table:table-cell table:formula="of:=[.H167]/1609.34" office:value-type="float" office:value="2.07470199541427" calcext:value-type="float">
            <text:p>2.0747019954</text:p>
          </table:table-cell>
          <table:table-cell office:value-type="float" office:value="3" calcext:value-type="float">
            <text:p>3</text:p>
          </table:table-cell>
          <table:table-cell table:formula="of:=LOOKUP([.C167];[.$A$2:.$A$7];[.$D$2:.$D$7])*[.$F$2]/1000*60*[.F167]" office:value-type="float" office:value="101.760779208063" calcext:value-type="float">
            <text:p>101.7607792081</text:p>
          </table:table-cell>
          <table:table-cell office:value-type="float" office:value="253.6049041" calcext:value-type="float">
            <text:p>253.6049041</text:p>
          </table:table-cell>
          <table:table-cell office:value-type="float" office:value="102.1276626" calcext:value-type="float">
            <text:p>102.1276626</text:p>
          </table:table-cell>
          <table:table-cell office:value-type="float" office:value="106.3843307" calcext:value-type="float">
            <text:p>106.3843307</text:p>
          </table:table-cell>
          <table:table-cell office:value-type="float" office:value="3338.9009093" calcext:value-type="float">
            <text:p>3338.9009093</text:p>
          </table:table-cell>
        </table:table-row>
        <table:table-row table:style-name="ro1">
          <table:table-cell office:value-type="float" office:value="703498.1880187" calcext:value-type="float">
            <text:p>703498.1880</text:p>
          </table:table-cell>
          <table:table-cell table:formula="of:=[.H168]/1609.34" office:value-type="float" office:value="2.10706920420794" calcext:value-type="float">
            <text:p>2.1070692042</text:p>
          </table:table-cell>
          <table:table-cell office:value-type="float" office:value="3" calcext:value-type="float">
            <text:p>3</text:p>
          </table:table-cell>
          <table:table-cell table:formula="of:=LOOKUP([.C168];[.$A$2:.$A$7];[.$D$2:.$D$7])*[.$F$2]/1000*60*[.F168]" office:value-type="float" office:value="101.963258100457" calcext:value-type="float">
            <text:p>101.9632581005</text:p>
          </table:table-cell>
          <table:table-cell office:value-type="float" office:value="287.7013397" calcext:value-type="float">
            <text:p>287.7013397</text:p>
          </table:table-cell>
          <table:table-cell office:value-type="float" office:value="102.3308715" calcext:value-type="float">
            <text:p>102.3308715</text:p>
          </table:table-cell>
          <table:table-cell office:value-type="float" office:value="106.8312225" calcext:value-type="float">
            <text:p>106.8312225</text:p>
          </table:table-cell>
          <table:table-cell office:value-type="float" office:value="3390.9907531" calcext:value-type="float">
            <text:p>3390.9907531</text:p>
          </table:table-cell>
        </table:table-row>
        <table:table-row table:style-name="ro1">
          <table:table-cell office:value-type="float" office:value="703997.1880493" calcext:value-type="float">
            <text:p>703997.1880</text:p>
          </table:table-cell>
          <table:table-cell table:formula="of:=[.H169]/1609.34" office:value-type="float" office:value="2.11786570718431" calcext:value-type="float">
            <text:p>2.1178657072</text:p>
          </table:table-cell>
          <table:table-cell office:value-type="float" office:value="3" calcext:value-type="float">
            <text:p>3</text:p>
          </table:table-cell>
          <table:table-cell table:formula="of:=LOOKUP([.C169];[.$A$2:.$A$7];[.$D$2:.$D$7])*[.$F$2]/1000*60*[.F169]" office:value-type="float" office:value="102.195650842902" calcext:value-type="float">
            <text:p>102.1956508429</text:p>
          </table:table-cell>
          <table:table-cell office:value-type="float" office:value="346.0280761" calcext:value-type="float">
            <text:p>346.0280761</text:p>
          </table:table-cell>
          <table:table-cell office:value-type="float" office:value="102.5641021" calcext:value-type="float">
            <text:p>102.5641021</text:p>
          </table:table-cell>
          <table:table-cell office:value-type="float" office:value="107.0164489" calcext:value-type="float">
            <text:p>107.0164489</text:p>
          </table:table-cell>
          <table:table-cell office:value-type="float" office:value="3408.3659972" calcext:value-type="float">
            <text:p>3408.3659972</text:p>
          </table:table-cell>
        </table:table-row>
        <table:table-row table:style-name="ro1">
          <table:table-cell office:value-type="float" office:value="704495.1882629" calcext:value-type="float">
            <text:p>704495.1883</text:p>
          </table:table-cell>
          <table:table-cell table:formula="of:=[.H170]/1609.34" office:value-type="float" office:value="2.12866236196205" calcext:value-type="float">
            <text:p>2.128662362</text:p>
          </table:table-cell>
          <table:table-cell office:value-type="float" office:value="3" calcext:value-type="float">
            <text:p>3</text:p>
          </table:table-cell>
          <table:table-cell table:formula="of:=LOOKUP([.C170];[.$A$2:.$A$7];[.$D$2:.$D$7])*[.$F$2]/1000*60*[.F170]" office:value-type="float" office:value="102.370641041703" calcext:value-type="float">
            <text:p>102.3706410417</text:p>
          </table:table-cell>
          <table:table-cell office:value-type="float" office:value="348.5795287" calcext:value-type="float">
            <text:p>348.5795287</text:p>
          </table:table-cell>
          <table:table-cell office:value-type="float" office:value="102.7397232" calcext:value-type="float">
            <text:p>102.7397232</text:p>
          </table:table-cell>
          <table:table-cell office:value-type="float" office:value="107.2021408" calcext:value-type="float">
            <text:p>107.2021408</text:p>
          </table:table-cell>
          <table:table-cell office:value-type="float" office:value="3425.7414856" calcext:value-type="float">
            <text:p>3425.7414856</text:p>
          </table:table-cell>
        </table:table-row>
        <table:table-row table:style-name="ro1">
          <table:table-cell office:value-type="float" office:value="705496.188507" calcext:value-type="float">
            <text:p>705496.1885</text:p>
          </table:table-cell>
          <table:table-cell table:formula="of:=[.H171]/1609.34" office:value-type="float" office:value="2.150259918973" calcext:value-type="float">
            <text:p>2.150259919</text:p>
          </table:table-cell>
          <table:table-cell office:value-type="float" office:value="3" calcext:value-type="float">
            <text:p>3</text:p>
          </table:table-cell>
          <table:table-cell table:formula="of:=LOOKUP([.C171];[.$A$2:.$A$7];[.$D$2:.$D$7])*[.$F$2]/1000*60*[.F171]" office:value-type="float" office:value="102.5902319393" calcext:value-type="float">
            <text:p>102.5902319393</text:p>
          </table:table-cell>
          <table:table-cell office:value-type="float" office:value="308.0302734" calcext:value-type="float">
            <text:p>308.0302734</text:p>
          </table:table-cell>
          <table:table-cell office:value-type="float" office:value="102.9601058" calcext:value-type="float">
            <text:p>102.9601058</text:p>
          </table:table-cell>
          <table:table-cell office:value-type="float" office:value="107.5177764" calcext:value-type="float">
            <text:p>107.5177764</text:p>
          </table:table-cell>
          <table:table-cell office:value-type="float" office:value="3460.499298" calcext:value-type="float">
            <text:p>3460.499298</text:p>
          </table:table-cell>
        </table:table-row>
        <table:table-row table:style-name="ro1">
          <table:table-cell office:value-type="float" office:value="705982.1885375" calcext:value-type="float">
            <text:p>705982.1885</text:p>
          </table:table-cell>
          <table:table-cell table:formula="of:=[.H172]/1609.34" office:value-type="float" office:value="2.150259918973" calcext:value-type="float">
            <text:p>2.150259919</text:p>
          </table:table-cell>
          <table:table-cell office:value-type="float" office:value="3" calcext:value-type="float">
            <text:p>3</text:p>
          </table:table-cell>
          <table:table-cell table:formula="of:=LOOKUP([.C172];[.$A$2:.$A$7];[.$D$2:.$D$7])*[.$F$2]/1000*60*[.F172]" office:value-type="float" office:value="102.5902319393" calcext:value-type="float">
            <text:p>102.5902319393</text:p>
          </table:table-cell>
          <table:table-cell office:value-type="float" office:value="308.0302734" calcext:value-type="float">
            <text:p>308.0302734</text:p>
          </table:table-cell>
          <table:table-cell office:value-type="float" office:value="102.9601058" calcext:value-type="float">
            <text:p>102.9601058</text:p>
          </table:table-cell>
          <table:table-cell office:value-type="float" office:value="107.5177764" calcext:value-type="float">
            <text:p>107.5177764</text:p>
          </table:table-cell>
          <table:table-cell office:value-type="float" office:value="3460.499298" calcext:value-type="float">
            <text:p>3460.499298</text:p>
          </table:table-cell>
        </table:table-row>
        <table:table-row table:style-name="ro1">
          <table:table-cell office:value-type="float" office:value="706495.188507" calcext:value-type="float">
            <text:p>706495.1885</text:p>
          </table:table-cell>
          <table:table-cell table:formula="of:=[.H173]/1609.34" office:value-type="float" office:value="2.16105960772739" calcext:value-type="float">
            <text:p>2.1610596077</text:p>
          </table:table-cell>
          <table:table-cell office:value-type="float" office:value="3" calcext:value-type="float">
            <text:p>3</text:p>
          </table:table-cell>
          <table:table-cell table:formula="of:=LOOKUP([.C173];[.$A$2:.$A$7];[.$D$2:.$D$7])*[.$F$2]/1000*60*[.F173]" office:value-type="float" office:value="102.810757965431" calcext:value-type="float">
            <text:p>102.8107579654</text:p>
          </table:table-cell>
          <table:table-cell office:value-type="float" office:value="319.0474243" calcext:value-type="float">
            <text:p>319.0474243</text:p>
          </table:table-cell>
          <table:table-cell office:value-type="float" office:value="103.1814269" calcext:value-type="float">
            <text:p>103.1814269</text:p>
          </table:table-cell>
          <table:table-cell office:value-type="float" office:value="107.6811141" calcext:value-type="float">
            <text:p>107.6811141</text:p>
          </table:table-cell>
          <table:table-cell office:value-type="float" office:value="3477.8796691" calcext:value-type="float">
            <text:p>3477.8796691</text:p>
          </table:table-cell>
        </table:table-row>
        <table:table-row table:style-name="ro1">
          <table:table-cell office:value-type="float" office:value="707994.1890258" calcext:value-type="float">
            <text:p>707994.1890</text:p>
          </table:table-cell>
          <table:table-cell table:formula="of:=[.H174]/1609.34" office:value-type="float" office:value="2.19347672660842" calcext:value-type="float">
            <text:p>2.1934767266</text:p>
          </table:table-cell>
          <table:table-cell office:value-type="float" office:value="3" calcext:value-type="float">
            <text:p>3</text:p>
          </table:table-cell>
          <table:table-cell table:formula="of:=LOOKUP([.C174];[.$A$2:.$A$7];[.$D$2:.$D$7])*[.$F$2]/1000*60*[.F174]" office:value-type="float" office:value="102.987861445111" calcext:value-type="float">
            <text:p>102.9878614451</text:p>
          </table:table-cell>
          <table:table-cell office:value-type="float" office:value="237.4418334" calcext:value-type="float">
            <text:p>237.4418334</text:p>
          </table:table-cell>
          <table:table-cell office:value-type="float" office:value="103.3591689" calcext:value-type="float">
            <text:p>103.3591689</text:p>
          </table:table-cell>
          <table:table-cell office:value-type="float" office:value="108.0091705" calcext:value-type="float">
            <text:p>108.0091705</text:p>
          </table:table-cell>
          <table:table-cell office:value-type="float" office:value="3530.0498352" calcext:value-type="float">
            <text:p>3530.0498352</text:p>
          </table:table-cell>
        </table:table-row>
        <table:table-row table:style-name="ro1">
          <table:table-cell office:value-type="float" office:value="708493.1889953" calcext:value-type="float">
            <text:p>708493.1890</text:p>
          </table:table-cell>
          <table:table-cell table:formula="of:=[.H175]/1609.34" office:value-type="float" office:value="2.20426625125828" calcext:value-type="float">
            <text:p>2.2042662513</text:p>
          </table:table-cell>
          <table:table-cell office:value-type="float" office:value="3" calcext:value-type="float">
            <text:p>3</text:p>
          </table:table-cell>
          <table:table-cell table:formula="of:=LOOKUP([.C175];[.$A$2:.$A$7];[.$D$2:.$D$7])*[.$F$2]/1000*60*[.F175]" office:value-type="float" office:value="103.343915744161" calcext:value-type="float">
            <text:p>103.3439157442</text:p>
          </table:table-cell>
          <table:table-cell office:value-type="float" office:value="213.3393401" calcext:value-type="float">
            <text:p>213.3393401</text:p>
          </table:table-cell>
          <table:table-cell office:value-type="float" office:value="103.7165069" calcext:value-type="float">
            <text:p>103.7165069</text:p>
          </table:table-cell>
          <table:table-cell office:value-type="float" office:value="108.1015243" calcext:value-type="float">
            <text:p>108.1015243</text:p>
          </table:table-cell>
          <table:table-cell office:value-type="float" office:value="3547.4138488" calcext:value-type="float">
            <text:p>3547.4138488</text:p>
          </table:table-cell>
        </table:table-row>
        <table:table-row table:style-name="ro1">
          <table:table-cell office:value-type="float" office:value="708992.1890258" calcext:value-type="float">
            <text:p>708992.1890</text:p>
          </table:table-cell>
          <table:table-cell table:formula="of:=[.H176]/1609.34" office:value-type="float" office:value="2.21505577597027" calcext:value-type="float">
            <text:p>2.215055776</text:p>
          </table:table-cell>
          <table:table-cell office:value-type="float" office:value="3" calcext:value-type="float">
            <text:p>3</text:p>
          </table:table-cell>
          <table:table-cell table:formula="of:=LOOKUP([.C176];[.$A$2:.$A$7];[.$D$2:.$D$7])*[.$F$2]/1000*60*[.F176]" office:value-type="float" office:value="103.433315127946" calcext:value-type="float">
            <text:p>103.4333151279</text:p>
          </table:table-cell>
          <table:table-cell office:value-type="float" office:value="220.398117" calcext:value-type="float">
            <text:p>220.398117</text:p>
          </table:table-cell>
          <table:table-cell office:value-type="float" office:value="103.8062286" calcext:value-type="float">
            <text:p>103.8062286</text:p>
          </table:table-cell>
          <table:table-cell office:value-type="float" office:value="108.1979751" calcext:value-type="float">
            <text:p>108.1979751</text:p>
          </table:table-cell>
          <table:table-cell office:value-type="float" office:value="3564.7778625" calcext:value-type="float">
            <text:p>3564.7778625</text:p>
          </table:table-cell>
        </table:table-row>
        <table:table-row table:style-name="ro1">
          <table:table-cell office:value-type="float" office:value="709992.1895141" calcext:value-type="float">
            <text:p>709992.1895</text:p>
          </table:table-cell>
          <table:table-cell table:formula="of:=[.H177]/1609.34" office:value-type="float" office:value="2.22583635024296" calcext:value-type="float">
            <text:p>2.2258363502</text:p>
          </table:table-cell>
          <table:table-cell office:value-type="float" office:value="3" calcext:value-type="float">
            <text:p>3</text:p>
          </table:table-cell>
          <table:table-cell table:formula="of:=LOOKUP([.C177];[.$A$2:.$A$7];[.$D$2:.$D$7])*[.$F$2]/1000*60*[.F177]" office:value-type="float" office:value="103.612577523973" calcext:value-type="float">
            <text:p>103.612577524</text:p>
          </table:table-cell>
          <table:table-cell office:value-type="float" office:value="224.4117126" calcext:value-type="float">
            <text:p>224.4117126</text:p>
          </table:table-cell>
          <table:table-cell office:value-type="float" office:value="103.9861373" calcext:value-type="float">
            <text:p>103.9861373</text:p>
          </table:table-cell>
          <table:table-cell office:value-type="float" office:value="108.2964401" calcext:value-type="float">
            <text:p>108.2964401</text:p>
          </table:table-cell>
          <table:table-cell office:value-type="float" office:value="3582.1274719" calcext:value-type="float">
            <text:p>3582.1274719</text:p>
          </table:table-cell>
        </table:table-row>
        <table:table-row table:style-name="ro1">
          <table:table-cell office:value-type="float" office:value="710977.1895141" calcext:value-type="float">
            <text:p>710977.1895</text:p>
          </table:table-cell>
          <table:table-cell table:formula="of:=[.H178]/1609.34" office:value-type="float" office:value="2.22583635024296" calcext:value-type="float">
            <text:p>2.2258363502</text:p>
          </table:table-cell>
          <table:table-cell office:value-type="float" office:value="3" calcext:value-type="float">
            <text:p>3</text:p>
          </table:table-cell>
          <table:table-cell table:formula="of:=LOOKUP([.C178];[.$A$2:.$A$7];[.$D$2:.$D$7])*[.$F$2]/1000*60*[.F178]" office:value-type="float" office:value="103.612577523973" calcext:value-type="float">
            <text:p>103.612577524</text:p>
          </table:table-cell>
          <table:table-cell office:value-type="float" office:value="224.4117126" calcext:value-type="float">
            <text:p>224.4117126</text:p>
          </table:table-cell>
          <table:table-cell office:value-type="float" office:value="103.9861373" calcext:value-type="float">
            <text:p>103.9861373</text:p>
          </table:table-cell>
          <table:table-cell office:value-type="float" office:value="108.2964401" calcext:value-type="float">
            <text:p>108.2964401</text:p>
          </table:table-cell>
          <table:table-cell office:value-type="float" office:value="3582.1274719" calcext:value-type="float">
            <text:p>3582.1274719</text:p>
          </table:table-cell>
        </table:table-row>
        <table:table-row table:style-name="ro1">
          <table:table-cell office:value-type="float" office:value="712489.1898498" calcext:value-type="float">
            <text:p>712489.1898</text:p>
          </table:table-cell>
          <table:table-cell table:formula="of:=[.H179]/1609.34" office:value-type="float" office:value="2.27966945741733" calcext:value-type="float">
            <text:p>2.2796694574</text:p>
          </table:table-cell>
          <table:table-cell office:value-type="float" office:value="3" calcext:value-type="float">
            <text:p>3</text:p>
          </table:table-cell>
          <table:table-cell table:formula="of:=LOOKUP([.C179];[.$A$2:.$A$7];[.$D$2:.$D$7])*[.$F$2]/1000*60*[.F179]" office:value-type="float" office:value="104.08156695217" calcext:value-type="float">
            <text:p>104.0815669522</text:p>
          </table:table-cell>
          <table:table-cell office:value-type="float" office:value="259.990097" calcext:value-type="float">
            <text:p>259.990097</text:p>
          </table:table-cell>
          <table:table-cell office:value-type="float" office:value="104.4568176" calcext:value-type="float">
            <text:p>104.4568176</text:p>
          </table:table-cell>
          <table:table-cell office:value-type="float" office:value="108.8959121" calcext:value-type="float">
            <text:p>108.8959121</text:p>
          </table:table-cell>
          <table:table-cell office:value-type="float" office:value="3668.7632446" calcext:value-type="float">
            <text:p>3668.7632446</text:p>
          </table:table-cell>
        </table:table-row>
        <table:table-row table:style-name="ro1">
          <table:table-cell office:value-type="float" office:value="712989.1898803" calcext:value-type="float">
            <text:p>712989.1899</text:p>
          </table:table-cell>
          <table:table-cell table:formula="of:=[.H180]/1609.34" office:value-type="float" office:value="2.29041893266805" calcext:value-type="float">
            <text:p>2.2904189327</text:p>
          </table:table-cell>
          <table:table-cell office:value-type="float" office:value="3" calcext:value-type="float">
            <text:p>3</text:p>
          </table:table-cell>
          <table:table-cell table:formula="of:=LOOKUP([.C180];[.$A$2:.$A$7];[.$D$2:.$D$7])*[.$F$2]/1000*60*[.F180]" office:value-type="float" office:value="104.609722465824" calcext:value-type="float">
            <text:p>104.6097224658</text:p>
          </table:table-cell>
          <table:table-cell office:value-type="float" office:value="322.8795165" calcext:value-type="float">
            <text:p>322.8795165</text:p>
          </table:table-cell>
          <table:table-cell office:value-type="float" office:value="104.9868773" calcext:value-type="float">
            <text:p>104.9868773</text:p>
          </table:table-cell>
          <table:table-cell office:value-type="float" office:value="109.0526504" calcext:value-type="float">
            <text:p>109.0526504</text:p>
          </table:table-cell>
          <table:table-cell office:value-type="float" office:value="3686.0628051" calcext:value-type="float">
            <text:p>3686.0628051</text:p>
          </table:table-cell>
        </table:table-row>
        <table:table-row table:style-name="ro1">
          <table:table-cell office:value-type="float" office:value="713474.1899719" calcext:value-type="float">
            <text:p>713474.1900</text:p>
          </table:table-cell>
          <table:table-cell table:formula="of:=[.H181]/1609.34" office:value-type="float" office:value="2.29041893266805" calcext:value-type="float">
            <text:p>2.2904189327</text:p>
          </table:table-cell>
          <table:table-cell office:value-type="float" office:value="3" calcext:value-type="float">
            <text:p>3</text:p>
          </table:table-cell>
          <table:table-cell table:formula="of:=LOOKUP([.C181];[.$A$2:.$A$7];[.$D$2:.$D$7])*[.$F$2]/1000*60*[.F181]" office:value-type="float" office:value="104.609722465824" calcext:value-type="float">
            <text:p>104.6097224658</text:p>
          </table:table-cell>
          <table:table-cell office:value-type="float" office:value="322.8795165" calcext:value-type="float">
            <text:p>322.8795165</text:p>
          </table:table-cell>
          <table:table-cell office:value-type="float" office:value="104.9868773" calcext:value-type="float">
            <text:p>104.9868773</text:p>
          </table:table-cell>
          <table:table-cell office:value-type="float" office:value="109.0526504" calcext:value-type="float">
            <text:p>109.0526504</text:p>
          </table:table-cell>
          <table:table-cell office:value-type="float" office:value="3686.0628051" calcext:value-type="float">
            <text:p>3686.0628051</text:p>
          </table:table-cell>
        </table:table-row>
        <table:table-row table:style-name="ro1">
          <table:table-cell office:value-type="float" office:value="714988.1902465" calcext:value-type="float">
            <text:p>714988.1902</text:p>
          </table:table-cell>
          <table:table-cell table:formula="of:=[.H182]/1609.34" office:value-type="float" office:value="2.32264536163893" calcext:value-type="float">
            <text:p>2.3226453616</text:p>
          </table:table-cell>
          <table:table-cell office:value-type="float" office:value="3" calcext:value-type="float">
            <text:p>3</text:p>
          </table:table-cell>
          <table:table-cell table:formula="of:=LOOKUP([.C182];[.$A$2:.$A$7];[.$D$2:.$D$7])*[.$F$2]/1000*60*[.F182]" office:value-type="float" office:value="104.977096154494" calcext:value-type="float">
            <text:p>104.9770961545</text:p>
          </table:table-cell>
          <table:table-cell office:value-type="float" office:value="318.5265502" calcext:value-type="float">
            <text:p>318.5265502</text:p>
          </table:table-cell>
          <table:table-cell office:value-type="float" office:value="105.3555755" calcext:value-type="float">
            <text:p>105.3555755</text:p>
          </table:table-cell>
          <table:table-cell office:value-type="float" office:value="109.5106353" calcext:value-type="float">
            <text:p>109.5106353</text:p>
          </table:table-cell>
          <table:table-cell office:value-type="float" office:value="3737.9260863" calcext:value-type="float">
            <text:p>3737.9260863</text:p>
          </table:table-cell>
        </table:table-row>
        <table:table-row table:style-name="ro1">
          <table:table-cell office:value-type="float" office:value="715488.1904601" calcext:value-type="float">
            <text:p>715488.1905</text:p>
          </table:table-cell>
          <table:table-cell table:formula="of:=[.H183]/1609.34" office:value-type="float" office:value="2.33337086799558" calcext:value-type="float">
            <text:p>2.333370868</text:p>
          </table:table-cell>
          <table:table-cell office:value-type="float" office:value="3" calcext:value-type="float">
            <text:p>3</text:p>
          </table:table-cell>
          <table:table-cell table:formula="of:=LOOKUP([.C183];[.$A$2:.$A$7];[.$D$2:.$D$7])*[.$F$2]/1000*60*[.F183]" office:value-type="float" office:value="105.439958273794" calcext:value-type="float">
            <text:p>105.4399582738</text:p>
          </table:table-cell>
          <table:table-cell office:value-type="float" office:value="342.6866759" calcext:value-type="float">
            <text:p>342.6866759</text:p>
          </table:table-cell>
          <table:table-cell office:value-type="float" office:value="105.8201064" calcext:value-type="float">
            <text:p>105.8201064</text:p>
          </table:table-cell>
          <table:table-cell office:value-type="float" office:value="109.6759643" calcext:value-type="float">
            <text:p>109.6759643</text:p>
          </table:table-cell>
          <table:table-cell office:value-type="float" office:value="3755.1870727" calcext:value-type="float">
            <text:p>3755.1870727</text:p>
          </table:table-cell>
        </table:table-row>
        <table:table-row table:style-name="ro1">
          <table:table-cell office:value-type="float" office:value="717486.1909484" calcext:value-type="float">
            <text:p>717486.1909</text:p>
          </table:table-cell>
          <table:table-cell table:formula="of:=[.H184]/1609.34" office:value-type="float" office:value="2.37629261455006" calcext:value-type="float">
            <text:p>2.3762926146</text:p>
          </table:table-cell>
          <table:table-cell office:value-type="float" office:value="3" calcext:value-type="float">
            <text:p>3</text:p>
          </table:table-cell>
          <table:table-cell table:formula="of:=LOOKUP([.C184];[.$A$2:.$A$7];[.$D$2:.$D$7])*[.$F$2]/1000*60*[.F184]" office:value-type="float" office:value="105.696274463799" calcext:value-type="float">
            <text:p>105.6962744638</text:p>
          </table:table-cell>
          <table:table-cell office:value-type="float" office:value="267.5350189" calcext:value-type="float">
            <text:p>267.5350189</text:p>
          </table:table-cell>
          <table:table-cell office:value-type="float" office:value="106.0773467" calcext:value-type="float">
            <text:p>106.0773467</text:p>
          </table:table-cell>
          <table:table-cell office:value-type="float" office:value="110.1451034" calcext:value-type="float">
            <text:p>110.1451034</text:p>
          </table:table-cell>
          <table:table-cell office:value-type="float" office:value="3824.2627563" calcext:value-type="float">
            <text:p>3824.2627563</text:p>
          </table:table-cell>
        </table:table-row>
        <table:table-row table:style-name="ro1">
          <table:table-cell office:value-type="float" office:value="717972.1909789" calcext:value-type="float">
            <text:p>717972.1910</text:p>
          </table:table-cell>
          <table:table-cell table:formula="of:=[.H185]/1609.34" office:value-type="float" office:value="2.37629261455006" calcext:value-type="float">
            <text:p>2.3762926146</text:p>
          </table:table-cell>
          <table:table-cell office:value-type="float" office:value="3" calcext:value-type="float">
            <text:p>3</text:p>
          </table:table-cell>
          <table:table-cell table:formula="of:=LOOKUP([.C185];[.$A$2:.$A$7];[.$D$2:.$D$7])*[.$F$2]/1000*60*[.F185]" office:value-type="float" office:value="105.696274463799" calcext:value-type="float">
            <text:p>105.6962744638</text:p>
          </table:table-cell>
          <table:table-cell office:value-type="float" office:value="267.5350189" calcext:value-type="float">
            <text:p>267.5350189</text:p>
          </table:table-cell>
          <table:table-cell office:value-type="float" office:value="106.0773467" calcext:value-type="float">
            <text:p>106.0773467</text:p>
          </table:table-cell>
          <table:table-cell office:value-type="float" office:value="110.1451034" calcext:value-type="float">
            <text:p>110.1451034</text:p>
          </table:table-cell>
          <table:table-cell office:value-type="float" office:value="3824.2627563" calcext:value-type="float">
            <text:p>3824.2627563</text:p>
          </table:table-cell>
        </table:table-row>
        <table:table-row table:style-name="ro1">
          <table:table-cell office:value-type="float" office:value="719484.1914367" calcext:value-type="float">
            <text:p>719484.1914</text:p>
          </table:table-cell>
          <table:table-cell table:formula="of:=[.H186]/1609.34" office:value-type="float" office:value="2.4084530530528" calcext:value-type="float">
            <text:p>2.4084530531</text:p>
          </table:table-cell>
          <table:table-cell office:value-type="float" office:value="3" calcext:value-type="float">
            <text:p>3</text:p>
          </table:table-cell>
          <table:table-cell table:formula="of:=LOOKUP([.C186];[.$A$2:.$A$7];[.$D$2:.$D$7])*[.$F$2]/1000*60*[.F186]" office:value-type="float" office:value="106.189088495921" calcext:value-type="float">
            <text:p>106.1890884959</text:p>
          </table:table-cell>
          <table:table-cell office:value-type="float" office:value="266.9689178" calcext:value-type="float">
            <text:p>266.9689178</text:p>
          </table:table-cell>
          <table:table-cell office:value-type="float" office:value="106.5719375" calcext:value-type="float">
            <text:p>106.5719375</text:p>
          </table:table-cell>
          <table:table-cell office:value-type="float" office:value="110.4888687" calcext:value-type="float">
            <text:p>110.4888687</text:p>
          </table:table-cell>
          <table:table-cell office:value-type="float" office:value="3876.0198364" calcext:value-type="float">
            <text:p>3876.0198364</text:p>
          </table:table-cell>
        </table:table-row>
        <table:table-row table:style-name="ro1">
          <table:table-cell office:value-type="float" office:value="719984.1914672" calcext:value-type="float">
            <text:p>719984.1915</text:p>
          </table:table-cell>
          <table:table-cell table:formula="of:=[.H187]/1609.34" office:value-type="float" office:value="2.41919509488362" calcext:value-type="float">
            <text:p>2.4191950949</text:p>
          </table:table-cell>
          <table:table-cell office:value-type="float" office:value="3" calcext:value-type="float">
            <text:p>3</text:p>
          </table:table-cell>
          <table:table-cell table:formula="of:=LOOKUP([.C187];[.$A$2:.$A$7];[.$D$2:.$D$7])*[.$F$2]/1000*60*[.F187]" office:value-type="float" office:value="106.189088495921" calcext:value-type="float">
            <text:p>106.1890884959</text:p>
          </table:table-cell>
          <table:table-cell office:value-type="float" office:value="258.2236175" calcext:value-type="float">
            <text:p>258.2236175</text:p>
          </table:table-cell>
          <table:table-cell office:value-type="float" office:value="106.5719375" calcext:value-type="float">
            <text:p>106.5719375</text:p>
          </table:table-cell>
          <table:table-cell office:value-type="float" office:value="110.5967559" calcext:value-type="float">
            <text:p>110.5967559</text:p>
          </table:table-cell>
          <table:table-cell office:value-type="float" office:value="3893.307434" calcext:value-type="float">
            <text:p>3893.307434</text:p>
          </table:table-cell>
        </table:table-row>
        <table:table-row table:style-name="ro1">
          <table:table-cell office:value-type="float" office:value="720482.1914367" calcext:value-type="float">
            <text:p>720482.1914</text:p>
          </table:table-cell>
          <table:table-cell table:formula="of:=[.H188]/1609.34" office:value-type="float" office:value="2.42992727608833" calcext:value-type="float">
            <text:p>2.4299272761</text:p>
          </table:table-cell>
          <table:table-cell office:value-type="float" office:value="3" calcext:value-type="float">
            <text:p>3</text:p>
          </table:table-cell>
          <table:table-cell table:formula="of:=LOOKUP([.C188];[.$A$2:.$A$7];[.$D$2:.$D$7])*[.$F$2]/1000*60*[.F188]" office:value-type="float" office:value="106.378035874182" calcext:value-type="float">
            <text:p>106.3780358742</text:p>
          </table:table-cell>
          <table:table-cell office:value-type="float" office:value="216.7355499" calcext:value-type="float">
            <text:p>216.7355499</text:p>
          </table:table-cell>
          <table:table-cell office:value-type="float" office:value="106.7615661" calcext:value-type="float">
            <text:p>106.7615661</text:p>
          </table:table-cell>
          <table:table-cell office:value-type="float" office:value="110.6788558" calcext:value-type="float">
            <text:p>110.6788558</text:p>
          </table:table-cell>
          <table:table-cell office:value-type="float" office:value="3910.5791625" calcext:value-type="float">
            <text:p>3910.5791625</text:p>
          </table:table-cell>
        </table:table-row>
        <table:table-row table:style-name="ro1">
          <table:table-cell office:value-type="float" office:value="721482.1916198" calcext:value-type="float">
            <text:p>721482.1916</text:p>
          </table:table-cell>
          <table:table-cell table:formula="of:=[.H189]/1609.34" office:value-type="float" office:value="2.4513992236569" calcext:value-type="float">
            <text:p>2.4513992237</text:p>
          </table:table-cell>
          <table:table-cell office:value-type="float" office:value="3" calcext:value-type="float">
            <text:p>3</text:p>
          </table:table-cell>
          <table:table-cell table:formula="of:=LOOKUP([.C189];[.$A$2:.$A$7];[.$D$2:.$D$7])*[.$F$2]/1000*60*[.F189]" office:value-type="float" office:value="106.472764245095" calcext:value-type="float">
            <text:p>106.4727642451</text:p>
          </table:table-cell>
          <table:table-cell office:value-type="float" office:value="240.3289489" calcext:value-type="float">
            <text:p>240.3289489</text:p>
          </table:table-cell>
          <table:table-cell office:value-type="float" office:value="106.856636" calcext:value-type="float">
            <text:p>106.856636</text:p>
          </table:table-cell>
          <table:table-cell office:value-type="float" office:value="110.8708495" calcext:value-type="float">
            <text:p>110.8708495</text:p>
          </table:table-cell>
          <table:table-cell office:value-type="float" office:value="3945.1348266" calcext:value-type="float">
            <text:p>3945.1348266</text:p>
          </table:table-cell>
        </table:table-row>
        <table:table-row table:style-name="ro1">
          <table:table-cell office:value-type="float" office:value="721982.1916503" calcext:value-type="float">
            <text:p>721982.1917</text:p>
          </table:table-cell>
          <table:table-cell table:formula="of:=[.H190]/1609.34" office:value-type="float" office:value="2.46212852249991" calcext:value-type="float">
            <text:p>2.4621285225</text:p>
          </table:table-cell>
          <table:table-cell office:value-type="float" office:value="3" calcext:value-type="float">
            <text:p>3</text:p>
          </table:table-cell>
          <table:table-cell table:formula="of:=LOOKUP([.C190];[.$A$2:.$A$7];[.$D$2:.$D$7])*[.$F$2]/1000*60*[.F190]" office:value-type="float" office:value="106.662722678147" calcext:value-type="float">
            <text:p>106.6627226781</text:p>
          </table:table-cell>
          <table:table-cell office:value-type="float" office:value="194.1403884" calcext:value-type="float">
            <text:p>194.1403884</text:p>
          </table:table-cell>
          <table:table-cell office:value-type="float" office:value="107.0472793" calcext:value-type="float">
            <text:p>107.0472793</text:p>
          </table:table-cell>
          <table:table-cell office:value-type="float" office:value="110.938034" calcext:value-type="float">
            <text:p>110.938034</text:p>
          </table:table-cell>
          <table:table-cell office:value-type="float" office:value="3962.4019164" calcext:value-type="float">
            <text:p>3962.4019164</text:p>
          </table:table-cell>
        </table:table-row>
        <table:table-row table:style-name="ro1">
          <table:table-cell office:value-type="float" office:value="722468.1918029" calcext:value-type="float">
            <text:p>722468.1918</text:p>
          </table:table-cell>
          <table:table-cell table:formula="of:=[.H191]/1609.34" office:value-type="float" office:value="2.46212852249991" calcext:value-type="float">
            <text:p>2.4621285225</text:p>
          </table:table-cell>
          <table:table-cell office:value-type="float" office:value="3" calcext:value-type="float">
            <text:p>3</text:p>
          </table:table-cell>
          <table:table-cell table:formula="of:=LOOKUP([.C191];[.$A$2:.$A$7];[.$D$2:.$D$7])*[.$F$2]/1000*60*[.F191]" office:value-type="float" office:value="106.662722678147" calcext:value-type="float">
            <text:p>106.6627226781</text:p>
          </table:table-cell>
          <table:table-cell office:value-type="float" office:value="194.1403884" calcext:value-type="float">
            <text:p>194.1403884</text:p>
          </table:table-cell>
          <table:table-cell office:value-type="float" office:value="107.0472793" calcext:value-type="float">
            <text:p>107.0472793</text:p>
          </table:table-cell>
          <table:table-cell office:value-type="float" office:value="110.938034" calcext:value-type="float">
            <text:p>110.938034</text:p>
          </table:table-cell>
          <table:table-cell office:value-type="float" office:value="3962.4019164" calcext:value-type="float">
            <text:p>3962.4019164</text:p>
          </table:table-cell>
        </table:table-row>
        <table:table-row table:style-name="ro1">
          <table:table-cell office:value-type="float" office:value="723981.1919555" calcext:value-type="float">
            <text:p>723981.1920</text:p>
          </table:table-cell>
          <table:table-cell table:formula="of:=[.H192]/1609.34" office:value-type="float" office:value="2.49436325723589" calcext:value-type="float">
            <text:p>2.4943632572</text:p>
          </table:table-cell>
          <table:table-cell office:value-type="float" office:value="3" calcext:value-type="float">
            <text:p>3</text:p>
          </table:table-cell>
          <table:table-cell table:formula="of:=LOOKUP([.C192];[.$A$2:.$A$7];[.$D$2:.$D$7])*[.$F$2]/1000*60*[.F192]" office:value-type="float" office:value="106.694445805119" calcext:value-type="float">
            <text:p>106.6944458051</text:p>
          </table:table-cell>
          <table:table-cell office:value-type="float" office:value="259.7376861" calcext:value-type="float">
            <text:p>259.7376861</text:p>
          </table:table-cell>
          <table:table-cell office:value-type="float" office:value="107.0791168" calcext:value-type="float">
            <text:p>107.0791168</text:p>
          </table:table-cell>
          <table:table-cell office:value-type="float" office:value="111.2573013" calcext:value-type="float">
            <text:p>111.2573013</text:p>
          </table:table-cell>
          <table:table-cell office:value-type="float" office:value="4014.2785644" calcext:value-type="float">
            <text:p>4014.2785644</text:p>
          </table:table-cell>
        </table:table-row>
        <table:table-row table:style-name="ro1">
          <table:table-cell office:value-type="float" office:value="724481.1921691" calcext:value-type="float">
            <text:p>724481.1922</text:p>
          </table:table-cell>
          <table:table-cell table:formula="of:=[.H193]/1609.34" office:value-type="float" office:value="2.50510469229622" calcext:value-type="float">
            <text:p>2.5051046923</text:p>
          </table:table-cell>
          <table:table-cell office:value-type="float" office:value="3" calcext:value-type="float">
            <text:p>3</text:p>
          </table:table-cell>
          <table:table-cell table:formula="of:=LOOKUP([.C193];[.$A$2:.$A$7];[.$D$2:.$D$7])*[.$F$2]/1000*60*[.F193]" office:value-type="float" office:value="106.948937473167" calcext:value-type="float">
            <text:p>106.9489374732</text:p>
          </table:table-cell>
          <table:table-cell office:value-type="float" office:value="314.2194824" calcext:value-type="float">
            <text:p>314.2194824</text:p>
          </table:table-cell>
          <table:table-cell office:value-type="float" office:value="107.334526" calcext:value-type="float">
            <text:p>107.334526</text:p>
          </table:table-cell>
          <table:table-cell office:value-type="float" office:value="111.3952789" calcext:value-type="float">
            <text:p>111.3952789</text:p>
          </table:table-cell>
          <table:table-cell office:value-type="float" office:value="4031.5651855" calcext:value-type="float">
            <text:p>4031.5651855</text:p>
          </table:table-cell>
        </table:table-row>
        <table:table-row table:style-name="ro1">
          <table:table-cell office:value-type="float" office:value="724978.1921997" calcext:value-type="float">
            <text:p>724978.1922</text:p>
          </table:table-cell>
          <table:table-cell table:formula="of:=[.H194]/1609.34" office:value-type="float" office:value="2.51584946481166" calcext:value-type="float">
            <text:p>2.5158494648</text:p>
          </table:table-cell>
          <table:table-cell office:value-type="float" office:value="3" calcext:value-type="float">
            <text:p>3</text:p>
          </table:table-cell>
          <table:table-cell table:formula="of:=LOOKUP([.C194];[.$A$2:.$A$7];[.$D$2:.$D$7])*[.$F$2]/1000*60*[.F194]" office:value-type="float" office:value="107.04468447157" calcext:value-type="float">
            <text:p>107.0446844716</text:p>
          </table:table-cell>
          <table:table-cell office:value-type="float" office:value="307.1357421" calcext:value-type="float">
            <text:p>307.1357421</text:p>
          </table:table-cell>
          <table:table-cell office:value-type="float" office:value="107.4306182" calcext:value-type="float">
            <text:p>107.4306182</text:p>
          </table:table-cell>
          <table:table-cell office:value-type="float" office:value="111.528366" calcext:value-type="float">
            <text:p>111.528366</text:p>
          </table:table-cell>
          <table:table-cell office:value-type="float" office:value="4048.8571777" calcext:value-type="float">
            <text:p>4048.8571777</text:p>
          </table:table-cell>
        </table:table-row>
        <table:table-row table:style-name="ro1">
          <table:table-cell office:value-type="float" office:value="726478.1924133" calcext:value-type="float">
            <text:p>726478.1924</text:p>
          </table:table-cell>
          <table:table-cell table:formula="of:=[.H195]/1609.34" office:value-type="float" office:value="2.54806831340798" calcext:value-type="float">
            <text:p>2.5480683134</text:p>
          </table:table-cell>
          <table:table-cell office:value-type="float" office:value="3" calcext:value-type="float">
            <text:p>3</text:p>
          </table:table-cell>
          <table:table-cell table:formula="of:=LOOKUP([.C195];[.$A$2:.$A$7];[.$D$2:.$D$7])*[.$F$2]/1000*60*[.F195]" office:value-type="float" office:value="107.365077840811" calcext:value-type="float">
            <text:p>107.3650778408</text:p>
          </table:table-cell>
          <table:table-cell office:value-type="float" office:value="323.7315673" calcext:value-type="float">
            <text:p>323.7315673</text:p>
          </table:table-cell>
          <table:table-cell office:value-type="float" office:value="107.7521667" calcext:value-type="float">
            <text:p>107.7521667</text:p>
          </table:table-cell>
          <table:table-cell office:value-type="float" office:value="111.9538039" calcext:value-type="float">
            <text:p>111.9538039</text:p>
          </table:table-cell>
          <table:table-cell office:value-type="float" office:value="4100.7082595" calcext:value-type="float">
            <text:p>4100.7082595</text:p>
          </table:table-cell>
        </table:table-row>
        <table:table-row table:style-name="ro1">
          <table:table-cell office:value-type="float" office:value="726965.1924438" calcext:value-type="float">
            <text:p>726965.1924</text:p>
          </table:table-cell>
          <table:table-cell table:formula="of:=[.H196]/1609.34" office:value-type="float" office:value="2.54806831340798" calcext:value-type="float">
            <text:p>2.5480683134</text:p>
          </table:table-cell>
          <table:table-cell office:value-type="float" office:value="3" calcext:value-type="float">
            <text:p>3</text:p>
          </table:table-cell>
          <table:table-cell table:formula="of:=LOOKUP([.C196];[.$A$2:.$A$7];[.$D$2:.$D$7])*[.$F$2]/1000*60*[.F196]" office:value-type="float" office:value="107.365077840811" calcext:value-type="float">
            <text:p>107.3650778408</text:p>
          </table:table-cell>
          <table:table-cell office:value-type="float" office:value="323.7315673" calcext:value-type="float">
            <text:p>323.7315673</text:p>
          </table:table-cell>
          <table:table-cell office:value-type="float" office:value="107.7521667" calcext:value-type="float">
            <text:p>107.7521667</text:p>
          </table:table-cell>
          <table:table-cell office:value-type="float" office:value="111.9538039" calcext:value-type="float">
            <text:p>111.9538039</text:p>
          </table:table-cell>
          <table:table-cell office:value-type="float" office:value="4100.7082595" calcext:value-type="float">
            <text:p>4100.7082595</text:p>
          </table:table-cell>
        </table:table-row>
        <table:table-row table:style-name="ro1">
          <table:table-cell office:value-type="float" office:value="728477.1929016" calcext:value-type="float">
            <text:p>728477.1929</text:p>
          </table:table-cell>
          <table:table-cell table:formula="of:=[.H197]/1609.34" office:value-type="float" office:value="2.5803211386034" calcext:value-type="float">
            <text:p>2.5803211386</text:p>
          </table:table-cell>
          <table:table-cell office:value-type="float" office:value="3" calcext:value-type="float">
            <text:p>3</text:p>
          </table:table-cell>
          <table:table-cell table:formula="of:=LOOKUP([.C197];[.$A$2:.$A$7];[.$D$2:.$D$7])*[.$F$2]/1000*60*[.F197]" office:value-type="float" office:value="107.622777542769" calcext:value-type="float">
            <text:p>107.6227775428</text:p>
          </table:table-cell>
          <table:table-cell office:value-type="float" office:value="254.1044464" calcext:value-type="float">
            <text:p>254.1044464</text:p>
          </table:table-cell>
          <table:table-cell office:value-type="float" office:value="108.0107955" calcext:value-type="float">
            <text:p>108.0107955</text:p>
          </table:table-cell>
          <table:table-cell office:value-type="float" office:value="112.301773" calcext:value-type="float">
            <text:p>112.301773</text:p>
          </table:table-cell>
          <table:table-cell office:value-type="float" office:value="4152.6140212" calcext:value-type="float">
            <text:p>4152.6140212</text:p>
          </table:table-cell>
        </table:table-row>
        <table:table-row table:style-name="ro1">
          <table:table-cell office:value-type="float" office:value="728977.1929321" calcext:value-type="float">
            <text:p>728977.1929</text:p>
          </table:table-cell>
          <table:table-cell table:formula="of:=[.H198]/1609.34" office:value-type="float" office:value="2.59204439117899" calcext:value-type="float">
            <text:p>2.5920443912</text:p>
          </table:table-cell>
          <table:table-cell office:value-type="float" office:value="4" calcext:value-type="float">
            <text:p>4</text:p>
          </table:table-cell>
          <table:table-cell table:formula="of:=LOOKUP([.C198];[.$A$2:.$A$7];[.$D$2:.$D$7])*[.$F$2]/1000*60*[.F198]" office:value-type="float" office:value="119.719855769346" calcext:value-type="float">
            <text:p>119.7198557693</text:p>
          </table:table-cell>
          <table:table-cell office:value-type="float" office:value="217.8765411" calcext:value-type="float">
            <text:p>217.8765411</text:p>
          </table:table-cell>
          <table:table-cell office:value-type="float" office:value="99.255577" calcext:value-type="float">
            <text:p>99.255577</text:p>
          </table:table-cell>
          <table:table-cell office:value-type="float" office:value="112.410614" calcext:value-type="float">
            <text:p>112.410614</text:p>
          </table:table-cell>
          <table:table-cell office:value-type="float" office:value="4171.4807205" calcext:value-type="float">
            <text:p>4171.4807205</text:p>
          </table:table-cell>
        </table:table-row>
        <table:table-row table:style-name="ro1">
          <table:table-cell office:value-type="float" office:value="729477.1933898" calcext:value-type="float">
            <text:p>729477.1934</text:p>
          </table:table-cell>
          <table:table-cell table:formula="of:=[.H199]/1609.34" office:value-type="float" office:value="2.60507107006599" calcext:value-type="float">
            <text:p>2.6050710701</text:p>
          </table:table-cell>
          <table:table-cell office:value-type="float" office:value="4" calcext:value-type="float">
            <text:p>4</text:p>
          </table:table-cell>
          <table:table-cell table:formula="of:=LOOKUP([.C199];[.$A$2:.$A$7];[.$D$2:.$D$7])*[.$F$2]/1000*60*[.F199]" office:value-type="float" office:value="107.854919059393" calcext:value-type="float">
            <text:p>107.8549190594</text:p>
          </table:table-cell>
          <table:table-cell office:value-type="float" office:value="236.9967498" calcext:value-type="float">
            <text:p>236.9967498</text:p>
          </table:table-cell>
          <table:table-cell office:value-type="float" office:value="89.4187698" calcext:value-type="float">
            <text:p>89.4187698</text:p>
          </table:table-cell>
          <table:table-cell office:value-type="float" office:value="112.5445327" calcext:value-type="float">
            <text:p>112.5445327</text:p>
          </table:table-cell>
          <table:table-cell office:value-type="float" office:value="4192.4450759" calcext:value-type="float">
            <text:p>4192.4450759</text:p>
          </table:table-cell>
        </table:table-row>
        <table:table-row table:style-name="ro1">
          <table:table-cell office:value-type="float" office:value="730975.1934204" calcext:value-type="float">
            <text:p>730975.1934</text:p>
          </table:table-cell>
          <table:table-cell table:formula="of:=[.H200]/1609.34" office:value-type="float" office:value="2.63115325611741" calcext:value-type="float">
            <text:p>2.6311532561</text:p>
          </table:table-cell>
          <table:table-cell office:value-type="float" office:value="4" calcext:value-type="float">
            <text:p>4</text:p>
          </table:table-cell>
          <table:table-cell table:formula="of:=LOOKUP([.C200];[.$A$2:.$A$7];[.$D$2:.$D$7])*[.$F$2]/1000*60*[.F200]" office:value-type="float" office:value="107.935348068743" calcext:value-type="float">
            <text:p>107.9353480687</text:p>
          </table:table-cell>
          <table:table-cell office:value-type="float" office:value="246.4319152" calcext:value-type="float">
            <text:p>246.4319152</text:p>
          </table:table-cell>
          <table:table-cell office:value-type="float" office:value="89.4854507" calcext:value-type="float">
            <text:p>89.4854507</text:p>
          </table:table-cell>
          <table:table-cell office:value-type="float" office:value="112.8240585" calcext:value-type="float">
            <text:p>112.8240585</text:p>
          </table:table-cell>
          <table:table-cell office:value-type="float" office:value="4234.4201812" calcext:value-type="float">
            <text:p>4234.4201812</text:p>
          </table:table-cell>
        </table:table-row>
        <table:table-row table:style-name="ro1">
          <table:table-cell office:value-type="float" office:value="731474.1935729" calcext:value-type="float">
            <text:p>731474.1936</text:p>
          </table:table-cell>
          <table:table-cell table:formula="of:=[.H201]/1609.34" office:value-type="float" office:value="2.64419237463805" calcext:value-type="float">
            <text:p>2.6441923746</text:p>
          </table:table-cell>
          <table:table-cell office:value-type="float" office:value="4" calcext:value-type="float">
            <text:p>4</text:p>
          </table:table-cell>
          <table:table-cell table:formula="of:=LOOKUP([.C201];[.$A$2:.$A$7];[.$D$2:.$D$7])*[.$F$2]/1000*60*[.F201]" office:value-type="float" office:value="108.177362060045" calcext:value-type="float">
            <text:p>108.17736206</text:p>
          </table:table-cell>
          <table:table-cell office:value-type="float" office:value="322.3894042" calcext:value-type="float">
            <text:p>322.3894042</text:p>
          </table:table-cell>
          <table:table-cell office:value-type="float" office:value="89.6860961" calcext:value-type="float">
            <text:p>89.6860961</text:p>
          </table:table-cell>
          <table:table-cell office:value-type="float" office:value="113.01651" calcext:value-type="float">
            <text:p>113.01651</text:p>
          </table:table-cell>
          <table:table-cell office:value-type="float" office:value="4255.4045562" calcext:value-type="float">
            <text:p>4255.4045562</text:p>
          </table:table-cell>
        </table:table-row>
        <table:table-row table:style-name="ro1">
          <table:table-cell office:value-type="float" office:value="732974.1937866" calcext:value-type="float">
            <text:p>732974.1938</text:p>
          </table:table-cell>
          <table:table-cell table:formula="of:=[.H202]/1609.34" office:value-type="float" office:value="2.67031339176308" calcext:value-type="float">
            <text:p>2.6703133918</text:p>
          </table:table-cell>
          <table:table-cell office:value-type="float" office:value="4" calcext:value-type="float">
            <text:p>4</text:p>
          </table:table-cell>
          <table:table-cell table:formula="of:=LOOKUP([.C202];[.$A$2:.$A$7];[.$D$2:.$D$7])*[.$F$2]/1000*60*[.F202]" office:value-type="float" office:value="108.258269680675" calcext:value-type="float">
            <text:p>108.2582696807</text:p>
          </table:table-cell>
          <table:table-cell office:value-type="float" office:value="298.5815887" calcext:value-type="float">
            <text:p>298.5815887</text:p>
          </table:table-cell>
          <table:table-cell office:value-type="float" office:value="89.7531738" calcext:value-type="float">
            <text:p>89.7531738</text:p>
          </table:table-cell>
          <table:table-cell office:value-type="float" office:value="113.3649597" calcext:value-type="float">
            <text:p>113.3649597</text:p>
          </table:table-cell>
          <table:table-cell office:value-type="float" office:value="4297.4421539" calcext:value-type="float">
            <text:p>4297.4421539</text:p>
          </table:table-cell>
        </table:table-row>
        <table:table-row table:style-name="ro1">
          <table:table-cell office:value-type="float" office:value="733472.1938781" calcext:value-type="float">
            <text:p>733472.1939</text:p>
          </table:table-cell>
          <table:table-cell table:formula="of:=[.H203]/1609.34" office:value-type="float" office:value="2.68338073638883" calcext:value-type="float">
            <text:p>2.6833807364</text:p>
          </table:table-cell>
          <table:table-cell office:value-type="float" office:value="4" calcext:value-type="float">
            <text:p>4</text:p>
          </table:table-cell>
          <table:table-cell table:formula="of:=LOOKUP([.C203];[.$A$2:.$A$7];[.$D$2:.$D$7])*[.$F$2]/1000*60*[.F203]" office:value-type="float" office:value="108.42045280611" calcext:value-type="float">
            <text:p>108.4204528061</text:p>
          </table:table-cell>
          <table:table-cell office:value-type="float" office:value="208.2377319" calcext:value-type="float">
            <text:p>208.2377319</text:p>
          </table:table-cell>
          <table:table-cell office:value-type="float" office:value="89.8876342" calcext:value-type="float">
            <text:p>89.8876342</text:p>
          </table:table-cell>
          <table:table-cell office:value-type="float" office:value="113.4734725" calcext:value-type="float">
            <text:p>113.4734725</text:p>
          </table:table-cell>
          <table:table-cell office:value-type="float" office:value="4318.4719543" calcext:value-type="float">
            <text:p>4318.4719543</text:p>
          </table:table-cell>
        </table:table-row>
        <table:table-row table:style-name="ro1">
          <table:table-cell office:value-type="float" office:value="735471.1943664" calcext:value-type="float">
            <text:p>735471.1944</text:p>
          </table:table-cell>
          <table:table-cell table:formula="of:=[.H204]/1609.34" office:value-type="float" office:value="2.72260944144805" calcext:value-type="float">
            <text:p>2.7226094414</text:p>
          </table:table-cell>
          <table:table-cell office:value-type="float" office:value="4" calcext:value-type="float">
            <text:p>4</text:p>
          </table:table-cell>
          <table:table-cell table:formula="of:=LOOKUP([.C204];[.$A$2:.$A$7];[.$D$2:.$D$7])*[.$F$2]/1000*60*[.F204]" office:value-type="float" office:value="108.555976631905" calcext:value-type="float">
            <text:p>108.5559766319</text:p>
          </table:table-cell>
          <table:table-cell office:value-type="float" office:value="211.3643188" calcext:value-type="float">
            <text:p>211.3643188</text:p>
          </table:table-cell>
          <table:table-cell office:value-type="float" office:value="89.9999923" calcext:value-type="float">
            <text:p>89.9999923</text:p>
          </table:table-cell>
          <table:table-cell office:value-type="float" office:value="113.8029937" calcext:value-type="float">
            <text:p>113.8029937</text:p>
          </table:table-cell>
          <table:table-cell office:value-type="float" office:value="4381.6042785" calcext:value-type="float">
            <text:p>4381.6042785</text:p>
          </table:table-cell>
        </table:table-row>
        <table:table-row table:style-name="ro1">
          <table:table-cell office:value-type="float" office:value="736468.1943664" calcext:value-type="float">
            <text:p>736468.1944</text:p>
          </table:table-cell>
          <table:table-cell table:formula="of:=[.H205]/1609.34" office:value-type="float" office:value="2.7356740459443" calcext:value-type="float">
            <text:p>2.7356740459</text:p>
          </table:table-cell>
          <table:table-cell office:value-type="float" office:value="4" calcext:value-type="float">
            <text:p>4</text:p>
          </table:table-cell>
          <table:table-cell table:formula="of:=LOOKUP([.C205];[.$A$2:.$A$7];[.$D$2:.$D$7])*[.$F$2]/1000*60*[.F205]" office:value-type="float" office:value="108.909937898127" calcext:value-type="float">
            <text:p>108.9099378981</text:p>
          </table:table-cell>
          <table:table-cell office:value-type="float" office:value="352.0935058" calcext:value-type="float">
            <text:p>352.0935058</text:p>
          </table:table-cell>
          <table:table-cell office:value-type="float" office:value="90.2934493" calcext:value-type="float">
            <text:p>90.2934493</text:p>
          </table:table-cell>
          <table:table-cell office:value-type="float" office:value="114.0099487" calcext:value-type="float">
            <text:p>114.0099487</text:p>
          </table:table-cell>
          <table:table-cell office:value-type="float" office:value="4402.6296691" calcext:value-type="float">
            <text:p>4402.6296691</text:p>
          </table:table-cell>
        </table:table-row>
        <table:table-row table:style-name="ro1">
          <table:table-cell office:value-type="float" office:value="737969.1948852" calcext:value-type="float">
            <text:p>737969.1949</text:p>
          </table:table-cell>
          <table:table-cell table:formula="of:=[.H206]/1609.34" office:value-type="float" office:value="2.76183996694297" calcext:value-type="float">
            <text:p>2.7618399669</text:p>
          </table:table-cell>
          <table:table-cell office:value-type="float" office:value="4" calcext:value-type="float">
            <text:p>4</text:p>
          </table:table-cell>
          <table:table-cell table:formula="of:=LOOKUP([.C206];[.$A$2:.$A$7];[.$D$2:.$D$7])*[.$F$2]/1000*60*[.F206]" office:value-type="float" office:value="109.033001667858" calcext:value-type="float">
            <text:p>109.0330016679</text:p>
          </table:table-cell>
          <table:table-cell office:value-type="float" office:value="325.1940307" calcext:value-type="float">
            <text:p>325.1940307</text:p>
          </table:table-cell>
          <table:table-cell office:value-type="float" office:value="90.3954772" calcext:value-type="float">
            <text:p>90.3954772</text:p>
          </table:table-cell>
          <table:table-cell office:value-type="float" office:value="114.3833389" calcext:value-type="float">
            <text:p>114.3833389</text:p>
          </table:table-cell>
          <table:table-cell office:value-type="float" office:value="4444.7395324" calcext:value-type="float">
            <text:p>4444.7395324</text:p>
          </table:table-cell>
        </table:table-row>
        <table:table-row table:style-name="ro1">
          <table:table-cell office:value-type="float" office:value="738468.1948547" calcext:value-type="float">
            <text:p>738468.1949</text:p>
          </table:table-cell>
          <table:table-cell table:formula="of:=[.H207]/1609.34" office:value-type="float" office:value="2.77491822467595" calcext:value-type="float">
            <text:p>2.7749182247</text:p>
          </table:table-cell>
          <table:table-cell office:value-type="float" office:value="4" calcext:value-type="float">
            <text:p>4</text:p>
          </table:table-cell>
          <table:table-cell table:formula="of:=LOOKUP([.C207];[.$A$2:.$A$7];[.$D$2:.$D$7])*[.$F$2]/1000*60*[.F207]" office:value-type="float" office:value="109.321230234104" calcext:value-type="float">
            <text:p>109.3212302341</text:p>
          </table:table-cell>
          <table:table-cell office:value-type="float" office:value="270.6183318" calcext:value-type="float">
            <text:p>270.6183318</text:p>
          </table:table-cell>
          <table:table-cell office:value-type="float" office:value="90.6344375" calcext:value-type="float">
            <text:p>90.6344375</text:p>
          </table:table-cell>
          <table:table-cell office:value-type="float" office:value="114.5287399" calcext:value-type="float">
            <text:p>114.5287399</text:p>
          </table:table-cell>
          <table:table-cell office:value-type="float" office:value="4465.7868957" calcext:value-type="float">
            <text:p>4465.7868957</text:p>
          </table:table-cell>
        </table:table-row>
        <table:table-row table:style-name="ro1">
          <table:table-cell office:value-type="float" office:value="739968.1953735" calcext:value-type="float">
            <text:p>739968.1954</text:p>
          </table:table-cell>
          <table:table-cell table:formula="of:=[.H208]/1609.34" office:value-type="float" office:value="2.80106351411137" calcext:value-type="float">
            <text:p>2.8010635141</text:p>
          </table:table-cell>
          <table:table-cell office:value-type="float" office:value="4" calcext:value-type="float">
            <text:p>4</text:p>
          </table:table-cell>
          <table:table-cell table:formula="of:=LOOKUP([.C208];[.$A$2:.$A$7];[.$D$2:.$D$7])*[.$F$2]/1000*60*[.F208]" office:value-type="float" office:value="109.569492707955" calcext:value-type="float">
            <text:p>109.569492708</text:p>
          </table:table-cell>
          <table:table-cell office:value-type="float" office:value="338.4019164" calcext:value-type="float">
            <text:p>338.4019164</text:p>
          </table:table-cell>
          <table:table-cell office:value-type="float" office:value="90.8402633" calcext:value-type="float">
            <text:p>90.8402633</text:p>
          </table:table-cell>
          <table:table-cell office:value-type="float" office:value="114.8071746" calcext:value-type="float">
            <text:p>114.8071746</text:p>
          </table:table-cell>
          <table:table-cell office:value-type="float" office:value="4507.8635558" calcext:value-type="float">
            <text:p>4507.8635558</text:p>
          </table:table-cell>
        </table:table-row>
        <table:table-row table:style-name="ro1">
          <table:table-cell office:value-type="float" office:value="740965.1953735" calcext:value-type="float">
            <text:p>740965.1954</text:p>
          </table:table-cell>
          <table:table-cell table:formula="of:=[.H209]/1609.34" office:value-type="float" office:value="2.82722397380293" calcext:value-type="float">
            <text:p>2.8272239738</text:p>
          </table:table-cell>
          <table:table-cell office:value-type="float" office:value="4" calcext:value-type="float">
            <text:p>4</text:p>
          </table:table-cell>
          <table:table-cell table:formula="of:=LOOKUP([.C209];[.$A$2:.$A$7];[.$D$2:.$D$7])*[.$F$2]/1000*60*[.F209]" office:value-type="float" office:value="109.735632940312" calcext:value-type="float">
            <text:p>109.7356329403</text:p>
          </table:table-cell>
          <table:table-cell office:value-type="float" office:value="285.972824" calcext:value-type="float">
            <text:p>285.972824</text:p>
          </table:table-cell>
          <table:table-cell office:value-type="float" office:value="90.9780044" calcext:value-type="float">
            <text:p>90.9780044</text:p>
          </table:table-cell>
          <table:table-cell office:value-type="float" office:value="115.0100173" calcext:value-type="float">
            <text:p>115.0100173</text:p>
          </table:table-cell>
          <table:table-cell office:value-type="float" office:value="4549.96463" calcext:value-type="float">
            <text:p>4549.96463</text:p>
          </table:table-cell>
        </table:table-row>
        <table:table-row table:style-name="ro1">
          <table:table-cell office:value-type="float" office:value="742965.1957397" calcext:value-type="float">
            <text:p>742965.1957</text:p>
          </table:table-cell>
          <table:table-cell table:formula="of:=[.H210]/1609.34" office:value-type="float" office:value="2.86640020890551" calcext:value-type="float">
            <text:p>2.8664002089</text:p>
          </table:table-cell>
          <table:table-cell office:value-type="float" office:value="4" calcext:value-type="float">
            <text:p>4</text:p>
          </table:table-cell>
          <table:table-cell table:formula="of:=LOOKUP([.C210];[.$A$2:.$A$7];[.$D$2:.$D$7])*[.$F$2]/1000*60*[.F210]" office:value-type="float" office:value="110.209115070738" calcext:value-type="float">
            <text:p>110.2091150707</text:p>
          </table:table-cell>
          <table:table-cell office:value-type="float" office:value="338.6473083" calcext:value-type="float">
            <text:p>338.6473083</text:p>
          </table:table-cell>
          <table:table-cell office:value-type="float" office:value="91.370552" calcext:value-type="float">
            <text:p>91.370552</text:p>
          </table:table-cell>
          <table:table-cell office:value-type="float" office:value="115.4181671" calcext:value-type="float">
            <text:p>115.4181671</text:p>
          </table:table-cell>
          <table:table-cell office:value-type="float" office:value="4613.0125122" calcext:value-type="float">
            <text:p>4613.0125122</text:p>
          </table:table-cell>
        </table:table-row>
        <table:table-row table:style-name="ro1">
          <table:table-cell office:value-type="float" office:value="743463.1958312" calcext:value-type="float">
            <text:p>743463.1958</text:p>
          </table:table-cell>
          <table:table-cell table:formula="of:=[.H211]/1609.34" office:value-type="float" office:value="2.87945692488846" calcext:value-type="float">
            <text:p>2.8794569249</text:p>
          </table:table-cell>
          <table:table-cell office:value-type="float" office:value="4" calcext:value-type="float">
            <text:p>4</text:p>
          </table:table-cell>
          <table:table-cell table:formula="of:=LOOKUP([.C211];[.$A$2:.$A$7];[.$D$2:.$D$7])*[.$F$2]/1000*60*[.F211]" office:value-type="float" office:value="110.489549196577" calcext:value-type="float">
            <text:p>110.4895491966</text:p>
          </table:table-cell>
          <table:table-cell office:value-type="float" office:value="350.7969055" calcext:value-type="float">
            <text:p>350.7969055</text:p>
          </table:table-cell>
          <table:table-cell office:value-type="float" office:value="91.6030502" calcext:value-type="float">
            <text:p>91.6030502</text:p>
          </table:table-cell>
          <table:table-cell office:value-type="float" office:value="115.5603256" calcext:value-type="float">
            <text:p>115.5603256</text:p>
          </table:table-cell>
          <table:table-cell office:value-type="float" office:value="4634.0252075" calcext:value-type="float">
            <text:p>4634.0252075</text:p>
          </table:table-cell>
        </table:table-row>
        <table:table-row table:style-name="ro1">
          <table:table-cell office:value-type="float" office:value="744464.1960754" calcext:value-type="float">
            <text:p>744464.1961</text:p>
          </table:table-cell>
          <table:table-cell table:formula="of:=[.H212]/1609.34" office:value-type="float" office:value="2.89250817956429" calcext:value-type="float">
            <text:p>2.8925081796</text:p>
          </table:table-cell>
          <table:table-cell office:value-type="float" office:value="4" calcext:value-type="float">
            <text:p>4</text:p>
          </table:table-cell>
          <table:table-cell table:formula="of:=LOOKUP([.C212];[.$A$2:.$A$7];[.$D$2:.$D$7])*[.$F$2]/1000*60*[.F212]" office:value-type="float" office:value="110.658486916691" calcext:value-type="float">
            <text:p>110.6584869167</text:p>
          </table:table-cell>
          <table:table-cell office:value-type="float" office:value="310.4732971" calcext:value-type="float">
            <text:p>310.4732971</text:p>
          </table:table-cell>
          <table:table-cell office:value-type="float" office:value="91.7431106" calcext:value-type="float">
            <text:p>91.7431106</text:p>
          </table:table-cell>
          <table:table-cell office:value-type="float" office:value="115.6740951" calcext:value-type="float">
            <text:p>115.6740951</text:p>
          </table:table-cell>
          <table:table-cell office:value-type="float" office:value="4655.0291137" calcext:value-type="float">
            <text:p>4655.0291137</text:p>
          </table:table-cell>
        </table:table-row>
        <table:table-row table:style-name="ro1">
          <table:table-cell office:value-type="float" office:value="744964.1961059" calcext:value-type="float">
            <text:p>744964.1961</text:p>
          </table:table-cell>
          <table:table-cell table:formula="of:=[.H213]/1609.34" office:value-type="float" office:value="2.90556095132166" calcext:value-type="float">
            <text:p>2.9055609513</text:p>
          </table:table-cell>
          <table:table-cell office:value-type="float" office:value="4" calcext:value-type="float">
            <text:p>4</text:p>
          </table:table-cell>
          <table:table-cell table:formula="of:=LOOKUP([.C213];[.$A$2:.$A$7];[.$D$2:.$D$7])*[.$F$2]/1000*60*[.F213]" office:value-type="float" office:value="110.743158293971" calcext:value-type="float">
            <text:p>110.743158294</text:p>
          </table:table-cell>
          <table:table-cell office:value-type="float" office:value="275.0729217" calcext:value-type="float">
            <text:p>275.0729217</text:p>
          </table:table-cell>
          <table:table-cell office:value-type="float" office:value="91.8133087" calcext:value-type="float">
            <text:p>91.8133087</text:p>
          </table:table-cell>
          <table:table-cell office:value-type="float" office:value="115.7631912" calcext:value-type="float">
            <text:p>115.7631912</text:p>
          </table:table-cell>
          <table:table-cell office:value-type="float" office:value="4676.0354614" calcext:value-type="float">
            <text:p>4676.0354614</text:p>
          </table:table-cell>
        </table:table-row>
        <table:table-row table:style-name="ro1">
          <table:table-cell office:value-type="float" office:value="745462.1963195" calcext:value-type="float">
            <text:p>745462.1963</text:p>
          </table:table-cell>
          <table:table-cell table:formula="of:=[.H214]/1609.34" office:value-type="float" office:value="2.91859430511887" calcext:value-type="float">
            <text:p>2.9185943051</text:p>
          </table:table-cell>
          <table:table-cell office:value-type="float" office:value="4" calcext:value-type="float">
            <text:p>4</text:p>
          </table:table-cell>
          <table:table-cell table:formula="of:=LOOKUP([.C214];[.$A$2:.$A$7];[.$D$2:.$D$7])*[.$F$2]/1000*60*[.F214]" office:value-type="float" office:value="110.997936056862" calcext:value-type="float">
            <text:p>110.9979360569</text:p>
          </table:table-cell>
          <table:table-cell office:value-type="float" office:value="291.3871002" calcext:value-type="float">
            <text:p>291.3871002</text:p>
          </table:table-cell>
          <table:table-cell office:value-type="float" office:value="92.0245361" calcext:value-type="float">
            <text:p>92.0245361</text:p>
          </table:table-cell>
          <table:table-cell office:value-type="float" office:value="115.8627929" calcext:value-type="float">
            <text:p>115.8627929</text:p>
          </table:table-cell>
          <table:table-cell office:value-type="float" office:value="4697.010559" calcext:value-type="float">
            <text:p>4697.010559</text:p>
          </table:table-cell>
        </table:table-row>
        <table:table-row table:style-name="ro1">
          <table:table-cell office:value-type="float" office:value="747461.1968078" calcext:value-type="float">
            <text:p>747461.1968</text:p>
          </table:table-cell>
          <table:table-cell table:formula="of:=[.H215]/1609.34" office:value-type="float" office:value="2.95770316533486" calcext:value-type="float">
            <text:p>2.9577031653</text:p>
          </table:table-cell>
          <table:table-cell office:value-type="float" office:value="4" calcext:value-type="float">
            <text:p>4</text:p>
          </table:table-cell>
          <table:table-cell table:formula="of:=LOOKUP([.C215];[.$A$2:.$A$7];[.$D$2:.$D$7])*[.$F$2]/1000*60*[.F215]" office:value-type="float" office:value="111.225382679178" calcext:value-type="float">
            <text:p>111.2253826792</text:p>
          </table:table-cell>
          <table:table-cell office:value-type="float" office:value="356.3715209" calcext:value-type="float">
            <text:p>356.3715209</text:p>
          </table:table-cell>
          <table:table-cell office:value-type="float" office:value="92.2131042" calcext:value-type="float">
            <text:p>92.2131042</text:p>
          </table:table-cell>
          <table:table-cell office:value-type="float" office:value="116.2901534" calcext:value-type="float">
            <text:p>116.2901534</text:p>
          </table:table-cell>
          <table:table-cell office:value-type="float" office:value="4759.9500121" calcext:value-type="float">
            <text:p>4759.9500121</text:p>
          </table:table-cell>
        </table:table-row>
        <table:table-row table:style-name="ro1">
          <table:table-cell office:value-type="float" office:value="747960.1968383" calcext:value-type="float">
            <text:p>747960.1968</text:p>
          </table:table-cell>
          <table:table-cell table:formula="of:=[.H216]/1609.34" office:value-type="float" office:value="2.97072772043198" calcext:value-type="float">
            <text:p>2.9707277204</text:p>
          </table:table-cell>
          <table:table-cell office:value-type="float" office:value="4" calcext:value-type="float">
            <text:p>4</text:p>
          </table:table-cell>
          <table:table-cell table:formula="of:=LOOKUP([.C216];[.$A$2:.$A$7];[.$D$2:.$D$7])*[.$F$2]/1000*60*[.F216]" office:value-type="float" office:value="111.596994183769" calcext:value-type="float">
            <text:p>111.5969941838</text:p>
          </table:table-cell>
          <table:table-cell office:value-type="float" office:value="351.5132141" calcext:value-type="float">
            <text:p>351.5132141</text:p>
          </table:table-cell>
          <table:table-cell office:value-type="float" office:value="92.5211944" calcext:value-type="float">
            <text:p>92.5211944</text:p>
          </table:table-cell>
          <table:table-cell office:value-type="float" office:value="116.4269409" calcext:value-type="float">
            <text:p>116.4269409</text:p>
          </table:table-cell>
          <table:table-cell office:value-type="float" office:value="4780.9109496" calcext:value-type="float">
            <text:p>4780.9109496</text:p>
          </table:table-cell>
        </table:table-row>
        <table:table-row table:style-name="ro1">
          <table:table-cell office:value-type="float" office:value="748960.1968383" calcext:value-type="float">
            <text:p>748960.1968</text:p>
          </table:table-cell>
          <table:table-cell table:formula="of:=[.H217]/1609.34" office:value-type="float" office:value="2.98374711770042" calcext:value-type="float">
            <text:p>2.9837471177</text:p>
          </table:table-cell>
          <table:table-cell office:value-type="float" office:value="4" calcext:value-type="float">
            <text:p>4</text:p>
          </table:table-cell>
          <table:table-cell table:formula="of:=LOOKUP([.C217];[.$A$2:.$A$7];[.$D$2:.$D$7])*[.$F$2]/1000*60*[.F217]" office:value-type="float" office:value="111.76934598964" calcext:value-type="float">
            <text:p>111.7693459896</text:p>
          </table:table-cell>
          <table:table-cell office:value-type="float" office:value="345.6295776" calcext:value-type="float">
            <text:p>345.6295776</text:p>
          </table:table-cell>
          <table:table-cell office:value-type="float" office:value="92.6640853" calcext:value-type="float">
            <text:p>92.6640853</text:p>
          </table:table-cell>
          <table:table-cell office:value-type="float" office:value="116.5588378" calcext:value-type="float">
            <text:p>116.5588378</text:p>
          </table:table-cell>
          <table:table-cell office:value-type="float" office:value="4801.8635864" calcext:value-type="float">
            <text:p>4801.8635864</text:p>
          </table:table-cell>
        </table:table-row>
        <table:table-row table:style-name="ro1">
          <table:table-cell office:value-type="float" office:value="749460.1972961" calcext:value-type="float">
            <text:p>749460.1973</text:p>
          </table:table-cell>
          <table:table-cell table:formula="of:=[.H218]/1609.34" office:value-type="float" office:value="2.99678047149763" calcext:value-type="float">
            <text:p>2.9967804715</text:p>
          </table:table-cell>
          <table:table-cell office:value-type="float" office:value="4" calcext:value-type="float">
            <text:p>4</text:p>
          </table:table-cell>
          <table:table-cell table:formula="of:=LOOKUP([.C218];[.$A$2:.$A$7];[.$D$2:.$D$7])*[.$F$2]/1000*60*[.F218]" office:value-type="float" office:value="111.76934598964" calcext:value-type="float">
            <text:p>111.7693459896</text:p>
          </table:table-cell>
          <table:table-cell office:value-type="float" office:value="327.2637939" calcext:value-type="float">
            <text:p>327.2637939</text:p>
          </table:table-cell>
          <table:table-cell office:value-type="float" office:value="92.6640853" calcext:value-type="float">
            <text:p>92.6640853</text:p>
          </table:table-cell>
          <table:table-cell office:value-type="float" office:value="116.6777724" calcext:value-type="float">
            <text:p>116.6777724</text:p>
          </table:table-cell>
          <table:table-cell office:value-type="float" office:value="4822.838684" calcext:value-type="float">
            <text:p>4822.838684</text:p>
          </table:table-cell>
        </table:table-row>
        <table:table-row table:style-name="ro1">
          <table:table-cell office:value-type="float" office:value="749960.1973266" calcext:value-type="float">
            <text:p>749960.1973</text:p>
          </table:table-cell>
          <table:table-cell table:formula="of:=[.H219]/1609.34" office:value-type="float" office:value="3.00980866746617" calcext:value-type="float">
            <text:p>3.0098086675</text:p>
          </table:table-cell>
          <table:table-cell office:value-type="float" office:value="4" calcext:value-type="float">
            <text:p>4</text:p>
          </table:table-cell>
          <table:table-cell table:formula="of:=LOOKUP([.C219];[.$A$2:.$A$7];[.$D$2:.$D$7])*[.$F$2]/1000*60*[.F219]" office:value-type="float" office:value="111.942231649727" calcext:value-type="float">
            <text:p>111.9422316497</text:p>
          </table:table-cell>
          <table:table-cell office:value-type="float" office:value="373.6055602" calcext:value-type="float">
            <text:p>373.6055602</text:p>
          </table:table-cell>
          <table:table-cell office:value-type="float" office:value="92.8074188" calcext:value-type="float">
            <text:p>92.8074188</text:p>
          </table:table-cell>
          <table:table-cell office:value-type="float" office:value="116.826683" calcext:value-type="float">
            <text:p>116.826683</text:p>
          </table:table-cell>
          <table:table-cell office:value-type="float" office:value="4843.8054809" calcext:value-type="float">
            <text:p>4843.8054809</text:p>
          </table:table-cell>
        </table:table-row>
        <table:table-row table:style-name="ro1">
          <table:table-cell office:value-type="float" office:value="751458.1955261" calcext:value-type="float">
            <text:p>751458.1955</text:p>
          </table:table-cell>
          <table:table-cell table:formula="of:=[.H220]/1609.34" office:value-type="float" office:value="3.03587780239104" calcext:value-type="float">
            <text:p>3.0358778024</text:p>
          </table:table-cell>
          <table:table-cell office:value-type="float" office:value="4" calcext:value-type="float">
            <text:p>4</text:p>
          </table:table-cell>
          <table:table-cell table:formula="of:=LOOKUP([.C220];[.$A$2:.$A$7];[.$D$2:.$D$7])*[.$F$2]/1000*60*[.F220]" office:value-type="float" office:value="112.072243123174" calcext:value-type="float">
            <text:p>112.0722431232</text:p>
          </table:table-cell>
          <table:table-cell office:value-type="float" office:value="328.593872" calcext:value-type="float">
            <text:p>328.593872</text:p>
          </table:table-cell>
          <table:table-cell office:value-type="float" office:value="92.9152068" calcext:value-type="float">
            <text:p>92.9152068</text:p>
          </table:table-cell>
          <table:table-cell office:value-type="float" office:value="117.0629272" calcext:value-type="float">
            <text:p>117.0629272</text:p>
          </table:table-cell>
          <table:table-cell office:value-type="float" office:value="4885.7595825" calcext:value-type="float">
            <text:p>4885.7595825</text:p>
          </table:table-cell>
        </table:table-row>
        <table:table-row table:style-name="ro1">
          <table:table-cell office:value-type="float" office:value="751958.1955566" calcext:value-type="float">
            <text:p>751958.1956</text:p>
          </table:table-cell>
          <table:table-cell table:formula="of:=[.H221]/1609.34" office:value-type="float" office:value="3.04890599835958" calcext:value-type="float">
            <text:p>3.0489059984</text:p>
          </table:table-cell>
          <table:table-cell office:value-type="float" office:value="4" calcext:value-type="float">
            <text:p>4</text:p>
          </table:table-cell>
          <table:table-cell table:formula="of:=LOOKUP([.C221];[.$A$2:.$A$7];[.$D$2:.$D$7])*[.$F$2]/1000*60*[.F221]" office:value-type="float" office:value="112.289604050074" calcext:value-type="float">
            <text:p>112.2896040501</text:p>
          </table:table-cell>
          <table:table-cell office:value-type="float" office:value="309.211914" calcext:value-type="float">
            <text:p>309.211914</text:p>
          </table:table-cell>
          <table:table-cell office:value-type="float" office:value="93.0954132" calcext:value-type="float">
            <text:p>93.0954132</text:p>
          </table:table-cell>
          <table:table-cell office:value-type="float" office:value="117.1668472" calcext:value-type="float">
            <text:p>117.1668472</text:p>
          </table:table-cell>
          <table:table-cell office:value-type="float" office:value="4906.7263794" calcext:value-type="float">
            <text:p>4906.7263794</text:p>
          </table:table-cell>
        </table:table-row>
        <table:table-row table:style-name="ro1">
          <table:table-cell office:value-type="float" office:value="752455.1957092" calcext:value-type="float">
            <text:p>752455.1957</text:p>
          </table:table-cell>
          <table:table-cell table:formula="of:=[.H222]/1609.34" office:value-type="float" office:value="3.06192721593945" calcext:value-type="float">
            <text:p>3.0619272159</text:p>
          </table:table-cell>
          <table:table-cell office:value-type="float" office:value="4" calcext:value-type="float">
            <text:p>4</text:p>
          </table:table-cell>
          <table:table-cell table:formula="of:=LOOKUP([.C222];[.$A$2:.$A$7];[.$D$2:.$D$7])*[.$F$2]/1000*60*[.F222]" office:value-type="float" office:value="112.464109244853" calcext:value-type="float">
            <text:p>112.4641092449</text:p>
          </table:table-cell>
          <table:table-cell office:value-type="float" office:value="358.9010619" calcext:value-type="float">
            <text:p>358.9010619</text:p>
          </table:table-cell>
          <table:table-cell office:value-type="float" office:value="93.2400894" calcext:value-type="float">
            <text:p>93.2400894</text:p>
          </table:table-cell>
          <table:table-cell office:value-type="float" office:value="117.3029403" calcext:value-type="float">
            <text:p>117.3029403</text:p>
          </table:table-cell>
          <table:table-cell office:value-type="float" office:value="4927.6819457" calcext:value-type="float">
            <text:p>4927.6819457</text:p>
          </table:table-cell>
        </table:table-row>
        <table:table-row table:style-name="ro1">
          <table:table-cell office:value-type="float" office:value="753956.1958618" calcext:value-type="float">
            <text:p>753956.1959</text:p>
          </table:table-cell>
          <table:table-cell table:formula="of:=[.H223]/1609.34" office:value-type="float" office:value="3.0879735955112" calcext:value-type="float">
            <text:p>3.0879735955</text:p>
          </table:table-cell>
          <table:table-cell office:value-type="float" office:value="4" calcext:value-type="float">
            <text:p>4</text:p>
          </table:table-cell>
          <table:table-cell table:formula="of:=LOOKUP([.C223];[.$A$2:.$A$7];[.$D$2:.$D$7])*[.$F$2]/1000*60*[.F223]" office:value-type="float" office:value="112.639148173229" calcext:value-type="float">
            <text:p>112.6391481732</text:p>
          </table:table-cell>
          <table:table-cell office:value-type="float" office:value="353.3130493" calcext:value-type="float">
            <text:p>353.3130493</text:p>
          </table:table-cell>
          <table:table-cell office:value-type="float" office:value="93.3852081" calcext:value-type="float">
            <text:p>93.3852081</text:p>
          </table:table-cell>
          <table:table-cell office:value-type="float" office:value="117.5658264" calcext:value-type="float">
            <text:p>117.5658264</text:p>
          </table:table-cell>
          <table:table-cell office:value-type="float" office:value="4969.5994262" calcext:value-type="float">
            <text:p>4969.5994262</text:p>
          </table:table-cell>
        </table:table-row>
        <table:table-row table:style-name="ro1">
          <table:table-cell office:value-type="float" office:value="755954.19635" calcext:value-type="float">
            <text:p>755954.1964</text:p>
          </table:table-cell>
          <table:table-cell table:formula="of:=[.H224]/1609.34" office:value-type="float" office:value="3.12702947369729" calcext:value-type="float">
            <text:p>3.1270294737</text:p>
          </table:table-cell>
          <table:table-cell office:value-type="float" office:value="4" calcext:value-type="float">
            <text:p>4</text:p>
          </table:table-cell>
          <table:table-cell table:formula="of:=LOOKUP([.C224];[.$A$2:.$A$7];[.$D$2:.$D$7])*[.$F$2]/1000*60*[.F224]" office:value-type="float" office:value="113.020274971838" calcext:value-type="float">
            <text:p>113.0202749718</text:p>
          </table:table-cell>
          <table:table-cell office:value-type="float" office:value="383.7085876" calcext:value-type="float">
            <text:p>383.7085876</text:p>
          </table:table-cell>
          <table:table-cell office:value-type="float" office:value="93.7011871" calcext:value-type="float">
            <text:p>93.7011871</text:p>
          </table:table-cell>
          <table:table-cell office:value-type="float" office:value="118.014183" calcext:value-type="float">
            <text:p>118.014183</text:p>
          </table:table-cell>
          <table:table-cell office:value-type="float" office:value="5032.4536132" calcext:value-type="float">
            <text:p>5032.4536132</text:p>
          </table:table-cell>
        </table:table-row>
        <table:table-row table:style-name="ro1">
          <table:table-cell office:value-type="float" office:value="756454.1963195" calcext:value-type="float">
            <text:p>756454.1963</text:p>
          </table:table-cell>
          <table:table-cell table:formula="of:=[.H225]/1609.34" office:value-type="float" office:value="3.14003552114531" calcext:value-type="float">
            <text:p>3.1400355211</text:p>
          </table:table-cell>
          <table:table-cell office:value-type="float" office:value="4" calcext:value-type="float">
            <text:p>4</text:p>
          </table:table-cell>
          <table:table-cell table:formula="of:=LOOKUP([.C225];[.$A$2:.$A$7];[.$D$2:.$D$7])*[.$F$2]/1000*60*[.F225]" office:value-type="float" office:value="113.433628544752" calcext:value-type="float">
            <text:p>113.4336285448</text:p>
          </table:table-cell>
          <table:table-cell office:value-type="float" office:value="439.8870849" calcext:value-type="float">
            <text:p>439.8870849</text:p>
          </table:table-cell>
          <table:table-cell office:value-type="float" office:value="94.0438842" calcext:value-type="float">
            <text:p>94.0438842</text:p>
          </table:table-cell>
          <table:table-cell office:value-type="float" office:value="118.1974334" calcext:value-type="float">
            <text:p>118.1974334</text:p>
          </table:table-cell>
          <table:table-cell office:value-type="float" office:value="5053.3847656" calcext:value-type="float">
            <text:p>5053.3847656</text:p>
          </table:table-cell>
        </table:table-row>
        <table:table-row table:style-name="ro1">
          <table:table-cell office:value-type="float" office:value="756954.19635" calcext:value-type="float">
            <text:p>756954.1964</text:p>
          </table:table-cell>
          <table:table-cell table:formula="of:=[.H226]/1609.34" office:value-type="float" office:value="3.15305916599351" calcext:value-type="float">
            <text:p>3.153059166</text:p>
          </table:table-cell>
          <table:table-cell office:value-type="float" office:value="4" calcext:value-type="float">
            <text:p>4</text:p>
          </table:table-cell>
          <table:table-cell table:formula="of:=LOOKUP([.C226];[.$A$2:.$A$7];[.$D$2:.$D$7])*[.$F$2]/1000*60*[.F226]" office:value-type="float" office:value="113.433628544752" calcext:value-type="float">
            <text:p>113.4336285448</text:p>
          </table:table-cell>
          <table:table-cell office:value-type="float" office:value="369.51651" calcext:value-type="float">
            <text:p>369.51651</text:p>
          </table:table-cell>
          <table:table-cell office:value-type="float" office:value="94.0438842" calcext:value-type="float">
            <text:p>94.0438842</text:p>
          </table:table-cell>
          <table:table-cell office:value-type="float" office:value="118.3340301" calcext:value-type="float">
            <text:p>118.3340301</text:p>
          </table:table-cell>
          <table:table-cell office:value-type="float" office:value="5074.3442382" calcext:value-type="float">
            <text:p>5074.3442382</text:p>
          </table:table-cell>
        </table:table-row>
        <table:table-row table:style-name="ro1">
          <table:table-cell office:value-type="float" office:value="758452.1968078" calcext:value-type="float">
            <text:p>758452.1968</text:p>
          </table:table-cell>
          <table:table-cell table:formula="of:=[.H227]/1609.34" office:value-type="float" office:value="3.1791009992295" calcext:value-type="float">
            <text:p>3.1791009992</text:p>
          </table:table-cell>
          <table:table-cell office:value-type="float" office:value="4" calcext:value-type="float">
            <text:p>4</text:p>
          </table:table-cell>
          <table:table-cell table:formula="of:=LOOKUP([.C227];[.$A$2:.$A$7];[.$D$2:.$D$7])*[.$F$2]/1000*60*[.F227]" office:value-type="float" office:value="113.611695099576" calcext:value-type="float">
            <text:p>113.6116950996</text:p>
          </table:table-cell>
          <table:table-cell office:value-type="float" office:value="303.1312561" calcext:value-type="float">
            <text:p>303.1312561</text:p>
          </table:table-cell>
          <table:table-cell office:value-type="float" office:value="94.191513" calcext:value-type="float">
            <text:p>94.191513</text:p>
          </table:table-cell>
          <table:table-cell office:value-type="float" office:value="118.5196304" calcext:value-type="float">
            <text:p>118.5196304</text:p>
          </table:table-cell>
          <table:table-cell office:value-type="float" office:value="5116.2544021" calcext:value-type="float">
            <text:p>5116.2544021</text:p>
          </table:table-cell>
        </table:table-row>
        <table:table-row table:style-name="ro1">
          <table:table-cell office:value-type="float" office:value="758951.1968383" calcext:value-type="float">
            <text:p>758951.1968</text:p>
          </table:table-cell>
          <table:table-cell table:formula="of:=[.H228]/1609.34" office:value-type="float" office:value="3.19211827264593" calcext:value-type="float">
            <text:p>3.1921182726</text:p>
          </table:table-cell>
          <table:table-cell office:value-type="float" office:value="4" calcext:value-type="float">
            <text:p>4</text:p>
          </table:table-cell>
          <table:table-cell table:formula="of:=LOOKUP([.C228];[.$A$2:.$A$7];[.$D$2:.$D$7])*[.$F$2]/1000*60*[.F228]" office:value-type="float" office:value="113.790332176414" calcext:value-type="float">
            <text:p>113.7903321764</text:p>
          </table:table-cell>
          <table:table-cell office:value-type="float" office:value="352.0650024" calcext:value-type="float">
            <text:p>352.0650024</text:p>
          </table:table-cell>
          <table:table-cell office:value-type="float" office:value="94.3396148" calcext:value-type="float">
            <text:p>94.3396148</text:p>
          </table:table-cell>
          <table:table-cell office:value-type="float" office:value="118.6430129" calcext:value-type="float">
            <text:p>118.6430129</text:p>
          </table:table-cell>
          <table:table-cell office:value-type="float" office:value="5137.2036209" calcext:value-type="float">
            <text:p>5137.2036209</text:p>
          </table:table-cell>
        </table:table-row>
        <table:table-row table:style-name="ro1">
          <table:table-cell office:value-type="float" office:value="759450.1972961" calcext:value-type="float">
            <text:p>759450.1973</text:p>
          </table:table-cell>
          <table:table-cell table:formula="of:=[.H229]/1609.34" office:value-type="float" office:value="3.205119162141" calcext:value-type="float">
            <text:p>3.2051191621</text:p>
          </table:table-cell>
          <table:table-cell office:value-type="float" office:value="4" calcext:value-type="float">
            <text:p>4</text:p>
          </table:table-cell>
          <table:table-cell table:formula="of:=LOOKUP([.C229];[.$A$2:.$A$7];[.$D$2:.$D$7])*[.$F$2]/1000*60*[.F229]" office:value-type="float" office:value="114.059346091916" calcext:value-type="float">
            <text:p>114.0593460919</text:p>
          </table:table-cell>
          <table:table-cell office:value-type="float" office:value="369.6200561" calcext:value-type="float">
            <text:p>369.6200561</text:p>
          </table:table-cell>
          <table:table-cell office:value-type="float" office:value="94.5626449" calcext:value-type="float">
            <text:p>94.5626449</text:p>
          </table:table-cell>
          <table:table-cell office:value-type="float" office:value="118.7766876" calcext:value-type="float">
            <text:p>118.7766876</text:p>
          </table:table-cell>
          <table:table-cell office:value-type="float" office:value="5158.1264724" calcext:value-type="float">
            <text:p>5158.1264724</text:p>
          </table:table-cell>
        </table:table-row>
        <table:table-row table:style-name="ro1">
          <table:table-cell office:value-type="float" office:value="760950.1992797" calcext:value-type="float">
            <text:p>760950.1993</text:p>
          </table:table-cell>
          <table:table-cell table:formula="of:=[.H230]/1609.34" office:value-type="float" office:value="3.23111972759019" calcext:value-type="float">
            <text:p>3.2311197276</text:p>
          </table:table-cell>
          <table:table-cell office:value-type="float" office:value="4" calcext:value-type="float">
            <text:p>4</text:p>
          </table:table-cell>
          <table:table-cell table:formula="of:=LOOKUP([.C230];[.$A$2:.$A$7];[.$D$2:.$D$7])*[.$F$2]/1000*60*[.F230]" office:value-type="float" office:value="114.239391139892" calcext:value-type="float">
            <text:p>114.2393911399</text:p>
          </table:table-cell>
          <table:table-cell office:value-type="float" office:value="344.7033691" calcext:value-type="float">
            <text:p>344.7033691</text:p>
          </table:table-cell>
          <table:table-cell office:value-type="float" office:value="94.711914" calcext:value-type="float">
            <text:p>94.711914</text:p>
          </table:table-cell>
          <table:table-cell office:value-type="float" office:value="119.0101852" calcext:value-type="float">
            <text:p>119.0101852</text:p>
          </table:table-cell>
          <table:table-cell office:value-type="float" office:value="5199.9702224" calcext:value-type="float">
            <text:p>5199.9702224</text:p>
          </table:table-cell>
        </table:table-row>
        <table:table-row table:style-name="ro1">
          <table:table-cell office:value-type="float" office:value="761450.1994323" calcext:value-type="float">
            <text:p>761450.1994</text:p>
          </table:table-cell>
          <table:table-cell table:formula="of:=[.H231]/1609.34" office:value-type="float" office:value="3.24411940826674" calcext:value-type="float">
            <text:p>3.2441194083</text:p>
          </table:table-cell>
          <table:table-cell office:value-type="float" office:value="4" calcext:value-type="float">
            <text:p>4</text:p>
          </table:table-cell>
          <table:table-cell table:formula="of:=LOOKUP([.C231];[.$A$2:.$A$7];[.$D$2:.$D$7])*[.$F$2]/1000*60*[.F231]" office:value-type="float" office:value="114.420006709883" calcext:value-type="float">
            <text:p>114.4200067099</text:p>
          </table:table-cell>
          <table:table-cell office:value-type="float" office:value="369.6699828" calcext:value-type="float">
            <text:p>369.6699828</text:p>
          </table:table-cell>
          <table:table-cell office:value-type="float" office:value="94.8616561" calcext:value-type="float">
            <text:p>94.8616561</text:p>
          </table:table-cell>
          <table:table-cell office:value-type="float" office:value="119.141777" calcext:value-type="float">
            <text:p>119.141777</text:p>
          </table:table-cell>
          <table:table-cell office:value-type="float" office:value="5220.8911285" calcext:value-type="float">
            <text:p>5220.8911285</text:p>
          </table:table-cell>
        </table:table-row>
        <table:table-row table:style-name="ro1">
          <table:table-cell office:value-type="float" office:value="762948.1996459" calcext:value-type="float">
            <text:p>762948.1996</text:p>
          </table:table-cell>
          <table:table-cell table:formula="of:=[.H232]/1609.34" office:value-type="float" office:value="3.270084475375" calcext:value-type="float">
            <text:p>3.2700844754</text:p>
          </table:table-cell>
          <table:table-cell office:value-type="float" office:value="4" calcext:value-type="float">
            <text:p>4</text:p>
          </table:table-cell>
          <table:table-cell table:formula="of:=LOOKUP([.C232];[.$A$2:.$A$7];[.$D$2:.$D$7])*[.$F$2]/1000*60*[.F232]" office:value-type="float" office:value="114.737462166071" calcext:value-type="float">
            <text:p>114.7374621661</text:p>
          </table:table-cell>
          <table:table-cell office:value-type="float" office:value="332.1611022" calcext:value-type="float">
            <text:p>332.1611022</text:p>
          </table:table-cell>
          <table:table-cell office:value-type="float" office:value="95.1248474" calcext:value-type="float">
            <text:p>95.1248474</text:p>
          </table:table-cell>
          <table:table-cell office:value-type="float" office:value="119.3549346" calcext:value-type="float">
            <text:p>119.3549346</text:p>
          </table:table-cell>
          <table:table-cell office:value-type="float" office:value="5262.6777496" calcext:value-type="float">
            <text:p>5262.6777496</text:p>
          </table:table-cell>
        </table:table-row>
        <table:table-row table:style-name="ro1">
          <table:table-cell office:value-type="float" office:value="763448.1997375" calcext:value-type="float">
            <text:p>763448.1997</text:p>
          </table:table-cell>
          <table:table-cell table:formula="of:=[.H233]/1609.34" office:value-type="float" office:value="3.28305745168827" calcext:value-type="float">
            <text:p>3.2830574517</text:p>
          </table:table-cell>
          <table:table-cell office:value-type="float" office:value="4" calcext:value-type="float">
            <text:p>4</text:p>
          </table:table-cell>
          <table:table-cell table:formula="of:=LOOKUP([.C233];[.$A$2:.$A$7];[.$D$2:.$D$7])*[.$F$2]/1000*60*[.F233]" office:value-type="float" office:value="114.965295247697" calcext:value-type="float">
            <text:p>114.9652952477</text:p>
          </table:table-cell>
          <table:table-cell office:value-type="float" office:value="299.7802581" calcext:value-type="float">
            <text:p>299.7802581</text:p>
          </table:table-cell>
          <table:table-cell office:value-type="float" office:value="95.3137359" calcext:value-type="float">
            <text:p>95.3137359</text:p>
          </table:table-cell>
          <table:table-cell office:value-type="float" office:value="119.4398727" calcext:value-type="float">
            <text:p>119.4398727</text:p>
          </table:table-cell>
          <table:table-cell office:value-type="float" office:value="5283.5556793" calcext:value-type="float">
            <text:p>5283.5556793</text:p>
          </table:table-cell>
        </table:table-row>
        <table:table-row table:style-name="ro1">
          <table:table-cell office:value-type="float" office:value="763947.199768" calcext:value-type="float">
            <text:p>763947.1998</text:p>
          </table:table-cell>
          <table:table-cell table:formula="of:=[.H234]/1609.34" office:value-type="float" office:value="3.29602983061379" calcext:value-type="float">
            <text:p>3.2960298306</text:p>
          </table:table-cell>
          <table:table-cell office:value-type="float" office:value="4" calcext:value-type="float">
            <text:p>4</text:p>
          </table:table-cell>
          <table:table-cell table:formula="of:=LOOKUP([.C234];[.$A$2:.$A$7];[.$D$2:.$D$7])*[.$F$2]/1000*60*[.F234]" office:value-type="float" office:value="115.056684310621" calcext:value-type="float">
            <text:p>115.0566843106</text:p>
          </table:table-cell>
          <table:table-cell office:value-type="float" office:value="311.355072" calcext:value-type="float">
            <text:p>311.355072</text:p>
          </table:table-cell>
          <table:table-cell office:value-type="float" office:value="95.3895034" calcext:value-type="float">
            <text:p>95.3895034</text:p>
          </table:table-cell>
          <table:table-cell office:value-type="float" office:value="119.5316772" calcext:value-type="float">
            <text:p>119.5316772</text:p>
          </table:table-cell>
          <table:table-cell office:value-type="float" office:value="5304.4326476" calcext:value-type="float">
            <text:p>5304.4326476</text:p>
          </table:table-cell>
        </table:table-row>
        <table:table-row table:style-name="ro1">
          <table:table-cell office:value-type="float" office:value="765946.2002563" calcext:value-type="float">
            <text:p>765946.2003</text:p>
          </table:table-cell>
          <table:table-cell table:formula="of:=[.H235]/1609.34" office:value-type="float" office:value="3.33494875955361" calcext:value-type="float">
            <text:p>3.3349487596</text:p>
          </table:table-cell>
          <table:table-cell office:value-type="float" office:value="4" calcext:value-type="float">
            <text:p>4</text:p>
          </table:table-cell>
          <table:table-cell table:formula="of:=LOOKUP([.C235];[.$A$2:.$A$7];[.$D$2:.$D$7])*[.$F$2]/1000*60*[.F235]" office:value-type="float" office:value="115.239885804814" calcext:value-type="float">
            <text:p>115.2398858048</text:p>
          </table:table-cell>
          <table:table-cell office:value-type="float" office:value="326.283905" calcext:value-type="float">
            <text:p>326.283905</text:p>
          </table:table-cell>
          <table:table-cell office:value-type="float" office:value="95.5413894" calcext:value-type="float">
            <text:p>95.5413894</text:p>
          </table:table-cell>
          <table:table-cell office:value-type="float" office:value="119.8329696" calcext:value-type="float">
            <text:p>119.8329696</text:p>
          </table:table-cell>
          <table:table-cell office:value-type="float" office:value="5367.0664367" calcext:value-type="float">
            <text:p>5367.0664367</text:p>
          </table:table-cell>
        </table:table-row>
        <table:table-row table:style-name="ro1">
          <table:table-cell office:value-type="float" office:value="767447.2007141" calcext:value-type="float">
            <text:p>767447.2007</text:p>
          </table:table-cell>
          <table:table-cell table:formula="of:=[.H236]/1609.34" office:value-type="float" office:value="3.36085982067183" calcext:value-type="float">
            <text:p>3.3608598207</text:p>
          </table:table-cell>
          <table:table-cell office:value-type="float" office:value="4" calcext:value-type="float">
            <text:p>4</text:p>
          </table:table-cell>
          <table:table-cell table:formula="of:=LOOKUP([.C236];[.$A$2:.$A$7];[.$D$2:.$D$7])*[.$F$2]/1000*60*[.F236]" office:value-type="float" office:value="115.654260889555" calcext:value-type="float">
            <text:p>115.6542608896</text:p>
          </table:table-cell>
          <table:table-cell office:value-type="float" office:value="356.415924" calcext:value-type="float">
            <text:p>356.415924</text:p>
          </table:table-cell>
          <table:table-cell office:value-type="float" office:value="95.8849334" calcext:value-type="float">
            <text:p>95.8849334</text:p>
          </table:table-cell>
          <table:table-cell office:value-type="float" office:value="120.0681457" calcext:value-type="float">
            <text:p>120.0681457</text:p>
          </table:table-cell>
          <table:table-cell office:value-type="float" office:value="5408.7661438" calcext:value-type="float">
            <text:p>5408.7661438</text:p>
          </table:table-cell>
        </table:table-row>
        <table:table-row table:style-name="ro1">
          <table:table-cell office:value-type="float" office:value="768444.2007141" calcext:value-type="float">
            <text:p>768444.2007</text:p>
          </table:table-cell>
          <table:table-cell table:formula="of:=[.H237]/1609.34" office:value-type="float" office:value="3.3867563183044" calcext:value-type="float">
            <text:p>3.3867563183</text:p>
          </table:table-cell>
          <table:table-cell office:value-type="float" office:value="4" calcext:value-type="float">
            <text:p>4</text:p>
          </table:table-cell>
          <table:table-cell table:formula="of:=LOOKUP([.C237];[.$A$2:.$A$7];[.$D$2:.$D$7])*[.$F$2]/1000*60*[.F237]" office:value-type="float" office:value="115.885756650146" calcext:value-type="float">
            <text:p>115.8857566501</text:p>
          </table:table-cell>
          <table:table-cell office:value-type="float" office:value="258.8421783" calcext:value-type="float">
            <text:p>258.8421783</text:p>
          </table:table-cell>
          <table:table-cell office:value-type="float" office:value="96.0768585" calcext:value-type="float">
            <text:p>96.0768585</text:p>
          </table:table-cell>
          <table:table-cell office:value-type="float" office:value="120.1787643" calcext:value-type="float">
            <text:p>120.1787643</text:p>
          </table:table-cell>
          <table:table-cell office:value-type="float" office:value="5450.4424133" calcext:value-type="float">
            <text:p>5450.4424133</text:p>
          </table:table-cell>
        </table:table-row>
        <table:table-row table:style-name="ro1">
          <table:table-cell office:value-type="float" office:value="769944.2012329" calcext:value-type="float">
            <text:p>769944.2012</text:p>
          </table:table-cell>
          <table:table-cell table:formula="of:=[.H238]/1609.34" office:value-type="float" office:value="3.41263400487156" calcext:value-type="float">
            <text:p>3.4126340049</text:p>
          </table:table-cell>
          <table:table-cell office:value-type="float" office:value="4" calcext:value-type="float">
            <text:p>4</text:p>
          </table:table-cell>
          <table:table-cell table:formula="of:=LOOKUP([.C238];[.$A$2:.$A$7];[.$D$2:.$D$7])*[.$F$2]/1000*60*[.F238]" office:value-type="float" office:value="116.071617524759" calcext:value-type="float">
            <text:p>116.0716175248</text:p>
          </table:table-cell>
          <table:table-cell office:value-type="float" office:value="250.5714874" calcext:value-type="float">
            <text:p>250.5714874</text:p>
          </table:table-cell>
          <table:table-cell office:value-type="float" office:value="96.2309493" calcext:value-type="float">
            <text:p>96.2309493</text:p>
          </table:table-cell>
          <table:table-cell office:value-type="float" office:value="120.278038" calcext:value-type="float">
            <text:p>120.278038</text:p>
          </table:table-cell>
          <table:table-cell office:value-type="float" office:value="5492.0884094" calcext:value-type="float">
            <text:p>5492.0884094</text:p>
          </table:table-cell>
        </table:table-row>
        <table:table-row table:style-name="ro1">
          <table:table-cell office:value-type="float" office:value="770445.2031555" calcext:value-type="float">
            <text:p>770445.2032</text:p>
          </table:table-cell>
          <table:table-cell table:formula="of:=[.H239]/1609.34" office:value-type="float" office:value="3.42556147047858" calcext:value-type="float">
            <text:p>3.4255614705</text:p>
          </table:table-cell>
          <table:table-cell office:value-type="float" office:value="4" calcext:value-type="float">
            <text:p>4</text:p>
          </table:table-cell>
          <table:table-cell table:formula="of:=LOOKUP([.C239];[.$A$2:.$A$7];[.$D$2:.$D$7])*[.$F$2]/1000*60*[.F239]" office:value-type="float" office:value="116.258076663471" calcext:value-type="float">
            <text:p>116.2580766635</text:p>
          </table:table-cell>
          <table:table-cell office:value-type="float" office:value="293.5123138" calcext:value-type="float">
            <text:p>293.5123138</text:p>
          </table:table-cell>
          <table:table-cell office:value-type="float" office:value="96.3855361" calcext:value-type="float">
            <text:p>96.3855361</text:p>
          </table:table-cell>
          <table:table-cell office:value-type="float" office:value="120.3538436" calcext:value-type="float">
            <text:p>120.3538436</text:p>
          </table:table-cell>
          <table:table-cell office:value-type="float" office:value="5512.8930969" calcext:value-type="float">
            <text:p>5512.8930969</text:p>
          </table:table-cell>
        </table:table-row>
        <table:table-row table:style-name="ro1">
          <table:table-cell office:value-type="float" office:value="770942.203186" calcext:value-type="float">
            <text:p>770942.2032</text:p>
          </table:table-cell>
          <table:table-cell table:formula="of:=[.H240]/1609.34" office:value-type="float" office:value="3.4385059267153" calcext:value-type="float">
            <text:p>3.4385059267</text:p>
          </table:table-cell>
          <table:table-cell office:value-type="float" office:value="4" calcext:value-type="float">
            <text:p>4</text:p>
          </table:table-cell>
          <table:table-cell table:formula="of:=LOOKUP([.C240];[.$A$2:.$A$7];[.$D$2:.$D$7])*[.$F$2]/1000*60*[.F240]" office:value-type="float" office:value="116.16477351728" calcext:value-type="float">
            <text:p>116.1647735173</text:p>
          </table:table-cell>
          <table:table-cell office:value-type="float" office:value="253.1608886" calcext:value-type="float">
            <text:p>253.1608886</text:p>
          </table:table-cell>
          <table:table-cell office:value-type="float" office:value="96.3081817" calcext:value-type="float">
            <text:p>96.3081817</text:p>
          </table:table-cell>
          <table:table-cell office:value-type="float" office:value="120.4043273" calcext:value-type="float">
            <text:p>120.4043273</text:p>
          </table:table-cell>
          <table:table-cell office:value-type="float" office:value="5533.7251281" calcext:value-type="float">
            <text:p>5533.7251281</text:p>
          </table:table-cell>
        </table:table-row>
        <table:table-row table:style-name="ro1">
          <table:table-cell office:value-type="float" office:value="771943.2033691" calcext:value-type="float">
            <text:p>771943.2034</text:p>
          </table:table-cell>
          <table:table-cell table:formula="of:=[.H241]/1609.34" office:value-type="float" office:value="3.46436449880075" calcext:value-type="float">
            <text:p>3.4643644988</text:p>
          </table:table-cell>
          <table:table-cell office:value-type="float" office:value="4" calcext:value-type="float">
            <text:p>4</text:p>
          </table:table-cell>
          <table:table-cell table:formula="of:=LOOKUP([.C241];[.$A$2:.$A$7];[.$D$2:.$D$7])*[.$F$2]/1000*60*[.F241]" office:value-type="float" office:value="116.398312180908" calcext:value-type="float">
            <text:p>116.3983121809</text:p>
          </table:table-cell>
          <table:table-cell office:value-type="float" office:value="292.5349578" calcext:value-type="float">
            <text:p>292.5349578</text:p>
          </table:table-cell>
          <table:table-cell office:value-type="float" office:value="96.5018005" calcext:value-type="float">
            <text:p>96.5018005</text:p>
          </table:table-cell>
          <table:table-cell office:value-type="float" office:value="120.5532607" calcext:value-type="float">
            <text:p>120.5532607</text:p>
          </table:table-cell>
          <table:table-cell office:value-type="float" office:value="5575.3403625" calcext:value-type="float">
            <text:p>5575.3403625</text:p>
          </table:table-cell>
        </table:table-row>
        <table:table-row table:style-name="ro1">
          <table:table-cell office:value-type="float" office:value="772429.2035217" calcext:value-type="float">
            <text:p>772429.2035</text:p>
          </table:table-cell>
          <table:table-cell table:formula="of:=[.H242]/1609.34" office:value-type="float" office:value="3.46436449880075" calcext:value-type="float">
            <text:p>3.4643644988</text:p>
          </table:table-cell>
          <table:table-cell office:value-type="float" office:value="4" calcext:value-type="float">
            <text:p>4</text:p>
          </table:table-cell>
          <table:table-cell table:formula="of:=LOOKUP([.C242];[.$A$2:.$A$7];[.$D$2:.$D$7])*[.$F$2]/1000*60*[.F242]" office:value-type="float" office:value="116.398312180908" calcext:value-type="float">
            <text:p>116.3983121809</text:p>
          </table:table-cell>
          <table:table-cell office:value-type="float" office:value="292.5349578" calcext:value-type="float">
            <text:p>292.5349578</text:p>
          </table:table-cell>
          <table:table-cell office:value-type="float" office:value="96.5018005" calcext:value-type="float">
            <text:p>96.5018005</text:p>
          </table:table-cell>
          <table:table-cell office:value-type="float" office:value="120.5532607" calcext:value-type="float">
            <text:p>120.5532607</text:p>
          </table:table-cell>
          <table:table-cell office:value-type="float" office:value="5575.3403625" calcext:value-type="float">
            <text:p>5575.3403625</text:p>
          </table:table-cell>
        </table:table-row>
        <table:table-row table:style-name="ro1">
          <table:table-cell office:value-type="float" office:value="774441.2038879" calcext:value-type="float">
            <text:p>774441.2039</text:p>
          </table:table-cell>
          <table:table-cell table:formula="of:=[.H243]/1609.34" office:value-type="float" office:value="3.51614659046566" calcext:value-type="float">
            <text:p>3.5161465905</text:p>
          </table:table-cell>
          <table:table-cell office:value-type="float" office:value="4" calcext:value-type="float">
            <text:p>4</text:p>
          </table:table-cell>
          <table:table-cell table:formula="of:=LOOKUP([.C243];[.$A$2:.$A$7];[.$D$2:.$D$7])*[.$F$2]/1000*60*[.F243]" office:value-type="float" office:value="116.491992619459" calcext:value-type="float">
            <text:p>116.4919926195</text:p>
          </table:table-cell>
          <table:table-cell office:value-type="float" office:value="313.7594909" calcext:value-type="float">
            <text:p>313.7594909</text:p>
          </table:table-cell>
          <table:table-cell office:value-type="float" office:value="96.5794677" calcext:value-type="float">
            <text:p>96.5794677</text:p>
          </table:table-cell>
          <table:table-cell office:value-type="float" office:value="120.9002608" calcext:value-type="float">
            <text:p>120.9002608</text:p>
          </table:table-cell>
          <table:table-cell office:value-type="float" office:value="5658.6753539" calcext:value-type="float">
            <text:p>5658.6753539</text:p>
          </table:table-cell>
        </table:table-row>
        <table:table-row table:style-name="ro1">
          <table:table-cell office:value-type="float" office:value="774927.2039184" calcext:value-type="float">
            <text:p>774927.2039</text:p>
          </table:table-cell>
          <table:table-cell table:formula="of:=[.H244]/1609.34" office:value-type="float" office:value="3.51614659046566" calcext:value-type="float">
            <text:p>3.5161465905</text:p>
          </table:table-cell>
          <table:table-cell office:value-type="float" office:value="4" calcext:value-type="float">
            <text:p>4</text:p>
          </table:table-cell>
          <table:table-cell table:formula="of:=LOOKUP([.C244];[.$A$2:.$A$7];[.$D$2:.$D$7])*[.$F$2]/1000*60*[.F244]" office:value-type="float" office:value="116.491992619459" calcext:value-type="float">
            <text:p>116.4919926195</text:p>
          </table:table-cell>
          <table:table-cell office:value-type="float" office:value="313.7594909" calcext:value-type="float">
            <text:p>313.7594909</text:p>
          </table:table-cell>
          <table:table-cell office:value-type="float" office:value="96.5794677" calcext:value-type="float">
            <text:p>96.5794677</text:p>
          </table:table-cell>
          <table:table-cell office:value-type="float" office:value="120.9002608" calcext:value-type="float">
            <text:p>120.9002608</text:p>
          </table:table-cell>
          <table:table-cell office:value-type="float" office:value="5658.6753539" calcext:value-type="float">
            <text:p>5658.6753539</text:p>
          </table:table-cell>
        </table:table-row>
        <table:table-row table:style-name="ro1">
          <table:table-cell office:value-type="float" office:value="776439.204132" calcext:value-type="float">
            <text:p>776439.2041</text:p>
          </table:table-cell>
          <table:table-cell table:formula="of:=[.H245]/1609.34" office:value-type="float" office:value="3.55498086948687" calcext:value-type="float">
            <text:p>3.5549808695</text:p>
          </table:table-cell>
          <table:table-cell office:value-type="float" office:value="4" calcext:value-type="float">
            <text:p>4</text:p>
          </table:table-cell>
          <table:table-cell table:formula="of:=LOOKUP([.C245];[.$A$2:.$A$7];[.$D$2:.$D$7])*[.$F$2]/1000*60*[.F245]" office:value-type="float" office:value="116.758245835622" calcext:value-type="float">
            <text:p>116.7582458356</text:p>
          </table:table-cell>
          <table:table-cell office:value-type="float" office:value="279.2337493" calcext:value-type="float">
            <text:p>279.2337493</text:p>
          </table:table-cell>
          <table:table-cell office:value-type="float" office:value="96.800209" calcext:value-type="float">
            <text:p>96.800209</text:p>
          </table:table-cell>
          <table:table-cell office:value-type="float" office:value="121.0916671" calcext:value-type="float">
            <text:p>121.0916671</text:p>
          </table:table-cell>
          <table:table-cell office:value-type="float" office:value="5721.1729125" calcext:value-type="float">
            <text:p>5721.1729125</text:p>
          </table:table-cell>
        </table:table-row>
        <table:table-row table:style-name="ro1">
          <table:table-cell office:value-type="float" office:value="776939.2041625" calcext:value-type="float">
            <text:p>776939.2042</text:p>
          </table:table-cell>
          <table:table-cell table:formula="of:=[.H246]/1609.34" office:value-type="float" office:value="3.56791288615209" calcext:value-type="float">
            <text:p>3.5679128862</text:p>
          </table:table-cell>
          <table:table-cell office:value-type="float" office:value="4" calcext:value-type="float">
            <text:p>4</text:p>
          </table:table-cell>
          <table:table-cell table:formula="of:=LOOKUP([.C246];[.$A$2:.$A$7];[.$D$2:.$D$7])*[.$F$2]/1000*60*[.F246]" office:value-type="float" office:value="117.009950016699" calcext:value-type="float">
            <text:p>117.0099500167</text:p>
          </table:table-cell>
          <table:table-cell office:value-type="float" office:value="322.3189391" calcext:value-type="float">
            <text:p>322.3189391</text:p>
          </table:table-cell>
          <table:table-cell office:value-type="float" office:value="97.0088882" calcext:value-type="float">
            <text:p>97.0088882</text:p>
          </table:table-cell>
          <table:table-cell office:value-type="float" office:value="121.1809234" calcext:value-type="float">
            <text:p>121.1809234</text:p>
          </table:table-cell>
          <table:table-cell office:value-type="float" office:value="5741.9849242" calcext:value-type="float">
            <text:p>5741.9849242</text:p>
          </table:table-cell>
        </table:table-row>
        <table:table-row table:style-name="ro1">
          <table:table-cell office:value-type="float" office:value="777439.2046203" calcext:value-type="float">
            <text:p>777439.2046</text:p>
          </table:table-cell>
          <table:table-cell table:formula="of:=[.H247]/1609.34" office:value-type="float" office:value="3.58086401736115" calcext:value-type="float">
            <text:p>3.5808640174</text:p>
          </table:table-cell>
          <table:table-cell office:value-type="float" office:value="4" calcext:value-type="float">
            <text:p>4</text:p>
          </table:table-cell>
          <table:table-cell table:formula="of:=LOOKUP([.C247];[.$A$2:.$A$7];[.$D$2:.$D$7])*[.$F$2]/1000*60*[.F247]" office:value-type="float" office:value="116.915432008407" calcext:value-type="float">
            <text:p>116.9154320084</text:p>
          </table:table-cell>
          <table:table-cell office:value-type="float" office:value="294.2622528" calcext:value-type="float">
            <text:p>294.2622528</text:p>
          </table:table-cell>
          <table:table-cell office:value-type="float" office:value="96.9305266" calcext:value-type="float">
            <text:p>96.9305266</text:p>
          </table:table-cell>
          <table:table-cell office:value-type="float" office:value="121.2545394" calcext:value-type="float">
            <text:p>121.2545394</text:p>
          </table:table-cell>
          <table:table-cell office:value-type="float" office:value="5762.8276977" calcext:value-type="float">
            <text:p>5762.8276977</text:p>
          </table:table-cell>
        </table:table-row>
        <table:table-row table:style-name="ro1">
          <table:table-cell office:value-type="float" office:value="778938.2046508" calcext:value-type="float">
            <text:p>778938.2047</text:p>
          </table:table-cell>
          <table:table-cell table:formula="of:=[.H248]/1609.34" office:value-type="float" office:value="3.60675141287733" calcext:value-type="float">
            <text:p>3.6067514129</text:p>
          </table:table-cell>
          <table:table-cell office:value-type="float" office:value="4" calcext:value-type="float">
            <text:p>4</text:p>
          </table:table-cell>
          <table:table-cell table:formula="of:=LOOKUP([.C248];[.$A$2:.$A$7];[.$D$2:.$D$7])*[.$F$2]/1000*60*[.F248]" office:value-type="float" office:value="117.152007586051" calcext:value-type="float">
            <text:p>117.1520075861</text:p>
          </table:table-cell>
          <table:table-cell office:value-type="float" office:value="375.4695739" calcext:value-type="float">
            <text:p>375.4695739</text:p>
          </table:table-cell>
          <table:table-cell office:value-type="float" office:value="97.1266632" calcext:value-type="float">
            <text:p>97.1266632</text:p>
          </table:table-cell>
          <table:table-cell office:value-type="float" office:value="121.5325775" calcext:value-type="float">
            <text:p>121.5325775</text:p>
          </table:table-cell>
          <table:table-cell office:value-type="float" office:value="5804.4893188" calcext:value-type="float">
            <text:p>5804.4893188</text:p>
          </table:table-cell>
        </table:table-row>
        <table:table-row table:style-name="ro1">
          <table:table-cell office:value-type="float" office:value="779438.2051086" calcext:value-type="float">
            <text:p>779438.2051</text:p>
          </table:table-cell>
          <table:table-cell table:formula="of:=[.H249]/1609.34" office:value-type="float" office:value="3.61971832105087" calcext:value-type="float">
            <text:p>3.6197183211</text:p>
          </table:table-cell>
          <table:table-cell office:value-type="float" office:value="4" calcext:value-type="float">
            <text:p>4</text:p>
          </table:table-cell>
          <table:table-cell table:formula="of:=LOOKUP([.C249];[.$A$2:.$A$7];[.$D$2:.$D$7])*[.$F$2]/1000*60*[.F249]" office:value-type="float" office:value="117.10461517866" calcext:value-type="float">
            <text:p>117.1046151787</text:p>
          </table:table-cell>
          <table:table-cell office:value-type="float" office:value="244.8224639" calcext:value-type="float">
            <text:p>244.8224639</text:p>
          </table:table-cell>
          <table:table-cell office:value-type="float" office:value="97.0873718" calcext:value-type="float">
            <text:p>97.0873718</text:p>
          </table:table-cell>
          <table:table-cell office:value-type="float" office:value="121.5906524" calcext:value-type="float">
            <text:p>121.5906524</text:p>
          </table:table-cell>
          <table:table-cell office:value-type="float" office:value="5825.3574828" calcext:value-type="float">
            <text:p>5825.3574828</text:p>
          </table:table-cell>
        </table:table-row>
        <table:table-row table:style-name="ro1">
          <table:table-cell office:value-type="float" office:value="779934.2051391" calcext:value-type="float">
            <text:p>779934.2051</text:p>
          </table:table-cell>
          <table:table-cell table:formula="of:=[.H250]/1609.34" office:value-type="float" office:value="3.63268128506096" calcext:value-type="float">
            <text:p>3.6326812851</text:p>
          </table:table-cell>
          <table:table-cell office:value-type="float" office:value="4" calcext:value-type="float">
            <text:p>4</text:p>
          </table:table-cell>
          <table:table-cell table:formula="of:=LOOKUP([.C250];[.$A$2:.$A$7];[.$D$2:.$D$7])*[.$F$2]/1000*60*[.F250]" office:value-type="float" office:value="117.199436781859" calcext:value-type="float">
            <text:p>117.1994367819</text:p>
          </table:table-cell>
          <table:table-cell office:value-type="float" office:value="254.3110961" calcext:value-type="float">
            <text:p>254.3110961</text:p>
          </table:table-cell>
          <table:table-cell office:value-type="float" office:value="97.1659851" calcext:value-type="float">
            <text:p>97.1659851</text:p>
          </table:table-cell>
          <table:table-cell office:value-type="float" office:value="121.6541595" calcext:value-type="float">
            <text:p>121.6541595</text:p>
          </table:table-cell>
          <table:table-cell office:value-type="float" office:value="5846.2192993" calcext:value-type="float">
            <text:p>5846.2192993</text:p>
          </table:table-cell>
        </table:table-row>
        <table:table-row table:style-name="ro1">
          <table:table-cell office:value-type="float" office:value="781435.2033386" calcext:value-type="float">
            <text:p>781435.2033</text:p>
          </table:table-cell>
          <table:table-cell table:formula="of:=[.H251]/1609.34" office:value-type="float" office:value="3.65862177631824" calcext:value-type="float">
            <text:p>3.6586217763</text:p>
          </table:table-cell>
          <table:table-cell office:value-type="float" office:value="4" calcext:value-type="float">
            <text:p>4</text:p>
          </table:table-cell>
          <table:table-cell table:formula="of:=LOOKUP([.C251];[.$A$2:.$A$7];[.$D$2:.$D$7])*[.$F$2]/1000*60*[.F251]" office:value-type="float" office:value="117.246902766084" calcext:value-type="float">
            <text:p>117.2469027661</text:p>
          </table:table-cell>
          <table:table-cell office:value-type="float" office:value="293.8280486" calcext:value-type="float">
            <text:p>293.8280486</text:p>
          </table:table-cell>
          <table:table-cell office:value-type="float" office:value="97.2053375" calcext:value-type="float">
            <text:p>97.2053375</text:p>
          </table:table-cell>
          <table:table-cell office:value-type="float" office:value="121.8285751" calcext:value-type="float">
            <text:p>121.8285751</text:p>
          </table:table-cell>
          <table:table-cell office:value-type="float" office:value="5887.9663695" calcext:value-type="float">
            <text:p>5887.9663695</text:p>
          </table:table-cell>
        </table:table-row>
        <table:table-row table:style-name="ro1">
          <table:table-cell office:value-type="float" office:value="783434.2036437" calcext:value-type="float">
            <text:p>783434.2036</text:p>
          </table:table-cell>
          <table:table-cell table:formula="of:=[.H252]/1609.34" office:value-type="float" office:value="3.69754191886115" calcext:value-type="float">
            <text:p>3.6975419189</text:p>
          </table:table-cell>
          <table:table-cell office:value-type="float" office:value="4" calcext:value-type="float">
            <text:p>4</text:p>
          </table:table-cell>
          <table:table-cell table:formula="of:=LOOKUP([.C252];[.$A$2:.$A$7];[.$D$2:.$D$7])*[.$F$2]/1000*60*[.F252]" office:value-type="float" office:value="117.453045758635" calcext:value-type="float">
            <text:p>117.4530457586</text:p>
          </table:table-cell>
          <table:table-cell office:value-type="float" office:value="323.3002014" calcext:value-type="float">
            <text:p>323.3002014</text:p>
          </table:table-cell>
          <table:table-cell office:value-type="float" office:value="97.3762435" calcext:value-type="float">
            <text:p>97.3762435</text:p>
          </table:table-cell>
          <table:table-cell office:value-type="float" office:value="122.1407852" calcext:value-type="float">
            <text:p>122.1407852</text:p>
          </table:table-cell>
          <table:table-cell office:value-type="float" office:value="5950.6021117" calcext:value-type="float">
            <text:p>5950.6021117</text:p>
          </table:table-cell>
        </table:table-row>
        <table:table-row table:style-name="ro1">
          <table:table-cell office:value-type="float" office:value="783933.2036743" calcext:value-type="float">
            <text:p>783933.2037</text:p>
          </table:table-cell>
          <table:table-cell table:formula="of:=[.H253]/1609.34" office:value-type="float" office:value="3.71054280841836" calcext:value-type="float">
            <text:p>3.7105428084</text:p>
          </table:table-cell>
          <table:table-cell office:value-type="float" office:value="4" calcext:value-type="float">
            <text:p>4</text:p>
          </table:table-cell>
          <table:table-cell table:formula="of:=LOOKUP([.C253];[.$A$2:.$A$7];[.$D$2:.$D$7])*[.$F$2]/1000*60*[.F253]" office:value-type="float" office:value="117.389540024401" calcext:value-type="float">
            <text:p>117.3895400244</text:p>
          </table:table-cell>
          <table:table-cell office:value-type="float" office:value="270.9486846" calcext:value-type="float">
            <text:p>270.9486846</text:p>
          </table:table-cell>
          <table:table-cell office:value-type="float" office:value="97.3235931" calcext:value-type="float">
            <text:p>97.3235931</text:p>
          </table:table-cell>
          <table:table-cell office:value-type="float" office:value="122.2119064" calcext:value-type="float">
            <text:p>122.2119064</text:p>
          </table:table-cell>
          <table:table-cell office:value-type="float" office:value="5971.5249633" calcext:value-type="float">
            <text:p>5971.5249633</text:p>
          </table:table-cell>
        </table:table-row>
        <table:table-row table:style-name="ro1">
          <table:table-cell office:value-type="float" office:value="784433.2038879" calcext:value-type="float">
            <text:p>784433.2039</text:p>
          </table:table-cell>
          <table:table-cell table:formula="of:=[.H254]/1609.34" office:value-type="float" office:value="3.72352792094896" calcext:value-type="float">
            <text:p>3.7235279209</text:p>
          </table:table-cell>
          <table:table-cell office:value-type="float" office:value="4" calcext:value-type="float">
            <text:p>4</text:p>
          </table:table-cell>
          <table:table-cell table:formula="of:=LOOKUP([.C254];[.$A$2:.$A$7];[.$D$2:.$D$7])*[.$F$2]/1000*60*[.F254]" office:value-type="float" office:value="117.580259864943" calcext:value-type="float">
            <text:p>117.5802598649</text:p>
          </table:table-cell>
          <table:table-cell office:value-type="float" office:value="203.953659" calcext:value-type="float">
            <text:p>203.953659</text:p>
          </table:table-cell>
          <table:table-cell office:value-type="float" office:value="97.4817123" calcext:value-type="float">
            <text:p>97.4817123</text:p>
          </table:table-cell>
          <table:table-cell office:value-type="float" office:value="122.2421722" calcext:value-type="float">
            <text:p>122.2421722</text:p>
          </table:table-cell>
          <table:table-cell office:value-type="float" office:value="5992.4224243" calcext:value-type="float">
            <text:p>5992.4224243</text:p>
          </table:table-cell>
        </table:table-row>
        <table:table-row table:style-name="ro1">
          <table:table-cell office:value-type="float" office:value="785932.2041625" calcext:value-type="float">
            <text:p>785932.2042</text:p>
          </table:table-cell>
          <table:table-cell table:formula="of:=[.H255]/1609.34" office:value-type="float" office:value="3.74950144543726" calcext:value-type="float">
            <text:p>3.7495014454</text:p>
          </table:table-cell>
          <table:table-cell office:value-type="float" office:value="4" calcext:value-type="float">
            <text:p>4</text:p>
          </table:table-cell>
          <table:table-cell table:formula="of:=LOOKUP([.C255];[.$A$2:.$A$7];[.$D$2:.$D$7])*[.$F$2]/1000*60*[.F255]" office:value-type="float" office:value="117.628038731644" calcext:value-type="float">
            <text:p>117.6280387316</text:p>
          </table:table-cell>
          <table:table-cell office:value-type="float" office:value="238.8043823" calcext:value-type="float">
            <text:p>238.8043823</text:p>
          </table:table-cell>
          <table:table-cell office:value-type="float" office:value="97.5213241" calcext:value-type="float">
            <text:p>97.5213241</text:p>
          </table:table-cell>
          <table:table-cell office:value-type="float" office:value="122.3441924" calcext:value-type="float">
            <text:p>122.3441924</text:p>
          </table:table-cell>
          <table:table-cell office:value-type="float" office:value="6034.2226562" calcext:value-type="float">
            <text:p>6034.2226562</text:p>
          </table:table-cell>
        </table:table-row>
        <table:table-row table:style-name="ro1">
          <table:table-cell office:value-type="float" office:value="786432.204132" calcext:value-type="float">
            <text:p>786432.2041</text:p>
          </table:table-cell>
          <table:table-cell table:formula="of:=[.H256]/1609.34" office:value-type="float" office:value="3.76249050219345" calcext:value-type="float">
            <text:p>3.7624905022</text:p>
          </table:table-cell>
          <table:table-cell office:value-type="float" office:value="4" calcext:value-type="float">
            <text:p>4</text:p>
          </table:table-cell>
          <table:table-cell table:formula="of:=LOOKUP([.C256];[.$A$2:.$A$7];[.$D$2:.$D$7])*[.$F$2]/1000*60*[.F256]" office:value-type="float" office:value="117.675854386762" calcext:value-type="float">
            <text:p>117.6758543868</text:p>
          </table:table-cell>
          <table:table-cell office:value-type="float" office:value="215.0801544" calcext:value-type="float">
            <text:p>215.0801544</text:p>
          </table:table-cell>
          <table:table-cell office:value-type="float" office:value="97.5609664" calcext:value-type="float">
            <text:p>97.5609664</text:p>
          </table:table-cell>
          <table:table-cell office:value-type="float" office:value="122.3805694" calcext:value-type="float">
            <text:p>122.3805694</text:p>
          </table:table-cell>
          <table:table-cell office:value-type="float" office:value="6055.1264648" calcext:value-type="float">
            <text:p>6055.1264648</text:p>
          </table:table-cell>
        </table:table-row>
        <table:table-row table:style-name="ro1">
          <table:table-cell office:value-type="float" office:value="786929.2041625" calcext:value-type="float">
            <text:p>786929.2042</text:p>
          </table:table-cell>
          <table:table-cell table:formula="of:=[.H257]/1609.34" office:value-type="float" office:value="3.77547288403942" calcext:value-type="float">
            <text:p>3.775472884</text:p>
          </table:table-cell>
          <table:table-cell office:value-type="float" office:value="4" calcext:value-type="float">
            <text:p>4</text:p>
          </table:table-cell>
          <table:table-cell table:formula="of:=LOOKUP([.C257];[.$A$2:.$A$7];[.$D$2:.$D$7])*[.$F$2]/1000*60*[.F257]" office:value-type="float" office:value="117.771605470435" calcext:value-type="float">
            <text:p>117.7716054704</text:p>
          </table:table-cell>
          <table:table-cell office:value-type="float" office:value="219.7173919" calcext:value-type="float">
            <text:p>219.7173919</text:p>
          </table:table-cell>
          <table:table-cell office:value-type="float" office:value="97.6403503" calcext:value-type="float">
            <text:p>97.6403503</text:p>
          </table:table-cell>
          <table:table-cell office:value-type="float" office:value="122.4195327" calcext:value-type="float">
            <text:p>122.4195327</text:p>
          </table:table-cell>
          <table:table-cell office:value-type="float" office:value="6076.0195312" calcext:value-type="float">
            <text:p>6076.0195312</text:p>
          </table:table-cell>
        </table:table-row>
        <table:table-row table:style-name="ro1">
          <table:table-cell office:value-type="float" office:value="787930.2046508" calcext:value-type="float">
            <text:p>787930.2047</text:p>
          </table:table-cell>
          <table:table-cell table:formula="of:=[.H258]/1609.34" office:value-type="float" office:value="3.80146010439062" calcext:value-type="float">
            <text:p>3.8014601044</text:p>
          </table:table-cell>
          <table:table-cell office:value-type="float" office:value="4" calcext:value-type="float">
            <text:p>4</text:p>
          </table:table-cell>
          <table:table-cell table:formula="of:=LOOKUP([.C258];[.$A$2:.$A$7];[.$D$2:.$D$7])*[.$F$2]/1000*60*[.F258]" office:value-type="float" office:value="117.771605470435" calcext:value-type="float">
            <text:p>117.7716054704</text:p>
          </table:table-cell>
          <table:table-cell office:value-type="float" office:value="299.6513824" calcext:value-type="float">
            <text:p>299.6513824</text:p>
          </table:table-cell>
          <table:table-cell office:value-type="float" office:value="97.6403503" calcext:value-type="float">
            <text:p>97.6403503</text:p>
          </table:table-cell>
          <table:table-cell office:value-type="float" office:value="122.5933761" calcext:value-type="float">
            <text:p>122.5933761</text:p>
          </table:table-cell>
          <table:table-cell office:value-type="float" office:value="6117.8418044" calcext:value-type="float">
            <text:p>6117.8418044</text:p>
          </table:table-cell>
        </table:table-row>
        <table:table-row table:style-name="ro1">
          <table:table-cell office:value-type="float" office:value="788419.2046203" calcext:value-type="float">
            <text:p>788419.2046</text:p>
          </table:table-cell>
          <table:table-cell table:formula="of:=[.H259]/1609.34" office:value-type="float" office:value="3.80146010439062" calcext:value-type="float">
            <text:p>3.8014601044</text:p>
          </table:table-cell>
          <table:table-cell office:value-type="float" office:value="4" calcext:value-type="float">
            <text:p>4</text:p>
          </table:table-cell>
          <table:table-cell table:formula="of:=LOOKUP([.C259];[.$A$2:.$A$7];[.$D$2:.$D$7])*[.$F$2]/1000*60*[.F259]" office:value-type="float" office:value="117.771605470435" calcext:value-type="float">
            <text:p>117.7716054704</text:p>
          </table:table-cell>
          <table:table-cell office:value-type="float" office:value="299.6513824" calcext:value-type="float">
            <text:p>299.6513824</text:p>
          </table:table-cell>
          <table:table-cell office:value-type="float" office:value="97.6403503" calcext:value-type="float">
            <text:p>97.6403503</text:p>
          </table:table-cell>
          <table:table-cell office:value-type="float" office:value="122.5933761" calcext:value-type="float">
            <text:p>122.5933761</text:p>
          </table:table-cell>
          <table:table-cell office:value-type="float" office:value="6117.8418044" calcext:value-type="float">
            <text:p>6117.8418044</text:p>
          </table:table-cell>
        </table:table-row>
        <table:table-row table:style-name="ro1">
          <table:table-cell office:value-type="float" office:value="788929.2046508" calcext:value-type="float">
            <text:p>788929.2047</text:p>
          </table:table-cell>
          <table:table-cell table:formula="of:=[.H260]/1609.34" office:value-type="float" office:value="3.81446948929375" calcext:value-type="float">
            <text:p>3.8144694893</text:p>
          </table:table-cell>
          <table:table-cell office:value-type="float" office:value="4" calcext:value-type="float">
            <text:p>4</text:p>
          </table:table-cell>
          <table:table-cell table:formula="of:=LOOKUP([.C260];[.$A$2:.$A$7];[.$D$2:.$D$7])*[.$F$2]/1000*60*[.F260]" office:value-type="float" office:value="117.771605470435" calcext:value-type="float">
            <text:p>117.7716054704</text:p>
          </table:table-cell>
          <table:table-cell office:value-type="float" office:value="361.6410217" calcext:value-type="float">
            <text:p>361.6410217</text:p>
          </table:table-cell>
          <table:table-cell office:value-type="float" office:value="97.6403503" calcext:value-type="float">
            <text:p>97.6403503</text:p>
          </table:table-cell>
          <table:table-cell office:value-type="float" office:value="122.7168884" calcext:value-type="float">
            <text:p>122.7168884</text:p>
          </table:table-cell>
          <table:table-cell office:value-type="float" office:value="6138.7783279" calcext:value-type="float">
            <text:p>6138.7783279</text:p>
          </table:table-cell>
        </table:table-row>
        <table:table-row table:style-name="ro1">
          <table:table-cell office:value-type="float" office:value="790435.2031555" calcext:value-type="float">
            <text:p>790435.2032</text:p>
          </table:table-cell>
          <table:table-cell table:formula="of:=[.H261]/1609.34" office:value-type="float" office:value="3.85347489324816" calcext:value-type="float">
            <text:p>3.8534748932</text:p>
          </table:table-cell>
          <table:table-cell office:value-type="float" office:value="4" calcext:value-type="float">
            <text:p>4</text:p>
          </table:table-cell>
          <table:table-cell table:formula="of:=LOOKUP([.C261];[.$A$2:.$A$7];[.$D$2:.$D$7])*[.$F$2]/1000*60*[.F261]" office:value-type="float" office:value="117.995628840044" calcext:value-type="float">
            <text:p>117.99562884</text:p>
          </table:table-cell>
          <table:table-cell office:value-type="float" office:value="327.2089233" calcext:value-type="float">
            <text:p>327.2089233</text:p>
          </table:table-cell>
          <table:table-cell office:value-type="float" office:value="97.8260803" calcext:value-type="float">
            <text:p>97.8260803</text:p>
          </table:table-cell>
          <table:table-cell office:value-type="float" office:value="122.9160308" calcext:value-type="float">
            <text:p>122.9160308</text:p>
          </table:table-cell>
          <table:table-cell office:value-type="float" office:value="6201.5512847" calcext:value-type="float">
            <text:p>6201.5512847</text:p>
          </table:table-cell>
        </table:table-row>
        <table:table-row table:style-name="ro1">
          <table:table-cell office:value-type="float" office:value="790914.203186" calcext:value-type="float">
            <text:p>790914.2032</text:p>
          </table:table-cell>
          <table:table-cell table:formula="of:=[.H262]/1609.34" office:value-type="float" office:value="3.85347489324816" calcext:value-type="float">
            <text:p>3.8534748932</text:p>
          </table:table-cell>
          <table:table-cell office:value-type="float" office:value="4" calcext:value-type="float">
            <text:p>4</text:p>
          </table:table-cell>
          <table:table-cell table:formula="of:=LOOKUP([.C262];[.$A$2:.$A$7];[.$D$2:.$D$7])*[.$F$2]/1000*60*[.F262]" office:value-type="float" office:value="117.995628840044" calcext:value-type="float">
            <text:p>117.99562884</text:p>
          </table:table-cell>
          <table:table-cell office:value-type="float" office:value="327.2089233" calcext:value-type="float">
            <text:p>327.2089233</text:p>
          </table:table-cell>
          <table:table-cell office:value-type="float" office:value="97.8260803" calcext:value-type="float">
            <text:p>97.8260803</text:p>
          </table:table-cell>
          <table:table-cell office:value-type="float" office:value="122.9160308" calcext:value-type="float">
            <text:p>122.9160308</text:p>
          </table:table-cell>
          <table:table-cell office:value-type="float" office:value="6201.5512847" calcext:value-type="float">
            <text:p>6201.5512847</text:p>
          </table:table-cell>
        </table:table-row>
        <table:table-row table:style-name="ro1">
          <table:table-cell office:value-type="float" office:value="791426.2033386" calcext:value-type="float">
            <text:p>791426.2033</text:p>
          </table:table-cell>
          <table:table-cell table:formula="of:=[.H263]/1609.34" office:value-type="float" office:value="3.86648549175438" calcext:value-type="float">
            <text:p>3.8664854918</text:p>
          </table:table-cell>
          <table:table-cell office:value-type="float" office:value="4" calcext:value-type="float">
            <text:p>4</text:p>
          </table:table-cell>
          <table:table-cell table:formula="of:=LOOKUP([.C263];[.$A$2:.$A$7];[.$D$2:.$D$7])*[.$F$2]/1000*60*[.F263]" office:value-type="float" office:value="118.059787960696" calcext:value-type="float">
            <text:p>118.0597879607</text:p>
          </table:table-cell>
          <table:table-cell office:value-type="float" office:value="387.8124084" calcext:value-type="float">
            <text:p>387.8124084</text:p>
          </table:table-cell>
          <table:table-cell office:value-type="float" office:value="97.8792724" calcext:value-type="float">
            <text:p>97.8792724</text:p>
          </table:table-cell>
          <table:table-cell office:value-type="float" office:value="123.0160751" calcext:value-type="float">
            <text:p>123.0160751</text:p>
          </table:table-cell>
          <table:table-cell office:value-type="float" office:value="6222.4897613" calcext:value-type="float">
            <text:p>6222.4897613</text:p>
          </table:table-cell>
        </table:table-row>
        <table:table-row table:style-name="ro1">
          <table:table-cell office:value-type="float" office:value="792926.2035522" calcext:value-type="float">
            <text:p>792926.2036</text:p>
          </table:table-cell>
          <table:table-cell table:formula="of:=[.H264]/1609.34" office:value-type="float" office:value="3.90550120676799" calcext:value-type="float">
            <text:p>3.9055012068</text:p>
          </table:table-cell>
          <table:table-cell office:value-type="float" office:value="4" calcext:value-type="float">
            <text:p>4</text:p>
          </table:table-cell>
          <table:table-cell table:formula="of:=LOOKUP([.C264];[.$A$2:.$A$7];[.$D$2:.$D$7])*[.$F$2]/1000*60*[.F264]" office:value-type="float" office:value="118.220498825726" calcext:value-type="float">
            <text:p>118.2204988257</text:p>
          </table:table-cell>
          <table:table-cell office:value-type="float" office:value="296.0728912" calcext:value-type="float">
            <text:p>296.0728912</text:p>
          </table:table-cell>
          <table:table-cell office:value-type="float" office:value="98.0125122" calcext:value-type="float">
            <text:p>98.0125122</text:p>
          </table:table-cell>
          <table:table-cell office:value-type="float" office:value="123.1495895" calcext:value-type="float">
            <text:p>123.1495895</text:p>
          </table:table-cell>
          <table:table-cell office:value-type="float" office:value="6285.2793121" calcext:value-type="float">
            <text:p>6285.2793121</text:p>
          </table:table-cell>
        </table:table-row>
        <table:table-row table:style-name="ro1">
          <table:table-cell office:value-type="float" office:value="793425.2036437" calcext:value-type="float">
            <text:p>793425.2036</text:p>
          </table:table-cell>
          <table:table-cell table:formula="of:=[.H265]/1609.34" office:value-type="float" office:value="3.91850240918637" calcext:value-type="float">
            <text:p>3.9185024092</text:p>
          </table:table-cell>
          <table:table-cell office:value-type="float" office:value="4" calcext:value-type="float">
            <text:p>4</text:p>
          </table:table-cell>
          <table:table-cell table:formula="of:=LOOKUP([.C265];[.$A$2:.$A$7];[.$D$2:.$D$7])*[.$F$2]/1000*60*[.F265]" office:value-type="float" office:value="118.349387709661" calcext:value-type="float">
            <text:p>118.3493877097</text:p>
          </table:table-cell>
          <table:table-cell office:value-type="float" office:value="323.6322021" calcext:value-type="float">
            <text:p>323.6322021</text:p>
          </table:table-cell>
          <table:table-cell office:value-type="float" office:value="98.1193695" calcext:value-type="float">
            <text:p>98.1193695</text:p>
          </table:table-cell>
          <table:table-cell office:value-type="float" office:value="123.2099609" calcext:value-type="float">
            <text:p>123.2099609</text:p>
          </table:table-cell>
          <table:table-cell office:value-type="float" office:value="6306.2026672" calcext:value-type="float">
            <text:p>6306.2026672</text:p>
          </table:table-cell>
        </table:table-row>
        <table:table-row table:style-name="ro1">
          <table:table-cell office:value-type="float" office:value="794925.2039184" calcext:value-type="float">
            <text:p>794925.2039</text:p>
          </table:table-cell>
          <table:table-cell table:formula="of:=[.H266]/1609.34" office:value-type="float" office:value="3.94450085078355" calcext:value-type="float">
            <text:p>3.9445008508</text:p>
          </table:table-cell>
          <table:table-cell office:value-type="float" office:value="4" calcext:value-type="float">
            <text:p>4</text:p>
          </table:table-cell>
          <table:table-cell table:formula="of:=LOOKUP([.C266];[.$A$2:.$A$7];[.$D$2:.$D$7])*[.$F$2]/1000*60*[.F266]" office:value-type="float" office:value="118.44624292833" calcext:value-type="float">
            <text:p>118.4462429283</text:p>
          </table:table-cell>
          <table:table-cell office:value-type="float" office:value="309.1103515" calcext:value-type="float">
            <text:p>309.1103515</text:p>
          </table:table-cell>
          <table:table-cell office:value-type="float" office:value="98.1996688" calcext:value-type="float">
            <text:p>98.1996688</text:p>
          </table:table-cell>
          <table:table-cell office:value-type="float" office:value="123.3127212" calcext:value-type="float">
            <text:p>123.3127212</text:p>
          </table:table-cell>
          <table:table-cell office:value-type="float" office:value="6348.0429992" calcext:value-type="float">
            <text:p>6348.0429992</text:p>
          </table:table-cell>
        </table:table-row>
        <table:table-row table:style-name="ro1">
          <table:table-cell office:value-type="float" office:value="795424.204132" calcext:value-type="float">
            <text:p>795424.2041</text:p>
          </table:table-cell>
          <table:table-cell table:formula="of:=[.H267]/1609.34" office:value-type="float" office:value="3.95749779605304" calcext:value-type="float">
            <text:p>3.9574977961</text:p>
          </table:table-cell>
          <table:table-cell office:value-type="float" office:value="4" calcext:value-type="float">
            <text:p>4</text:p>
          </table:table-cell>
          <table:table-cell table:formula="of:=LOOKUP([.C267];[.$A$2:.$A$7];[.$D$2:.$D$7])*[.$F$2]/1000*60*[.F267]" office:value-type="float" office:value="118.543245541903" calcext:value-type="float">
            <text:p>118.5432455419</text:p>
          </table:table-cell>
          <table:table-cell office:value-type="float" office:value="320.158081" calcext:value-type="float">
            <text:p>320.158081</text:p>
          </table:table-cell>
          <table:table-cell office:value-type="float" office:value="98.2800903" calcext:value-type="float">
            <text:p>98.2800903</text:p>
          </table:table-cell>
          <table:table-cell office:value-type="float" office:value="123.3702316" calcext:value-type="float">
            <text:p>123.3702316</text:p>
          </table:table-cell>
          <table:table-cell office:value-type="float" office:value="6368.9595031" calcext:value-type="float">
            <text:p>6368.9595031</text:p>
          </table:table-cell>
        </table:table-row>
        <table:table-row table:style-name="ro1">
          <table:table-cell office:value-type="float" office:value="795922.2041625" calcext:value-type="float">
            <text:p>795922.2042</text:p>
          </table:table-cell>
          <table:table-cell table:formula="of:=[.H268]/1609.34" office:value-type="float" office:value="3.97049231411635" calcext:value-type="float">
            <text:p>3.9704923141</text:p>
          </table:table-cell>
          <table:table-cell office:value-type="float" office:value="4" calcext:value-type="float">
            <text:p>4</text:p>
          </table:table-cell>
          <table:table-cell table:formula="of:=LOOKUP([.C268];[.$A$2:.$A$7];[.$D$2:.$D$7])*[.$F$2]/1000*60*[.F268]" office:value-type="float" office:value="118.640413643046" calcext:value-type="float">
            <text:p>118.640413643</text:p>
          </table:table-cell>
          <table:table-cell office:value-type="float" office:value="389.5968322" calcext:value-type="float">
            <text:p>389.5968322</text:p>
          </table:table-cell>
          <table:table-cell office:value-type="float" office:value="98.360649" calcext:value-type="float">
            <text:p>98.360649</text:p>
          </table:table-cell>
          <table:table-cell office:value-type="float" office:value="123.4686736" calcext:value-type="float">
            <text:p>123.4686736</text:p>
          </table:table-cell>
          <table:table-cell office:value-type="float" office:value="6389.8721008" calcext:value-type="float">
            <text:p>6389.8721008</text:p>
          </table:table-cell>
        </table:table-row>
        <table:table-row table:style-name="ro1">
          <table:table-cell office:value-type="float" office:value="797422.2046203" calcext:value-type="float">
            <text:p>797422.2046</text:p>
          </table:table-cell>
          <table:table-cell table:formula="of:=[.H269]/1609.34" office:value-type="float" office:value="3.99649166596244" calcext:value-type="float">
            <text:p>3.996491666</text:p>
          </table:table-cell>
          <table:table-cell office:value-type="float" office:value="4" calcext:value-type="float">
            <text:p>4</text:p>
          </table:table-cell>
          <table:table-cell table:formula="of:=LOOKUP([.C269];[.$A$2:.$A$7];[.$D$2:.$D$7])*[.$F$2]/1000*60*[.F269]" office:value-type="float" office:value="118.737738306045" calcext:value-type="float">
            <text:p>118.737738306</text:p>
          </table:table-cell>
          <table:table-cell office:value-type="float" office:value="392.5212402" calcext:value-type="float">
            <text:p>392.5212402</text:p>
          </table:table-cell>
          <table:table-cell office:value-type="float" office:value="98.4413375" calcext:value-type="float">
            <text:p>98.4413375</text:p>
          </table:table-cell>
          <table:table-cell office:value-type="float" office:value="123.6677016" calcext:value-type="float">
            <text:p>123.6677016</text:p>
          </table:table-cell>
          <table:table-cell office:value-type="float" office:value="6431.7138977" calcext:value-type="float">
            <text:p>6431.7138977</text:p>
          </table:table-cell>
        </table:table-row>
        <table:table-row table:style-name="ro1">
          <table:table-cell office:value-type="float" office:value="797922.2046508" calcext:value-type="float">
            <text:p>797922.2047</text:p>
          </table:table-cell>
          <table:table-cell table:formula="of:=[.H270]/1609.34" office:value-type="float" office:value="4.00949589291262" calcext:value-type="float">
            <text:p>4.0094958929</text:p>
          </table:table-cell>
          <table:table-cell office:value-type="float" office:value="4" calcext:value-type="float">
            <text:p>4</text:p>
          </table:table-cell>
          <table:table-cell table:formula="of:=LOOKUP([.C270];[.$A$2:.$A$7];[.$D$2:.$D$7])*[.$F$2]/1000*60*[.F270]" office:value-type="float" office:value="118.835228577231" calcext:value-type="float">
            <text:p>118.8352285772</text:p>
          </table:table-cell>
          <table:table-cell office:value-type="float" office:value="380.5066528" calcext:value-type="float">
            <text:p>380.5066528</text:p>
          </table:table-cell>
          <table:table-cell office:value-type="float" office:value="98.5221633" calcext:value-type="float">
            <text:p>98.5221633</text:p>
          </table:table-cell>
          <table:table-cell office:value-type="float" office:value="123.7591934" calcext:value-type="float">
            <text:p>123.7591934</text:p>
          </table:table-cell>
          <table:table-cell office:value-type="float" office:value="6452.6421203" calcext:value-type="float">
            <text:p>6452.6421203</text:p>
          </table:table-cell>
        </table:table-row>
        <table:table-row table:style-name="ro1">
          <table:table-cell office:value-type="float" office:value="798419.2046203" calcext:value-type="float">
            <text:p>798419.2046</text:p>
          </table:table-cell>
          <table:table-cell table:formula="of:=[.H271]/1609.34" office:value-type="float" office:value="4.02248859054022" calcext:value-type="float">
            <text:p>4.0224885905</text:p>
          </table:table-cell>
          <table:table-cell office:value-type="float" office:value="4" calcext:value-type="float">
            <text:p>4</text:p>
          </table:table-cell>
          <table:table-cell table:formula="of:=LOOKUP([.C271];[.$A$2:.$A$7];[.$D$2:.$D$7])*[.$F$2]/1000*60*[.F271]" office:value-type="float" office:value="119.030678443315" calcext:value-type="float">
            <text:p>119.0306784433</text:p>
          </table:table-cell>
          <table:table-cell office:value-type="float" office:value="391.3509826" calcext:value-type="float">
            <text:p>391.3509826</text:p>
          </table:table-cell>
          <table:table-cell office:value-type="float" office:value="98.684204" calcext:value-type="float">
            <text:p>98.684204</text:p>
          </table:table-cell>
          <table:table-cell office:value-type="float" office:value="123.8564758" calcext:value-type="float">
            <text:p>123.8564758</text:p>
          </table:table-cell>
          <table:table-cell office:value-type="float" office:value="6473.5517883" calcext:value-type="float">
            <text:p>6473.5517883</text:p>
          </table:table-cell>
        </table:table-row>
        <table:table-row table:style-name="ro1">
          <table:table-cell office:value-type="float" office:value="799421.2051086" calcext:value-type="float">
            <text:p>799421.2051</text:p>
          </table:table-cell>
          <table:table-cell table:formula="of:=[.H272]/1609.34" office:value-type="float" office:value="4.03551071836902" calcext:value-type="float">
            <text:p>4.0355107184</text:p>
          </table:table-cell>
          <table:table-cell office:value-type="float" office:value="4" calcext:value-type="float">
            <text:p>4</text:p>
          </table:table-cell>
          <table:table-cell table:formula="of:=LOOKUP([.C272];[.$A$2:.$A$7];[.$D$2:.$D$7])*[.$F$2]/1000*60*[.F272]" office:value-type="float" office:value="118.835228577231" calcext:value-type="float">
            <text:p>118.8352285772</text:p>
          </table:table-cell>
          <table:table-cell office:value-type="float" office:value="317.3922424" calcext:value-type="float">
            <text:p>317.3922424</text:p>
          </table:table-cell>
          <table:table-cell office:value-type="float" office:value="98.5221633" calcext:value-type="float">
            <text:p>98.5221633</text:p>
          </table:table-cell>
          <table:table-cell office:value-type="float" office:value="123.9097442" calcext:value-type="float">
            <text:p>123.9097442</text:p>
          </table:table-cell>
          <table:table-cell office:value-type="float" office:value="6494.5088195" calcext:value-type="float">
            <text:p>6494.5088195</text:p>
          </table:table-cell>
        </table:table-row>
        <table:table-row table:style-name="ro1">
          <table:table-cell office:value-type="float" office:value="799921.2051391" calcext:value-type="float">
            <text:p>799921.2051</text:p>
          </table:table-cell>
          <table:table-cell table:formula="of:=[.H273]/1609.34" office:value-type="float" office:value="4.04852647476605" calcext:value-type="float">
            <text:p>4.0485264748</text:p>
          </table:table-cell>
          <table:table-cell office:value-type="float" office:value="4" calcext:value-type="float">
            <text:p>4</text:p>
          </table:table-cell>
          <table:table-cell table:formula="of:=LOOKUP([.C273];[.$A$2:.$A$7];[.$D$2:.$D$7])*[.$F$2]/1000*60*[.F273]" office:value-type="float" office:value="118.932875289654" calcext:value-type="float">
            <text:p>118.9328752897</text:p>
          </table:table-cell>
          <table:table-cell office:value-type="float" office:value="280.6952666" calcext:value-type="float">
            <text:p>280.6952666</text:p>
          </table:table-cell>
          <table:table-cell office:value-type="float" office:value="98.6031188" calcext:value-type="float">
            <text:p>98.6031188</text:p>
          </table:table-cell>
          <table:table-cell office:value-type="float" office:value="123.9410323" calcext:value-type="float">
            <text:p>123.9410323</text:p>
          </table:table-cell>
          <table:table-cell office:value-type="float" office:value="6515.4555969" calcext:value-type="float">
            <text:p>6515.4555969</text:p>
          </table:table-cell>
        </table:table-row>
        <table:table-row table:style-name="ro1">
          <table:table-cell office:value-type="float" office:value="800419.1875305" calcext:value-type="float">
            <text:p>800419.1875</text:p>
          </table:table-cell>
          <table:table-cell table:formula="of:=[.H274]/1609.34" office:value-type="float" office:value="4.06155649110816" calcext:value-type="float">
            <text:p>4.0615564911</text:p>
          </table:table-cell>
          <table:table-cell office:value-type="float" office:value="4" calcext:value-type="float">
            <text:p>4</text:p>
          </table:table-cell>
          <table:table-cell table:formula="of:=LOOKUP([.C274];[.$A$2:.$A$7];[.$D$2:.$D$7])*[.$F$2]/1000*60*[.F274]" office:value-type="float" office:value="118.835228577231" calcext:value-type="float">
            <text:p>118.8352285772</text:p>
          </table:table-cell>
          <table:table-cell office:value-type="float" office:value="284.174179" calcext:value-type="float">
            <text:p>284.174179</text:p>
          </table:table-cell>
          <table:table-cell office:value-type="float" office:value="98.5221633" calcext:value-type="float">
            <text:p>98.5221633</text:p>
          </table:table-cell>
          <table:table-cell office:value-type="float" office:value="123.9742354" calcext:value-type="float">
            <text:p>123.9742354</text:p>
          </table:table-cell>
          <table:table-cell office:value-type="float" office:value="6536.4253234" calcext:value-type="float">
            <text:p>6536.4253234</text:p>
          </table:table-cell>
        </table:table-row>
        <table:table-row table:style-name="ro1">
          <table:table-cell office:value-type="float" office:value="802418.1878967" calcext:value-type="float">
            <text:p>802418.1879</text:p>
          </table:table-cell>
          <table:table-cell table:formula="of:=[.H275]/1609.34" office:value-type="float" office:value="4.10427679595362" calcext:value-type="float">
            <text:p>4.104276796</text:p>
          </table:table-cell>
          <table:table-cell office:value-type="float" office:value="4" calcext:value-type="float">
            <text:p>4</text:p>
          </table:table-cell>
          <table:table-cell table:formula="of:=LOOKUP([.C275];[.$A$2:.$A$7];[.$D$2:.$D$7])*[.$F$2]/1000*60*[.F275]" office:value-type="float" office:value="108.800779064632" calcext:value-type="float">
            <text:p>108.8007790646</text:p>
          </table:table-cell>
          <table:table-cell office:value-type="float" office:value="287.3388824" calcext:value-type="float">
            <text:p>287.3388824</text:p>
          </table:table-cell>
          <table:table-cell office:value-type="float" office:value="90.2029495" calcext:value-type="float">
            <text:p>90.2029495</text:p>
          </table:table-cell>
          <table:table-cell office:value-type="float" office:value="124.088478" calcext:value-type="float">
            <text:p>124.088478</text:p>
          </table:table-cell>
          <table:table-cell office:value-type="float" office:value="6605.1768188" calcext:value-type="float">
            <text:p>6605.1768188</text:p>
          </table:table-cell>
        </table:table-row>
        <table:table-row table:style-name="ro1">
          <table:table-cell office:value-type="float" office:value="802916.1879272" calcext:value-type="float">
            <text:p>802916.1879</text:p>
          </table:table-cell>
          <table:table-cell table:formula="of:=[.H276]/1609.34" office:value-type="float" office:value="4.11886085096996" calcext:value-type="float">
            <text:p>4.118860851</text:p>
          </table:table-cell>
          <table:table-cell office:value-type="float" office:value="5" calcext:value-type="float">
            <text:p>5</text:p>
          </table:table-cell>
          <table:table-cell table:formula="of:=LOOKUP([.C276];[.$A$2:.$A$7];[.$D$2:.$D$7])*[.$F$2]/1000*60*[.F276]" office:value-type="float" office:value="118.860904976917" calcext:value-type="float">
            <text:p>118.8609049769</text:p>
          </table:table-cell>
          <table:table-cell office:value-type="float" office:value="464.634735" calcext:value-type="float">
            <text:p>464.634735</text:p>
          </table:table-cell>
          <table:table-cell office:value-type="float" office:value="88.1704559" calcext:value-type="float">
            <text:p>88.1704559</text:p>
          </table:table-cell>
          <table:table-cell office:value-type="float" office:value="124.2436752" calcext:value-type="float">
            <text:p>124.2436752</text:p>
          </table:table-cell>
          <table:table-cell office:value-type="float" office:value="6628.6475219" calcext:value-type="float">
            <text:p>6628.6475219</text:p>
          </table:table-cell>
        </table:table-row>
        <table:table-row table:style-name="ro1">
          <table:table-cell office:value-type="float" office:value="804416.1882629" calcext:value-type="float">
            <text:p>804416.1883</text:p>
          </table:table-cell>
          <table:table-cell table:formula="of:=[.H277]/1609.34" office:value-type="float" office:value="4.14802774739956" calcext:value-type="float">
            <text:p>4.1480277474</text:p>
          </table:table-cell>
          <table:table-cell office:value-type="float" office:value="5" calcext:value-type="float">
            <text:p>5</text:p>
          </table:table-cell>
          <table:table-cell table:formula="of:=LOOKUP([.C277];[.$A$2:.$A$7];[.$D$2:.$D$7])*[.$F$2]/1000*60*[.F277]" office:value-type="float" office:value="119.079647140383" calcext:value-type="float">
            <text:p>119.0796471404</text:p>
          </table:table-cell>
          <table:table-cell office:value-type="float" office:value="450.0846862" calcext:value-type="float">
            <text:p>450.0846862</text:p>
          </table:table-cell>
          <table:table-cell office:value-type="float" office:value="88.3327178" calcext:value-type="float">
            <text:p>88.3327178</text:p>
          </table:table-cell>
          <table:table-cell office:value-type="float" office:value="124.5325088" calcext:value-type="float">
            <text:p>124.5325088</text:p>
          </table:table-cell>
          <table:table-cell office:value-type="float" office:value="6675.586975" calcext:value-type="float">
            <text:p>6675.586975</text:p>
          </table:table-cell>
        </table:table-row>
        <table:table-row table:style-name="ro1">
          <table:table-cell office:value-type="float" office:value="806415.188507" calcext:value-type="float">
            <text:p>806415.1885</text:p>
          </table:table-cell>
          <table:table-cell table:formula="of:=[.H278]/1609.34" office:value-type="float" office:value="4.19189550971206" calcext:value-type="float">
            <text:p>4.1918955097</text:p>
          </table:table-cell>
          <table:table-cell office:value-type="float" office:value="5" calcext:value-type="float">
            <text:p>5</text:p>
          </table:table-cell>
          <table:table-cell table:formula="of:=LOOKUP([.C278];[.$A$2:.$A$7];[.$D$2:.$D$7])*[.$F$2]/1000*60*[.F278]" office:value-type="float" office:value="119.094251978922" calcext:value-type="float">
            <text:p>119.0942519789</text:p>
          </table:table-cell>
          <table:table-cell office:value-type="float" office:value="441.3206786" calcext:value-type="float">
            <text:p>441.3206786</text:p>
          </table:table-cell>
          <table:table-cell office:value-type="float" office:value="88.3435516" calcext:value-type="float">
            <text:p>88.3435516</text:p>
          </table:table-cell>
          <table:table-cell office:value-type="float" office:value="124.9432677" calcext:value-type="float">
            <text:p>124.9432677</text:p>
          </table:table-cell>
          <table:table-cell office:value-type="float" office:value="6746.1851196" calcext:value-type="float">
            <text:p>6746.1851196</text:p>
          </table:table-cell>
        </table:table-row>
        <table:table-row table:style-name="ro1">
          <table:table-cell office:value-type="float" office:value="806915.1885375" calcext:value-type="float">
            <text:p>806915.1885</text:p>
          </table:table-cell>
          <table:table-cell table:formula="of:=[.H279]/1609.34" office:value-type="float" office:value="4.20653539121628" calcext:value-type="float">
            <text:p>4.2065353912</text:p>
          </table:table-cell>
          <table:table-cell office:value-type="float" office:value="5" calcext:value-type="float">
            <text:p>5</text:p>
          </table:table-cell>
          <table:table-cell table:formula="of:=LOOKUP([.C279];[.$A$2:.$A$7];[.$D$2:.$D$7])*[.$F$2]/1000*60*[.F279]" office:value-type="float" office:value="119.211275104698" calcext:value-type="float">
            <text:p>119.2112751047</text:p>
          </table:table-cell>
          <table:table-cell office:value-type="float" office:value="433.2731933" calcext:value-type="float">
            <text:p>433.2731933</text:p>
          </table:table-cell>
          <table:table-cell office:value-type="float" office:value="88.4303588" calcext:value-type="float">
            <text:p>88.4303588</text:p>
          </table:table-cell>
          <table:table-cell office:value-type="float" office:value="125.0726623" calcext:value-type="float">
            <text:p>125.0726623</text:p>
          </table:table-cell>
          <table:table-cell office:value-type="float" office:value="6769.7456665" calcext:value-type="float">
            <text:p>6769.7456665</text:p>
          </table:table-cell>
        </table:table-row>
        <table:table-row table:style-name="ro1">
          <table:table-cell office:value-type="float" office:value="807398.1889953" calcext:value-type="float">
            <text:p>807398.1890</text:p>
          </table:table-cell>
          <table:table-cell table:formula="of:=[.H280]/1609.34" office:value-type="float" office:value="4.20653539121628" calcext:value-type="float">
            <text:p>4.2065353912</text:p>
          </table:table-cell>
          <table:table-cell office:value-type="float" office:value="5" calcext:value-type="float">
            <text:p>5</text:p>
          </table:table-cell>
          <table:table-cell table:formula="of:=LOOKUP([.C280];[.$A$2:.$A$7];[.$D$2:.$D$7])*[.$F$2]/1000*60*[.F280]" office:value-type="float" office:value="119.211275104698" calcext:value-type="float">
            <text:p>119.2112751047</text:p>
          </table:table-cell>
          <table:table-cell office:value-type="float" office:value="433.2731933" calcext:value-type="float">
            <text:p>433.2731933</text:p>
          </table:table-cell>
          <table:table-cell office:value-type="float" office:value="88.4303588" calcext:value-type="float">
            <text:p>88.4303588</text:p>
          </table:table-cell>
          <table:table-cell office:value-type="float" office:value="125.0726623" calcext:value-type="float">
            <text:p>125.0726623</text:p>
          </table:table-cell>
          <table:table-cell office:value-type="float" office:value="6769.7456665" calcext:value-type="float">
            <text:p>6769.7456665</text:p>
          </table:table-cell>
        </table:table-row>
        <table:table-row table:style-name="ro1">
          <table:table-cell office:value-type="float" office:value="808912.1890258" calcext:value-type="float">
            <text:p>808912.1890</text:p>
          </table:table-cell>
          <table:table-cell table:formula="of:=[.H281]/1609.34" office:value-type="float" office:value="4.2504659582189" calcext:value-type="float">
            <text:p>4.2504659582</text:p>
          </table:table-cell>
          <table:table-cell office:value-type="float" office:value="5" calcext:value-type="float">
            <text:p>5</text:p>
          </table:table-cell>
          <table:table-cell table:formula="of:=LOOKUP([.C281];[.$A$2:.$A$7];[.$D$2:.$D$7])*[.$F$2]/1000*60*[.F281]" office:value-type="float" office:value="119.445990004362" calcext:value-type="float">
            <text:p>119.4459900044</text:p>
          </table:table-cell>
          <table:table-cell office:value-type="float" office:value="453.798645" calcext:value-type="float">
            <text:p>453.798645</text:p>
          </table:table-cell>
          <table:table-cell office:value-type="float" office:value="88.6044692" calcext:value-type="float">
            <text:p>88.6044692</text:p>
          </table:table-cell>
          <table:table-cell office:value-type="float" office:value="125.4974517" calcext:value-type="float">
            <text:p>125.4974517</text:p>
          </table:table-cell>
          <table:table-cell office:value-type="float" office:value="6840.4448852" calcext:value-type="float">
            <text:p>6840.4448852</text:p>
          </table:table-cell>
        </table:table-row>
        <table:table-row table:style-name="ro1">
          <table:table-cell office:value-type="float" office:value="809398.1894836" calcext:value-type="float">
            <text:p>809398.1895</text:p>
          </table:table-cell>
          <table:table-cell table:formula="of:=[.H282]/1609.34" office:value-type="float" office:value="4.2504659582189" calcext:value-type="float">
            <text:p>4.2504659582</text:p>
          </table:table-cell>
          <table:table-cell office:value-type="float" office:value="5" calcext:value-type="float">
            <text:p>5</text:p>
          </table:table-cell>
          <table:table-cell table:formula="of:=LOOKUP([.C282];[.$A$2:.$A$7];[.$D$2:.$D$7])*[.$F$2]/1000*60*[.F282]" office:value-type="float" office:value="119.445990004362" calcext:value-type="float">
            <text:p>119.4459900044</text:p>
          </table:table-cell>
          <table:table-cell office:value-type="float" office:value="453.798645" calcext:value-type="float">
            <text:p>453.798645</text:p>
          </table:table-cell>
          <table:table-cell office:value-type="float" office:value="88.6044692" calcext:value-type="float">
            <text:p>88.6044692</text:p>
          </table:table-cell>
          <table:table-cell office:value-type="float" office:value="125.4974517" calcext:value-type="float">
            <text:p>125.4974517</text:p>
          </table:table-cell>
          <table:table-cell office:value-type="float" office:value="6840.4448852" calcext:value-type="float">
            <text:p>6840.4448852</text:p>
          </table:table-cell>
        </table:table-row>
        <table:table-row table:style-name="ro1">
          <table:table-cell office:value-type="float" office:value="809911.1895141" calcext:value-type="float">
            <text:p>809911.1895</text:p>
          </table:table-cell>
          <table:table-cell table:formula="of:=[.H283]/1609.34" office:value-type="float" office:value="4.26511706569153" calcext:value-type="float">
            <text:p>4.2651170657</text:p>
          </table:table-cell>
          <table:table-cell office:value-type="float" office:value="5" calcext:value-type="float">
            <text:p>5</text:p>
          </table:table-cell>
          <table:table-cell table:formula="of:=LOOKUP([.C283];[.$A$2:.$A$7];[.$D$2:.$D$7])*[.$F$2]/1000*60*[.F283]" office:value-type="float" office:value="119.65214338423" calcext:value-type="float">
            <text:p>119.6521433842</text:p>
          </table:table-cell>
          <table:table-cell office:value-type="float" office:value="456.2183227" calcext:value-type="float">
            <text:p>456.2183227</text:p>
          </table:table-cell>
          <table:table-cell office:value-type="float" office:value="88.7573928" calcext:value-type="float">
            <text:p>88.7573928</text:p>
          </table:table-cell>
          <table:table-cell office:value-type="float" office:value="125.6380996" calcext:value-type="float">
            <text:p>125.6380996</text:p>
          </table:table-cell>
          <table:table-cell office:value-type="float" office:value="6864.0234985" calcext:value-type="float">
            <text:p>6864.0234985</text:p>
          </table:table-cell>
        </table:table-row>
        <table:table-row table:style-name="ro1">
          <table:table-cell office:value-type="float" office:value="810911.1895141" calcext:value-type="float">
            <text:p>810911.1895</text:p>
          </table:table-cell>
          <table:table-cell table:formula="of:=[.H284]/1609.34" office:value-type="float" office:value="4.29444658704811" calcext:value-type="float">
            <text:p>4.294446587</text:p>
          </table:table-cell>
          <table:table-cell office:value-type="float" office:value="5" calcext:value-type="float">
            <text:p>5</text:p>
          </table:table-cell>
          <table:table-cell table:formula="of:=LOOKUP([.C284];[.$A$2:.$A$7];[.$D$2:.$D$7])*[.$F$2]/1000*60*[.F284]" office:value-type="float" office:value="119.696410315788" calcext:value-type="float">
            <text:p>119.6964103158</text:p>
          </table:table-cell>
          <table:table-cell office:value-type="float" office:value="382.4481506" calcext:value-type="float">
            <text:p>382.4481506</text:p>
          </table:table-cell>
          <table:table-cell office:value-type="float" office:value="88.7902298" calcext:value-type="float">
            <text:p>88.7902298</text:p>
          </table:table-cell>
          <table:table-cell office:value-type="float" office:value="125.822235" calcext:value-type="float">
            <text:p>125.822235</text:p>
          </table:table-cell>
          <table:table-cell office:value-type="float" office:value="6911.2246704" calcext:value-type="float">
            <text:p>6911.2246704</text:p>
          </table:table-cell>
        </table:table-row>
        <table:table-row table:style-name="ro1">
          <table:table-cell office:value-type="float" office:value="811397.1896667" calcext:value-type="float">
            <text:p>811397.1897</text:p>
          </table:table-cell>
          <table:table-cell table:formula="of:=[.H285]/1609.34" office:value-type="float" office:value="4.29444658704811" calcext:value-type="float">
            <text:p>4.294446587</text:p>
          </table:table-cell>
          <table:table-cell office:value-type="float" office:value="5" calcext:value-type="float">
            <text:p>5</text:p>
          </table:table-cell>
          <table:table-cell table:formula="of:=LOOKUP([.C285];[.$A$2:.$A$7];[.$D$2:.$D$7])*[.$F$2]/1000*60*[.F285]" office:value-type="float" office:value="119.696410315788" calcext:value-type="float">
            <text:p>119.6964103158</text:p>
          </table:table-cell>
          <table:table-cell office:value-type="float" office:value="382.4481506" calcext:value-type="float">
            <text:p>382.4481506</text:p>
          </table:table-cell>
          <table:table-cell office:value-type="float" office:value="88.7902298" calcext:value-type="float">
            <text:p>88.7902298</text:p>
          </table:table-cell>
          <table:table-cell office:value-type="float" office:value="125.822235" calcext:value-type="float">
            <text:p>125.822235</text:p>
          </table:table-cell>
          <table:table-cell office:value-type="float" office:value="6911.2246704" calcext:value-type="float">
            <text:p>6911.2246704</text:p>
          </table:table-cell>
        </table:table-row>
        <table:table-row table:style-name="ro1">
          <table:table-cell office:value-type="float" office:value="811910.1896972" calcext:value-type="float">
            <text:p>811910.1897</text:p>
          </table:table-cell>
          <table:table-cell table:formula="of:=[.H286]/1609.34" office:value-type="float" office:value="4.30910345918203" calcext:value-type="float">
            <text:p>4.3091034592</text:p>
          </table:table-cell>
          <table:table-cell office:value-type="float" office:value="5" calcext:value-type="float">
            <text:p>5</text:p>
          </table:table-cell>
          <table:table-cell table:formula="of:=LOOKUP([.C286];[.$A$2:.$A$7];[.$D$2:.$D$7])*[.$F$2]/1000*60*[.F286]" office:value-type="float" office:value="119.918227721335" calcext:value-type="float">
            <text:p>119.9182277213</text:p>
          </table:table-cell>
          <table:table-cell office:value-type="float" office:value="466.8935546" calcext:value-type="float">
            <text:p>466.8935546</text:p>
          </table:table-cell>
          <table:table-cell office:value-type="float" office:value="88.9547729" calcext:value-type="float">
            <text:p>88.9547729</text:p>
          </table:table-cell>
          <table:table-cell office:value-type="float" office:value="125.9675292" calcext:value-type="float">
            <text:p>125.9675292</text:p>
          </table:table-cell>
          <table:table-cell office:value-type="float" office:value="6934.812561" calcext:value-type="float">
            <text:p>6934.812561</text:p>
          </table:table-cell>
        </table:table-row>
        <table:table-row table:style-name="ro1">
          <table:table-cell office:value-type="float" office:value="813409.1899719" calcext:value-type="float">
            <text:p>813409.1900</text:p>
          </table:table-cell>
          <table:table-cell table:formula="of:=[.H287]/1609.34" office:value-type="float" office:value="4.33845664607852" calcext:value-type="float">
            <text:p>4.3384566461</text:p>
          </table:table-cell>
          <table:table-cell office:value-type="float" office:value="5" calcext:value-type="float">
            <text:p>5</text:p>
          </table:table-cell>
          <table:table-cell table:formula="of:=LOOKUP([.C287];[.$A$2:.$A$7];[.$D$2:.$D$7])*[.$F$2]/1000*60*[.F287]" office:value-type="float" office:value="119.962689855003" calcext:value-type="float">
            <text:p>119.962689855</text:p>
          </table:table-cell>
          <table:table-cell office:value-type="float" office:value="466.6491393" calcext:value-type="float">
            <text:p>466.6491393</text:p>
          </table:table-cell>
          <table:table-cell office:value-type="float" office:value="88.9877547" calcext:value-type="float">
            <text:p>88.9877547</text:p>
          </table:table-cell>
          <table:table-cell office:value-type="float" office:value="126.255989" calcext:value-type="float">
            <text:p>126.255989</text:p>
          </table:table-cell>
          <table:table-cell office:value-type="float" office:value="6982.0518188" calcext:value-type="float">
            <text:p>6982.0518188</text:p>
          </table:table-cell>
        </table:table-row>
        <table:table-row table:style-name="ro1">
          <table:table-cell office:value-type="float" office:value="813908.1900024" calcext:value-type="float">
            <text:p>813908.1900</text:p>
          </table:table-cell>
          <table:table-cell table:formula="of:=[.H288]/1609.34" office:value-type="float" office:value="4.35313107777101" calcext:value-type="float">
            <text:p>4.3531310778</text:p>
          </table:table-cell>
          <table:table-cell office:value-type="float" office:value="5" calcext:value-type="float">
            <text:p>5</text:p>
          </table:table-cell>
          <table:table-cell table:formula="of:=LOOKUP([.C288];[.$A$2:.$A$7];[.$D$2:.$D$7])*[.$F$2]/1000*60*[.F288]" office:value-type="float" office:value="120.185505110012" calcext:value-type="float">
            <text:p>120.18550511</text:p>
          </table:table-cell>
          <table:table-cell office:value-type="float" office:value="456.579132" calcext:value-type="float">
            <text:p>456.579132</text:p>
          </table:table-cell>
          <table:table-cell office:value-type="float" office:value="89.153038" calcext:value-type="float">
            <text:p>89.153038</text:p>
          </table:table-cell>
          <table:table-cell office:value-type="float" office:value="126.3919296" calcext:value-type="float">
            <text:p>126.3919296</text:p>
          </table:table-cell>
          <table:table-cell office:value-type="float" office:value="7005.6679687" calcext:value-type="float">
            <text:p>7005.6679687</text:p>
          </table:table-cell>
        </table:table-row>
        <table:table-row table:style-name="ro1">
          <table:table-cell office:value-type="float" office:value="814406.190216" calcext:value-type="float">
            <text:p>814406.1902</text:p>
          </table:table-cell>
          <table:table-cell table:formula="of:=[.H289]/1609.34" office:value-type="float" office:value="4.36782041420707" calcext:value-type="float">
            <text:p>4.3678204142</text:p>
          </table:table-cell>
          <table:table-cell office:value-type="float" office:value="5" calcext:value-type="float">
            <text:p>5</text:p>
          </table:table-cell>
          <table:table-cell table:formula="of:=LOOKUP([.C289];[.$A$2:.$A$7];[.$D$2:.$D$7])*[.$F$2]/1000*60*[.F289]" office:value-type="float" office:value="120.185505110012" calcext:value-type="float">
            <text:p>120.18550511</text:p>
          </table:table-cell>
          <table:table-cell office:value-type="float" office:value="455.2191162" calcext:value-type="float">
            <text:p>455.2191162</text:p>
          </table:table-cell>
          <table:table-cell office:value-type="float" office:value="89.153038" calcext:value-type="float">
            <text:p>89.153038</text:p>
          </table:table-cell>
          <table:table-cell office:value-type="float" office:value="126.5191116" calcext:value-type="float">
            <text:p>126.5191116</text:p>
          </table:table-cell>
          <table:table-cell office:value-type="float" office:value="7029.3081054" calcext:value-type="float">
            <text:p>7029.3081054</text:p>
          </table:table-cell>
        </table:table-row>
        <table:table-row table:style-name="ro1">
          <table:table-cell office:value-type="float" office:value="815907.1904907" calcext:value-type="float">
            <text:p>815907.1905</text:p>
          </table:table-cell>
          <table:table-cell table:formula="of:=[.H290]/1609.34" office:value-type="float" office:value="4.39716874662905" calcext:value-type="float">
            <text:p>4.3971687466</text:p>
          </table:table-cell>
          <table:table-cell office:value-type="float" office:value="5" calcext:value-type="float">
            <text:p>5</text:p>
          </table:table-cell>
          <table:table-cell table:formula="of:=LOOKUP([.C290];[.$A$2:.$A$7];[.$D$2:.$D$7])*[.$F$2]/1000*60*[.F290]" office:value-type="float" office:value="120.498838872793" calcext:value-type="float">
            <text:p>120.4988388728</text:p>
          </table:table-cell>
          <table:table-cell office:value-type="float" office:value="528.9573058" calcext:value-type="float">
            <text:p>528.9573058</text:p>
          </table:table-cell>
          <table:table-cell office:value-type="float" office:value="89.3854675" calcext:value-type="float">
            <text:p>89.3854675</text:p>
          </table:table-cell>
          <table:table-cell office:value-type="float" office:value="126.7880935" calcext:value-type="float">
            <text:p>126.7880935</text:p>
          </table:table-cell>
          <table:table-cell office:value-type="float" office:value="7076.5395507" calcext:value-type="float">
            <text:p>7076.5395507</text:p>
          </table:table-cell>
        </table:table-row>
        <table:table-row table:style-name="ro1">
          <table:table-cell office:value-type="float" office:value="816406.1904601" calcext:value-type="float">
            <text:p>816406.1905</text:p>
          </table:table-cell>
          <table:table-cell table:formula="of:=[.H291]/1609.34" office:value-type="float" office:value="4.41183897336796" calcext:value-type="float">
            <text:p>4.4118389734</text:p>
          </table:table-cell>
          <table:table-cell office:value-type="float" office:value="5" calcext:value-type="float">
            <text:p>5</text:p>
          </table:table-cell>
          <table:table-cell table:formula="of:=LOOKUP([.C291];[.$A$2:.$A$7];[.$D$2:.$D$7])*[.$F$2]/1000*60*[.F291]" office:value-type="float" office:value="120.723649287491" calcext:value-type="float">
            <text:p>120.7236492875</text:p>
          </table:table-cell>
          <table:table-cell office:value-type="float" office:value="531.7151184" calcext:value-type="float">
            <text:p>531.7151184</text:p>
          </table:table-cell>
          <table:table-cell office:value-type="float" office:value="89.5522308" calcext:value-type="float">
            <text:p>89.5522308</text:p>
          </table:table-cell>
          <table:table-cell office:value-type="float" office:value="126.9225158" calcext:value-type="float">
            <text:p>126.9225158</text:p>
          </table:table-cell>
          <table:table-cell office:value-type="float" office:value="7100.1489334" calcext:value-type="float">
            <text:p>7100.1489334</text:p>
          </table:table-cell>
        </table:table-row>
        <table:table-row table:style-name="ro1">
          <table:table-cell office:value-type="float" office:value="817905.1909789" calcext:value-type="float">
            <text:p>817905.1910</text:p>
          </table:table-cell>
          <table:table-cell table:formula="of:=[.H292]/1609.34" office:value-type="float" office:value="4.44118032746343" calcext:value-type="float">
            <text:p>4.4411803275</text:p>
          </table:table-cell>
          <table:table-cell office:value-type="float" office:value="5" calcext:value-type="float">
            <text:p>5</text:p>
          </table:table-cell>
          <table:table-cell table:formula="of:=LOOKUP([.C292];[.$A$2:.$A$7];[.$D$2:.$D$7])*[.$F$2]/1000*60*[.F292]" office:value-type="float" office:value="120.904110537698" calcext:value-type="float">
            <text:p>120.9041105377</text:p>
          </table:table-cell>
          <table:table-cell office:value-type="float" office:value="522.6474303" calcext:value-type="float">
            <text:p>522.6474303</text:p>
          </table:table-cell>
          <table:table-cell office:value-type="float" office:value="89.6860961" calcext:value-type="float">
            <text:p>89.6860961</text:p>
          </table:table-cell>
          <table:table-cell office:value-type="float" office:value="127.1777114" calcext:value-type="float">
            <text:p>127.1777114</text:p>
          </table:table-cell>
          <table:table-cell office:value-type="float" office:value="7147.3691482" calcext:value-type="float">
            <text:p>7147.3691482</text:p>
          </table:table-cell>
        </table:table-row>
        <table:table-row table:style-name="ro1">
          <table:table-cell office:value-type="float" office:value="818405.1909484" calcext:value-type="float">
            <text:p>818405.1909</text:p>
          </table:table-cell>
          <table:table-cell table:formula="of:=[.H293]/1609.34" office:value-type="float" office:value="4.45586329240558" calcext:value-type="float">
            <text:p>4.4558632924</text:p>
          </table:table-cell>
          <table:table-cell office:value-type="float" office:value="5" calcext:value-type="float">
            <text:p>5</text:p>
          </table:table-cell>
          <table:table-cell table:formula="of:=LOOKUP([.C293];[.$A$2:.$A$7];[.$D$2:.$D$7])*[.$F$2]/1000*60*[.F293]" office:value-type="float" office:value="120.994536701931" calcext:value-type="float">
            <text:p>120.9945367019</text:p>
          </table:table-cell>
          <table:table-cell office:value-type="float" office:value="554.6201476" calcext:value-type="float">
            <text:p>554.6201476</text:p>
          </table:table-cell>
          <table:table-cell office:value-type="float" office:value="89.7531738" calcext:value-type="float">
            <text:p>89.7531738</text:p>
          </table:table-cell>
          <table:table-cell office:value-type="float" office:value="127.3238448" calcext:value-type="float">
            <text:p>127.3238448</text:p>
          </table:table-cell>
          <table:table-cell office:value-type="float" office:value="7170.999031" calcext:value-type="float">
            <text:p>7170.999031</text:p>
          </table:table-cell>
        </table:table-row>
        <table:table-row table:style-name="ro1">
          <table:table-cell office:value-type="float" office:value="818889.1909789" calcext:value-type="float">
            <text:p>818889.1910</text:p>
          </table:table-cell>
          <table:table-cell table:formula="of:=[.H294]/1609.34" office:value-type="float" office:value="4.45586329240558" calcext:value-type="float">
            <text:p>4.4558632924</text:p>
          </table:table-cell>
          <table:table-cell office:value-type="float" office:value="5" calcext:value-type="float">
            <text:p>5</text:p>
          </table:table-cell>
          <table:table-cell table:formula="of:=LOOKUP([.C294];[.$A$2:.$A$7];[.$D$2:.$D$7])*[.$F$2]/1000*60*[.F294]" office:value-type="float" office:value="120.994536701931" calcext:value-type="float">
            <text:p>120.9945367019</text:p>
          </table:table-cell>
          <table:table-cell office:value-type="float" office:value="554.6201476" calcext:value-type="float">
            <text:p>554.6201476</text:p>
          </table:table-cell>
          <table:table-cell office:value-type="float" office:value="89.7531738" calcext:value-type="float">
            <text:p>89.7531738</text:p>
          </table:table-cell>
          <table:table-cell office:value-type="float" office:value="127.3238448" calcext:value-type="float">
            <text:p>127.3238448</text:p>
          </table:table-cell>
          <table:table-cell office:value-type="float" office:value="7170.999031" calcext:value-type="float">
            <text:p>7170.999031</text:p>
          </table:table-cell>
        </table:table-row>
        <table:table-row table:style-name="ro1">
          <table:table-cell office:value-type="float" office:value="820404.1914367" calcext:value-type="float">
            <text:p>820404.1914</text:p>
          </table:table-cell>
          <table:table-cell table:formula="of:=[.H295]/1609.34" office:value-type="float" office:value="4.49985515192564" calcext:value-type="float">
            <text:p>4.4998551519</text:p>
          </table:table-cell>
          <table:table-cell office:value-type="float" office:value="5" calcext:value-type="float">
            <text:p>5</text:p>
          </table:table-cell>
          <table:table-cell table:formula="of:=LOOKUP([.C295];[.$A$2:.$A$7];[.$D$2:.$D$7])*[.$F$2]/1000*60*[.F295]" office:value-type="float" office:value="121.41833180685" calcext:value-type="float">
            <text:p>121.4183318069</text:p>
          </table:table-cell>
          <table:table-cell office:value-type="float" office:value="544.9978332" calcext:value-type="float">
            <text:p>544.9978332</text:p>
          </table:table-cell>
          <table:table-cell office:value-type="float" office:value="90.067543" calcext:value-type="float">
            <text:p>90.067543</text:p>
          </table:table-cell>
          <table:table-cell office:value-type="float" office:value="127.7397003" calcext:value-type="float">
            <text:p>127.7397003</text:p>
          </table:table-cell>
          <table:table-cell office:value-type="float" office:value="7241.7968902" calcext:value-type="float">
            <text:p>7241.7968902</text:p>
          </table:table-cell>
        </table:table-row>
        <table:table-row table:style-name="ro1">
          <table:table-cell office:value-type="float" office:value="820902.1914672" calcext:value-type="float">
            <text:p>820902.1915</text:p>
          </table:table-cell>
          <table:table-cell table:formula="of:=[.H296]/1609.34" office:value-type="float" office:value="4.51449169597475" calcext:value-type="float">
            <text:p>4.514491696</text:p>
          </table:table-cell>
          <table:table-cell office:value-type="float" office:value="5" calcext:value-type="float">
            <text:p>5</text:p>
          </table:table-cell>
          <table:table-cell table:formula="of:=LOOKUP([.C296];[.$A$2:.$A$7];[.$D$2:.$D$7])*[.$F$2]/1000*60*[.F296]" office:value-type="float" office:value="121.906326162659" calcext:value-type="float">
            <text:p>121.9063261627</text:p>
          </table:table-cell>
          <table:table-cell office:value-type="float" office:value="533.3183898" calcext:value-type="float">
            <text:p>533.3183898</text:p>
          </table:table-cell>
          <table:table-cell office:value-type="float" office:value="90.4295349" calcext:value-type="float">
            <text:p>90.4295349</text:p>
          </table:table-cell>
          <table:table-cell office:value-type="float" office:value="127.8680267" calcext:value-type="float">
            <text:p>127.8680267</text:p>
          </table:table-cell>
          <table:table-cell office:value-type="float" office:value="7265.352066" calcext:value-type="float">
            <text:p>7265.352066</text:p>
          </table:table-cell>
        </table:table-row>
        <table:table-row table:style-name="ro1">
          <table:table-cell office:value-type="float" office:value="822402.1918029" calcext:value-type="float">
            <text:p>822402.1918</text:p>
          </table:table-cell>
          <table:table-cell table:formula="of:=[.H297]/1609.34" office:value-type="float" office:value="4.54379331353226" calcext:value-type="float">
            <text:p>4.5437933135</text:p>
          </table:table-cell>
          <table:table-cell office:value-type="float" office:value="5" calcext:value-type="float">
            <text:p>5</text:p>
          </table:table-cell>
          <table:table-cell table:formula="of:=LOOKUP([.C297];[.$A$2:.$A$7];[.$D$2:.$D$7])*[.$F$2]/1000*60*[.F297]" office:value-type="float" office:value="121.952279678194" calcext:value-type="float">
            <text:p>121.9522796782</text:p>
          </table:table-cell>
          <table:table-cell office:value-type="float" office:value="504.7536315" calcext:value-type="float">
            <text:p>504.7536315</text:p>
          </table:table-cell>
          <table:table-cell office:value-type="float" office:value="90.463623" calcext:value-type="float">
            <text:p>90.463623</text:p>
          </table:table-cell>
          <table:table-cell office:value-type="float" office:value="128.0875167" calcext:value-type="float">
            <text:p>128.0875167</text:p>
          </table:table-cell>
          <table:table-cell office:value-type="float" office:value="7312.5083312" calcext:value-type="float">
            <text:p>7312.5083312</text:p>
          </table:table-cell>
        </table:table-row>
        <table:table-row table:style-name="ro1">
          <table:table-cell office:value-type="float" office:value="822901.1918334" calcext:value-type="float">
            <text:p>822901.1918</text:p>
          </table:table-cell>
          <table:table-cell table:formula="of:=[.H298]/1609.34" office:value-type="float" office:value="4.55843471205587" calcext:value-type="float">
            <text:p>4.5584347121</text:p>
          </table:table-cell>
          <table:table-cell office:value-type="float" office:value="5" calcext:value-type="float">
            <text:p>5</text:p>
          </table:table-cell>
          <table:table-cell table:formula="of:=LOOKUP([.C298];[.$A$2:.$A$7];[.$D$2:.$D$7])*[.$F$2]/1000*60*[.F298]" office:value-type="float" office:value="122.182551438116" calcext:value-type="float">
            <text:p>122.1825514381</text:p>
          </table:table-cell>
          <table:table-cell office:value-type="float" office:value="488.487152" calcext:value-type="float">
            <text:p>488.487152</text:p>
          </table:table-cell>
          <table:table-cell office:value-type="float" office:value="90.6344375" calcext:value-type="float">
            <text:p>90.6344375</text:p>
          </table:table-cell>
          <table:table-cell office:value-type="float" office:value="128.1857681" calcext:value-type="float">
            <text:p>128.1857681</text:p>
          </table:table-cell>
          <table:table-cell office:value-type="float" office:value="7336.0713195" calcext:value-type="float">
            <text:p>7336.0713195</text:p>
          </table:table-cell>
        </table:table-row>
        <table:table-row table:style-name="ro1">
          <table:table-cell office:value-type="float" office:value="823387.191925" calcext:value-type="float">
            <text:p>823387.1919</text:p>
          </table:table-cell>
          <table:table-cell table:formula="of:=[.H299]/1609.34" office:value-type="float" office:value="4.55843471205587" calcext:value-type="float">
            <text:p>4.5584347121</text:p>
          </table:table-cell>
          <table:table-cell office:value-type="float" office:value="5" calcext:value-type="float">
            <text:p>5</text:p>
          </table:table-cell>
          <table:table-cell table:formula="of:=LOOKUP([.C299];[.$A$2:.$A$7];[.$D$2:.$D$7])*[.$F$2]/1000*60*[.F299]" office:value-type="float" office:value="122.182551438116" calcext:value-type="float">
            <text:p>122.1825514381</text:p>
          </table:table-cell>
          <table:table-cell office:value-type="float" office:value="488.487152" calcext:value-type="float">
            <text:p>488.487152</text:p>
          </table:table-cell>
          <table:table-cell office:value-type="float" office:value="90.6344375" calcext:value-type="float">
            <text:p>90.6344375</text:p>
          </table:table-cell>
          <table:table-cell office:value-type="float" office:value="128.1857681" calcext:value-type="float">
            <text:p>128.1857681</text:p>
          </table:table-cell>
          <table:table-cell office:value-type="float" office:value="7336.0713195" calcext:value-type="float">
            <text:p>7336.0713195</text:p>
          </table:table-cell>
        </table:table-row>
        <table:table-row table:style-name="ro1">
          <table:table-cell office:value-type="float" office:value="824899.1921997" calcext:value-type="float">
            <text:p>824899.1922</text:p>
          </table:table-cell>
          <table:table-cell table:formula="of:=[.H300]/1609.34" office:value-type="float" office:value="4.60230884580014" calcext:value-type="float">
            <text:p>4.6023088458</text:p>
          </table:table-cell>
          <table:table-cell office:value-type="float" office:value="5" calcext:value-type="float">
            <text:p>5</text:p>
          </table:table-cell>
          <table:table-cell table:formula="of:=LOOKUP([.C300];[.$A$2:.$A$7];[.$D$2:.$D$7])*[.$F$2]/1000*60*[.F300]" office:value-type="float" office:value="122.490927768303" calcext:value-type="float">
            <text:p>122.4909277683</text:p>
          </table:table-cell>
          <table:table-cell office:value-type="float" office:value="469.426361" calcext:value-type="float">
            <text:p>469.426361</text:p>
          </table:table-cell>
          <table:table-cell office:value-type="float" office:value="90.8631896" calcext:value-type="float">
            <text:p>90.8631896</text:p>
          </table:table-cell>
          <table:table-cell office:value-type="float" office:value="128.4424819" calcext:value-type="float">
            <text:p>128.4424819</text:p>
          </table:table-cell>
          <table:table-cell office:value-type="float" office:value="7406.6797179" calcext:value-type="float">
            <text:p>7406.6797179</text:p>
          </table:table-cell>
        </table:table-row>
        <table:table-row table:style-name="ro1">
          <table:table-cell office:value-type="float" office:value="825385.1924133" calcext:value-type="float">
            <text:p>825385.1924</text:p>
          </table:table-cell>
          <table:table-cell table:formula="of:=[.H301]/1609.34" office:value-type="float" office:value="4.60230884580014" calcext:value-type="float">
            <text:p>4.6023088458</text:p>
          </table:table-cell>
          <table:table-cell office:value-type="float" office:value="5" calcext:value-type="float">
            <text:p>5</text:p>
          </table:table-cell>
          <table:table-cell table:formula="of:=LOOKUP([.C301];[.$A$2:.$A$7];[.$D$2:.$D$7])*[.$F$2]/1000*60*[.F301]" office:value-type="float" office:value="122.490927768303" calcext:value-type="float">
            <text:p>122.4909277683</text:p>
          </table:table-cell>
          <table:table-cell office:value-type="float" office:value="469.426361" calcext:value-type="float">
            <text:p>469.426361</text:p>
          </table:table-cell>
          <table:table-cell office:value-type="float" office:value="90.8631896" calcext:value-type="float">
            <text:p>90.8631896</text:p>
          </table:table-cell>
          <table:table-cell office:value-type="float" office:value="128.4424819" calcext:value-type="float">
            <text:p>128.4424819</text:p>
          </table:table-cell>
          <table:table-cell office:value-type="float" office:value="7406.6797179" calcext:value-type="float">
            <text:p>7406.6797179</text:p>
          </table:table-cell>
        </table:table-row>
        <table:table-row table:style-name="ro1">
          <table:table-cell office:value-type="float" office:value="825897.1924438" calcext:value-type="float">
            <text:p>825897.1924</text:p>
          </table:table-cell>
          <table:table-cell table:formula="of:=[.H302]/1609.34" office:value-type="float" office:value="4.61694174903998" calcext:value-type="float">
            <text:p>4.616941749</text:p>
          </table:table-cell>
          <table:table-cell office:value-type="float" office:value="5" calcext:value-type="float">
            <text:p>5</text:p>
          </table:table-cell>
          <table:table-cell table:formula="of:=LOOKUP([.C302];[.$A$2:.$A$7];[.$D$2:.$D$7])*[.$F$2]/1000*60*[.F302]" office:value-type="float" office:value="122.552802523348" calcext:value-type="float">
            <text:p>122.5528025233</text:p>
          </table:table-cell>
          <table:table-cell office:value-type="float" office:value="356.4190978" calcext:value-type="float">
            <text:p>356.4190978</text:p>
          </table:table-cell>
          <table:table-cell office:value-type="float" office:value="90.909088" calcext:value-type="float">
            <text:p>90.909088</text:p>
          </table:table-cell>
          <table:table-cell office:value-type="float" office:value="128.456993" calcext:value-type="float">
            <text:p>128.456993</text:p>
          </table:table-cell>
          <table:table-cell office:value-type="float" office:value="7430.2290344" calcext:value-type="float">
            <text:p>7430.2290344</text:p>
          </table:table-cell>
        </table:table-row>
        <table:table-row table:style-name="ro1">
          <table:table-cell office:value-type="float" office:value="826898.1924438" calcext:value-type="float">
            <text:p>826898.1924</text:p>
          </table:table-cell>
          <table:table-cell table:formula="of:=[.H303]/1609.34" office:value-type="float" office:value="4.64620179067195" calcext:value-type="float">
            <text:p>4.6462017907</text:p>
          </table:table-cell>
          <table:table-cell office:value-type="float" office:value="5" calcext:value-type="float">
            <text:p>5</text:p>
          </table:table-cell>
          <table:table-cell table:formula="of:=LOOKUP([.C303];[.$A$2:.$A$7];[.$D$2:.$D$7])*[.$F$2]/1000*60*[.F303]" office:value-type="float" office:value="122.645707403879" calcext:value-type="float">
            <text:p>122.6457074039</text:p>
          </table:table-cell>
          <table:table-cell office:value-type="float" office:value="421.5817871" calcext:value-type="float">
            <text:p>421.5817871</text:p>
          </table:table-cell>
          <table:table-cell office:value-type="float" office:value="90.9780044" calcext:value-type="float">
            <text:p>90.9780044</text:p>
          </table:table-cell>
          <table:table-cell office:value-type="float" office:value="128.5886459" calcext:value-type="float">
            <text:p>128.5886459</text:p>
          </table:table-cell>
          <table:table-cell office:value-type="float" office:value="7477.3183898" calcext:value-type="float">
            <text:p>7477.3183898</text:p>
          </table:table-cell>
        </table:table-row>
        <table:table-row table:style-name="ro1">
          <table:table-cell office:value-type="float" office:value="827383.1929016" calcext:value-type="float">
            <text:p>827383.1929</text:p>
          </table:table-cell>
          <table:table-cell table:formula="of:=[.H304]/1609.34" office:value-type="float" office:value="4.64620179067195" calcext:value-type="float">
            <text:p>4.6462017907</text:p>
          </table:table-cell>
          <table:table-cell office:value-type="float" office:value="5" calcext:value-type="float">
            <text:p>5</text:p>
          </table:table-cell>
          <table:table-cell table:formula="of:=LOOKUP([.C304];[.$A$2:.$A$7];[.$D$2:.$D$7])*[.$F$2]/1000*60*[.F304]" office:value-type="float" office:value="122.645707403879" calcext:value-type="float">
            <text:p>122.6457074039</text:p>
          </table:table-cell>
          <table:table-cell office:value-type="float" office:value="421.5817871" calcext:value-type="float">
            <text:p>421.5817871</text:p>
          </table:table-cell>
          <table:table-cell office:value-type="float" office:value="90.9780044" calcext:value-type="float">
            <text:p>90.9780044</text:p>
          </table:table-cell>
          <table:table-cell office:value-type="float" office:value="128.5886459" calcext:value-type="float">
            <text:p>128.5886459</text:p>
          </table:table-cell>
          <table:table-cell office:value-type="float" office:value="7477.3183898" calcext:value-type="float">
            <text:p>7477.3183898</text:p>
          </table:table-cell>
        </table:table-row>
        <table:table-row table:style-name="ro1">
          <table:table-cell office:value-type="float" office:value="827897.1929321" calcext:value-type="float">
            <text:p>827897.1929</text:p>
          </table:table-cell>
          <table:table-cell table:formula="of:=[.H305]/1609.34" office:value-type="float" office:value="4.66083560409858" calcext:value-type="float">
            <text:p>4.6608356041</text:p>
          </table:table-cell>
          <table:table-cell office:value-type="float" office:value="5" calcext:value-type="float">
            <text:p>5</text:p>
          </table:table-cell>
          <table:table-cell table:formula="of:=LOOKUP([.C305];[.$A$2:.$A$7];[.$D$2:.$D$7])*[.$F$2]/1000*60*[.F305]" office:value-type="float" office:value="122.738766504861" calcext:value-type="float">
            <text:p>122.7387665049</text:p>
          </table:table-cell>
          <table:table-cell office:value-type="float" office:value="454.3179931" calcext:value-type="float">
            <text:p>454.3179931</text:p>
          </table:table-cell>
          <table:table-cell office:value-type="float" office:value="91.0470352" calcext:value-type="float">
            <text:p>91.0470352</text:p>
          </table:table-cell>
          <table:table-cell office:value-type="float" office:value="128.7175216" calcext:value-type="float">
            <text:p>128.7175216</text:p>
          </table:table-cell>
          <table:table-cell office:value-type="float" office:value="7500.8691711" calcext:value-type="float">
            <text:p>7500.8691711</text:p>
          </table:table-cell>
        </table:table-row>
        <table:table-row table:style-name="ro1">
          <table:table-cell office:value-type="float" office:value="829395.1933898" calcext:value-type="float">
            <text:p>829395.1934</text:p>
          </table:table-cell>
          <table:table-cell table:formula="of:=[.H306]/1609.34" office:value-type="float" office:value="4.69008077889073" calcext:value-type="float">
            <text:p>4.6900807789</text:p>
          </table:table-cell>
          <table:table-cell office:value-type="float" office:value="5" calcext:value-type="float">
            <text:p>5</text:p>
          </table:table-cell>
          <table:table-cell table:formula="of:=LOOKUP([.C306];[.$A$2:.$A$7];[.$D$2:.$D$7])*[.$F$2]/1000*60*[.F306]" office:value-type="float" office:value="122.97202089371" calcext:value-type="float">
            <text:p>122.9720208937</text:p>
          </table:table-cell>
          <table:table-cell office:value-type="float" office:value="380.3273315" calcext:value-type="float">
            <text:p>380.3273315</text:p>
          </table:table-cell>
          <table:table-cell office:value-type="float" office:value="91.2200622" calcext:value-type="float">
            <text:p>91.2200622</text:p>
          </table:table-cell>
          <table:table-cell office:value-type="float" office:value="128.8824386" calcext:value-type="float">
            <text:p>128.8824386</text:p>
          </table:table-cell>
          <table:table-cell office:value-type="float" office:value="7547.9346007" calcext:value-type="float">
            <text:p>7547.9346007</text:p>
          </table:table-cell>
        </table:table-row>
        <table:table-row table:style-name="ro1">
          <table:table-cell office:value-type="float" office:value="829895.1934204" calcext:value-type="float">
            <text:p>829895.1934</text:p>
          </table:table-cell>
          <table:table-cell table:formula="of:=[.H307]/1609.34" office:value-type="float" office:value="4.70471307529795" calcext:value-type="float">
            <text:p>4.7047130753</text:p>
          </table:table-cell>
          <table:table-cell office:value-type="float" office:value="5" calcext:value-type="float">
            <text:p>5</text:p>
          </table:table-cell>
          <table:table-cell table:formula="of:=LOOKUP([.C307];[.$A$2:.$A$7];[.$D$2:.$D$7])*[.$F$2]/1000*60*[.F307]" office:value-type="float" office:value="123.018776652171" calcext:value-type="float">
            <text:p>123.0187766522</text:p>
          </table:table-cell>
          <table:table-cell office:value-type="float" office:value="419.1802978" calcext:value-type="float">
            <text:p>419.1802978</text:p>
          </table:table-cell>
          <table:table-cell office:value-type="float" office:value="91.2547454" calcext:value-type="float">
            <text:p>91.2547454</text:p>
          </table:table-cell>
          <table:table-cell office:value-type="float" office:value="128.9879073" calcext:value-type="float">
            <text:p>128.9879073</text:p>
          </table:table-cell>
          <table:table-cell office:value-type="float" office:value="7571.4829406" calcext:value-type="float">
            <text:p>7571.4829406</text:p>
          </table:table-cell>
        </table:table-row>
        <table:table-row table:style-name="ro1">
          <table:table-cell office:value-type="float" office:value="830393.1933898" calcext:value-type="float">
            <text:p>830393.1934</text:p>
          </table:table-cell>
          <table:table-cell table:formula="of:=[.H308]/1609.34" office:value-type="float" office:value="4.71933475250724" calcext:value-type="float">
            <text:p>4.7193347525</text:p>
          </table:table-cell>
          <table:table-cell office:value-type="float" office:value="5" calcext:value-type="float">
            <text:p>5</text:p>
          </table:table-cell>
          <table:table-cell table:formula="of:=LOOKUP([.C308];[.$A$2:.$A$7];[.$D$2:.$D$7])*[.$F$2]/1000*60*[.F308]" office:value-type="float" office:value="123.206159893225" calcext:value-type="float">
            <text:p>123.2061598932</text:p>
          </table:table-cell>
          <table:table-cell office:value-type="float" office:value="406.5316772" calcext:value-type="float">
            <text:p>406.5316772</text:p>
          </table:table-cell>
          <table:table-cell office:value-type="float" office:value="91.3937454" calcext:value-type="float">
            <text:p>91.3937454</text:p>
          </table:table-cell>
          <table:table-cell office:value-type="float" office:value="129.084938" calcext:value-type="float">
            <text:p>129.084938</text:p>
          </table:table-cell>
          <table:table-cell office:value-type="float" office:value="7595.0141906" calcext:value-type="float">
            <text:p>7595.0141906</text:p>
          </table:table-cell>
        </table:table-row>
        <table:table-row table:style-name="ro1">
          <table:table-cell office:value-type="float" office:value="831894.1936035" calcext:value-type="float">
            <text:p>831894.1936</text:p>
          </table:table-cell>
          <table:table-cell table:formula="of:=[.H309]/1609.34" office:value-type="float" office:value="4.74861271403184" calcext:value-type="float">
            <text:p>4.748612714</text:p>
          </table:table-cell>
          <table:table-cell office:value-type="float" office:value="5" calcext:value-type="float">
            <text:p>5</text:p>
          </table:table-cell>
          <table:table-cell table:formula="of:=LOOKUP([.C309];[.$A$2:.$A$7];[.$D$2:.$D$7])*[.$F$2]/1000*60*[.F309]" office:value-type="float" office:value="123.206159893225" calcext:value-type="float">
            <text:p>123.2061598932</text:p>
          </table:table-cell>
          <table:table-cell office:value-type="float" office:value="418.6802978" calcext:value-type="float">
            <text:p>418.6802978</text:p>
          </table:table-cell>
          <table:table-cell office:value-type="float" office:value="91.3937454" calcext:value-type="float">
            <text:p>91.3937454</text:p>
          </table:table-cell>
          <table:table-cell office:value-type="float" office:value="129.2925796" calcext:value-type="float">
            <text:p>129.2925796</text:p>
          </table:table-cell>
          <table:table-cell office:value-type="float" office:value="7642.1323852" calcext:value-type="float">
            <text:p>7642.1323852</text:p>
          </table:table-cell>
        </table:table-row>
        <table:table-row table:style-name="ro1">
          <table:table-cell office:value-type="float" office:value="832394.193756" calcext:value-type="float">
            <text:p>832394.1938</text:p>
          </table:table-cell>
          <table:table-cell table:formula="of:=[.H310]/1609.34" office:value-type="float" office:value="4.76326594535648" calcext:value-type="float">
            <text:p>4.7632659454</text:p>
          </table:table-cell>
          <table:table-cell office:value-type="float" office:value="5" calcext:value-type="float">
            <text:p>5</text:p>
          </table:table-cell>
          <table:table-cell table:formula="of:=LOOKUP([.C310];[.$A$2:.$A$7];[.$D$2:.$D$7])*[.$F$2]/1000*60*[.F310]" office:value-type="float" office:value="123.206159893225" calcext:value-type="float">
            <text:p>123.2061598932</text:p>
          </table:table-cell>
          <table:table-cell office:value-type="float" office:value="327.2080078" calcext:value-type="float">
            <text:p>327.2080078</text:p>
          </table:table-cell>
          <table:table-cell office:value-type="float" office:value="91.3937454" calcext:value-type="float">
            <text:p>91.3937454</text:p>
          </table:table-cell>
          <table:table-cell office:value-type="float" office:value="129.3395461" calcext:value-type="float">
            <text:p>129.3395461</text:p>
          </table:table-cell>
          <table:table-cell office:value-type="float" office:value="7665.7144165" calcext:value-type="float">
            <text:p>7665.7144165</text:p>
          </table:table-cell>
        </table:table-row>
        <table:table-row table:style-name="ro1">
          <table:table-cell office:value-type="float" office:value="833892.1939086" calcext:value-type="float">
            <text:p>833892.1939</text:p>
          </table:table-cell>
          <table:table-cell table:formula="of:=[.H311]/1609.34" office:value-type="float" office:value="4.79256269893248" calcext:value-type="float">
            <text:p>4.7925626989</text:p>
          </table:table-cell>
          <table:table-cell office:value-type="float" office:value="5" calcext:value-type="float">
            <text:p>5</text:p>
          </table:table-cell>
          <table:table-cell table:formula="of:=LOOKUP([.C311];[.$A$2:.$A$7];[.$D$2:.$D$7])*[.$F$2]/1000*60*[.F311]" office:value-type="float" office:value="123.394119034428" calcext:value-type="float">
            <text:p>123.3941190344</text:p>
          </table:table-cell>
          <table:table-cell office:value-type="float" office:value="464.4095764" calcext:value-type="float">
            <text:p>464.4095764</text:p>
          </table:table-cell>
          <table:table-cell office:value-type="float" office:value="91.5331726" calcext:value-type="float">
            <text:p>91.5331726</text:p>
          </table:table-cell>
          <table:table-cell office:value-type="float" office:value="129.5998306" calcext:value-type="float">
            <text:p>129.5998306</text:p>
          </table:table-cell>
          <table:table-cell office:value-type="float" office:value="7712.8628539" calcext:value-type="float">
            <text:p>7712.8628539</text:p>
          </table:table-cell>
        </table:table-row>
        <table:table-row table:style-name="ro1">
          <table:table-cell office:value-type="float" office:value="834392.1941223" calcext:value-type="float">
            <text:p>834392.1941</text:p>
          </table:table-cell>
          <table:table-cell table:formula="of:=[.H312]/1609.34" office:value-type="float" office:value="4.80723110051325" calcext:value-type="float">
            <text:p>4.8072311005</text:p>
          </table:table-cell>
          <table:table-cell office:value-type="float" office:value="5" calcext:value-type="float">
            <text:p>5</text:p>
          </table:table-cell>
          <table:table-cell table:formula="of:=LOOKUP([.C312];[.$A$2:.$A$7];[.$D$2:.$D$7])*[.$F$2]/1000*60*[.F312]" office:value-type="float" office:value="123.394119034428" calcext:value-type="float">
            <text:p>123.3941190344</text:p>
          </table:table-cell>
          <table:table-cell office:value-type="float" office:value="401.6887206" calcext:value-type="float">
            <text:p>401.6887206</text:p>
          </table:table-cell>
          <table:table-cell office:value-type="float" office:value="91.5331726" calcext:value-type="float">
            <text:p>91.5331726</text:p>
          </table:table-cell>
          <table:table-cell office:value-type="float" office:value="129.6905288" calcext:value-type="float">
            <text:p>129.6905288</text:p>
          </table:table-cell>
          <table:table-cell office:value-type="float" office:value="7736.4692993" calcext:value-type="float">
            <text:p>7736.4692993</text:p>
          </table:table-cell>
        </table:table-row>
        <table:table-row table:style-name="ro1">
          <table:table-cell office:value-type="float" office:value="834889.1941528" calcext:value-type="float">
            <text:p>834889.1942</text:p>
          </table:table-cell>
          <table:table-cell table:formula="of:=[.H313]/1609.34" office:value-type="float" office:value="4.82189737817988" calcext:value-type="float">
            <text:p>4.8218973782</text:p>
          </table:table-cell>
          <table:table-cell office:value-type="float" office:value="5" calcext:value-type="float">
            <text:p>5</text:p>
          </table:table-cell>
          <table:table-cell table:formula="of:=LOOKUP([.C313];[.$A$2:.$A$7];[.$D$2:.$D$7])*[.$F$2]/1000*60*[.F313]" office:value-type="float" office:value="123.488319690292" calcext:value-type="float">
            <text:p>123.4883196903</text:p>
          </table:table-cell>
          <table:table-cell office:value-type="float" office:value="369.4624328" calcext:value-type="float">
            <text:p>369.4624328</text:p>
          </table:table-cell>
          <table:table-cell office:value-type="float" office:value="91.6030502" calcext:value-type="float">
            <text:p>91.6030502</text:p>
          </table:table-cell>
          <table:table-cell office:value-type="float" office:value="129.761177" calcext:value-type="float">
            <text:p>129.761177</text:p>
          </table:table-cell>
          <table:table-cell office:value-type="float" office:value="7760.0723266" calcext:value-type="float">
            <text:p>7760.0723266</text:p>
          </table:table-cell>
        </table:table-row>
        <table:table-row table:style-name="ro1">
          <table:table-cell office:value-type="float" office:value="836389.1943664" calcext:value-type="float">
            <text:p>836389.1944</text:p>
          </table:table-cell>
          <table:table-cell table:formula="of:=[.H314]/1609.34" office:value-type="float" office:value="4.85127180341009" calcext:value-type="float">
            <text:p>4.8512718034</text:p>
          </table:table-cell>
          <table:table-cell office:value-type="float" office:value="5" calcext:value-type="float">
            <text:p>5</text:p>
          </table:table-cell>
          <table:table-cell table:formula="of:=LOOKUP([.C314];[.$A$2:.$A$7];[.$D$2:.$D$7])*[.$F$2]/1000*60*[.F314]" office:value-type="float" office:value="123.394119034428" calcext:value-type="float">
            <text:p>123.3941190344</text:p>
          </table:table-cell>
          <table:table-cell office:value-type="float" office:value="338.9678649" calcext:value-type="float">
            <text:p>338.9678649</text:p>
          </table:table-cell>
          <table:table-cell office:value-type="float" office:value="91.5331726" calcext:value-type="float">
            <text:p>91.5331726</text:p>
          </table:table-cell>
          <table:table-cell office:value-type="float" office:value="129.8646011" calcext:value-type="float">
            <text:p>129.8646011</text:p>
          </table:table-cell>
          <table:table-cell office:value-type="float" office:value="7807.3457641" calcext:value-type="float">
            <text:p>7807.3457641</text:p>
          </table:table-cell>
        </table:table-row>
        <table:table-row table:style-name="ro1">
          <table:table-cell office:value-type="float" office:value="836889.1943969" calcext:value-type="float">
            <text:p>836889.1944</text:p>
          </table:table-cell>
          <table:table-cell table:formula="of:=[.H315]/1609.34" office:value-type="float" office:value="4.86599148035841" calcext:value-type="float">
            <text:p>4.8659914804</text:p>
          </table:table-cell>
          <table:table-cell office:value-type="float" office:value="5" calcext:value-type="float">
            <text:p>5</text:p>
          </table:table-cell>
          <table:table-cell table:formula="of:=LOOKUP([.C315];[.$A$2:.$A$7];[.$D$2:.$D$7])*[.$F$2]/1000*60*[.F315]" office:value-type="float" office:value="123.206159893225" calcext:value-type="float">
            <text:p>123.2061598932</text:p>
          </table:table-cell>
          <table:table-cell office:value-type="float" office:value="375.0880432" calcext:value-type="float">
            <text:p>375.0880432</text:p>
          </table:table-cell>
          <table:table-cell office:value-type="float" office:value="91.3937454" calcext:value-type="float">
            <text:p>91.3937454</text:p>
          </table:table-cell>
          <table:table-cell office:value-type="float" office:value="129.9379653" calcext:value-type="float">
            <text:p>129.9379653</text:p>
          </table:table-cell>
          <table:table-cell office:value-type="float" office:value="7831.034729" calcext:value-type="float">
            <text:p>7831.034729</text:p>
          </table:table-cell>
        </table:table-row>
        <table:table-row table:style-name="ro1">
          <table:table-cell office:value-type="float" office:value="837388.1948547" calcext:value-type="float">
            <text:p>837388.1949</text:p>
          </table:table-cell>
          <table:table-cell table:formula="of:=[.H316]/1609.34" office:value-type="float" office:value="4.88070508916699" calcext:value-type="float">
            <text:p>4.8807050892</text:p>
          </table:table-cell>
          <table:table-cell office:value-type="float" office:value="5" calcext:value-type="float">
            <text:p>5</text:p>
          </table:table-cell>
          <table:table-cell table:formula="of:=LOOKUP([.C316];[.$A$2:.$A$7];[.$D$2:.$D$7])*[.$F$2]/1000*60*[.F316]" office:value-type="float" office:value="123.300072599016" calcext:value-type="float">
            <text:p>123.300072599</text:p>
          </table:table-cell>
          <table:table-cell office:value-type="float" office:value="287.094345" calcext:value-type="float">
            <text:p>287.094345</text:p>
          </table:table-cell>
          <table:table-cell office:value-type="float" office:value="91.4634094" calcext:value-type="float">
            <text:p>91.4634094</text:p>
          </table:table-cell>
          <table:table-cell office:value-type="float" office:value="129.957405" calcext:value-type="float">
            <text:p>129.957405</text:p>
          </table:table-cell>
          <table:table-cell office:value-type="float" office:value="7854.7139282" calcext:value-type="float">
            <text:p>7854.7139282</text:p>
          </table:table-cell>
        </table:table-row>
        <table:table-row table:style-name="ro1">
          <table:table-cell office:value-type="float" office:value="838388.1948547" calcext:value-type="float">
            <text:p>838388.1949</text:p>
          </table:table-cell>
          <table:table-cell table:formula="of:=[.H317]/1609.34" office:value-type="float" office:value="4.89546845632371" calcext:value-type="float">
            <text:p>4.8954684563</text:p>
          </table:table-cell>
          <table:table-cell office:value-type="float" office:value="5" calcext:value-type="float">
            <text:p>5</text:p>
          </table:table-cell>
          <table:table-cell table:formula="of:=LOOKUP([.C317];[.$A$2:.$A$7];[.$D$2:.$D$7])*[.$F$2]/1000*60*[.F317]" office:value-type="float" office:value="122.9252960063" calcext:value-type="float">
            <text:p>122.9252960063</text:p>
          </table:table-cell>
          <table:table-cell office:value-type="float" office:value="364.2970275" calcext:value-type="float">
            <text:p>364.2970275</text:p>
          </table:table-cell>
          <table:table-cell office:value-type="float" office:value="91.1854019" calcext:value-type="float">
            <text:p>91.1854019</text:p>
          </table:table-cell>
          <table:table-cell office:value-type="float" office:value="130.0238113" calcext:value-type="float">
            <text:p>130.0238113</text:p>
          </table:table-cell>
          <table:table-cell office:value-type="float" office:value="7878.4732055" calcext:value-type="float">
            <text:p>7878.4732055</text:p>
          </table:table-cell>
        </table:table-row>
        <table:table-row table:style-name="ro1">
          <table:table-cell office:value-type="float" office:value="838888.1948852" calcext:value-type="float">
            <text:p>838888.1949</text:p>
          </table:table-cell>
          <table:table-cell table:formula="of:=[.H318]/1609.34" office:value-type="float" office:value="4.91021604645383" calcext:value-type="float">
            <text:p>4.9102160465</text:p>
          </table:table-cell>
          <table:table-cell office:value-type="float" office:value="5" calcext:value-type="float">
            <text:p>5</text:p>
          </table:table-cell>
          <table:table-cell table:formula="of:=LOOKUP([.C318];[.$A$2:.$A$7];[.$D$2:.$D$7])*[.$F$2]/1000*60*[.F318]" office:value-type="float" office:value="123.112401407887" calcext:value-type="float">
            <text:p>123.1124014079</text:p>
          </table:table-cell>
          <table:table-cell office:value-type="float" office:value="335.0900268" calcext:value-type="float">
            <text:p>335.0900268</text:p>
          </table:table-cell>
          <table:table-cell office:value-type="float" office:value="91.3241958" calcext:value-type="float">
            <text:p>91.3241958</text:p>
          </table:table-cell>
          <table:table-cell office:value-type="float" office:value="130.0721053" calcext:value-type="float">
            <text:p>130.0721053</text:p>
          </table:table-cell>
          <table:table-cell office:value-type="float" office:value="7902.2070922" calcext:value-type="float">
            <text:p>7902.2070922</text:p>
          </table:table-cell>
        </table:table-row>
        <table:table-row table:style-name="ro1">
          <table:table-cell office:value-type="float" office:value="840886.1953735" calcext:value-type="float">
            <text:p>840886.1954</text:p>
          </table:table-cell>
          <table:table-cell table:formula="of:=[.H319]/1609.34" office:value-type="float" office:value="4.95456349149341" calcext:value-type="float">
            <text:p>4.9545634915</text:p>
          </table:table-cell>
          <table:table-cell office:value-type="float" office:value="5" calcext:value-type="float">
            <text:p>5</text:p>
          </table:table-cell>
          <table:table-cell table:formula="of:=LOOKUP([.C319];[.$A$2:.$A$7];[.$D$2:.$D$7])*[.$F$2]/1000*60*[.F319]" office:value-type="float" office:value="122.894173402466" calcext:value-type="float">
            <text:p>122.8941734025</text:p>
          </table:table-cell>
          <table:table-cell office:value-type="float" office:value="314.5180358" calcext:value-type="float">
            <text:p>314.5180358</text:p>
          </table:table-cell>
          <table:table-cell office:value-type="float" office:value="91.1623153" calcext:value-type="float">
            <text:p>91.1623153</text:p>
          </table:table-cell>
          <table:table-cell office:value-type="float" office:value="130.1785201" calcext:value-type="float">
            <text:p>130.1785201</text:p>
          </table:table-cell>
          <table:table-cell office:value-type="float" office:value="7973.5772094" calcext:value-type="float">
            <text:p>7973.5772094</text:p>
          </table:table-cell>
        </table:table-row>
        <table:table-row table:style-name="ro1">
          <table:table-cell office:value-type="float" office:value="841884.1955566" calcext:value-type="float">
            <text:p>841884.1956</text:p>
          </table:table-cell>
          <table:table-cell table:formula="of:=[.H320]/1609.34" office:value-type="float" office:value="4.96939573154212" calcext:value-type="float">
            <text:p>4.9693957315</text:p>
          </table:table-cell>
          <table:table-cell office:value-type="float" office:value="5" calcext:value-type="float">
            <text:p>5</text:p>
          </table:table-cell>
          <table:table-cell table:formula="of:=LOOKUP([.C320];[.$A$2:.$A$7];[.$D$2:.$D$7])*[.$F$2]/1000*60*[.F320]" office:value-type="float" office:value="122.552802523348" calcext:value-type="float">
            <text:p>122.5528025233</text:p>
          </table:table-cell>
          <table:table-cell office:value-type="float" office:value="330.964569" calcext:value-type="float">
            <text:p>330.964569</text:p>
          </table:table-cell>
          <table:table-cell office:value-type="float" office:value="90.909088" calcext:value-type="float">
            <text:p>90.909088</text:p>
          </table:table-cell>
          <table:table-cell office:value-type="float" office:value="130.2237014" calcext:value-type="float">
            <text:p>130.2237014</text:p>
          </table:table-cell>
          <table:table-cell office:value-type="float" office:value="7997.4473266" calcext:value-type="float">
            <text:p>7997.4473266</text:p>
          </table:table-cell>
        </table:table-row>
        <table:table-row table:style-name="ro1">
          <table:table-cell office:value-type="float" office:value="842885.1957397" calcext:value-type="float">
            <text:p>842885.1957</text:p>
          </table:table-cell>
          <table:table-cell table:formula="of:=[.H321]/1609.34" office:value-type="float" office:value="4.99905258857668" calcext:value-type="float">
            <text:p>4.9990525886</text:p>
          </table:table-cell>
          <table:table-cell office:value-type="float" office:value="5" calcext:value-type="float">
            <text:p>5</text:p>
          </table:table-cell>
          <table:table-cell table:formula="of:=LOOKUP([.C321];[.$A$2:.$A$7];[.$D$2:.$D$7])*[.$F$2]/1000*60*[.F321]" office:value-type="float" office:value="122.645707403879" calcext:value-type="float">
            <text:p>122.6457074039</text:p>
          </table:table-cell>
          <table:table-cell office:value-type="float" office:value="327.0450134" calcext:value-type="float">
            <text:p>327.0450134</text:p>
          </table:table-cell>
          <table:table-cell office:value-type="float" office:value="90.9780044" calcext:value-type="float">
            <text:p>90.9780044</text:p>
          </table:table-cell>
          <table:table-cell office:value-type="float" office:value="130.3086624" calcext:value-type="float">
            <text:p>130.3086624</text:p>
          </table:table-cell>
          <table:table-cell office:value-type="float" office:value="8045.1752929" calcext:value-type="float">
            <text:p>8045.1752929</text:p>
          </table:table-cell>
        </table:table-row>
        <table:table-row table:style-name="ro1">
          <table:table-cell office:value-type="float" office:value="843384.1958312" calcext:value-type="float">
            <text:p>843384.1958</text:p>
          </table:table-cell>
          <table:table-cell table:formula="of:=[.H322]/1609.34" office:value-type="float" office:value="5.01390303292033" calcext:value-type="float">
            <text:p>5.0139030329</text:p>
          </table:table-cell>
          <table:table-cell office:value-type="float" office:value="5" calcext:value-type="float">
            <text:p>5</text:p>
          </table:table-cell>
          <table:table-cell table:formula="of:=LOOKUP([.C322];[.$A$2:.$A$7];[.$D$2:.$D$7])*[.$F$2]/1000*60*[.F322]" office:value-type="float" office:value="122.460021261832" calcext:value-type="float">
            <text:p>122.4600212618</text:p>
          </table:table-cell>
          <table:table-cell office:value-type="float" office:value="336.6369018" calcext:value-type="float">
            <text:p>336.6369018</text:p>
          </table:table-cell>
          <table:table-cell office:value-type="float" office:value="90.8402633" calcext:value-type="float">
            <text:p>90.8402633</text:p>
          </table:table-cell>
          <table:table-cell office:value-type="float" office:value="130.213768" calcext:value-type="float">
            <text:p>130.213768</text:p>
          </table:table-cell>
          <table:table-cell office:value-type="float" office:value="8069.074707" calcext:value-type="float">
            <text:p>8069.074707</text:p>
          </table:table-cell>
        </table:table-row>
        <table:table-row table:style-name="ro1">
          <table:table-cell office:value-type="float" office:value="843870.1958618" calcext:value-type="float">
            <text:p>843870.1959</text:p>
          </table:table-cell>
          <table:table-cell table:formula="of:=[.H323]/1609.34" office:value-type="float" office:value="5.01390303292033" calcext:value-type="float">
            <text:p>5.0139030329</text:p>
          </table:table-cell>
          <table:table-cell office:value-type="float" office:value="5" calcext:value-type="float">
            <text:p>5</text:p>
          </table:table-cell>
          <table:table-cell table:formula="of:=LOOKUP([.C323];[.$A$2:.$A$7];[.$D$2:.$D$7])*[.$F$2]/1000*60*[.F323]" office:value-type="float" office:value="122.460021261832" calcext:value-type="float">
            <text:p>122.4600212618</text:p>
          </table:table-cell>
          <table:table-cell office:value-type="float" office:value="336.6369018" calcext:value-type="float">
            <text:p>336.6369018</text:p>
          </table:table-cell>
          <table:table-cell office:value-type="float" office:value="90.8402633" calcext:value-type="float">
            <text:p>90.8402633</text:p>
          </table:table-cell>
          <table:table-cell office:value-type="float" office:value="130.213768" calcext:value-type="float">
            <text:p>130.213768</text:p>
          </table:table-cell>
          <table:table-cell office:value-type="float" office:value="8069.074707" calcext:value-type="float">
            <text:p>8069.074707</text:p>
          </table:table-cell>
        </table:table-row>
        <table:table-row table:style-name="ro1">
          <table:table-cell office:value-type="float" office:value="845382.1963195" calcext:value-type="float">
            <text:p>845382.1963</text:p>
          </table:table-cell>
          <table:table-cell table:formula="of:=[.H324]/1609.34" office:value-type="float" office:value="5.05837942964197" calcext:value-type="float">
            <text:p>5.0583794296</text:p>
          </table:table-cell>
          <table:table-cell office:value-type="float" office:value="5" calcext:value-type="float">
            <text:p>5</text:p>
          </table:table-cell>
          <table:table-cell table:formula="of:=LOOKUP([.C324];[.$A$2:.$A$7];[.$D$2:.$D$7])*[.$F$2]/1000*60*[.F324]" office:value-type="float" office:value="122.490927768303" calcext:value-type="float">
            <text:p>122.4909277683</text:p>
          </table:table-cell>
          <table:table-cell office:value-type="float" office:value="355.9387206" calcext:value-type="float">
            <text:p>355.9387206</text:p>
          </table:table-cell>
          <table:table-cell office:value-type="float" office:value="90.8631896" calcext:value-type="float">
            <text:p>90.8631896</text:p>
          </table:table-cell>
          <table:table-cell office:value-type="float" office:value="129.9370803" calcext:value-type="float">
            <text:p>129.9370803</text:p>
          </table:table-cell>
          <table:table-cell office:value-type="float" office:value="8140.6523513" calcext:value-type="float">
            <text:p>8140.6523513</text:p>
          </table:table-cell>
        </table:table-row>
        <table:table-row table:style-name="ro1">
          <table:table-cell office:value-type="float" office:value="845882.19635" calcext:value-type="float">
            <text:p>845882.1964</text:p>
          </table:table-cell>
          <table:table-cell table:formula="of:=[.H325]/1609.34" office:value-type="float" office:value="5.07318618371506" calcext:value-type="float">
            <text:p>5.0731861837</text:p>
          </table:table-cell>
          <table:table-cell office:value-type="float" office:value="5" calcext:value-type="float">
            <text:p>5</text:p>
          </table:table-cell>
          <table:table-cell table:formula="of:=LOOKUP([.C325];[.$A$2:.$A$7];[.$D$2:.$D$7])*[.$F$2]/1000*60*[.F325]" office:value-type="float" office:value="122.460021261832" calcext:value-type="float">
            <text:p>122.4600212618</text:p>
          </table:table-cell>
          <table:table-cell office:value-type="float" office:value="316.868988" calcext:value-type="float">
            <text:p>316.868988</text:p>
          </table:table-cell>
          <table:table-cell office:value-type="float" office:value="90.8402633" calcext:value-type="float">
            <text:p>90.8402633</text:p>
          </table:table-cell>
          <table:table-cell office:value-type="float" office:value="129.822441" calcext:value-type="float">
            <text:p>129.822441</text:p>
          </table:table-cell>
          <table:table-cell office:value-type="float" office:value="8164.4814529" calcext:value-type="float">
            <text:p>8164.4814529</text:p>
          </table:table-cell>
        </table:table-row>
        <table:table-row table:style-name="ro1">
          <table:table-cell office:value-type="float" office:value="846366.1963195" calcext:value-type="float">
            <text:p>846366.1963</text:p>
          </table:table-cell>
          <table:table-cell table:formula="of:=[.H326]/1609.34" office:value-type="float" office:value="5.07318618371506" calcext:value-type="float">
            <text:p>5.0731861837</text:p>
          </table:table-cell>
          <table:table-cell office:value-type="float" office:value="5" calcext:value-type="float">
            <text:p>5</text:p>
          </table:table-cell>
          <table:table-cell table:formula="of:=LOOKUP([.C326];[.$A$2:.$A$7];[.$D$2:.$D$7])*[.$F$2]/1000*60*[.F326]" office:value-type="float" office:value="122.460021261832" calcext:value-type="float">
            <text:p>122.4600212618</text:p>
          </table:table-cell>
          <table:table-cell office:value-type="float" office:value="316.868988" calcext:value-type="float">
            <text:p>316.868988</text:p>
          </table:table-cell>
          <table:table-cell office:value-type="float" office:value="90.8402633" calcext:value-type="float">
            <text:p>90.8402633</text:p>
          </table:table-cell>
          <table:table-cell office:value-type="float" office:value="129.822441" calcext:value-type="float">
            <text:p>129.822441</text:p>
          </table:table-cell>
          <table:table-cell office:value-type="float" office:value="8164.4814529" calcext:value-type="float">
            <text:p>8164.4814529</text:p>
          </table:table-cell>
        </table:table-row>
        <table:table-row table:style-name="ro1">
          <table:table-cell office:value-type="float" office:value="847880.1968383" calcext:value-type="float">
            <text:p>847880.1968</text:p>
          </table:table-cell>
          <table:table-cell table:formula="of:=[.H327]/1609.34" office:value-type="float" office:value="5.11750177600756" calcext:value-type="float">
            <text:p>5.117501776</text:p>
          </table:table-cell>
          <table:table-cell office:value-type="float" office:value="5" calcext:value-type="float">
            <text:p>5</text:p>
          </table:table-cell>
          <table:table-cell table:formula="of:=LOOKUP([.C327];[.$A$2:.$A$7];[.$D$2:.$D$7])*[.$F$2]/1000*60*[.F327]" office:value-type="float" office:value="122.490927768303" calcext:value-type="float">
            <text:p>122.4909277683</text:p>
          </table:table-cell>
          <table:table-cell office:value-type="float" office:value="266.4671478" calcext:value-type="float">
            <text:p>266.4671478</text:p>
          </table:table-cell>
          <table:table-cell office:value-type="float" office:value="90.8631896" calcext:value-type="float">
            <text:p>90.8631896</text:p>
          </table:table-cell>
          <table:table-cell office:value-type="float" office:value="129.3873367" calcext:value-type="float">
            <text:p>129.3873367</text:p>
          </table:table-cell>
          <table:table-cell office:value-type="float" office:value="8235.8003082" calcext:value-type="float">
            <text:p>8235.8003082</text:p>
          </table:table-cell>
        </table:table-row>
        <table:table-row table:style-name="ro1">
          <table:table-cell office:value-type="float" office:value="848366.1968078" calcext:value-type="float">
            <text:p>848366.1968</text:p>
          </table:table-cell>
          <table:table-cell table:formula="of:=[.H328]/1609.34" office:value-type="float" office:value="5.11750177600756" calcext:value-type="float">
            <text:p>5.117501776</text:p>
          </table:table-cell>
          <table:table-cell office:value-type="float" office:value="5" calcext:value-type="float">
            <text:p>5</text:p>
          </table:table-cell>
          <table:table-cell table:formula="of:=LOOKUP([.C328];[.$A$2:.$A$7];[.$D$2:.$D$7])*[.$F$2]/1000*60*[.F328]" office:value-type="float" office:value="122.490927768303" calcext:value-type="float">
            <text:p>122.4909277683</text:p>
          </table:table-cell>
          <table:table-cell office:value-type="float" office:value="266.4671478" calcext:value-type="float">
            <text:p>266.4671478</text:p>
          </table:table-cell>
          <table:table-cell office:value-type="float" office:value="90.8631896" calcext:value-type="float">
            <text:p>90.8631896</text:p>
          </table:table-cell>
          <table:table-cell office:value-type="float" office:value="129.3873367" calcext:value-type="float">
            <text:p>129.3873367</text:p>
          </table:table-cell>
          <table:table-cell office:value-type="float" office:value="8235.8003082" calcext:value-type="float">
            <text:p>8235.8003082</text:p>
          </table:table-cell>
        </table:table-row>
        <table:table-row table:style-name="ro1">
          <table:table-cell office:value-type="float" office:value="849878.1973266" calcext:value-type="float">
            <text:p>849878.1973</text:p>
          </table:table-cell>
          <table:table-cell table:formula="of:=[.H329]/1609.34" office:value-type="float" office:value="5.16174061161719" calcext:value-type="float">
            <text:p>5.1617406116</text:p>
          </table:table-cell>
          <table:table-cell office:value-type="float" office:value="5" calcext:value-type="float">
            <text:p>5</text:p>
          </table:table-cell>
          <table:table-cell table:formula="of:=LOOKUP([.C329];[.$A$2:.$A$7];[.$D$2:.$D$7])*[.$F$2]/1000*60*[.F329]" office:value-type="float" office:value="122.367394220769" calcext:value-type="float">
            <text:p>122.3673942208</text:p>
          </table:table-cell>
          <table:table-cell office:value-type="float" office:value="350.7509765" calcext:value-type="float">
            <text:p>350.7509765</text:p>
          </table:table-cell>
          <table:table-cell office:value-type="float" office:value="90.771553" calcext:value-type="float">
            <text:p>90.771553</text:p>
          </table:table-cell>
          <table:table-cell office:value-type="float" office:value="129.1133651" calcext:value-type="float">
            <text:p>129.1133651</text:p>
          </table:table-cell>
          <table:table-cell office:value-type="float" office:value="8306.9956359" calcext:value-type="float">
            <text:p>8306.9956359</text:p>
          </table:table-cell>
        </table:table-row>
        <table:table-row table:style-name="ro1">
          <table:table-cell office:value-type="float" office:value="852376.1957092" calcext:value-type="float">
            <text:p>852376.1957</text:p>
          </table:table-cell>
          <table:table-cell table:formula="of:=[.H330]/1609.34" office:value-type="float" office:value="5.20588963003467" calcext:value-type="float">
            <text:p>5.20588963</text:p>
          </table:table-cell>
          <table:table-cell office:value-type="float" office:value="5" calcext:value-type="float">
            <text:p>5</text:p>
          </table:table-cell>
          <table:table-cell table:formula="of:=LOOKUP([.C330];[.$A$2:.$A$7];[.$D$2:.$D$7])*[.$F$2]/1000*60*[.F330]" office:value-type="float" office:value="122.274900909328" calcext:value-type="float">
            <text:p>122.2749009093</text:p>
          </table:table-cell>
          <table:table-cell office:value-type="float" office:value="255.9573821" calcext:value-type="float">
            <text:p>255.9573821</text:p>
          </table:table-cell>
          <table:table-cell office:value-type="float" office:value="90.7029419" calcext:value-type="float">
            <text:p>90.7029419</text:p>
          </table:table-cell>
          <table:table-cell office:value-type="float" office:value="128.6679305" calcext:value-type="float">
            <text:p>128.6679305</text:p>
          </table:table-cell>
          <table:table-cell office:value-type="float" office:value="8378.0464172" calcext:value-type="float">
            <text:p>8378.0464172</text:p>
          </table:table-cell>
        </table:table-row>
        <table:table-row table:style-name="ro1">
          <table:table-cell office:value-type="float" office:value="853373.1958312" calcext:value-type="float">
            <text:p>853373.1958</text:p>
          </table:table-cell>
          <table:table-cell table:formula="of:=[.H331]/1609.34" office:value-type="float" office:value="5.23526162799657" calcext:value-type="float">
            <text:p>5.235261628</text:p>
          </table:table-cell>
          <table:table-cell office:value-type="float" office:value="5" calcext:value-type="float">
            <text:p>5</text:p>
          </table:table-cell>
          <table:table-cell table:formula="of:=LOOKUP([.C331];[.$A$2:.$A$7];[.$D$2:.$D$7])*[.$F$2]/1000*60*[.F331]" office:value-type="float" office:value="122.228710670792" calcext:value-type="float">
            <text:p>122.2287106708</text:p>
          </table:table-cell>
          <table:table-cell office:value-type="float" office:value="345.114624" calcext:value-type="float">
            <text:p>345.114624</text:p>
          </table:table-cell>
          <table:table-cell office:value-type="float" office:value="90.6686782" calcext:value-type="float">
            <text:p>90.6686782</text:p>
          </table:table-cell>
          <table:table-cell office:value-type="float" office:value="128.4854202" calcext:value-type="float">
            <text:p>128.4854202</text:p>
          </table:table-cell>
          <table:table-cell office:value-type="float" office:value="8425.3159484" calcext:value-type="float">
            <text:p>8425.3159484</text:p>
          </table:table-cell>
        </table:table-row>
        <table:table-row table:style-name="ro1">
          <table:table-cell office:value-type="float" office:value="854374.1960754" calcext:value-type="float">
            <text:p>854374.1961</text:p>
          </table:table-cell>
          <table:table-cell table:formula="of:=[.H332]/1609.34" office:value-type="float" office:value="5.24993670442542" calcext:value-type="float">
            <text:p>5.2499367044</text:p>
          </table:table-cell>
          <table:table-cell office:value-type="float" office:value="5" calcext:value-type="float">
            <text:p>5</text:p>
          </table:table-cell>
          <table:table-cell table:formula="of:=LOOKUP([.C332];[.$A$2:.$A$7];[.$D$2:.$D$7])*[.$F$2]/1000*60*[.F332]" office:value-type="float" office:value="122.182551438116" calcext:value-type="float">
            <text:p>122.1825514381</text:p>
          </table:table-cell>
          <table:table-cell office:value-type="float" office:value="321.2201538" calcext:value-type="float">
            <text:p>321.2201538</text:p>
          </table:table-cell>
          <table:table-cell office:value-type="float" office:value="90.6344375" calcext:value-type="float">
            <text:p>90.6344375</text:p>
          </table:table-cell>
          <table:table-cell office:value-type="float" office:value="128.3803024" calcext:value-type="float">
            <text:p>128.3803024</text:p>
          </table:table-cell>
          <table:table-cell office:value-type="float" office:value="8448.9331359" calcext:value-type="float">
            <text:p>8448.9331359</text:p>
          </table:table-cell>
        </table:table-row>
        <table:table-row table:style-name="ro1">
          <table:table-cell office:value-type="float" office:value="854874.1961059" calcext:value-type="float">
            <text:p>854874.1961</text:p>
          </table:table-cell>
          <table:table-cell table:formula="of:=[.H333]/1609.34" office:value-type="float" office:value="5.26461117408379" calcext:value-type="float">
            <text:p>5.2646111741</text:p>
          </table:table-cell>
          <table:table-cell office:value-type="float" office:value="5" calcext:value-type="float">
            <text:p>5</text:p>
          </table:table-cell>
          <table:table-cell table:formula="of:=LOOKUP([.C333];[.$A$2:.$A$7];[.$D$2:.$D$7])*[.$F$2]/1000*60*[.F333]" office:value-type="float" office:value="122.090335831334" calcext:value-type="float">
            <text:p>122.0903358313</text:p>
          </table:table-cell>
          <table:table-cell office:value-type="float" office:value="330.380249" calcext:value-type="float">
            <text:p>330.380249</text:p>
          </table:table-cell>
          <table:table-cell office:value-type="float" office:value="90.5660324" calcext:value-type="float">
            <text:p>90.5660324</text:p>
          </table:table-cell>
          <table:table-cell office:value-type="float" office:value="128.2812881" calcext:value-type="float">
            <text:p>128.2812881</text:p>
          </table:table-cell>
          <table:table-cell office:value-type="float" office:value="8472.5493469" calcext:value-type="float">
            <text:p>8472.5493469</text:p>
          </table:table-cell>
        </table:table-row>
        <table:table-row table:style-name="ro1">
          <table:table-cell office:value-type="float" office:value="855373.1963195" calcext:value-type="float">
            <text:p>855373.1963</text:p>
          </table:table-cell>
          <table:table-cell table:formula="of:=[.H334]/1609.34" office:value-type="float" office:value="5.27926258491059" calcext:value-type="float">
            <text:p>5.2792625849</text:p>
          </table:table-cell>
          <table:table-cell office:value-type="float" office:value="5" calcext:value-type="float">
            <text:p>5</text:p>
          </table:table-cell>
          <table:table-cell table:formula="of:=LOOKUP([.C334];[.$A$2:.$A$7];[.$D$2:.$D$7])*[.$F$2]/1000*60*[.F334]" office:value-type="float" office:value="122.182551438116" calcext:value-type="float">
            <text:p>122.1825514381</text:p>
          </table:table-cell>
          <table:table-cell office:value-type="float" office:value="306.4612731" calcext:value-type="float">
            <text:p>306.4612731</text:p>
          </table:table-cell>
          <table:table-cell office:value-type="float" office:value="90.6344375" calcext:value-type="float">
            <text:p>90.6344375</text:p>
          </table:table-cell>
          <table:table-cell office:value-type="float" office:value="128.1680221" calcext:value-type="float">
            <text:p>128.1680221</text:p>
          </table:table-cell>
          <table:table-cell office:value-type="float" office:value="8496.1284484" calcext:value-type="float">
            <text:p>8496.1284484</text:p>
          </table:table-cell>
        </table:table-row>
        <table:table-row table:style-name="ro1">
          <table:table-cell office:value-type="float" office:value="856872.19635" calcext:value-type="float">
            <text:p>856872.1964</text:p>
          </table:table-cell>
          <table:table-cell table:formula="of:=[.H335]/1609.34" office:value-type="float" office:value="5.30855509090683" calcext:value-type="float">
            <text:p>5.3085550909</text:p>
          </table:table-cell>
          <table:table-cell office:value-type="float" office:value="5" calcext:value-type="float">
            <text:p>5</text:p>
          </table:table-cell>
          <table:table-cell table:formula="of:=LOOKUP([.C335];[.$A$2:.$A$7];[.$D$2:.$D$7])*[.$F$2]/1000*60*[.F335]" office:value-type="float" office:value="121.998264064781" calcext:value-type="float">
            <text:p>121.9982640648</text:p>
          </table:table-cell>
          <table:table-cell office:value-type="float" office:value="195.5216903" calcext:value-type="float">
            <text:p>195.5216903</text:p>
          </table:table-cell>
          <table:table-cell office:value-type="float" office:value="90.497734" calcext:value-type="float">
            <text:p>90.497734</text:p>
          </table:table-cell>
          <table:table-cell office:value-type="float" office:value="127.8040313" calcext:value-type="float">
            <text:p>127.8040313</text:p>
          </table:table-cell>
          <table:table-cell office:value-type="float" office:value="8543.27005" calcext:value-type="float">
            <text:p>8543.27005</text:p>
          </table:table-cell>
        </table:table-row>
        <table:table-row table:style-name="ro1">
          <table:table-cell office:value-type="float" office:value="857372.1968078" calcext:value-type="float">
            <text:p>857372.1968</text:p>
          </table:table-cell>
          <table:table-cell table:formula="of:=[.H336]/1609.34" office:value-type="float" office:value="5.32317312724471" calcext:value-type="float">
            <text:p>5.3231731272</text:p>
          </table:table-cell>
          <table:table-cell office:value-type="float" office:value="5" calcext:value-type="float">
            <text:p>5</text:p>
          </table:table-cell>
          <table:table-cell table:formula="of:=LOOKUP([.C336];[.$A$2:.$A$7];[.$D$2:.$D$7])*[.$F$2]/1000*60*[.F336]" office:value-type="float" office:value="121.998264064781" calcext:value-type="float">
            <text:p>121.9982640648</text:p>
          </table:table-cell>
          <table:table-cell office:value-type="float" office:value="280.6548003" calcext:value-type="float">
            <text:p>280.6548003</text:p>
          </table:table-cell>
          <table:table-cell office:value-type="float" office:value="90.497734" calcext:value-type="float">
            <text:p>90.497734</text:p>
          </table:table-cell>
          <table:table-cell office:value-type="float" office:value="127.6768035" calcext:value-type="float">
            <text:p>127.6768035</text:p>
          </table:table-cell>
          <table:table-cell office:value-type="float" office:value="8566.7954406" calcext:value-type="float">
            <text:p>8566.7954406</text:p>
          </table:table-cell>
        </table:table-row>
        <table:table-row table:style-name="ro1">
          <table:table-cell office:value-type="float" office:value="857870.1968383" calcext:value-type="float">
            <text:p>857870.1968</text:p>
          </table:table-cell>
          <table:table-cell table:formula="of:=[.H337]/1609.34" office:value-type="float" office:value="5.33778752277331" calcext:value-type="float">
            <text:p>5.3377875228</text:p>
          </table:table-cell>
          <table:table-cell office:value-type="float" office:value="5" calcext:value-type="float">
            <text:p>5</text:p>
          </table:table-cell>
          <table:table-cell table:formula="of:=LOOKUP([.C337];[.$A$2:.$A$7];[.$D$2:.$D$7])*[.$F$2]/1000*60*[.F337]" office:value-type="float" office:value="121.906326162659" calcext:value-type="float">
            <text:p>121.9063261627</text:p>
          </table:table-cell>
          <table:table-cell office:value-type="float" office:value="273.0565948" calcext:value-type="float">
            <text:p>273.0565948</text:p>
          </table:table-cell>
          <table:table-cell office:value-type="float" office:value="90.4295349" calcext:value-type="float">
            <text:p>90.4295349</text:p>
          </table:table-cell>
          <table:table-cell office:value-type="float" office:value="127.5453414" calcext:value-type="float">
            <text:p>127.5453414</text:p>
          </table:table-cell>
          <table:table-cell office:value-type="float" office:value="8590.3149719" calcext:value-type="float">
            <text:p>8590.3149719</text:p>
          </table:table-cell>
        </table:table-row>
        <table:table-row table:style-name="ro1">
          <table:table-cell office:value-type="float" office:value="859370.1972961" calcext:value-type="float">
            <text:p>859370.1973</text:p>
          </table:table-cell>
          <table:table-cell table:formula="of:=[.H338]/1609.34" office:value-type="float" office:value="5.3669817445661" calcext:value-type="float">
            <text:p>5.3669817446</text:p>
          </table:table-cell>
          <table:table-cell office:value-type="float" office:value="5" calcext:value-type="float">
            <text:p>5</text:p>
          </table:table-cell>
          <table:table-cell table:formula="of:=LOOKUP([.C338];[.$A$2:.$A$7];[.$D$2:.$D$7])*[.$F$2]/1000*60*[.F338]" office:value-type="float" office:value="121.860413628782" calcext:value-type="float">
            <text:p>121.8604136288</text:p>
          </table:table-cell>
          <table:table-cell office:value-type="float" office:value="271.0137176" calcext:value-type="float">
            <text:p>271.0137176</text:p>
          </table:table-cell>
          <table:table-cell office:value-type="float" office:value="90.3954772" calcext:value-type="float">
            <text:p>90.3954772</text:p>
          </table:table-cell>
          <table:table-cell office:value-type="float" office:value="127.2808608" calcext:value-type="float">
            <text:p>127.2808608</text:p>
          </table:table-cell>
          <table:table-cell office:value-type="float" office:value="8637.2984008" calcext:value-type="float">
            <text:p>8637.2984008</text:p>
          </table:table-cell>
        </table:table-row>
        <table:table-row table:style-name="ro1">
          <table:table-cell office:value-type="float" office:value="859870.1973266" calcext:value-type="float">
            <text:p>859870.1973</text:p>
          </table:table-cell>
          <table:table-cell table:formula="of:=[.H339]/1609.34" office:value-type="float" office:value="5.38157065411908" calcext:value-type="float">
            <text:p>5.3815706541</text:p>
          </table:table-cell>
          <table:table-cell office:value-type="float" office:value="5" calcext:value-type="float">
            <text:p>5</text:p>
          </table:table-cell>
          <table:table-cell table:formula="of:=LOOKUP([.C339];[.$A$2:.$A$7];[.$D$2:.$D$7])*[.$F$2]/1000*60*[.F339]" office:value-type="float" office:value="121.722871768495" calcext:value-type="float">
            <text:p>121.7228717685</text:p>
          </table:table-cell>
          <table:table-cell office:value-type="float" office:value="209.1010284" calcext:value-type="float">
            <text:p>209.1010284</text:p>
          </table:table-cell>
          <table:table-cell office:value-type="float" office:value="90.2934493" calcext:value-type="float">
            <text:p>90.2934493</text:p>
          </table:table-cell>
          <table:table-cell office:value-type="float" office:value="127.1109313" calcext:value-type="float">
            <text:p>127.1109313</text:p>
          </table:table-cell>
          <table:table-cell office:value-type="float" office:value="8660.7769165" calcext:value-type="float">
            <text:p>8660.7769165</text:p>
          </table:table-cell>
        </table:table-row>
        <table:table-row table:style-name="ro1">
          <table:table-cell office:value-type="float" office:value="861369.1994323" calcext:value-type="float">
            <text:p>861369.1994</text:p>
          </table:table-cell>
          <table:table-cell table:formula="of:=[.H340]/1609.34" office:value-type="float" office:value="5.41074543906198" calcext:value-type="float">
            <text:p>5.4107454391</text:p>
          </table:table-cell>
          <table:table-cell office:value-type="float" office:value="5" calcext:value-type="float">
            <text:p>5</text:p>
          </table:table-cell>
          <table:table-cell table:formula="of:=LOOKUP([.C340];[.$A$2:.$A$7];[.$D$2:.$D$7])*[.$F$2]/1000*60*[.F340]" office:value-type="float" office:value="121.539962673043" calcext:value-type="float">
            <text:p>121.539962673</text:p>
          </table:table-cell>
          <table:table-cell office:value-type="float" office:value="291.2208404" calcext:value-type="float">
            <text:p>291.2208404</text:p>
          </table:table-cell>
          <table:table-cell office:value-type="float" office:value="90.1577682" calcext:value-type="float">
            <text:p>90.1577682</text:p>
          </table:table-cell>
          <table:table-cell office:value-type="float" office:value="126.8752822" calcext:value-type="float">
            <text:p>126.8752822</text:p>
          </table:table-cell>
          <table:table-cell office:value-type="float" office:value="8707.7290649" calcext:value-type="float">
            <text:p>8707.7290649</text:p>
          </table:table-cell>
        </table:table-row>
        <table:table-row table:style-name="ro1">
          <table:table-cell office:value-type="float" office:value="861868.1994628" calcext:value-type="float">
            <text:p>861868.1995</text:p>
          </table:table-cell>
          <table:table-cell table:formula="of:=[.H341]/1609.34" office:value-type="float" office:value="5.42533556215592" calcext:value-type="float">
            <text:p>5.4253355622</text:p>
          </table:table-cell>
          <table:table-cell office:value-type="float" office:value="5" calcext:value-type="float">
            <text:p>5</text:p>
          </table:table-cell>
          <table:table-cell table:formula="of:=LOOKUP([.C341];[.$A$2:.$A$7];[.$D$2:.$D$7])*[.$F$2]/1000*60*[.F341]" office:value-type="float" office:value="121.357608852101" calcext:value-type="float">
            <text:p>121.3576088521</text:p>
          </table:table-cell>
          <table:table-cell office:value-type="float" office:value="312.5263671" calcext:value-type="float">
            <text:p>312.5263671</text:p>
          </table:table-cell>
          <table:table-cell office:value-type="float" office:value="90.022499" calcext:value-type="float">
            <text:p>90.022499</text:p>
          </table:table-cell>
          <table:table-cell office:value-type="float" office:value="126.7719345" calcext:value-type="float">
            <text:p>126.7719345</text:p>
          </table:table-cell>
          <table:table-cell office:value-type="float" office:value="8731.2095336" calcext:value-type="float">
            <text:p>8731.2095336</text:p>
          </table:table-cell>
        </table:table-row>
        <table:table-row table:style-name="ro1">
          <table:table-cell office:value-type="float" office:value="862352.1996154" calcext:value-type="float">
            <text:p>862352.1996</text:p>
          </table:table-cell>
          <table:table-cell table:formula="of:=[.H342]/1609.34" office:value-type="float" office:value="5.42533556215592" calcext:value-type="float">
            <text:p>5.4253355622</text:p>
          </table:table-cell>
          <table:table-cell office:value-type="float" office:value="5" calcext:value-type="float">
            <text:p>5</text:p>
          </table:table-cell>
          <table:table-cell table:formula="of:=LOOKUP([.C342];[.$A$2:.$A$7];[.$D$2:.$D$7])*[.$F$2]/1000*60*[.F342]" office:value-type="float" office:value="121.357608852101" calcext:value-type="float">
            <text:p>121.3576088521</text:p>
          </table:table-cell>
          <table:table-cell office:value-type="float" office:value="312.5263671" calcext:value-type="float">
            <text:p>312.5263671</text:p>
          </table:table-cell>
          <table:table-cell office:value-type="float" office:value="90.022499" calcext:value-type="float">
            <text:p>90.022499</text:p>
          </table:table-cell>
          <table:table-cell office:value-type="float" office:value="126.7719345" calcext:value-type="float">
            <text:p>126.7719345</text:p>
          </table:table-cell>
          <table:table-cell office:value-type="float" office:value="8731.2095336" calcext:value-type="float">
            <text:p>8731.2095336</text:p>
          </table:table-cell>
        </table:table-row>
        <table:table-row table:style-name="ro1">
          <table:table-cell office:value-type="float" office:value="863866.199768" calcext:value-type="float">
            <text:p>863866.1998</text:p>
          </table:table-cell>
          <table:table-cell table:formula="of:=[.H343]/1609.34" office:value-type="float" office:value="5.43992325804367" calcext:value-type="float">
            <text:p>5.439923258</text:p>
          </table:table-cell>
          <table:table-cell office:value-type="float" office:value="5" calcext:value-type="float">
            <text:p>5</text:p>
          </table:table-cell>
          <table:table-cell table:formula="of:=LOOKUP([.C343];[.$A$2:.$A$7];[.$D$2:.$D$7])*[.$F$2]/1000*60*[.F343]" office:value-type="float" office:value="121.266637658771" calcext:value-type="float">
            <text:p>121.2666376588</text:p>
          </table:table-cell>
          <table:table-cell office:value-type="float" office:value="271.7270355" calcext:value-type="float">
            <text:p>271.7270355</text:p>
          </table:table-cell>
          <table:table-cell office:value-type="float" office:value="89.955017" calcext:value-type="float">
            <text:p>89.955017</text:p>
          </table:table-cell>
          <table:table-cell office:value-type="float" office:value="126.643196" calcext:value-type="float">
            <text:p>126.643196</text:p>
          </table:table-cell>
          <table:table-cell office:value-type="float" office:value="8754.6860961" calcext:value-type="float">
            <text:p>8754.6860961</text:p>
          </table:table-cell>
        </table:table-row>
        <table:table-row table:style-name="ro1">
          <table:table-cell office:value-type="float" office:value="864850.2000122" calcext:value-type="float">
            <text:p>864850.2000</text:p>
          </table:table-cell>
          <table:table-cell table:formula="of:=[.H344]/1609.34" office:value-type="float" office:value="5.43992325804367" calcext:value-type="float">
            <text:p>5.439923258</text:p>
          </table:table-cell>
          <table:table-cell office:value-type="float" office:value="5" calcext:value-type="float">
            <text:p>5</text:p>
          </table:table-cell>
          <table:table-cell table:formula="of:=LOOKUP([.C344];[.$A$2:.$A$7];[.$D$2:.$D$7])*[.$F$2]/1000*60*[.F344]" office:value-type="float" office:value="121.266637658771" calcext:value-type="float">
            <text:p>121.2666376588</text:p>
          </table:table-cell>
          <table:table-cell office:value-type="float" office:value="271.7270355" calcext:value-type="float">
            <text:p>271.7270355</text:p>
          </table:table-cell>
          <table:table-cell office:value-type="float" office:value="89.955017" calcext:value-type="float">
            <text:p>89.955017</text:p>
          </table:table-cell>
          <table:table-cell office:value-type="float" office:value="126.643196" calcext:value-type="float">
            <text:p>126.643196</text:p>
          </table:table-cell>
          <table:table-cell office:value-type="float" office:value="8754.6860961" calcext:value-type="float">
            <text:p>8754.6860961</text:p>
          </table:table-cell>
        </table:table-row>
        <table:table-row table:style-name="ro1">
          <table:table-cell office:value-type="float" office:value="865852.2002563" calcext:value-type="float">
            <text:p>865852.2003</text:p>
          </table:table-cell>
          <table:table-cell table:formula="of:=[.H345]/1609.34" office:value-type="float" office:value="5.43992325804367" calcext:value-type="float">
            <text:p>5.439923258</text:p>
          </table:table-cell>
          <table:table-cell office:value-type="float" office:value="5" calcext:value-type="float">
            <text:p>5</text:p>
          </table:table-cell>
          <table:table-cell table:formula="of:=LOOKUP([.C345];[.$A$2:.$A$7];[.$D$2:.$D$7])*[.$F$2]/1000*60*[.F345]" office:value-type="float" office:value="121.266637658771" calcext:value-type="float">
            <text:p>121.2666376588</text:p>
          </table:table-cell>
          <table:table-cell office:value-type="float" office:value="271.7270355" calcext:value-type="float">
            <text:p>271.7270355</text:p>
          </table:table-cell>
          <table:table-cell office:value-type="float" office:value="89.955017" calcext:value-type="float">
            <text:p>89.955017</text:p>
          </table:table-cell>
          <table:table-cell office:value-type="float" office:value="126.643196" calcext:value-type="float">
            <text:p>126.643196</text:p>
          </table:table-cell>
          <table:table-cell office:value-type="float" office:value="8754.6860961" calcext:value-type="float">
            <text:p>8754.6860961</text:p>
          </table:table-cell>
        </table:table-row>
        <table:table-row table:style-name="ro1">
          <table:table-cell office:value-type="float" office:value="866351.2002258" calcext:value-type="float">
            <text:p>866351.2002</text:p>
          </table:table-cell>
          <table:table-cell table:formula="of:=[.H346]/1609.34" office:value-type="float" office:value="5.43992325804367" calcext:value-type="float">
            <text:p>5.439923258</text:p>
          </table:table-cell>
          <table:table-cell office:value-type="float" office:value="5" calcext:value-type="float">
            <text:p>5</text:p>
          </table:table-cell>
          <table:table-cell table:formula="of:=LOOKUP([.C346];[.$A$2:.$A$7];[.$D$2:.$D$7])*[.$F$2]/1000*60*[.F346]" office:value-type="float" office:value="121.266637658771" calcext:value-type="float">
            <text:p>121.2666376588</text:p>
          </table:table-cell>
          <table:table-cell office:value-type="float" office:value="271.7270355" calcext:value-type="float">
            <text:p>271.7270355</text:p>
          </table:table-cell>
          <table:table-cell office:value-type="float" office:value="89.955017" calcext:value-type="float">
            <text:p>89.955017</text:p>
          </table:table-cell>
          <table:table-cell office:value-type="float" office:value="126.643196" calcext:value-type="float">
            <text:p>126.643196</text:p>
          </table:table-cell>
          <table:table-cell office:value-type="float" office:value="8754.6860961" calcext:value-type="float">
            <text:p>8754.6860961</text:p>
          </table:table-cell>
        </table:table-row>
        <table:table-row table:style-name="ro1">
          <table:table-cell office:value-type="float" office:value="866850.2002563" calcext:value-type="float">
            <text:p>866850.2003</text:p>
          </table:table-cell>
          <table:table-cell table:formula="of:=[.H347]/1609.34" office:value-type="float" office:value="5.43992325804367" calcext:value-type="float">
            <text:p>5.439923258</text:p>
          </table:table-cell>
          <table:table-cell office:value-type="float" office:value="5" calcext:value-type="float">
            <text:p>5</text:p>
          </table:table-cell>
          <table:table-cell table:formula="of:=LOOKUP([.C347];[.$A$2:.$A$7];[.$D$2:.$D$7])*[.$F$2]/1000*60*[.F347]" office:value-type="float" office:value="121.266637658771" calcext:value-type="float">
            <text:p>121.2666376588</text:p>
          </table:table-cell>
          <table:table-cell office:value-type="float" office:value="271.7270355" calcext:value-type="float">
            <text:p>271.7270355</text:p>
          </table:table-cell>
          <table:table-cell office:value-type="float" office:value="89.955017" calcext:value-type="float">
            <text:p>89.955017</text:p>
          </table:table-cell>
          <table:table-cell office:value-type="float" office:value="126.643196" calcext:value-type="float">
            <text:p>126.643196</text:p>
          </table:table-cell>
          <table:table-cell office:value-type="float" office:value="8754.6860961" calcext:value-type="float">
            <text:p>8754.6860961</text:p>
          </table:table-cell>
        </table:table-row>
        <table:table-row table:style-name="ro1" table:number-rows-repeated="104822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">
      <number:number number:decimal-places="1" number:min-integer-digits="1"/>
    </number:number-style>
    <number:number-style style:name="N129">
      <number:number number:decimal-places="9" number:min-integer-digits="1"/>
    </number:number-style>
    <number:number-style style:name="N130">
      <number:number number:decimal-places="8" number:min-integer-digits="1"/>
    </number:number-style>
    <number:number-style style:name="N131">
      <number:number number:decimal-places="7" number:min-integer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loext:fill-character> </loext:fill-character>
      <number:text>- </number:text>
    </number:number-style>
    <number:text-style style:name="N10135" number:language="en" number:country="U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currency-symbol/>
      <loext:fill-character> </loext:fill-character>
      <number:text>- </number:text>
    </number:currency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13T10:27:44</dc:date>
    <meta:document-statistic meta:table-count="1" meta:cell-count="2733" meta:object-count="1"/>
    <meta:generator>LibreOffice/4.2.5.2$Windows_x86 LibreOffice_project/61cb170a04bb1f12e77c884eab9192be736ec5f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183cm" svg:height="14.026cm" xlink:href=".." xlink:type="simple" chart:class="chart:scatter" chart:style-name="ch1">
        <chart:legend chart:legend-position="end" svg:x="25.405cm" svg:y="5.967cm" style:legend-expansion="high" chart:style-name="ch2"/>
        <chart:plot-area chart:style-name="ch3" table:cell-range-address="Sheet1.B9:Sheet1.B347 Sheet1.D9:Sheet1.G347" chart:data-source-has-labels="row" svg:x="1.594cm" svg:y="1.255cm" svg:width="22.084cm" svg:height="11.51cm">
          <chartooo:coordinate-region svg:x="2.401cm" svg:y="1.454cm" svg:width="20.469cm" svg:height="10.664cm"/>
          <chart:axis chart:dimension="x" chart:name="primary-x" chart:style-name="ch4">
            <chart:title svg:x="11.6cm" svg:y="13.045cm" chart:style-name="ch5">
              <text:p>Distance (mi)</text:p>
            </chart:title>
          </chart:axis>
          <chart:axis chart:dimension="y" chart:name="primary-y" chart:style-name="ch4">
            <chart:title svg:x="0.451cm" svg:y="9.369cm" chart:style-name="ch6">
              <text:p>Cadence (rpm) or Speed (km/h)</text:p>
            </chart:title>
            <chart:grid chart:style-name="ch7" chart:class="major"/>
          </chart:axis>
          <chart:axis chart:dimension="y" chart:name="secondary-y" chart:style-name="ch8">
            <chart:title svg:x="24.261cm" svg:y="7.821cm" chart:style-name="ch6">
              <text:p>Power (W)</text:p>
            </chart:title>
          </chart:axis>
          <chart:series chart:attached-axis="primary-y" chart:style-name="ch9" chart:values-cell-range-address="Sheet1.D10:Sheet1.D347" chart:label-cell-address="Sheet1.D9:Sheet1.D9" chart:class="chart:scatter">
            <chart:domain table:cell-range-address="Sheet1.B10:Sheet1.B347"/>
            <chart:data-point chart:repeated="338"/>
          </chart:series>
          <chart:series chart:attached-axis="secondary-y" chart:style-name="ch10" chart:values-cell-range-address="Sheet1.E10:Sheet1.E347" chart:label-cell-address="Sheet1.E9:Sheet1.E9" chart:class="chart:scatter">
            <chart:data-point chart:repeated="338"/>
          </chart:series>
          <chart:series chart:attached-axis="primary-y" chart:style-name="ch11" chart:values-cell-range-address="Sheet1.F10:Sheet1.F347" chart:label-cell-address="Sheet1.F9:Sheet1.F9" chart:class="chart:scatter">
            <chart:data-point chart:repeated="338"/>
          </chart:series>
          <chart:series chart:attached-axis="primary-y" chart:style-name="ch12" chart:values-cell-range-address="Sheet1.G10:Sheet1.G347" chart:label-cell-address="Sheet1.G9:Sheet1.G9" chart:class="chart:scatter">
            <chart:data-point chart:repeated="33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alc Speed</text:p>
                <draw:g>
                  <svg:desc>Sheet1.D9:Sheet1.D9</svg:desc>
                </draw:g>
              </table:table-cell>
              <table:table-cell office:value-type="string">
                <text:p> Power (W)</text:p>
                <draw:g>
                  <svg:desc>Sheet1.E9:Sheet1.E9</svg:desc>
                </draw:g>
              </table:table-cell>
              <table:table-cell office:value-type="string">
                <text:p> Cadence (rpm)</text:p>
                <draw:g>
                  <svg:desc>Sheet1.F9:Sheet1.F9</svg:desc>
                </draw:g>
              </table:table-cell>
              <table:table-cell office:value-type="string">
                <text:p> Velocity (km/h)</text:p>
                <draw:g>
                  <svg:desc>Sheet1.G9:Sheet1.G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65984092857942">
                <text:p>0.00165984092857942</text:p>
                <draw:g>
                  <svg:desc>Sheet1.B10:Sheet1.B347</svg:desc>
                </draw:g>
              </table:table-cell>
              <table:table-cell office:value-type="float" office:value="19.3952040170592">
                <text:p>19.3952040170592</text:p>
                <draw:g>
                  <svg:desc>Sheet1.D10:Sheet1.D347</svg:desc>
                </draw:g>
              </table:table-cell>
              <table:table-cell office:value-type="float" office:value="303.5022888">
                <text:p>303.5022888</text:p>
                <draw:g>
                  <svg:desc>Sheet1.E10:Sheet1.E347</svg:desc>
                </draw:g>
              </table:table-cell>
              <table:table-cell office:value-type="float" office:value="35.545021">
                <text:p>35.545021</text:p>
                <draw:g>
                  <svg:desc>Sheet1.F10:Sheet1.F347</svg:desc>
                </draw:g>
              </table:table-cell>
              <table:table-cell office:value-type="float" office:value="11.3939494">
                <text:p>11.3939494</text:p>
                <draw:g>
                  <svg:desc>Sheet1.G10:Sheet1.G3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65984092857942">
                <text:p>0.00165984092857942</text:p>
              </table:table-cell>
              <table:table-cell office:value-type="float" office:value="19.3952040170592">
                <text:p>19.3952040170592</text:p>
              </table:table-cell>
              <table:table-cell office:value-type="float" office:value="303.5022888">
                <text:p>303.5022888</text:p>
              </table:table-cell>
              <table:table-cell office:value-type="float" office:value="35.545021">
                <text:p>35.545021</text:p>
              </table:table-cell>
              <table:table-cell office:value-type="float" office:value="11.3939494">
                <text:p>11.39394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19303198826848">
                <text:p>0.00519303198826848</text:p>
              </table:table-cell>
              <table:table-cell office:value-type="float" office:value="22.203529736756">
                <text:p>22.203529736756</text:p>
              </table:table-cell>
              <table:table-cell office:value-type="float" office:value="355.3014526">
                <text:p>355.3014526</text:p>
              </table:table-cell>
              <table:table-cell office:value-type="float" office:value="40.6917571">
                <text:p>40.6917571</text:p>
              </table:table-cell>
              <table:table-cell office:value-type="float" office:value="16.3713664">
                <text:p>16.3713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93352024432376">
                <text:p>0.0093352024432376</text:p>
              </table:table-cell>
              <table:table-cell office:value-type="float" office:value="24.727421097098">
                <text:p>24.727421097098</text:p>
              </table:table-cell>
              <table:table-cell office:value-type="float" office:value="355.9891967">
                <text:p>355.9891967</text:p>
              </table:table-cell>
              <table:table-cell office:value-type="float" office:value="45.3172187">
                <text:p>45.3172187</text:p>
              </table:table-cell>
              <table:table-cell office:value-type="float" office:value="19.879652">
                <text:p>19.8796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93352024432376">
                <text:p>0.0093352024432376</text:p>
              </table:table-cell>
              <table:table-cell office:value-type="float" office:value="24.727421097098">
                <text:p>24.727421097098</text:p>
              </table:table-cell>
              <table:table-cell office:value-type="float" office:value="355.9891967">
                <text:p>355.9891967</text:p>
              </table:table-cell>
              <table:table-cell office:value-type="float" office:value="45.3172187">
                <text:p>45.3172187</text:p>
              </table:table-cell>
              <table:table-cell office:value-type="float" office:value="19.879652">
                <text:p>19.8796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93352024432376">
                <text:p>0.0093352024432376</text:p>
              </table:table-cell>
              <table:table-cell office:value-type="float" office:value="24.727421097098">
                <text:p>24.727421097098</text:p>
              </table:table-cell>
              <table:table-cell office:value-type="float" office:value="355.9891967">
                <text:p>355.9891967</text:p>
              </table:table-cell>
              <table:table-cell office:value-type="float" office:value="45.3172187">
                <text:p>45.3172187</text:p>
              </table:table-cell>
              <table:table-cell office:value-type="float" office:value="19.879652">
                <text:p>19.8796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85098398722458">
                <text:p>0.0185098398722458</text:p>
              </table:table-cell>
              <table:table-cell office:value-type="float" office:value="27.622108106359">
                <text:p>27.622108106359</text:p>
              </table:table-cell>
              <table:table-cell office:value-type="float" office:value="346.2209167">
                <text:p>346.2209167</text:p>
              </table:table-cell>
              <table:table-cell office:value-type="float" office:value="50.6222266">
                <text:p>50.6222266</text:p>
              </table:table-cell>
              <table:table-cell office:value-type="float" office:value="24.9669131">
                <text:p>24.96691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34019234593063">
                <text:p>0.0234019234593063</text:p>
              </table:table-cell>
              <table:table-cell office:value-type="float" office:value="30.0221046463325">
                <text:p>30.0221046463325</text:p>
              </table:table-cell>
              <table:table-cell office:value-type="float" office:value="346.9715575">
                <text:p>346.9715575</text:p>
              </table:table-cell>
              <table:table-cell office:value-type="float" office:value="55.0206298">
                <text:p>55.0206298</text:p>
              </table:table-cell>
              <table:table-cell office:value-type="float" office:value="27.0145416">
                <text:p>27.01454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84279022456411">
                <text:p>0.0284279022456411</text:p>
              </table:table-cell>
              <table:table-cell office:value-type="float" office:value="31.4799076681067">
                <text:p>31.4799076681067</text:p>
              </table:table-cell>
              <table:table-cell office:value-type="float" office:value="378.3125305">
                <text:p>378.3125305</text:p>
              </table:table-cell>
              <table:table-cell office:value-type="float" office:value="57.6923026">
                <text:p>57.6923026</text:p>
              </table:table-cell>
              <table:table-cell office:value-type="float" office:value="28.9828147">
                <text:p>28.98281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35596696161159">
                <text:p>0.0335596696161159</text:p>
              </table:table-cell>
              <table:table-cell office:value-type="float" office:value="32.8047135247613">
                <text:p>32.8047135247613</text:p>
              </table:table-cell>
              <table:table-cell office:value-type="float" office:value="335.8363036">
                <text:p>335.8363036</text:p>
              </table:table-cell>
              <table:table-cell office:value-type="float" office:value="60.1202354">
                <text:p>60.1202354</text:p>
              </table:table-cell>
              <table:table-cell office:value-type="float" office:value="30.5993976">
                <text:p>30.59939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87693077286341">
                <text:p>0.0387693077286341</text:p>
              </table:table-cell>
              <table:table-cell office:value-type="float" office:value="33.961727857433">
                <text:p>33.961727857433</text:p>
              </table:table-cell>
              <table:table-cell office:value-type="float" office:value="315.998474">
                <text:p>315.998474</text:p>
              </table:table-cell>
              <table:table-cell office:value-type="float" office:value="62.2406616">
                <text:p>62.2406616</text:p>
              </table:table-cell>
              <table:table-cell office:value-type="float" office:value="32.0202789">
                <text:p>32.02027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40452112667305">
                <text:p>0.0440452112667305</text:p>
              </table:table-cell>
              <table:table-cell office:value-type="float" office:value="35.0150857034268">
                <text:p>35.0150857034268</text:p>
              </table:table-cell>
              <table:table-cell office:value-type="float" office:value="320.3492431">
                <text:p>320.3492431</text:p>
              </table:table-cell>
              <table:table-cell office:value-type="float" office:value="64.1711196">
                <text:p>64.1711196</text:p>
              </table:table-cell>
              <table:table-cell office:value-type="float" office:value="33.3628272">
                <text:p>33.36282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40452112667305">
                <text:p>0.0440452112667305</text:p>
              </table:table-cell>
              <table:table-cell office:value-type="float" office:value="35.0150857034268">
                <text:p>35.0150857034268</text:p>
              </table:table-cell>
              <table:table-cell office:value-type="float" office:value="320.3492431">
                <text:p>320.3492431</text:p>
              </table:table-cell>
              <table:table-cell office:value-type="float" office:value="64.1711196">
                <text:p>64.1711196</text:p>
              </table:table-cell>
              <table:table-cell office:value-type="float" office:value="33.3628272">
                <text:p>33.36282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47430319261312">
                <text:p>0.0547430319261312</text:p>
              </table:table-cell>
              <table:table-cell office:value-type="float" office:value="36.6824683906207">
                <text:p>36.6824683906207</text:p>
              </table:table-cell>
              <table:table-cell office:value-type="float" office:value="366.1855468">
                <text:p>366.1855468</text:p>
              </table:table-cell>
              <table:table-cell office:value-type="float" office:value="67.2268829">
                <text:p>67.2268829</text:p>
              </table:table-cell>
              <table:table-cell office:value-type="float" office:value="36.0816001">
                <text:p>36.0816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01723824052096">
                <text:p>0.0601723824052096</text:p>
              </table:table-cell>
              <table:table-cell office:value-type="float" office:value="38.2242910373406">
                <text:p>38.2242910373406</text:p>
              </table:table-cell>
              <table:table-cell office:value-type="float" office:value="383.5216369">
                <text:p>383.5216369</text:p>
              </table:table-cell>
              <table:table-cell office:value-type="float" office:value="70.052536">
                <text:p>70.052536</text:p>
              </table:table-cell>
              <table:table-cell office:value-type="float" office:value="37.3699226">
                <text:p>37.36992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56347423788634">
                <text:p>0.0656347423788634</text:p>
              </table:table-cell>
              <table:table-cell office:value-type="float" office:value="39.3262518335606">
                <text:p>39.3262518335606</text:p>
              </table:table-cell>
              <table:table-cell office:value-type="float" office:value="411.858551">
                <text:p>411.858551</text:p>
              </table:table-cell>
              <table:table-cell office:value-type="float" office:value="72.0720672">
                <text:p>72.0720672</text:p>
              </table:table-cell>
              <table:table-cell office:value-type="float" office:value="38.6584968">
                <text:p>38.65849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11332833335405">
                <text:p>0.0711332833335405</text:p>
              </table:table-cell>
              <table:table-cell office:value-type="float" office:value="40.3439370395844">
                <text:p>40.3439370395844</text:p>
              </table:table-cell>
              <table:table-cell office:value-type="float" office:value="401.9982909">
                <text:p>401.9982909</text:p>
              </table:table-cell>
              <table:table-cell office:value-type="float" office:value="73.937149">
                <text:p>73.937149</text:p>
              </table:table-cell>
              <table:table-cell office:value-type="float" office:value="39.8540687">
                <text:p>39.85406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66572865895336">
                <text:p>0.0766572865895336</text:p>
              </table:table-cell>
              <table:table-cell office:value-type="float" office:value="41.3633665306567">
                <text:p>41.3633665306567</text:p>
              </table:table-cell>
              <table:table-cell office:value-type="float" office:value="412.855957">
                <text:p>412.855957</text:p>
              </table:table-cell>
              <table:table-cell office:value-type="float" office:value="75.8054275">
                <text:p>75.8054275</text:p>
              </table:table-cell>
              <table:table-cell office:value-type="float" office:value="41.0151557">
                <text:p>41.01515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77761380441672">
                <text:p>0.0877761380441672</text:p>
              </table:table-cell>
              <table:table-cell office:value-type="float" office:value="42.6429247590173">
                <text:p>42.6429247590173</text:p>
              </table:table-cell>
              <table:table-cell office:value-type="float" office:value="343.5162963">
                <text:p>343.5162963</text:p>
              </table:table-cell>
              <table:table-cell office:value-type="float" office:value="78.1504363">
                <text:p>78.1504363</text:p>
              </table:table-cell>
              <table:table-cell office:value-type="float" office:value="42.8903236">
                <text:p>42.89032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33713276249891">
                <text:p>0.0933713276249891</text:p>
              </table:table-cell>
              <table:table-cell office:value-type="float" office:value="43.7688561471103">
                <text:p>43.7688561471103</text:p>
              </table:table-cell>
              <table:table-cell office:value-type="float" office:value="347.3697204">
                <text:p>347.3697204</text:p>
              </table:table-cell>
              <table:table-cell office:value-type="float" office:value="80.2138977">
                <text:p>80.2138977</text:p>
              </table:table-cell>
              <table:table-cell office:value-type="float" office:value="43.784542">
                <text:p>43.7845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10298263946711">
                <text:p>0.110298263946711</text:p>
              </table:table-cell>
              <table:table-cell office:value-type="float" office:value="44.9815941857513">
                <text:p>44.9815941857513</text:p>
              </table:table-cell>
              <table:table-cell office:value-type="float" office:value="299.2436675">
                <text:p>299.2436675</text:p>
              </table:table-cell>
              <table:table-cell office:value-type="float" office:value="82.4364471">
                <text:p>82.4364471</text:p>
              </table:table-cell>
              <table:table-cell office:value-type="float" office:value="46.0421409">
                <text:p>46.04214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1693317944002">
                <text:p>0.121693317944002</text:p>
              </table:table-cell>
              <table:table-cell office:value-type="float" office:value="46.3890978804771">
                <text:p>46.3890978804771</text:p>
              </table:table-cell>
              <table:table-cell office:value-type="float" office:value="274.9613494">
                <text:p>274.9613494</text:p>
              </table:table-cell>
              <table:table-cell office:value-type="float" office:value="85.0159378">
                <text:p>85.0159378</text:p>
              </table:table-cell>
              <table:table-cell office:value-type="float" office:value="47.5017929">
                <text:p>47.50179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7427187169896">
                <text:p>0.127427187169896</text:p>
              </table:table-cell>
              <table:table-cell office:value-type="float" office:value="47.2085163648931">
                <text:p>47.2085163648931</text:p>
              </table:table-cell>
              <table:table-cell office:value-type="float" office:value="315.0343322">
                <text:p>315.0343322</text:p>
              </table:table-cell>
              <table:table-cell office:value-type="float" office:value="86.517662">
                <text:p>86.517662</text:p>
              </table:table-cell>
              <table:table-cell office:value-type="float" office:value="48.3016395">
                <text:p>48.30163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27427187169896">
                <text:p>0.127427187169896</text:p>
              </table:table-cell>
              <table:table-cell office:value-type="float" office:value="47.2085163648931">
                <text:p>47.2085163648931</text:p>
              </table:table-cell>
              <table:table-cell office:value-type="float" office:value="315.0343322">
                <text:p>315.0343322</text:p>
              </table:table-cell>
              <table:table-cell office:value-type="float" office:value="86.517662">
                <text:p>86.517662</text:p>
              </table:table-cell>
              <table:table-cell office:value-type="float" office:value="48.3016395">
                <text:p>48.30163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44793216349559">
                <text:p>0.144793216349559</text:p>
              </table:table-cell>
              <table:table-cell office:value-type="float" office:value="48.2877639146392">
                <text:p>48.2877639146392</text:p>
              </table:table-cell>
              <table:table-cell office:value-type="float" office:value="320.8500366">
                <text:p>320.8500366</text:p>
              </table:table-cell>
              <table:table-cell office:value-type="float" office:value="88.4955673">
                <text:p>88.4955673</text:p>
              </table:table-cell>
              <table:table-cell office:value-type="float" office:value="50.6287917">
                <text:p>50.62879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44793216349559">
                <text:p>0.144793216349559</text:p>
              </table:table-cell>
              <table:table-cell office:value-type="float" office:value="48.2877639146392">
                <text:p>48.2877639146392</text:p>
              </table:table-cell>
              <table:table-cell office:value-type="float" office:value="320.8500366">
                <text:p>320.8500366</text:p>
              </table:table-cell>
              <table:table-cell office:value-type="float" office:value="88.4955673">
                <text:p>88.4955673</text:p>
              </table:table-cell>
              <table:table-cell office:value-type="float" office:value="50.6287917">
                <text:p>50.62879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0631537338288">
                <text:p>0.150631537338288</text:p>
              </table:table-cell>
              <table:table-cell office:value-type="float" office:value="49.3430367801239">
                <text:p>49.3430367801239</text:p>
              </table:table-cell>
              <table:table-cell office:value-type="float" office:value="298.2432098">
                <text:p>298.2432098</text:p>
              </table:table-cell>
              <table:table-cell office:value-type="float" office:value="90.4295349">
                <text:p>90.4295349</text:p>
              </table:table-cell>
              <table:table-cell office:value-type="float" office:value="51.3306388">
                <text:p>51.33063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2378256365964">
                <text:p>0.162378256365964</text:p>
              </table:table-cell>
              <table:table-cell office:value-type="float" office:value="50.0215504592437">
                <text:p>50.0215504592437</text:p>
              </table:table-cell>
              <table:table-cell office:value-type="float" office:value="282.8524932">
                <text:p>282.8524932</text:p>
              </table:table-cell>
              <table:table-cell office:value-type="float" office:value="91.673027">
                <text:p>91.673027</text:p>
              </table:table-cell>
              <table:table-cell office:value-type="float" office:value="52.6511077">
                <text:p>52.65110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86136718282029">
                <text:p>0.186136718282029</text:p>
              </table:table-cell>
              <table:table-cell office:value-type="float" office:value="51.2649905775201">
                <text:p>51.2649905775201</text:p>
              </table:table-cell>
              <table:table-cell office:value-type="float" office:value="274.7192535">
                <text:p>274.7192535</text:p>
              </table:table-cell>
              <table:table-cell office:value-type="float" office:value="93.9518432">
                <text:p>93.9518432</text:p>
              </table:table-cell>
              <table:table-cell office:value-type="float" office:value="55.1176414">
                <text:p>55.11764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92132079610275">
                <text:p>0.192132079610275</text:p>
              </table:table-cell>
              <table:table-cell office:value-type="float" office:value="52.2154767477927">
                <text:p>52.2154767477927</text:p>
              </table:table-cell>
              <table:table-cell office:value-type="float" office:value="255.3876189">
                <text:p>255.3876189</text:p>
              </table:table-cell>
              <table:table-cell office:value-type="float" office:value="95.6937713">
                <text:p>95.6937713</text:p>
              </table:table-cell>
              <table:table-cell office:value-type="float" office:value="55.6792487">
                <text:p>55.67924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10259294244846">
                <text:p>0.210259294244846</text:p>
              </table:table-cell>
              <table:table-cell office:value-type="float" office:value="52.8618479902706">
                <text:p>52.8618479902706</text:p>
              </table:table-cell>
              <table:table-cell office:value-type="float" office:value="266.507492">
                <text:p>266.507492</text:p>
              </table:table-cell>
              <table:table-cell office:value-type="float" office:value="96.8783569">
                <text:p>96.8783569</text:p>
              </table:table-cell>
              <table:table-cell office:value-type="float" office:value="57.3694991">
                <text:p>57.36949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10259294244846">
                <text:p>0.210259294244846</text:p>
              </table:table-cell>
              <table:table-cell office:value-type="float" office:value="52.8618479902706">
                <text:p>52.8618479902706</text:p>
              </table:table-cell>
              <table:table-cell office:value-type="float" office:value="266.507492">
                <text:p>266.507492</text:p>
              </table:table-cell>
              <table:table-cell office:value-type="float" office:value="96.8783569">
                <text:p>96.8783569</text:p>
              </table:table-cell>
              <table:table-cell office:value-type="float" office:value="57.3694991">
                <text:p>57.36949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28538343917382">
                <text:p>0.228538343917382</text:p>
              </table:table-cell>
              <table:table-cell office:value-type="float" office:value="53.9063178780979">
                <text:p>53.9063178780979</text:p>
              </table:table-cell>
              <table:table-cell office:value-type="float" office:value="237.1825408">
                <text:p>237.1825408</text:p>
              </table:table-cell>
              <table:table-cell office:value-type="float" office:value="98.7925262">
                <text:p>98.7925262</text:p>
              </table:table-cell>
              <table:table-cell office:value-type="float" office:value="58.8785171">
                <text:p>58.87851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34666169796314">
                <text:p>0.234666169796314</text:p>
              </table:table-cell>
              <table:table-cell office:value-type="float" office:value="54.5197431571209">
                <text:p>54.5197431571209</text:p>
              </table:table-cell>
              <table:table-cell office:value-type="float" office:value="235.3500213">
                <text:p>235.3500213</text:p>
              </table:table-cell>
              <table:table-cell office:value-type="float" office:value="99.9167327">
                <text:p>99.9167327</text:p>
              </table:table-cell>
              <table:table-cell office:value-type="float" office:value="59.364067">
                <text:p>59.3640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40814949606671">
                <text:p>0.240814949606671</text:p>
              </table:table-cell>
              <table:table-cell office:value-type="float" office:value="54.7934849241738">
                <text:p>54.7934849241738</text:p>
              </table:table-cell>
              <table:table-cell office:value-type="float" office:value="264.0634918">
                <text:p>264.0634918</text:p>
              </table:table-cell>
              <table:table-cell office:value-type="float" office:value="100.4184112">
                <text:p>100.4184112</text:p>
              </table:table-cell>
              <table:table-cell office:value-type="float" office:value="59.8784675">
                <text:p>59.87846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53167728882648">
                <text:p>0.253167728882648</text:p>
              </table:table-cell>
              <table:table-cell office:value-type="float" office:value="55.2792020953564">
                <text:p>55.2792020953564</text:p>
              </table:table-cell>
              <table:table-cell office:value-type="float" office:value="293.9564971">
                <text:p>293.9564971</text:p>
              </table:table-cell>
              <table:table-cell office:value-type="float" office:value="101.3085708">
                <text:p>101.3085708</text:p>
              </table:table-cell>
              <table:table-cell office:value-type="float" office:value="60.9612235">
                <text:p>60.96122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59366722196677">
                <text:p>0.259366722196677</text:p>
              </table:table-cell>
              <table:table-cell office:value-type="float" office:value="55.8211529932279">
                <text:p>55.8211529932279</text:p>
              </table:table-cell>
              <table:table-cell office:value-type="float" office:value="311.3385925">
                <text:p>311.3385925</text:p>
              </table:table-cell>
              <table:table-cell office:value-type="float" office:value="102.3017883">
                <text:p>102.3017883</text:p>
              </table:table-cell>
              <table:table-cell office:value-type="float" office:value="61.5097503">
                <text:p>61.50975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6559173238719">
                <text:p>0.26559173238719</text:p>
              </table:table-cell>
              <table:table-cell office:value-type="float" office:value="56.0601129514086">
                <text:p>56.0601129514086</text:p>
              </table:table-cell>
              <table:table-cell office:value-type="float" office:value="267.3028106">
                <text:p>267.3028106</text:p>
              </table:table-cell>
              <table:table-cell office:value-type="float" office:value="102.7397232">
                <text:p>102.7397232</text:p>
              </table:table-cell>
              <table:table-cell office:value-type="float" office:value="62.0016441">
                <text:p>62.00164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7809079063467">
                <text:p>0.27809079063467</text:p>
              </table:table-cell>
              <table:table-cell office:value-type="float" office:value="56.4954412540854">
                <text:p>56.4954412540854</text:p>
              </table:table-cell>
              <table:table-cell office:value-type="float" office:value="261.6604766">
                <text:p>261.6604766</text:p>
              </table:table-cell>
              <table:table-cell office:value-type="float" office:value="103.5375366">
                <text:p>103.5375366</text:p>
              </table:table-cell>
              <table:table-cell office:value-type="float" office:value="62.9591483">
                <text:p>62.95914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7809079063467">
                <text:p>0.27809079063467</text:p>
              </table:table-cell>
              <table:table-cell office:value-type="float" office:value="56.4954412540854">
                <text:p>56.4954412540854</text:p>
              </table:table-cell>
              <table:table-cell office:value-type="float" office:value="261.6604766">
                <text:p>261.6604766</text:p>
              </table:table-cell>
              <table:table-cell office:value-type="float" office:value="103.5375366">
                <text:p>103.5375366</text:p>
              </table:table-cell>
              <table:table-cell office:value-type="float" office:value="62.9591483">
                <text:p>62.95914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03279103918376">
                <text:p>0.303279103918376</text:p>
              </table:table-cell>
              <table:table-cell office:value-type="float" office:value="57.3741199227942">
                <text:p>57.3741199227942</text:p>
              </table:table-cell>
              <table:table-cell office:value-type="float" office:value="284.0932769">
                <text:p>284.0932769</text:p>
              </table:table-cell>
              <table:table-cell office:value-type="float" office:value="105.1478652">
                <text:p>105.1478652</text:p>
              </table:table-cell>
              <table:table-cell office:value-type="float" office:value="64.9108733">
                <text:p>64.91087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09605868430537">
                <text:p>0.309605868430537</text:p>
              </table:table-cell>
              <table:table-cell office:value-type="float" office:value="58.2028551931114">
                <text:p>58.2028551931114</text:p>
              </table:table-cell>
              <table:table-cell office:value-type="float" office:value="319.2846984">
                <text:p>319.2846984</text:p>
              </table:table-cell>
              <table:table-cell office:value-type="float" office:value="106.666664">
                <text:p>106.666664</text:p>
              </table:table-cell>
              <table:table-cell office:value-type="float" office:value="65.417488">
                <text:p>65.4174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15951064846459">
                <text:p>0.315951064846459</text:p>
              </table:table-cell>
              <table:table-cell office:value-type="float" office:value="58.4626926069137">
                <text:p>58.4626926069137</text:p>
              </table:table-cell>
              <table:table-cell office:value-type="float" office:value="276.2562713">
                <text:p>276.2562713</text:p>
              </table:table-cell>
              <table:table-cell office:value-type="float" office:value="107.1428604">
                <text:p>107.1428604</text:p>
              </table:table-cell>
              <table:table-cell office:value-type="float" office:value="65.8742751">
                <text:p>65.87427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28681962170828">
                <text:p>0.328681962170828</text:p>
              </table:table-cell>
              <table:table-cell office:value-type="float" office:value="58.8832880386756">
                <text:p>58.8832880386756</text:p>
              </table:table-cell>
              <table:table-cell office:value-type="float" office:value="280.2932891">
                <text:p>280.2932891</text:p>
              </table:table-cell>
              <table:table-cell office:value-type="float" office:value="107.9136733">
                <text:p>107.9136733</text:p>
              </table:table-cell>
              <table:table-cell office:value-type="float" office:value="66.7839508">
                <text:p>66.78395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55826476940858">
                <text:p>0.355826476940858</text:p>
              </table:table-cell>
              <table:table-cell office:value-type="float" office:value="56.2527595688016">
                <text:p>56.2527595688016</text:p>
              </table:table-cell>
              <table:table-cell office:value-type="float" office:value="224.3823394">
                <text:p>224.3823394</text:p>
              </table:table-cell>
              <table:table-cell office:value-type="float" office:value="103.092781">
                <text:p>103.092781</text:p>
              </table:table-cell>
              <table:table-cell office:value-type="float" office:value="68.3234634">
                <text:p>68.32346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55826476940858">
                <text:p>0.355826476940858</text:p>
              </table:table-cell>
              <table:table-cell office:value-type="float" office:value="56.2527595688016">
                <text:p>56.2527595688016</text:p>
              </table:table-cell>
              <table:table-cell office:value-type="float" office:value="224.3823394">
                <text:p>224.3823394</text:p>
              </table:table-cell>
              <table:table-cell office:value-type="float" office:value="103.092781">
                <text:p>103.092781</text:p>
              </table:table-cell>
              <table:table-cell office:value-type="float" office:value="68.3234634">
                <text:p>68.32346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64821401009109">
                <text:p>0.364821401009109</text:p>
              </table:table-cell>
              <table:table-cell office:value-type="float" office:value="60.3485799019714">
                <text:p>60.3485799019714</text:p>
              </table:table-cell>
              <table:table-cell office:value-type="float" office:value="397.8591003">
                <text:p>397.8591003</text:p>
              </table:table-cell>
              <table:table-cell office:value-type="float" office:value="78.9993362">
                <text:p>78.9993362</text:p>
              </table:table-cell>
              <table:table-cell office:value-type="float" office:value="68.9068526">
                <text:p>68.90685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82834706152833">
                <text:p>0.382834706152833</text:p>
              </table:table-cell>
              <table:table-cell office:value-type="float" office:value="60.9910154127175">
                <text:p>60.9910154127175</text:p>
              </table:table-cell>
              <table:table-cell office:value-type="float" office:value="366.6152953">
                <text:p>366.6152953</text:p>
              </table:table-cell>
              <table:table-cell office:value-type="float" office:value="79.8403167">
                <text:p>79.8403167</text:p>
              </table:table-cell>
              <table:table-cell office:value-type="float" office:value="69.9649276">
                <text:p>69.96492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09860513875253">
                <text:p>0.409860513875253</text:p>
              </table:table-cell>
              <table:table-cell office:value-type="float" office:value="62.0786605761134">
                <text:p>62.0786605761134</text:p>
              </table:table-cell>
              <table:table-cell office:value-type="float" office:value="345.9500426">
                <text:p>345.9500426</text:p>
              </table:table-cell>
              <table:table-cell office:value-type="float" office:value="81.2640991">
                <text:p>81.2640991</text:p>
              </table:table-cell>
              <table:table-cell office:value-type="float" office:value="71.4141998">
                <text:p>71.41419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18868787763928">
                <text:p>0.418868787763928</text:p>
              </table:table-cell>
              <table:table-cell office:value-type="float" office:value="62.9166026834979">
                <text:p>62.9166026834979</text:p>
              </table:table-cell>
              <table:table-cell office:value-type="float" office:value="335.447174">
                <text:p>335.447174</text:p>
              </table:table-cell>
              <table:table-cell office:value-type="float" office:value="82.3610076">
                <text:p>82.3610076</text:p>
              </table:table-cell>
              <table:table-cell office:value-type="float" office:value="71.8681106">
                <text:p>71.86811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18868787763928">
                <text:p>0.418868787763928</text:p>
              </table:table-cell>
              <table:table-cell office:value-type="float" office:value="62.9166026834979">
                <text:p>62.9166026834979</text:p>
              </table:table-cell>
              <table:table-cell office:value-type="float" office:value="335.447174">
                <text:p>335.447174</text:p>
              </table:table-cell>
              <table:table-cell office:value-type="float" office:value="82.3610076">
                <text:p>82.3610076</text:p>
              </table:table-cell>
              <table:table-cell office:value-type="float" office:value="71.8681106">
                <text:p>71.86811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4590392514944">
                <text:p>0.44590392514944</text:p>
              </table:table-cell>
              <table:table-cell office:value-type="float" office:value="63.6299090299604">
                <text:p>63.6299090299604</text:p>
              </table:table-cell>
              <table:table-cell office:value-type="float" office:value="306.2039794">
                <text:p>306.2039794</text:p>
              </table:table-cell>
              <table:table-cell office:value-type="float" office:value="83.2947616">
                <text:p>83.2947616</text:p>
              </table:table-cell>
              <table:table-cell office:value-type="float" office:value="73.093872">
                <text:p>73.0938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54903134825456">
                <text:p>0.454903134825456</text:p>
              </table:table-cell>
              <table:table-cell office:value-type="float" office:value="64.465187680045">
                <text:p>64.465187680045</text:p>
              </table:table-cell>
              <table:table-cell office:value-type="float" office:value="372.8540344">
                <text:p>372.8540344</text:p>
              </table:table-cell>
              <table:table-cell office:value-type="float" office:value="84.3881835">
                <text:p>84.3881835</text:p>
              </table:table-cell>
              <table:table-cell office:value-type="float" office:value="73.5672912">
                <text:p>73.56729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63894797308213">
                <text:p>0.463894797308213</text:p>
              </table:table-cell>
              <table:table-cell office:value-type="float" office:value="64.9217389123122">
                <text:p>64.9217389123122</text:p>
              </table:table-cell>
              <table:table-cell office:value-type="float" office:value="351.3110351">
                <text:p>351.3110351</text:p>
              </table:table-cell>
              <table:table-cell office:value-type="float" office:value="84.9858321">
                <text:p>84.9858321</text:p>
              </table:table-cell>
              <table:table-cell office:value-type="float" office:value="74.008934">
                <text:p>74.0089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72884032522649">
                <text:p>0.472884032522649</text:p>
              </table:table-cell>
              <table:table-cell office:value-type="float" office:value="65.2916600232957">
                <text:p>65.2916600232957</text:p>
              </table:table-cell>
              <table:table-cell office:value-type="float" office:value="283.4817962">
                <text:p>283.4817962</text:p>
              </table:table-cell>
              <table:table-cell office:value-type="float" office:value="85.4700775">
                <text:p>85.4700775</text:p>
              </table:table-cell>
              <table:table-cell office:value-type="float" office:value="74.3675384">
                <text:p>74.36753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81872205873215">
                <text:p>0.481872205873215</text:p>
              </table:table-cell>
              <table:table-cell office:value-type="float" office:value="65.6188196046301">
                <text:p>65.6188196046301</text:p>
              </table:table-cell>
              <table:table-cell office:value-type="float" office:value="295.0363006">
                <text:p>295.0363006</text:p>
              </table:table-cell>
              <table:table-cell office:value-type="float" office:value="85.8983459">
                <text:p>85.8983459</text:p>
              </table:table-cell>
              <table:table-cell office:value-type="float" office:value="74.7349319">
                <text:p>74.73493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99844532354878">
                <text:p>0.499844532354878</text:p>
              </table:table-cell>
              <table:table-cell office:value-type="float" office:value="66.0443007587876">
                <text:p>66.0443007587876</text:p>
              </table:table-cell>
              <table:table-cell office:value-type="float" office:value="257.8224639">
                <text:p>257.8224639</text:p>
              </table:table-cell>
              <table:table-cell office:value-type="float" office:value="86.4553222">
                <text:p>86.4553222</text:p>
              </table:table-cell>
              <table:table-cell office:value-type="float" office:value="75.3010635">
                <text:p>75.30106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99844532354878">
                <text:p>0.499844532354878</text:p>
              </table:table-cell>
              <table:table-cell office:value-type="float" office:value="66.0443007587876">
                <text:p>66.0443007587876</text:p>
              </table:table-cell>
              <table:table-cell office:value-type="float" office:value="257.8224639">
                <text:p>257.8224639</text:p>
              </table:table-cell>
              <table:table-cell office:value-type="float" office:value="86.4553222">
                <text:p>86.4553222</text:p>
              </table:table-cell>
              <table:table-cell office:value-type="float" office:value="75.3010635">
                <text:p>75.30106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08810481315322">
                <text:p>0.508810481315322</text:p>
              </table:table-cell>
              <table:table-cell office:value-type="float" office:value="66.5718918042148">
                <text:p>66.5718918042148</text:p>
              </table:table-cell>
              <table:table-cell office:value-type="float" office:value="319.9904784">
                <text:p>319.9904784</text:p>
              </table:table-cell>
              <table:table-cell office:value-type="float" office:value="87.1459655">
                <text:p>87.1459655</text:p>
              </table:table-cell>
              <table:table-cell office:value-type="float" office:value="75.5933837">
                <text:p>75.59338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26689245404949">
                <text:p>0.526689245404949</text:p>
              </table:table-cell>
              <table:table-cell office:value-type="float" office:value="67.132546204621">
                <text:p>67.132546204621</text:p>
              </table:table-cell>
              <table:table-cell office:value-type="float" office:value="297.9456023">
                <text:p>297.9456023</text:p>
              </table:table-cell>
              <table:table-cell office:value-type="float" office:value="87.8798904">
                <text:p>87.8798904</text:p>
              </table:table-cell>
              <table:table-cell office:value-type="float" office:value="76.1208038">
                <text:p>76.12080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35608052866392">
                <text:p>0.535608052866392</text:p>
              </table:table-cell>
              <table:table-cell office:value-type="float" office:value="67.6527645777908">
                <text:p>67.6527645777908</text:p>
              </table:table-cell>
              <table:table-cell office:value-type="float" office:value="333.5738525">
                <text:p>333.5738525</text:p>
              </table:table-cell>
              <table:table-cell office:value-type="float" office:value="88.5608825">
                <text:p>88.5608825</text:p>
              </table:table-cell>
              <table:table-cell office:value-type="float" office:value="76.4171752">
                <text:p>76.41717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53379904805697">
                <text:p>0.553379904805697</text:p>
              </table:table-cell>
              <table:table-cell office:value-type="float" office:value="68.2826753612496">
                <text:p>68.2826753612496</text:p>
              </table:table-cell>
              <table:table-cell office:value-type="float" office:value="321.1531677">
                <text:p>321.1531677</text:p>
              </table:table-cell>
              <table:table-cell office:value-type="float" office:value="89.3854675">
                <text:p>89.3854675</text:p>
              </table:table-cell>
              <table:table-cell office:value-type="float" office:value="76.9734572">
                <text:p>76.97345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62261241751277">
                <text:p>0.562261241751277</text:p>
              </table:table-cell>
              <table:table-cell office:value-type="float" office:value="68.666286777203">
                <text:p>68.666286777203</text:p>
              </table:table-cell>
              <table:table-cell office:value-type="float" office:value="275.2908172">
                <text:p>275.2908172</text:p>
              </table:table-cell>
              <table:table-cell office:value-type="float" office:value="89.8876342">
                <text:p>89.8876342</text:p>
              </table:table-cell>
              <table:table-cell office:value-type="float" office:value="77.1990585">
                <text:p>77.19905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71122326419526">
                <text:p>0.571122326419526</text:p>
              </table:table-cell>
              <table:table-cell office:value-type="float" office:value="69.0282348571005">
                <text:p>69.0282348571005</text:p>
              </table:table-cell>
              <table:table-cell office:value-type="float" office:value="285.7396087">
                <text:p>285.7396087</text:p>
              </table:table-cell>
              <table:table-cell office:value-type="float" office:value="90.3614425">
                <text:p>90.3614425</text:p>
              </table:table-cell>
              <table:table-cell office:value-type="float" office:value="77.4328918">
                <text:p>77.43289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88846088707172">
                <text:p>0.588846088707172</text:p>
              </table:table-cell>
              <table:table-cell office:value-type="float" office:value="69.3153082067294">
                <text:p>69.3153082067294</text:p>
              </table:table-cell>
              <table:table-cell office:value-type="float" office:value="266.5722503">
                <text:p>266.5722503</text:p>
              </table:table-cell>
              <table:table-cell office:value-type="float" office:value="90.737236">
                <text:p>90.737236</text:p>
              </table:table-cell>
              <table:table-cell office:value-type="float" office:value="77.8561858">
                <text:p>77.85618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97673912659848">
                <text:p>0.597673912659848</text:p>
              </table:table-cell>
              <table:table-cell office:value-type="float" office:value="69.8700411394421">
                <text:p>69.8700411394421</text:p>
              </table:table-cell>
              <table:table-cell office:value-type="float" office:value="269.2013702">
                <text:p>269.2013702</text:p>
              </table:table-cell>
              <table:table-cell office:value-type="float" office:value="91.4634094">
                <text:p>91.4634094</text:p>
              </table:table-cell>
              <table:table-cell office:value-type="float" office:value="78.0742721">
                <text:p>78.07427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06510459505139">
                <text:p>0.606510459505139</text:p>
              </table:table-cell>
              <table:table-cell office:value-type="float" office:value="70.0301706429412">
                <text:p>70.0301706429412</text:p>
              </table:table-cell>
              <table:table-cell office:value-type="float" office:value="291.1209869">
                <text:p>291.1209869</text:p>
              </table:table-cell>
              <table:table-cell office:value-type="float" office:value="91.673027">
                <text:p>91.673027</text:p>
              </table:table-cell>
              <table:table-cell office:value-type="float" office:value="78.3677062">
                <text:p>78.36770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15333808269228">
                <text:p>0.615333808269228</text:p>
              </table:table-cell>
              <table:table-cell office:value-type="float" office:value="70.4066775199224">
                <text:p>70.4066775199224</text:p>
              </table:table-cell>
              <table:table-cell office:value-type="float" office:value="313.7309265">
                <text:p>313.7309265</text:p>
              </table:table-cell>
              <table:table-cell office:value-type="float" office:value="92.1658935">
                <text:p>92.1658935</text:p>
              </table:table-cell>
              <table:table-cell office:value-type="float" office:value="78.6801299">
                <text:p>78.68012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24144186436676">
                <text:p>0.624144186436676</text:p>
              </table:table-cell>
              <table:table-cell office:value-type="float" office:value="70.7872524601054">
                <text:p>70.7872524601054</text:p>
              </table:table-cell>
              <table:table-cell office:value-type="float" office:value="308.16333">
                <text:p>308.16333</text:p>
              </table:table-cell>
              <table:table-cell office:value-type="float" office:value="92.6640853">
                <text:p>92.6640853</text:p>
              </table:table-cell>
              <table:table-cell office:value-type="float" office:value="78.983467">
                <text:p>78.9834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32956119589397">
                <text:p>0.632956119589397</text:p>
              </table:table-cell>
              <table:table-cell office:value-type="float" office:value="71.061620340751">
                <text:p>71.061620340751</text:p>
              </table:table-cell>
              <table:table-cell office:value-type="float" office:value="345.5599975">
                <text:p>345.5599975</text:p>
              </table:table-cell>
              <table:table-cell office:value-type="float" office:value="93.0232467">
                <text:p>93.0232467</text:p>
              </table:table-cell>
              <table:table-cell office:value-type="float" office:value="79.3202743">
                <text:p>79.32027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50579189419265">
                <text:p>0.650579189419265</text:p>
              </table:table-cell>
              <table:table-cell office:value-type="float" office:value="71.4771877441328">
                <text:p>71.4771877441328</text:p>
              </table:table-cell>
              <table:table-cell office:value-type="float" office:value="302.7397461">
                <text:p>302.7397461</text:p>
              </table:table-cell>
              <table:table-cell office:value-type="float" office:value="93.5672454">
                <text:p>93.5672454</text:p>
              </table:table-cell>
              <table:table-cell office:value-type="float" office:value="79.9020156">
                <text:p>79.90201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94638556488995">
                <text:p>0.694638556488995</text:p>
              </table:table-cell>
              <table:table-cell office:value-type="float" office:value="72.3287737106075">
                <text:p>72.3287737106075</text:p>
              </table:table-cell>
              <table:table-cell office:value-type="float" office:value="282.9724578">
                <text:p>282.9724578</text:p>
              </table:table-cell>
              <table:table-cell office:value-type="float" office:value="94.6820144">
                <text:p>94.6820144</text:p>
              </table:table-cell>
              <table:table-cell office:value-type="float" office:value="81.2236099">
                <text:p>81.22360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1116984291697">
                <text:p>0.721116984291697</text:p>
              </table:table-cell>
              <table:table-cell office:value-type="float" office:value="73.1600076732127">
                <text:p>73.1600076732127</text:p>
              </table:table-cell>
              <table:table-cell office:value-type="float" office:value="293.9237823">
                <text:p>293.9237823</text:p>
              </table:table-cell>
              <table:table-cell office:value-type="float" office:value="95.7701416">
                <text:p>95.7701416</text:p>
              </table:table-cell>
              <table:table-cell office:value-type="float" office:value="82.0177688">
                <text:p>82.01776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29957740875141">
                <text:p>0.729957740875141</text:p>
              </table:table-cell>
              <table:table-cell office:value-type="float" office:value="73.5120244323471">
                <text:p>73.5120244323471</text:p>
              </table:table-cell>
              <table:table-cell office:value-type="float" office:value="297.7118988">
                <text:p>297.7118988</text:p>
              </table:table-cell>
              <table:table-cell office:value-type="float" office:value="96.2309493">
                <text:p>96.2309493</text:p>
              </table:table-cell>
              <table:table-cell office:value-type="float" office:value="82.2808303">
                <text:p>82.28083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7651546658879">
                <text:p>0.747651546658879</text:p>
              </table:table-cell>
              <table:table-cell office:value-type="float" office:value="73.7782619923243">
                <text:p>73.7782619923243</text:p>
              </table:table-cell>
              <table:table-cell office:value-type="float" office:value="256.5012054">
                <text:p>256.5012054</text:p>
              </table:table-cell>
              <table:table-cell office:value-type="float" office:value="96.5794677">
                <text:p>96.5794677</text:p>
              </table:table-cell>
              <table:table-cell office:value-type="float" office:value="82.7271347">
                <text:p>82.72713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6503225794425">
                <text:p>0.756503225794425</text:p>
              </table:table-cell>
              <table:table-cell office:value-type="float" office:value="74.0464402719913">
                <text:p>74.0464402719913</text:p>
              </table:table-cell>
              <table:table-cell office:value-type="float" office:value="282.2046661">
                <text:p>282.2046661</text:p>
              </table:table-cell>
              <table:table-cell office:value-type="float" office:value="96.9305266">
                <text:p>96.9305266</text:p>
              </table:table-cell>
              <table:table-cell office:value-type="float" office:value="82.9704436">
                <text:p>82.97044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83127439509364">
                <text:p>0.783127439509364</text:p>
              </table:table-cell>
              <table:table-cell office:value-type="float" office:value="74.2263099618438">
                <text:p>74.2263099618438</text:p>
              </table:table-cell>
              <table:table-cell office:value-type="float" office:value="233.04039">
                <text:p>233.04039</text:p>
              </table:table-cell>
              <table:table-cell office:value-type="float" office:value="97.1659851">
                <text:p>97.1659851</text:p>
              </table:table-cell>
              <table:table-cell office:value-type="float" office:value="83.562004">
                <text:p>83.5620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3127439509364">
                <text:p>0.783127439509364</text:p>
              </table:table-cell>
              <table:table-cell office:value-type="float" office:value="74.2263099618438">
                <text:p>74.2263099618438</text:p>
              </table:table-cell>
              <table:table-cell office:value-type="float" office:value="233.04039">
                <text:p>233.04039</text:p>
              </table:table-cell>
              <table:table-cell office:value-type="float" office:value="97.1659851">
                <text:p>97.1659851</text:p>
              </table:table-cell>
              <table:table-cell office:value-type="float" office:value="83.562004">
                <text:p>83.5620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201287241975">
                <text:p>0.79201287241975</text:p>
              </table:table-cell>
              <table:table-cell office:value-type="float" office:value="74.4674979144639">
                <text:p>74.4674979144639</text:p>
              </table:table-cell>
              <table:table-cell office:value-type="float" office:value="184.4415511">
                <text:p>184.4415511</text:p>
              </table:table-cell>
              <table:table-cell office:value-type="float" office:value="97.4817123">
                <text:p>97.4817123</text:p>
              </table:table-cell>
              <table:table-cell office:value-type="float" office:value="83.71315">
                <text:p>83.713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18671152832838">
                <text:p>0.818671152832838</text:p>
              </table:table-cell>
              <table:table-cell office:value-type="float" office:value="74.771199041774">
                <text:p>74.771199041774</text:p>
              </table:table-cell>
              <table:table-cell office:value-type="float" office:value="226.8877868">
                <text:p>226.8877868</text:p>
              </table:table-cell>
              <table:table-cell office:value-type="float" office:value="97.8792724">
                <text:p>97.8792724</text:p>
              </table:table-cell>
              <table:table-cell office:value-type="float" office:value="84.2565689">
                <text:p>84.25656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8671152832838">
                <text:p>0.818671152832838</text:p>
              </table:table-cell>
              <table:table-cell office:value-type="float" office:value="74.771199041774">
                <text:p>74.771199041774</text:p>
              </table:table-cell>
              <table:table-cell office:value-type="float" office:value="226.8877868">
                <text:p>226.8877868</text:p>
              </table:table-cell>
              <table:table-cell office:value-type="float" office:value="97.8792724">
                <text:p>97.8792724</text:p>
              </table:table-cell>
              <table:table-cell office:value-type="float" office:value="84.2565689">
                <text:p>84.25656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54244286912647">
                <text:p>0.854244286912647</text:p>
              </table:table-cell>
              <table:table-cell office:value-type="float" office:value="75.2314279015674">
                <text:p>75.2314279015674</text:p>
              </table:table-cell>
              <table:table-cell office:value-type="float" office:value="238.1974182">
                <text:p>238.1974182</text:p>
              </table:table-cell>
              <table:table-cell office:value-type="float" office:value="98.4817352">
                <text:p>98.4817352</text:p>
              </table:table-cell>
              <table:table-cell office:value-type="float" office:value="84.8836364">
                <text:p>84.88363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63147241415736">
                <text:p>0.863147241415736</text:p>
              </table:table-cell>
              <table:table-cell office:value-type="float" office:value="75.5102892682824">
                <text:p>75.5102892682824</text:p>
              </table:table-cell>
              <table:table-cell office:value-type="float" office:value="275.202774">
                <text:p>275.202774</text:p>
              </table:table-cell>
              <table:table-cell office:value-type="float" office:value="98.8467788">
                <text:p>98.8467788</text:p>
              </table:table-cell>
              <table:table-cell office:value-type="float" office:value="85.0688552">
                <text:p>85.06885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80905515987921">
                <text:p>0.880905515987921</text:p>
              </table:table-cell>
              <table:table-cell office:value-type="float" office:value="75.9796858419104">
                <text:p>75.9796858419104</text:p>
              </table:table-cell>
              <table:table-cell office:value-type="float" office:value="303.1116332">
                <text:p>303.1116332</text:p>
              </table:table-cell>
              <table:table-cell office:value-type="float" office:value="99.4612426">
                <text:p>99.4612426</text:p>
              </table:table-cell>
              <table:table-cell office:value-type="float" office:value="85.4822006">
                <text:p>85.48220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89776537151876">
                <text:p>0.889776537151876</text:p>
              </table:table-cell>
              <table:table-cell office:value-type="float" office:value="76.3276404199693">
                <text:p>76.3276404199693</text:p>
              </table:table-cell>
              <table:table-cell office:value-type="float" office:value="312.2216186">
                <text:p>312.2216186</text:p>
              </table:table-cell>
              <table:table-cell office:value-type="float" office:value="99.9167327">
                <text:p>99.9167327</text:p>
              </table:table-cell>
              <table:table-cell office:value-type="float" office:value="85.6936263">
                <text:p>85.69362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98632008898058">
                <text:p>0.898632008898058</text:p>
              </table:table-cell>
              <table:table-cell office:value-type="float" office:value="76.6467396550197">
                <text:p>76.6467396550197</text:p>
              </table:table-cell>
              <table:table-cell office:value-type="float" office:value="303.0207519">
                <text:p>303.0207519</text:p>
              </table:table-cell>
              <table:table-cell office:value-type="float" office:value="100.3344497">
                <text:p>100.3344497</text:p>
              </table:table-cell>
              <table:table-cell office:value-type="float" office:value="85.8953628">
                <text:p>85.89536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25151092870369">
                <text:p>0.925151092870369</text:p>
              </table:table-cell>
              <table:table-cell office:value-type="float" office:value="77.141232434667">
                <text:p>77.141232434667</text:p>
              </table:table-cell>
              <table:table-cell office:value-type="float" office:value="303.421051">
                <text:p>303.421051</text:p>
              </table:table-cell>
              <table:table-cell office:value-type="float" office:value="100.9817657">
                <text:p>100.9817657</text:p>
              </table:table-cell>
              <table:table-cell office:value-type="float" office:value="86.4935836">
                <text:p>86.49358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51604641530068">
                <text:p>0.951604641530068</text:p>
              </table:table-cell>
              <table:table-cell office:value-type="float" office:value="77.8399333089924">
                <text:p>77.8399333089924</text:p>
              </table:table-cell>
              <table:table-cell office:value-type="float" office:value="282.6460113">
                <text:p>282.6460113</text:p>
              </table:table-cell>
              <table:table-cell office:value-type="float" office:value="101.8964004">
                <text:p>101.8964004</text:p>
              </table:table-cell>
              <table:table-cell office:value-type="float" office:value="87.0266113">
                <text:p>87.02661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51604641530068">
                <text:p>0.951604641530068</text:p>
              </table:table-cell>
              <table:table-cell office:value-type="float" office:value="77.8399333089924">
                <text:p>77.8399333089924</text:p>
              </table:table-cell>
              <table:table-cell office:value-type="float" office:value="282.6460113">
                <text:p>282.6460113</text:p>
              </table:table-cell>
              <table:table-cell office:value-type="float" office:value="101.8964004">
                <text:p>101.8964004</text:p>
              </table:table-cell>
              <table:table-cell office:value-type="float" office:value="87.0266113">
                <text:p>87.02661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60394350230529">
                <text:p>0.960394350230529</text:p>
              </table:table-cell>
              <table:table-cell office:value-type="float" office:value="78.4170231339139">
                <text:p>78.4170231339139</text:p>
              </table:table-cell>
              <table:table-cell office:value-type="float" office:value="308.9868468">
                <text:p>308.9868468</text:p>
              </table:table-cell>
              <table:table-cell office:value-type="float" office:value="102.6518401">
                <text:p>102.6518401</text:p>
              </table:table-cell>
              <table:table-cell office:value-type="float" office:value="87.2218856">
                <text:p>87.22188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86759380553519">
                <text:p>0.986759380553519</text:p>
              </table:table-cell>
              <table:table-cell office:value-type="float" office:value="78.7087823227779">
                <text:p>78.7087823227779</text:p>
              </table:table-cell>
              <table:table-cell office:value-type="float" office:value="245.0873413">
                <text:p>245.0873413</text:p>
              </table:table-cell>
              <table:table-cell office:value-type="float" office:value="103.0337676">
                <text:p>103.0337676</text:p>
              </table:table-cell>
              <table:table-cell office:value-type="float" office:value="87.6484527">
                <text:p>87.64845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95547970472368">
                <text:p>0.995547970472368</text:p>
              </table:table-cell>
              <table:table-cell office:value-type="float" office:value="78.9573663233777">
                <text:p>78.9573663233777</text:p>
              </table:table-cell>
              <table:table-cell office:value-type="float" office:value="231.9578704">
                <text:p>231.9578704</text:p>
              </table:table-cell>
              <table:table-cell office:value-type="float" office:value="103.3591766">
                <text:p>103.3591766</text:p>
              </table:table-cell>
              <table:table-cell office:value-type="float" office:value="87.7779006">
                <text:p>87.77790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0431985422596">
                <text:p>1.00431985422596</text:p>
              </table:table-cell>
              <table:table-cell office:value-type="float" office:value="79.2303354038564">
                <text:p>79.2303354038564</text:p>
              </table:table-cell>
              <table:table-cell office:value-type="float" office:value="250.1524658">
                <text:p>250.1524658</text:p>
              </table:table-cell>
              <table:table-cell office:value-type="float" office:value="103.7165069">
                <text:p>103.7165069</text:p>
              </table:table-cell>
              <table:table-cell office:value-type="float" office:value="87.9207534">
                <text:p>87.92075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218539885916">
                <text:p>1.0218539885916</text:p>
              </table:table-cell>
              <table:table-cell office:value-type="float" office:value="79.505204487489">
                <text:p>79.505204487489</text:p>
              </table:table-cell>
              <table:table-cell office:value-type="float" office:value="295.932846">
                <text:p>295.932846</text:p>
              </table:table-cell>
              <table:table-cell office:value-type="float" office:value="104.0763244">
                <text:p>104.0763244</text:p>
              </table:table-cell>
              <table:table-cell office:value-type="float" office:value="88.2908019">
                <text:p>88.29080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5686430698299">
                <text:p>1.05686430698299</text:p>
              </table:table-cell>
              <table:table-cell office:value-type="float" office:value="80.060700950739">
                <text:p>80.060700950739</text:p>
              </table:table-cell>
              <table:table-cell office:value-type="float" office:value="234.8171844">
                <text:p>234.8171844</text:p>
              </table:table-cell>
              <table:table-cell office:value-type="float" office:value="104.8034973">
                <text:p>104.8034973</text:p>
              </table:table-cell>
              <table:table-cell office:value-type="float" office:value="88.8588714">
                <text:p>88.85887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6777913784533">
                <text:p>1.06777913784533</text:p>
              </table:table-cell>
              <table:table-cell office:value-type="float" office:value="64.465187680045">
                <text:p>64.465187680045</text:p>
              </table:table-cell>
              <table:table-cell office:value-type="float" office:value="223.5827789">
                <text:p>223.5827789</text:p>
              </table:table-cell>
              <table:table-cell office:value-type="float" office:value="84.3881835">
                <text:p>84.3881835</text:p>
              </table:table-cell>
              <table:table-cell office:value-type="float" office:value="89.02182">
                <text:p>89.021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9057757055687">
                <text:p>1.09057757055687</text:p>
              </table:table-cell>
              <table:table-cell office:value-type="float" office:value="80.8171006339028">
                <text:p>80.8171006339028</text:p>
              </table:table-cell>
              <table:table-cell office:value-type="float" office:value="310.8232421">
                <text:p>310.8232421</text:p>
              </table:table-cell>
              <table:table-cell office:value-type="float" office:value="81.1084747">
                <text:p>81.1084747</text:p>
              </table:table-cell>
              <table:table-cell office:value-type="float" office:value="89.532196">
                <text:p>89.5321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10195259037866">
                <text:p>1.10195259037866</text:p>
              </table:table-cell>
              <table:table-cell office:value-type="float" office:value="81.3393875060731">
                <text:p>81.3393875060731</text:p>
              </table:table-cell>
              <table:table-cell office:value-type="float" office:value="323.0818481">
                <text:p>323.0818481</text:p>
              </table:table-cell>
              <table:table-cell office:value-type="float" office:value="81.6326446">
                <text:p>81.6326446</text:p>
              </table:table-cell>
              <table:table-cell office:value-type="float" office:value="89.7948608">
                <text:p>89.79486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2468897684765">
                <text:p>1.12468897684765</text:p>
              </table:table-cell>
              <table:table-cell office:value-type="float" office:value="81.7565161107751">
                <text:p>81.7565161107751</text:p>
              </table:table-cell>
              <table:table-cell office:value-type="float" office:value="338.4537353">
                <text:p>338.4537353</text:p>
              </table:table-cell>
              <table:table-cell office:value-type="float" office:value="82.0512771">
                <text:p>82.0512771</text:p>
              </table:table-cell>
              <table:table-cell office:value-type="float" office:value="90.3434448">
                <text:p>90.34344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13603767631451">
                <text:p>1.13603767631451</text:p>
              </table:table-cell>
              <table:table-cell office:value-type="float" office:value="82.2910574014575">
                <text:p>82.2910574014575</text:p>
              </table:table-cell>
              <table:table-cell office:value-type="float" office:value="389.8301086">
                <text:p>389.8301086</text:p>
              </table:table-cell>
              <table:table-cell office:value-type="float" office:value="82.5877456">
                <text:p>82.5877456</text:p>
              </table:table-cell>
              <table:table-cell office:value-type="float" office:value="90.6622161">
                <text:p>90.66221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1700136123504">
                <text:p>1.1700136123504</text:p>
              </table:table-cell>
              <table:table-cell office:value-type="float" office:value="82.9763385220473">
                <text:p>82.9763385220473</text:p>
              </table:table-cell>
              <table:table-cell office:value-type="float" office:value="344.9723205">
                <text:p>344.9723205</text:p>
              </table:table-cell>
              <table:table-cell office:value-type="float" office:value="83.2754974">
                <text:p>83.2754974</text:p>
              </table:table-cell>
              <table:table-cell office:value-type="float" office:value="91.4740753">
                <text:p>91.474075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18132613089838">
                <text:p>1.18132613089838</text:p>
              </table:table-cell>
              <table:table-cell office:value-type="float" office:value="83.5561876620012">
                <text:p>83.5561876620012</text:p>
              </table:table-cell>
              <table:table-cell office:value-type="float" office:value="334.3045654">
                <text:p>334.3045654</text:p>
              </table:table-cell>
              <table:table-cell office:value-type="float" office:value="83.8574371">
                <text:p>83.8574371</text:p>
              </table:table-cell>
              <table:table-cell office:value-type="float" office:value="91.7281799">
                <text:p>91.72817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19263713230268">
                <text:p>1.19263713230268</text:p>
              </table:table-cell>
              <table:table-cell office:value-type="float" office:value="83.7904048267627">
                <text:p>83.7904048267627</text:p>
              </table:table-cell>
              <table:table-cell office:value-type="float" office:value="315.6256103">
                <text:p>315.6256103</text:p>
              </table:table-cell>
              <table:table-cell office:value-type="float" office:value="84.0924987">
                <text:p>84.0924987</text:p>
              </table:table-cell>
              <table:table-cell office:value-type="float" office:value="91.9625854">
                <text:p>91.96258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20394980246561">
                <text:p>1.20394980246561</text:p>
              </table:table-cell>
              <table:table-cell office:value-type="float" office:value="83.9669305893156">
                <text:p>83.9669305893156</text:p>
              </table:table-cell>
              <table:table-cell office:value-type="float" office:value="259.0977325">
                <text:p>259.0977325</text:p>
              </table:table-cell>
              <table:table-cell office:value-type="float" office:value="84.2696609">
                <text:p>84.2696609</text:p>
              </table:table-cell>
              <table:table-cell office:value-type="float" office:value="92.1427688">
                <text:p>92.14276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21525397734475">
                <text:p>1.21525397734475</text:p>
              </table:table-cell>
              <table:table-cell office:value-type="float" office:value="84.2034512491674">
                <text:p>84.2034512491674</text:p>
              </table:table-cell>
              <table:table-cell office:value-type="float" office:value="297.2333831">
                <text:p>297.2333831</text:p>
              </table:table-cell>
              <table:table-cell office:value-type="float" office:value="84.5070343">
                <text:p>84.5070343</text:p>
              </table:table-cell>
              <table:table-cell office:value-type="float" office:value="92.3422927">
                <text:p>92.34229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23784905309009">
                <text:p>1.23784905309009</text:p>
              </table:table-cell>
              <table:table-cell office:value-type="float" office:value="84.5308611214483">
                <text:p>84.5308611214483</text:p>
              </table:table-cell>
              <table:table-cell office:value-type="float" office:value="345.3659362">
                <text:p>345.3659362</text:p>
              </table:table-cell>
              <table:table-cell office:value-type="float" office:value="84.8356246">
                <text:p>84.8356246</text:p>
              </table:table-cell>
              <table:table-cell office:value-type="float" office:value="92.7509384">
                <text:p>92.75093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23784905309009">
                <text:p>1.23784905309009</text:p>
              </table:table-cell>
              <table:table-cell office:value-type="float" office:value="84.5308611214483">
                <text:p>84.5308611214483</text:p>
              </table:table-cell>
              <table:table-cell office:value-type="float" office:value="345.3659362">
                <text:p>345.3659362</text:p>
              </table:table-cell>
              <table:table-cell office:value-type="float" office:value="84.8356246">
                <text:p>84.8356246</text:p>
              </table:table-cell>
              <table:table-cell office:value-type="float" office:value="92.7509384">
                <text:p>92.75093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24911765369655">
                <text:p>1.24911765369655</text:p>
              </table:table-cell>
              <table:table-cell office:value-type="float" office:value="85.0418970572006">
                <text:p>85.0418970572006</text:p>
              </table:table-cell>
              <table:table-cell office:value-type="float" office:value="380.2017211">
                <text:p>380.2017211</text:p>
              </table:table-cell>
              <table:table-cell office:value-type="float" office:value="85.348503">
                <text:p>85.348503</text:p>
              </table:table-cell>
              <table:table-cell office:value-type="float" office:value="92.9832458">
                <text:p>92.98324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27164294636311">
                <text:p>1.27164294636311</text:p>
              </table:table-cell>
              <table:table-cell office:value-type="float" office:value="85.3758675760436">
                <text:p>85.3758675760436</text:p>
              </table:table-cell>
              <table:table-cell office:value-type="float" office:value="347.3330993">
                <text:p>347.3330993</text:p>
              </table:table-cell>
              <table:table-cell office:value-type="float" office:value="85.6836776">
                <text:p>85.6836776</text:p>
              </table:table-cell>
              <table:table-cell office:value-type="float" office:value="93.3833846">
                <text:p>93.38338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27164294636311">
                <text:p>1.27164294636311</text:p>
              </table:table-cell>
              <table:table-cell office:value-type="float" office:value="85.3758675760436">
                <text:p>85.3758675760436</text:p>
              </table:table-cell>
              <table:table-cell office:value-type="float" office:value="347.3330993">
                <text:p>347.3330993</text:p>
              </table:table-cell>
              <table:table-cell office:value-type="float" office:value="85.6836776">
                <text:p>85.6836776</text:p>
              </table:table-cell>
              <table:table-cell office:value-type="float" office:value="93.3833846">
                <text:p>93.383384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28289781792536">
                <text:p>1.28289781792536</text:p>
              </table:table-cell>
              <table:table-cell office:value-type="float" office:value="85.7124759843675">
                <text:p>85.7124759843675</text:p>
              </table:table-cell>
              <table:table-cell office:value-type="float" office:value="355.0838012">
                <text:p>355.0838012</text:p>
              </table:table-cell>
              <table:table-cell office:value-type="float" office:value="86.0214996">
                <text:p>86.0214996</text:p>
              </table:table-cell>
              <table:table-cell office:value-type="float" office:value="93.587387">
                <text:p>93.5873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30536478581282">
                <text:p>1.30536478581282</text:p>
              </table:table-cell>
              <table:table-cell office:value-type="float" office:value="86.1757866863695">
                <text:p>86.1757866863695</text:p>
              </table:table-cell>
              <table:table-cell office:value-type="float" office:value="381.9197997">
                <text:p>381.9197997</text:p>
              </table:table-cell>
              <table:table-cell office:value-type="float" office:value="86.4864807">
                <text:p>86.4864807</text:p>
              </table:table-cell>
              <table:table-cell office:value-type="float" office:value="94.0379257">
                <text:p>94.03792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32780034653958">
                <text:p>1.32780034653958</text:p>
              </table:table-cell>
              <table:table-cell office:value-type="float" office:value="86.7069678913424">
                <text:p>86.7069678913424</text:p>
              </table:table-cell>
              <table:table-cell office:value-type="float" office:value="381.8976135">
                <text:p>381.8976135</text:p>
              </table:table-cell>
              <table:table-cell office:value-type="float" office:value="87.019577">
                <text:p>87.019577</text:p>
              </table:table-cell>
              <table:table-cell office:value-type="float" office:value="94.4798431">
                <text:p>94.47984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35020617358669">
                <text:p>1.35020617358669</text:p>
              </table:table-cell>
              <table:table-cell office:value-type="float" office:value="87.2129104903646">
                <text:p>87.2129104903646</text:p>
              </table:table-cell>
              <table:table-cell office:value-type="float" office:value="366.4078979">
                <text:p>366.4078979</text:p>
              </table:table-cell>
              <table:table-cell office:value-type="float" office:value="87.5273437">
                <text:p>87.5273437</text:p>
              </table:table-cell>
              <table:table-cell office:value-type="float" office:value="94.88665">
                <text:p>94.886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3614016537214">
                <text:p>1.3614016537214</text:p>
              </table:table-cell>
              <table:table-cell office:value-type="float" office:value="87.5321406533737">
                <text:p>87.5321406533737</text:p>
              </table:table-cell>
              <table:table-cell office:value-type="float" office:value="320.4215698">
                <text:p>320.4215698</text:p>
              </table:table-cell>
              <table:table-cell office:value-type="float" office:value="87.8477248">
                <text:p>87.8477248</text:p>
              </table:table-cell>
              <table:table-cell office:value-type="float" office:value="95.0473937">
                <text:p>95.04739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38374771483962">
                <text:p>1.38374771483962</text:p>
              </table:table-cell>
              <table:table-cell office:value-type="float" office:value="87.918314062441">
                <text:p>87.918314062441</text:p>
              </table:table-cell>
              <table:table-cell office:value-type="float" office:value="306.2938842">
                <text:p>306.2938842</text:p>
              </table:table-cell>
              <table:table-cell office:value-type="float" office:value="88.2352905">
                <text:p>88.2352905</text:p>
              </table:table-cell>
              <table:table-cell office:value-type="float" office:value="95.3411865">
                <text:p>95.34118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38374771483962">
                <text:p>1.38374771483962</text:p>
              </table:table-cell>
              <table:table-cell office:value-type="float" office:value="87.918314062441">
                <text:p>87.918314062441</text:p>
              </table:table-cell>
              <table:table-cell office:value-type="float" office:value="306.2938842">
                <text:p>306.2938842</text:p>
              </table:table-cell>
              <table:table-cell office:value-type="float" office:value="88.2352905">
                <text:p>88.2352905</text:p>
              </table:table-cell>
              <table:table-cell office:value-type="float" office:value="95.3411865">
                <text:p>95.34118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39490602787478">
                <text:p>1.39490602787478</text:p>
              </table:table-cell>
              <table:table-cell office:value-type="float" office:value="88.2427364058141">
                <text:p>88.2427364058141</text:p>
              </table:table-cell>
              <table:table-cell office:value-type="float" office:value="300.0231933">
                <text:p>300.0231933</text:p>
              </table:table-cell>
              <table:table-cell office:value-type="float" office:value="88.5608825">
                <text:p>88.5608825</text:p>
              </table:table-cell>
              <table:table-cell office:value-type="float" office:value="95.4980468">
                <text:p>95.49804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41721309679745">
                <text:p>1.41721309679745</text:p>
              </table:table-cell>
              <table:table-cell office:value-type="float" office:value="88.5695609882706">
                <text:p>88.5695609882706</text:p>
              </table:table-cell>
              <table:table-cell office:value-type="float" office:value="333.5346069">
                <text:p>333.5346069</text:p>
              </table:table-cell>
              <table:table-cell office:value-type="float" office:value="88.8888854">
                <text:p>88.8888854</text:p>
              </table:table-cell>
              <table:table-cell office:value-type="float" office:value="95.9661941">
                <text:p>95.96619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4283665553581">
                <text:p>1.4283665553581</text:p>
              </table:table-cell>
              <table:table-cell office:value-type="float" office:value="88.8988106275446">
                <text:p>88.8988106275446</text:p>
              </table:table-cell>
              <table:table-cell office:value-type="float" office:value="347.7872314">
                <text:p>347.7872314</text:p>
              </table:table-cell>
              <table:table-cell office:value-type="float" office:value="89.2193221">
                <text:p>89.2193221</text:p>
              </table:table-cell>
              <table:table-cell office:value-type="float" office:value="96.2088623">
                <text:p>96.20886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43950485316962">
                <text:p>1.43950485316962</text:p>
              </table:table-cell>
              <table:table-cell office:value-type="float" office:value="89.2305233864063">
                <text:p>89.2305233864063</text:p>
              </table:table-cell>
              <table:table-cell office:value-type="float" office:value="314.9013976">
                <text:p>314.9013976</text:p>
              </table:table-cell>
              <table:table-cell office:value-type="float" office:value="89.5522308">
                <text:p>89.5522308</text:p>
              </table:table-cell>
              <table:table-cell office:value-type="float" office:value="96.4216842">
                <text:p>96.42168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45064283811997">
                <text:p>1.45064283811997</text:p>
              </table:table-cell>
              <table:table-cell office:value-type="float" office:value="89.4307445188187">
                <text:p>89.4307445188187</text:p>
              </table:table-cell>
              <table:table-cell office:value-type="float" office:value="316.156311">
                <text:p>316.156311</text:p>
              </table:table-cell>
              <table:table-cell office:value-type="float" office:value="89.7531738">
                <text:p>89.7531738</text:p>
              </table:table-cell>
              <table:table-cell office:value-type="float" office:value="96.6340636">
                <text:p>96.63406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46177141753762">
                <text:p>1.46177141753762</text:p>
              </table:table-cell>
              <table:table-cell office:value-type="float" office:value="89.6991021950313">
                <text:p>89.6991021950313</text:p>
              </table:table-cell>
              <table:table-cell office:value-type="float" office:value="309.7530212">
                <text:p>309.7530212</text:p>
              </table:table-cell>
              <table:table-cell office:value-type="float" office:value="90.022499">
                <text:p>90.022499</text:p>
              </table:table-cell>
              <table:table-cell office:value-type="float" office:value="96.8393173">
                <text:p>96.83931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47289908670635">
                <text:p>1.47289908670635</text:p>
              </table:table-cell>
              <table:table-cell office:value-type="float" office:value="89.9014291352661">
                <text:p>89.9014291352661</text:p>
              </table:table-cell>
              <table:table-cell office:value-type="float" office:value="324.2233886">
                <text:p>324.2233886</text:p>
              </table:table-cell>
              <table:table-cell office:value-type="float" office:value="90.2255554">
                <text:p>90.2255554</text:p>
              </table:table-cell>
              <table:table-cell office:value-type="float" office:value="97.0549163">
                <text:p>97.05491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4951431990754">
                <text:p>1.4951431990754</text:p>
              </table:table-cell>
              <table:table-cell office:value-type="float" office:value="90.2747474913198">
                <text:p>90.2747474913198</text:p>
              </table:table-cell>
              <table:table-cell office:value-type="float" office:value="363.0240478">
                <text:p>363.0240478</text:p>
              </table:table-cell>
              <table:table-cell office:value-type="float" office:value="90.6002197">
                <text:p>90.6002197</text:p>
              </table:table-cell>
              <table:table-cell office:value-type="float" office:value="97.5448989">
                <text:p>97.54489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50626085594095">
                <text:p>1.50626085594095</text:p>
              </table:table-cell>
              <table:table-cell office:value-type="float" office:value="90.6511750376493">
                <text:p>90.6511750376493</text:p>
              </table:table-cell>
              <table:table-cell office:value-type="float" office:value="366.3467712">
                <text:p>366.3467712</text:p>
              </table:table-cell>
              <table:table-cell office:value-type="float" office:value="90.9780044">
                <text:p>90.9780044</text:p>
              </table:table-cell>
              <table:table-cell office:value-type="float" office:value="97.7889862">
                <text:p>97.78898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51737123106367">
                <text:p>1.51737123106367</text:p>
              </table:table-cell>
              <table:table-cell office:value-type="float" office:value="90.9269218733438">
                <text:p>90.9269218733438</text:p>
              </table:table-cell>
              <table:table-cell office:value-type="float" office:value="342.2351074">
                <text:p>342.2351074</text:p>
              </table:table-cell>
              <table:table-cell office:value-type="float" office:value="91.2547454">
                <text:p>91.2547454</text:p>
              </table:table-cell>
              <table:table-cell office:value-type="float" office:value="98.0114364">
                <text:p>98.01143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5395777213019">
                <text:p>1.5395777213019</text:p>
              </table:table-cell>
              <table:table-cell office:value-type="float" office:value="91.2739754232593">
                <text:p>91.2739754232593</text:p>
              </table:table-cell>
              <table:table-cell office:value-type="float" office:value="316.3375243">
                <text:p>316.3375243</text:p>
              </table:table-cell>
              <table:table-cell office:value-type="float" office:value="91.6030502">
                <text:p>91.6030502</text:p>
              </table:table-cell>
              <table:table-cell office:value-type="float" office:value="98.4103088">
                <text:p>98.41030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5506717125654">
                <text:p>1.5506717125654</text:p>
              </table:table-cell>
              <table:table-cell office:value-type="float" office:value="91.6236819084105">
                <text:p>91.6236819084105</text:p>
              </table:table-cell>
              <table:table-cell office:value-type="float" office:value="305.947235">
                <text:p>305.947235</text:p>
              </table:table-cell>
              <table:table-cell office:value-type="float" office:value="91.9540175">
                <text:p>91.9540175</text:p>
              </table:table-cell>
              <table:table-cell office:value-type="float" office:value="98.5987014">
                <text:p>98.59870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57283663632296">
                <text:p>1.57283663632296</text:p>
              </table:table-cell>
              <table:table-cell office:value-type="float" office:value="92.0114669071304">
                <text:p>92.0114669071304</text:p>
              </table:table-cell>
              <table:table-cell office:value-type="float" office:value="348.965515">
                <text:p>348.965515</text:p>
              </table:table-cell>
              <table:table-cell office:value-type="float" office:value="92.3432006">
                <text:p>92.3432006</text:p>
              </table:table-cell>
              <table:table-cell office:value-type="float" office:value="99.039772">
                <text:p>99.0397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58389968030373">
                <text:p>1.58389968030373</text:p>
              </table:table-cell>
              <table:table-cell office:value-type="float" office:value="92.4740174497741">
                <text:p>92.4740174497741</text:p>
              </table:table-cell>
              <table:table-cell office:value-type="float" office:value="332.3388366">
                <text:p>332.3388366</text:p>
              </table:table-cell>
              <table:table-cell office:value-type="float" office:value="92.8074188">
                <text:p>92.8074188</text:p>
              </table:table-cell>
              <table:table-cell office:value-type="float" office:value="99.2439651">
                <text:p>99.24396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61707457125281">
                <text:p>1.61707457125281</text:p>
              </table:table-cell>
              <table:table-cell office:value-type="float" office:value="92.9051260516704">
                <text:p>92.9051260516704</text:p>
              </table:table-cell>
              <table:table-cell office:value-type="float" office:value="344.7689819">
                <text:p>344.7689819</text:p>
              </table:table-cell>
              <table:table-cell office:value-type="float" office:value="93.2400817">
                <text:p>93.2400817</text:p>
              </table:table-cell>
              <table:table-cell office:value-type="float" office:value="99.8782882">
                <text:p>99.87828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65017586756062">
                <text:p>1.65017586756062</text:p>
              </table:table-cell>
              <table:table-cell office:value-type="float" office:value="93.6570993236032">
                <text:p>93.6570993236032</text:p>
              </table:table-cell>
              <table:table-cell office:value-type="float" office:value="306.7673034">
                <text:p>306.7673034</text:p>
              </table:table-cell>
              <table:table-cell office:value-type="float" office:value="93.9947661">
                <text:p>93.9947661</text:p>
              </table:table-cell>
              <table:table-cell office:value-type="float" office:value="100.410263">
                <text:p>100.4102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66118991170293">
                <text:p>1.66118991170293</text:p>
              </table:table-cell>
              <table:table-cell office:value-type="float" office:value="94.148742676436">
                <text:p>94.148742676436</text:p>
              </table:table-cell>
              <table:table-cell office:value-type="float" office:value="288.639511">
                <text:p>288.639511</text:p>
              </table:table-cell>
              <table:table-cell office:value-type="float" office:value="94.488182">
                <text:p>94.488182</text:p>
              </table:table-cell>
              <table:table-cell office:value-type="float" office:value="100.5705413">
                <text:p>100.57054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67218787540234">
                <text:p>1.67218787540234</text:p>
              </table:table-cell>
              <table:table-cell office:value-type="float" office:value="94.4462084078742">
                <text:p>94.4462084078742</text:p>
              </table:table-cell>
              <table:table-cell office:value-type="float" office:value="317.3883666">
                <text:p>317.3883666</text:p>
              </table:table-cell>
              <table:table-cell office:value-type="float" office:value="94.7867202">
                <text:p>94.7867202</text:p>
              </table:table-cell>
              <table:table-cell office:value-type="float" office:value="100.7511596">
                <text:p>100.75115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69417849323325">
                <text:p>1.69417849323325</text:p>
              </table:table-cell>
              <table:table-cell office:value-type="float" office:value="94.7080436995765">
                <text:p>94.7080436995765</text:p>
              </table:table-cell>
              <table:table-cell office:value-type="float" office:value="336.8478698">
                <text:p>336.8478698</text:p>
              </table:table-cell>
              <table:table-cell office:value-type="float" office:value="95.0494995">
                <text:p>95.0494995</text:p>
              </table:table-cell>
              <table:table-cell office:value-type="float" office:value="101.0792312">
                <text:p>101.07923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7051588594082">
                <text:p>1.7051588594082</text:p>
              </table:table-cell>
              <table:table-cell office:value-type="float" office:value="95.0468261696433">
                <text:p>95.0468261696433</text:p>
              </table:table-cell>
              <table:table-cell office:value-type="float" office:value="285.6652068">
                <text:p>285.6652068</text:p>
              </table:table-cell>
              <table:table-cell office:value-type="float" office:value="95.3895034">
                <text:p>95.3895034</text:p>
              </table:table-cell>
              <table:table-cell office:value-type="float" office:value="101.1964187">
                <text:p>101.19641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71612648265749">
                <text:p>1.71612648265749</text:p>
              </table:table-cell>
              <table:table-cell office:value-type="float" office:value="95.2740267317248">
                <text:p>95.2740267317248</text:p>
              </table:table-cell>
              <table:table-cell office:value-type="float" office:value="308.7528381">
                <text:p>308.7528381</text:p>
              </table:table-cell>
              <table:table-cell office:value-type="float" office:value="95.6175231">
                <text:p>95.6175231</text:p>
              </table:table-cell>
              <table:table-cell office:value-type="float" office:value="101.3300781">
                <text:p>101.33007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72709046503536">
                <text:p>1.72709046503536</text:p>
              </table:table-cell>
              <table:table-cell office:value-type="float" office:value="95.4260969650601">
                <text:p>95.4260969650601</text:p>
              </table:table-cell>
              <table:table-cell office:value-type="float" office:value="294.4468841">
                <text:p>294.4468841</text:p>
              </table:table-cell>
              <table:table-cell office:value-type="float" office:value="95.7701416">
                <text:p>95.7701416</text:p>
              </table:table-cell>
              <table:table-cell office:value-type="float" office:value="101.4521331">
                <text:p>101.452133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73804913784533">
                <text:p>1.73804913784533</text:p>
              </table:table-cell>
              <table:table-cell office:value-type="float" office:value="95.5786611176428">
                <text:p>95.5786611176428</text:p>
              </table:table-cell>
              <table:table-cell office:value-type="float" office:value="268.2395782">
                <text:p>268.2395782</text:p>
              </table:table-cell>
              <table:table-cell office:value-type="float" office:value="95.9232558">
                <text:p>95.9232558</text:p>
              </table:table-cell>
              <table:table-cell office:value-type="float" office:value="101.5539245">
                <text:p>101.55392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74898642058235">
                <text:p>1.74898642058235</text:p>
              </table:table-cell>
              <table:table-cell office:value-type="float" office:value="95.8852492595832">
                <text:p>95.8852492595832</text:p>
              </table:table-cell>
              <table:table-cell office:value-type="float" office:value="339.7024841">
                <text:p>339.7024841</text:p>
              </table:table-cell>
              <table:table-cell office:value-type="float" office:value="96.2309493">
                <text:p>96.2309493</text:p>
              </table:table-cell>
              <table:table-cell office:value-type="float" office:value="101.707611">
                <text:p>101.7076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77084900164042">
                <text:p>1.77084900164042</text:p>
              </table:table-cell>
              <table:table-cell office:value-type="float" office:value="96.1551274537938">
                <text:p>96.1551274537938</text:p>
              </table:table-cell>
              <table:table-cell office:value-type="float" office:value="339.941101">
                <text:p>339.941101</text:p>
              </table:table-cell>
              <table:table-cell office:value-type="float" office:value="96.5018005">
                <text:p>96.5018005</text:p>
              </table:table-cell>
              <table:table-cell office:value-type="float" office:value="102.0128097">
                <text:p>102.012809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78178203673556">
                <text:p>1.78178203673556</text:p>
              </table:table-cell>
              <table:table-cell office:value-type="float" office:value="96.3488336747529">
                <text:p>96.3488336747529</text:p>
              </table:table-cell>
              <table:table-cell office:value-type="float" office:value="322.625183">
                <text:p>322.625183</text:p>
              </table:table-cell>
              <table:table-cell office:value-type="float" office:value="96.6962051">
                <text:p>96.6962051</text:p>
              </table:table-cell>
              <table:table-cell office:value-type="float" office:value="102.1510009">
                <text:p>102.151000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79269444032958">
                <text:p>1.79269444032958</text:p>
              </table:table-cell>
              <table:table-cell office:value-type="float" office:value="96.6603934920555">
                <text:p>96.6603934920555</text:p>
              </table:table-cell>
              <table:table-cell office:value-type="float" office:value="322.3189391">
                <text:p>322.3189391</text:p>
              </table:table-cell>
              <table:table-cell office:value-type="float" office:value="97.0088882">
                <text:p>97.0088882</text:p>
              </table:table-cell>
              <table:table-cell office:value-type="float" office:value="102.2877426">
                <text:p>102.28774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81452379851368">
                <text:p>1.81452379851368</text:p>
              </table:table-cell>
              <table:table-cell office:value-type="float" office:value="96.8561370676348">
                <text:p>96.8561370676348</text:p>
              </table:table-cell>
              <table:table-cell office:value-type="float" office:value="340.3111572">
                <text:p>340.3111572</text:p>
              </table:table-cell>
              <table:table-cell office:value-type="float" office:value="97.2053375">
                <text:p>97.2053375</text:p>
              </table:table-cell>
              <table:table-cell office:value-type="float" office:value="102.6063537">
                <text:p>102.606353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82543453341121">
                <text:p>1.82543453341121</text:p>
              </table:table-cell>
              <table:table-cell office:value-type="float" office:value="97.131519018866">
                <text:p>97.131519018866</text:p>
              </table:table-cell>
              <table:table-cell office:value-type="float" office:value="344.6035156">
                <text:p>344.6035156</text:p>
              </table:table-cell>
              <table:table-cell office:value-type="float" office:value="97.4817123">
                <text:p>97.4817123</text:p>
              </table:table-cell>
              <table:table-cell office:value-type="float" office:value="102.7958068">
                <text:p>102.79580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85813579063467">
                <text:p>1.85813579063467</text:p>
              </table:table-cell>
              <table:table-cell office:value-type="float" office:value="97.527650924053">
                <text:p>97.527650924053</text:p>
              </table:table-cell>
              <table:table-cell office:value-type="float" office:value="293.8258209">
                <text:p>293.8258209</text:p>
              </table:table-cell>
              <table:table-cell office:value-type="float" office:value="97.8792724">
                <text:p>97.8792724</text:p>
              </table:table-cell>
              <table:table-cell office:value-type="float" office:value="103.2493896">
                <text:p>103.24938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85813579063467">
                <text:p>1.85813579063467</text:p>
              </table:table-cell>
              <table:table-cell office:value-type="float" office:value="97.527650924053">
                <text:p>97.527650924053</text:p>
              </table:table-cell>
              <table:table-cell office:value-type="float" office:value="293.8258209">
                <text:p>293.8258209</text:p>
              </table:table-cell>
              <table:table-cell office:value-type="float" office:value="97.8792724">
                <text:p>97.8792724</text:p>
              </table:table-cell>
              <table:table-cell office:value-type="float" office:value="103.2493896">
                <text:p>103.24938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86902380808282">
                <text:p>1.86902380808282</text:p>
              </table:table-cell>
              <table:table-cell office:value-type="float" office:value="97.9270289259201">
                <text:p>97.9270289259201</text:p>
              </table:table-cell>
              <table:table-cell office:value-type="float" office:value="300.3250732">
                <text:p>300.3250732</text:p>
              </table:table-cell>
              <table:table-cell office:value-type="float" office:value="98.2800903">
                <text:p>98.2800903</text:p>
              </table:table-cell>
              <table:table-cell office:value-type="float" office:value="103.4026641">
                <text:p>103.402664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90166195719985">
                <text:p>1.90166195719985</text:p>
              </table:table-cell>
              <table:table-cell office:value-type="float" office:value="98.3296908879559">
                <text:p>98.3296908879559</text:p>
              </table:table-cell>
              <table:table-cell office:value-type="float" office:value="337.4715881">
                <text:p>337.4715881</text:p>
              </table:table-cell>
              <table:table-cell office:value-type="float" office:value="98.684204">
                <text:p>98.684204</text:p>
              </table:table-cell>
              <table:table-cell office:value-type="float" office:value="103.9362258">
                <text:p>103.93622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91252308542632">
                <text:p>1.91252308542632</text:p>
              </table:table-cell>
              <table:table-cell office:value-type="float" office:value="98.8172747765847">
                <text:p>98.8172747765847</text:p>
              </table:table-cell>
              <table:table-cell office:value-type="float" office:value="296.3993682">
                <text:p>296.3993682</text:p>
              </table:table-cell>
              <table:table-cell office:value-type="float" office:value="99.1735458">
                <text:p>99.1735458</text:p>
              </table:table-cell>
              <table:table-cell office:value-type="float" office:value="104.0820999">
                <text:p>104.08209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95589251028372">
                <text:p>1.95589251028372</text:p>
              </table:table-cell>
              <table:table-cell office:value-type="float" office:value="99.350979882009">
                <text:p>99.350979882009</text:p>
              </table:table-cell>
              <table:table-cell office:value-type="float" office:value="310.1688232">
                <text:p>310.1688232</text:p>
              </table:table-cell>
              <table:table-cell office:value-type="float" office:value="99.7091751">
                <text:p>99.7091751</text:p>
              </table:table-cell>
              <table:table-cell office:value-type="float" office:value="104.6971587">
                <text:p>104.697158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97752753781053">
                <text:p>1.97752753781053</text:p>
              </table:table-cell>
              <table:table-cell office:value-type="float" office:value="100.015819202476">
                <text:p>100.015819202476</text:p>
              </table:table-cell>
              <table:table-cell office:value-type="float" office:value="310.2807006">
                <text:p>310.2807006</text:p>
              </table:table-cell>
              <table:table-cell office:value-type="float" office:value="100.3764114">
                <text:p>100.3764114</text:p>
              </table:table-cell>
              <table:table-cell office:value-type="float" office:value="104.9974593">
                <text:p>104.997459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98834603763033">
                <text:p>1.98834603763033</text:p>
              </table:table-cell>
              <table:table-cell office:value-type="float" office:value="100.225405968486">
                <text:p>100.225405968486</text:p>
              </table:table-cell>
              <table:table-cell office:value-type="float" office:value="323.3895568">
                <text:p>323.3895568</text:p>
              </table:table-cell>
              <table:table-cell office:value-type="float" office:value="100.5867538">
                <text:p>100.5867538</text:p>
              </table:table-cell>
              <table:table-cell office:value-type="float" office:value="105.1549682">
                <text:p>105.154968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99916165987299">
                <text:p>1.99916165987299</text:p>
              </table:table-cell>
              <table:table-cell office:value-type="float" office:value="100.393713958997">
                <text:p>100.393713958997</text:p>
              </table:table-cell>
              <table:table-cell office:value-type="float" office:value="294.5226287">
                <text:p>294.5226287</text:p>
              </table:table-cell>
              <table:table-cell office:value-type="float" office:value="100.7556686">
                <text:p>100.7556686</text:p>
              </table:table-cell>
              <table:table-cell office:value-type="float" office:value="105.2942199">
                <text:p>105.29421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02075542439758">
                <text:p>2.02075542439758</text:p>
              </table:table-cell>
              <table:table-cell office:value-type="float" office:value="100.774474682699">
                <text:p>100.774474682699</text:p>
              </table:table-cell>
              <table:table-cell office:value-type="float" office:value="275.0156097">
                <text:p>275.0156097</text:p>
              </table:table-cell>
              <table:table-cell office:value-type="float" office:value="101.1378021">
                <text:p>101.1378021</text:p>
              </table:table-cell>
              <table:table-cell office:value-type="float" office:value="105.5883102">
                <text:p>105.58831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06392066269402">
                <text:p>2.06392066269402</text:p>
              </table:table-cell>
              <table:table-cell office:value-type="float" office:value="101.286666052704">
                <text:p>101.286666052704</text:p>
              </table:table-cell>
              <table:table-cell office:value-type="float" office:value="308.349945">
                <text:p>308.349945</text:p>
              </table:table-cell>
              <table:table-cell office:value-type="float" office:value="101.6518401">
                <text:p>101.6518401</text:p>
              </table:table-cell>
              <table:table-cell office:value-type="float" office:value="106.2569351">
                <text:p>106.25693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07470199541427">
                <text:p>2.07470199541427</text:p>
              </table:table-cell>
              <table:table-cell office:value-type="float" office:value="101.760779208063">
                <text:p>101.760779208063</text:p>
              </table:table-cell>
              <table:table-cell office:value-type="float" office:value="253.6049041">
                <text:p>253.6049041</text:p>
              </table:table-cell>
              <table:table-cell office:value-type="float" office:value="102.1276626">
                <text:p>102.1276626</text:p>
              </table:table-cell>
              <table:table-cell office:value-type="float" office:value="106.3843307">
                <text:p>106.384330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10706920420794">
                <text:p>2.10706920420794</text:p>
              </table:table-cell>
              <table:table-cell office:value-type="float" office:value="101.963258100457">
                <text:p>101.963258100457</text:p>
              </table:table-cell>
              <table:table-cell office:value-type="float" office:value="287.7013397">
                <text:p>287.7013397</text:p>
              </table:table-cell>
              <table:table-cell office:value-type="float" office:value="102.3308715">
                <text:p>102.3308715</text:p>
              </table:table-cell>
              <table:table-cell office:value-type="float" office:value="106.8312225">
                <text:p>106.83122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11786570718431">
                <text:p>2.11786570718431</text:p>
              </table:table-cell>
              <table:table-cell office:value-type="float" office:value="102.195650842902">
                <text:p>102.195650842902</text:p>
              </table:table-cell>
              <table:table-cell office:value-type="float" office:value="346.0280761">
                <text:p>346.0280761</text:p>
              </table:table-cell>
              <table:table-cell office:value-type="float" office:value="102.5641021">
                <text:p>102.5641021</text:p>
              </table:table-cell>
              <table:table-cell office:value-type="float" office:value="107.0164489">
                <text:p>107.01644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12866236196205">
                <text:p>2.12866236196205</text:p>
              </table:table-cell>
              <table:table-cell office:value-type="float" office:value="102.370641041703">
                <text:p>102.370641041703</text:p>
              </table:table-cell>
              <table:table-cell office:value-type="float" office:value="348.5795287">
                <text:p>348.5795287</text:p>
              </table:table-cell>
              <table:table-cell office:value-type="float" office:value="102.7397232">
                <text:p>102.7397232</text:p>
              </table:table-cell>
              <table:table-cell office:value-type="float" office:value="107.2021408">
                <text:p>107.202140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150259918973">
                <text:p>2.150259918973</text:p>
              </table:table-cell>
              <table:table-cell office:value-type="float" office:value="102.5902319393">
                <text:p>102.5902319393</text:p>
              </table:table-cell>
              <table:table-cell office:value-type="float" office:value="308.0302734">
                <text:p>308.0302734</text:p>
              </table:table-cell>
              <table:table-cell office:value-type="float" office:value="102.9601058">
                <text:p>102.9601058</text:p>
              </table:table-cell>
              <table:table-cell office:value-type="float" office:value="107.5177764">
                <text:p>107.51777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150259918973">
                <text:p>2.150259918973</text:p>
              </table:table-cell>
              <table:table-cell office:value-type="float" office:value="102.5902319393">
                <text:p>102.5902319393</text:p>
              </table:table-cell>
              <table:table-cell office:value-type="float" office:value="308.0302734">
                <text:p>308.0302734</text:p>
              </table:table-cell>
              <table:table-cell office:value-type="float" office:value="102.9601058">
                <text:p>102.9601058</text:p>
              </table:table-cell>
              <table:table-cell office:value-type="float" office:value="107.5177764">
                <text:p>107.51777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16105960772739">
                <text:p>2.16105960772739</text:p>
              </table:table-cell>
              <table:table-cell office:value-type="float" office:value="102.810757965431">
                <text:p>102.810757965431</text:p>
              </table:table-cell>
              <table:table-cell office:value-type="float" office:value="319.0474243">
                <text:p>319.0474243</text:p>
              </table:table-cell>
              <table:table-cell office:value-type="float" office:value="103.1814269">
                <text:p>103.1814269</text:p>
              </table:table-cell>
              <table:table-cell office:value-type="float" office:value="107.6811141">
                <text:p>107.68111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19347672660842">
                <text:p>2.19347672660842</text:p>
              </table:table-cell>
              <table:table-cell office:value-type="float" office:value="102.987861445111">
                <text:p>102.987861445111</text:p>
              </table:table-cell>
              <table:table-cell office:value-type="float" office:value="237.4418334">
                <text:p>237.4418334</text:p>
              </table:table-cell>
              <table:table-cell office:value-type="float" office:value="103.3591689">
                <text:p>103.3591689</text:p>
              </table:table-cell>
              <table:table-cell office:value-type="float" office:value="108.0091705">
                <text:p>108.00917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20426625125828">
                <text:p>2.20426625125828</text:p>
              </table:table-cell>
              <table:table-cell office:value-type="float" office:value="103.343915744161">
                <text:p>103.343915744161</text:p>
              </table:table-cell>
              <table:table-cell office:value-type="float" office:value="213.3393401">
                <text:p>213.3393401</text:p>
              </table:table-cell>
              <table:table-cell office:value-type="float" office:value="103.7165069">
                <text:p>103.7165069</text:p>
              </table:table-cell>
              <table:table-cell office:value-type="float" office:value="108.1015243">
                <text:p>108.10152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21505577597027">
                <text:p>2.21505577597027</text:p>
              </table:table-cell>
              <table:table-cell office:value-type="float" office:value="103.433315127946">
                <text:p>103.433315127946</text:p>
              </table:table-cell>
              <table:table-cell office:value-type="float" office:value="220.398117">
                <text:p>220.398117</text:p>
              </table:table-cell>
              <table:table-cell office:value-type="float" office:value="103.8062286">
                <text:p>103.8062286</text:p>
              </table:table-cell>
              <table:table-cell office:value-type="float" office:value="108.1979751">
                <text:p>108.19797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22583635024296">
                <text:p>2.22583635024296</text:p>
              </table:table-cell>
              <table:table-cell office:value-type="float" office:value="103.612577523973">
                <text:p>103.612577523973</text:p>
              </table:table-cell>
              <table:table-cell office:value-type="float" office:value="224.4117126">
                <text:p>224.4117126</text:p>
              </table:table-cell>
              <table:table-cell office:value-type="float" office:value="103.9861373">
                <text:p>103.9861373</text:p>
              </table:table-cell>
              <table:table-cell office:value-type="float" office:value="108.2964401">
                <text:p>108.29644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22583635024296">
                <text:p>2.22583635024296</text:p>
              </table:table-cell>
              <table:table-cell office:value-type="float" office:value="103.612577523973">
                <text:p>103.612577523973</text:p>
              </table:table-cell>
              <table:table-cell office:value-type="float" office:value="224.4117126">
                <text:p>224.4117126</text:p>
              </table:table-cell>
              <table:table-cell office:value-type="float" office:value="103.9861373">
                <text:p>103.9861373</text:p>
              </table:table-cell>
              <table:table-cell office:value-type="float" office:value="108.2964401">
                <text:p>108.29644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27966945741733">
                <text:p>2.27966945741733</text:p>
              </table:table-cell>
              <table:table-cell office:value-type="float" office:value="104.08156695217">
                <text:p>104.08156695217</text:p>
              </table:table-cell>
              <table:table-cell office:value-type="float" office:value="259.990097">
                <text:p>259.990097</text:p>
              </table:table-cell>
              <table:table-cell office:value-type="float" office:value="104.4568176">
                <text:p>104.4568176</text:p>
              </table:table-cell>
              <table:table-cell office:value-type="float" office:value="108.8959121">
                <text:p>108.89591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29041893266805">
                <text:p>2.29041893266805</text:p>
              </table:table-cell>
              <table:table-cell office:value-type="float" office:value="104.609722465824">
                <text:p>104.609722465824</text:p>
              </table:table-cell>
              <table:table-cell office:value-type="float" office:value="322.8795165">
                <text:p>322.8795165</text:p>
              </table:table-cell>
              <table:table-cell office:value-type="float" office:value="104.9868773">
                <text:p>104.9868773</text:p>
              </table:table-cell>
              <table:table-cell office:value-type="float" office:value="109.0526504">
                <text:p>109.05265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29041893266805">
                <text:p>2.29041893266805</text:p>
              </table:table-cell>
              <table:table-cell office:value-type="float" office:value="104.609722465824">
                <text:p>104.609722465824</text:p>
              </table:table-cell>
              <table:table-cell office:value-type="float" office:value="322.8795165">
                <text:p>322.8795165</text:p>
              </table:table-cell>
              <table:table-cell office:value-type="float" office:value="104.9868773">
                <text:p>104.9868773</text:p>
              </table:table-cell>
              <table:table-cell office:value-type="float" office:value="109.0526504">
                <text:p>109.05265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32264536163893">
                <text:p>2.32264536163893</text:p>
              </table:table-cell>
              <table:table-cell office:value-type="float" office:value="104.977096154494">
                <text:p>104.977096154494</text:p>
              </table:table-cell>
              <table:table-cell office:value-type="float" office:value="318.5265502">
                <text:p>318.5265502</text:p>
              </table:table-cell>
              <table:table-cell office:value-type="float" office:value="105.3555755">
                <text:p>105.3555755</text:p>
              </table:table-cell>
              <table:table-cell office:value-type="float" office:value="109.5106353">
                <text:p>109.51063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33337086799558">
                <text:p>2.33337086799558</text:p>
              </table:table-cell>
              <table:table-cell office:value-type="float" office:value="105.439958273794">
                <text:p>105.439958273794</text:p>
              </table:table-cell>
              <table:table-cell office:value-type="float" office:value="342.6866759">
                <text:p>342.6866759</text:p>
              </table:table-cell>
              <table:table-cell office:value-type="float" office:value="105.8201064">
                <text:p>105.8201064</text:p>
              </table:table-cell>
              <table:table-cell office:value-type="float" office:value="109.6759643">
                <text:p>109.67596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37629261455006">
                <text:p>2.37629261455006</text:p>
              </table:table-cell>
              <table:table-cell office:value-type="float" office:value="105.696274463799">
                <text:p>105.696274463799</text:p>
              </table:table-cell>
              <table:table-cell office:value-type="float" office:value="267.5350189">
                <text:p>267.5350189</text:p>
              </table:table-cell>
              <table:table-cell office:value-type="float" office:value="106.0773467">
                <text:p>106.0773467</text:p>
              </table:table-cell>
              <table:table-cell office:value-type="float" office:value="110.1451034">
                <text:p>110.145103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37629261455006">
                <text:p>2.37629261455006</text:p>
              </table:table-cell>
              <table:table-cell office:value-type="float" office:value="105.696274463799">
                <text:p>105.696274463799</text:p>
              </table:table-cell>
              <table:table-cell office:value-type="float" office:value="267.5350189">
                <text:p>267.5350189</text:p>
              </table:table-cell>
              <table:table-cell office:value-type="float" office:value="106.0773467">
                <text:p>106.0773467</text:p>
              </table:table-cell>
              <table:table-cell office:value-type="float" office:value="110.1451034">
                <text:p>110.14510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4084530530528">
                <text:p>2.4084530530528</text:p>
              </table:table-cell>
              <table:table-cell office:value-type="float" office:value="106.189088495921">
                <text:p>106.189088495921</text:p>
              </table:table-cell>
              <table:table-cell office:value-type="float" office:value="266.9689178">
                <text:p>266.9689178</text:p>
              </table:table-cell>
              <table:table-cell office:value-type="float" office:value="106.5719375">
                <text:p>106.5719375</text:p>
              </table:table-cell>
              <table:table-cell office:value-type="float" office:value="110.4888687">
                <text:p>110.48886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41919509488362">
                <text:p>2.41919509488362</text:p>
              </table:table-cell>
              <table:table-cell office:value-type="float" office:value="106.189088495921">
                <text:p>106.189088495921</text:p>
              </table:table-cell>
              <table:table-cell office:value-type="float" office:value="258.2236175">
                <text:p>258.2236175</text:p>
              </table:table-cell>
              <table:table-cell office:value-type="float" office:value="106.5719375">
                <text:p>106.5719375</text:p>
              </table:table-cell>
              <table:table-cell office:value-type="float" office:value="110.5967559">
                <text:p>110.596755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42992727608833">
                <text:p>2.42992727608833</text:p>
              </table:table-cell>
              <table:table-cell office:value-type="float" office:value="106.378035874182">
                <text:p>106.378035874182</text:p>
              </table:table-cell>
              <table:table-cell office:value-type="float" office:value="216.7355499">
                <text:p>216.7355499</text:p>
              </table:table-cell>
              <table:table-cell office:value-type="float" office:value="106.7615661">
                <text:p>106.7615661</text:p>
              </table:table-cell>
              <table:table-cell office:value-type="float" office:value="110.6788558">
                <text:p>110.678855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4513992236569">
                <text:p>2.4513992236569</text:p>
              </table:table-cell>
              <table:table-cell office:value-type="float" office:value="106.472764245095">
                <text:p>106.472764245095</text:p>
              </table:table-cell>
              <table:table-cell office:value-type="float" office:value="240.3289489">
                <text:p>240.3289489</text:p>
              </table:table-cell>
              <table:table-cell office:value-type="float" office:value="106.856636">
                <text:p>106.856636</text:p>
              </table:table-cell>
              <table:table-cell office:value-type="float" office:value="110.8708495">
                <text:p>110.87084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46212852249991">
                <text:p>2.46212852249991</text:p>
              </table:table-cell>
              <table:table-cell office:value-type="float" office:value="106.662722678147">
                <text:p>106.662722678147</text:p>
              </table:table-cell>
              <table:table-cell office:value-type="float" office:value="194.1403884">
                <text:p>194.1403884</text:p>
              </table:table-cell>
              <table:table-cell office:value-type="float" office:value="107.0472793">
                <text:p>107.0472793</text:p>
              </table:table-cell>
              <table:table-cell office:value-type="float" office:value="110.938034">
                <text:p>110.9380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46212852249991">
                <text:p>2.46212852249991</text:p>
              </table:table-cell>
              <table:table-cell office:value-type="float" office:value="106.662722678147">
                <text:p>106.662722678147</text:p>
              </table:table-cell>
              <table:table-cell office:value-type="float" office:value="194.1403884">
                <text:p>194.1403884</text:p>
              </table:table-cell>
              <table:table-cell office:value-type="float" office:value="107.0472793">
                <text:p>107.0472793</text:p>
              </table:table-cell>
              <table:table-cell office:value-type="float" office:value="110.938034">
                <text:p>110.9380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49436325723589">
                <text:p>2.49436325723589</text:p>
              </table:table-cell>
              <table:table-cell office:value-type="float" office:value="106.694445805119">
                <text:p>106.694445805119</text:p>
              </table:table-cell>
              <table:table-cell office:value-type="float" office:value="259.7376861">
                <text:p>259.7376861</text:p>
              </table:table-cell>
              <table:table-cell office:value-type="float" office:value="107.0791168">
                <text:p>107.0791168</text:p>
              </table:table-cell>
              <table:table-cell office:value-type="float" office:value="111.2573013">
                <text:p>111.25730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50510469229622">
                <text:p>2.50510469229622</text:p>
              </table:table-cell>
              <table:table-cell office:value-type="float" office:value="106.948937473167">
                <text:p>106.948937473167</text:p>
              </table:table-cell>
              <table:table-cell office:value-type="float" office:value="314.2194824">
                <text:p>314.2194824</text:p>
              </table:table-cell>
              <table:table-cell office:value-type="float" office:value="107.334526">
                <text:p>107.334526</text:p>
              </table:table-cell>
              <table:table-cell office:value-type="float" office:value="111.3952789">
                <text:p>111.39527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51584946481166">
                <text:p>2.51584946481166</text:p>
              </table:table-cell>
              <table:table-cell office:value-type="float" office:value="107.04468447157">
                <text:p>107.04468447157</text:p>
              </table:table-cell>
              <table:table-cell office:value-type="float" office:value="307.1357421">
                <text:p>307.1357421</text:p>
              </table:table-cell>
              <table:table-cell office:value-type="float" office:value="107.4306182">
                <text:p>107.4306182</text:p>
              </table:table-cell>
              <table:table-cell office:value-type="float" office:value="111.528366">
                <text:p>111.52836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54806831340798">
                <text:p>2.54806831340798</text:p>
              </table:table-cell>
              <table:table-cell office:value-type="float" office:value="107.365077840811">
                <text:p>107.365077840811</text:p>
              </table:table-cell>
              <table:table-cell office:value-type="float" office:value="323.7315673">
                <text:p>323.7315673</text:p>
              </table:table-cell>
              <table:table-cell office:value-type="float" office:value="107.7521667">
                <text:p>107.7521667</text:p>
              </table:table-cell>
              <table:table-cell office:value-type="float" office:value="111.9538039">
                <text:p>111.95380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54806831340798">
                <text:p>2.54806831340798</text:p>
              </table:table-cell>
              <table:table-cell office:value-type="float" office:value="107.365077840811">
                <text:p>107.365077840811</text:p>
              </table:table-cell>
              <table:table-cell office:value-type="float" office:value="323.7315673">
                <text:p>323.7315673</text:p>
              </table:table-cell>
              <table:table-cell office:value-type="float" office:value="107.7521667">
                <text:p>107.7521667</text:p>
              </table:table-cell>
              <table:table-cell office:value-type="float" office:value="111.9538039">
                <text:p>111.953803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5803211386034">
                <text:p>2.5803211386034</text:p>
              </table:table-cell>
              <table:table-cell office:value-type="float" office:value="107.622777542769">
                <text:p>107.622777542769</text:p>
              </table:table-cell>
              <table:table-cell office:value-type="float" office:value="254.1044464">
                <text:p>254.1044464</text:p>
              </table:table-cell>
              <table:table-cell office:value-type="float" office:value="108.0107955">
                <text:p>108.0107955</text:p>
              </table:table-cell>
              <table:table-cell office:value-type="float" office:value="112.301773">
                <text:p>112.30177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59204439117899">
                <text:p>2.59204439117899</text:p>
              </table:table-cell>
              <table:table-cell office:value-type="float" office:value="119.719855769346">
                <text:p>119.719855769346</text:p>
              </table:table-cell>
              <table:table-cell office:value-type="float" office:value="217.8765411">
                <text:p>217.8765411</text:p>
              </table:table-cell>
              <table:table-cell office:value-type="float" office:value="99.255577">
                <text:p>99.255577</text:p>
              </table:table-cell>
              <table:table-cell office:value-type="float" office:value="112.410614">
                <text:p>112.4106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60507107006599">
                <text:p>2.60507107006599</text:p>
              </table:table-cell>
              <table:table-cell office:value-type="float" office:value="107.854919059393">
                <text:p>107.854919059393</text:p>
              </table:table-cell>
              <table:table-cell office:value-type="float" office:value="236.9967498">
                <text:p>236.9967498</text:p>
              </table:table-cell>
              <table:table-cell office:value-type="float" office:value="89.4187698">
                <text:p>89.4187698</text:p>
              </table:table-cell>
              <table:table-cell office:value-type="float" office:value="112.5445327">
                <text:p>112.544532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63115325611741">
                <text:p>2.63115325611741</text:p>
              </table:table-cell>
              <table:table-cell office:value-type="float" office:value="107.935348068743">
                <text:p>107.935348068743</text:p>
              </table:table-cell>
              <table:table-cell office:value-type="float" office:value="246.4319152">
                <text:p>246.4319152</text:p>
              </table:table-cell>
              <table:table-cell office:value-type="float" office:value="89.4854507">
                <text:p>89.4854507</text:p>
              </table:table-cell>
              <table:table-cell office:value-type="float" office:value="112.8240585">
                <text:p>112.82405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64419237463805">
                <text:p>2.64419237463805</text:p>
              </table:table-cell>
              <table:table-cell office:value-type="float" office:value="108.177362060045">
                <text:p>108.177362060045</text:p>
              </table:table-cell>
              <table:table-cell office:value-type="float" office:value="322.3894042">
                <text:p>322.3894042</text:p>
              </table:table-cell>
              <table:table-cell office:value-type="float" office:value="89.6860961">
                <text:p>89.6860961</text:p>
              </table:table-cell>
              <table:table-cell office:value-type="float" office:value="113.01651">
                <text:p>113.016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67031339176308">
                <text:p>2.67031339176308</text:p>
              </table:table-cell>
              <table:table-cell office:value-type="float" office:value="108.258269680675">
                <text:p>108.258269680675</text:p>
              </table:table-cell>
              <table:table-cell office:value-type="float" office:value="298.5815887">
                <text:p>298.5815887</text:p>
              </table:table-cell>
              <table:table-cell office:value-type="float" office:value="89.7531738">
                <text:p>89.7531738</text:p>
              </table:table-cell>
              <table:table-cell office:value-type="float" office:value="113.3649597">
                <text:p>113.36495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68338073638883">
                <text:p>2.68338073638883</text:p>
              </table:table-cell>
              <table:table-cell office:value-type="float" office:value="108.42045280611">
                <text:p>108.42045280611</text:p>
              </table:table-cell>
              <table:table-cell office:value-type="float" office:value="208.2377319">
                <text:p>208.2377319</text:p>
              </table:table-cell>
              <table:table-cell office:value-type="float" office:value="89.8876342">
                <text:p>89.8876342</text:p>
              </table:table-cell>
              <table:table-cell office:value-type="float" office:value="113.4734725">
                <text:p>113.47347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72260944144805">
                <text:p>2.72260944144805</text:p>
              </table:table-cell>
              <table:table-cell office:value-type="float" office:value="108.555976631905">
                <text:p>108.555976631905</text:p>
              </table:table-cell>
              <table:table-cell office:value-type="float" office:value="211.3643188">
                <text:p>211.3643188</text:p>
              </table:table-cell>
              <table:table-cell office:value-type="float" office:value="89.9999923">
                <text:p>89.9999923</text:p>
              </table:table-cell>
              <table:table-cell office:value-type="float" office:value="113.8029937">
                <text:p>113.80299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7356740459443">
                <text:p>2.7356740459443</text:p>
              </table:table-cell>
              <table:table-cell office:value-type="float" office:value="108.909937898127">
                <text:p>108.909937898127</text:p>
              </table:table-cell>
              <table:table-cell office:value-type="float" office:value="352.0935058">
                <text:p>352.0935058</text:p>
              </table:table-cell>
              <table:table-cell office:value-type="float" office:value="90.2934493">
                <text:p>90.2934493</text:p>
              </table:table-cell>
              <table:table-cell office:value-type="float" office:value="114.0099487">
                <text:p>114.00994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76183996694297">
                <text:p>2.76183996694297</text:p>
              </table:table-cell>
              <table:table-cell office:value-type="float" office:value="109.033001667858">
                <text:p>109.033001667858</text:p>
              </table:table-cell>
              <table:table-cell office:value-type="float" office:value="325.1940307">
                <text:p>325.1940307</text:p>
              </table:table-cell>
              <table:table-cell office:value-type="float" office:value="90.3954772">
                <text:p>90.3954772</text:p>
              </table:table-cell>
              <table:table-cell office:value-type="float" office:value="114.3833389">
                <text:p>114.383338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77491822467595">
                <text:p>2.77491822467595</text:p>
              </table:table-cell>
              <table:table-cell office:value-type="float" office:value="109.321230234104">
                <text:p>109.321230234104</text:p>
              </table:table-cell>
              <table:table-cell office:value-type="float" office:value="270.6183318">
                <text:p>270.6183318</text:p>
              </table:table-cell>
              <table:table-cell office:value-type="float" office:value="90.6344375">
                <text:p>90.6344375</text:p>
              </table:table-cell>
              <table:table-cell office:value-type="float" office:value="114.5287399">
                <text:p>114.52873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80106351411137">
                <text:p>2.80106351411137</text:p>
              </table:table-cell>
              <table:table-cell office:value-type="float" office:value="109.569492707955">
                <text:p>109.569492707955</text:p>
              </table:table-cell>
              <table:table-cell office:value-type="float" office:value="338.4019164">
                <text:p>338.4019164</text:p>
              </table:table-cell>
              <table:table-cell office:value-type="float" office:value="90.8402633">
                <text:p>90.8402633</text:p>
              </table:table-cell>
              <table:table-cell office:value-type="float" office:value="114.8071746">
                <text:p>114.80717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82722397380293">
                <text:p>2.82722397380293</text:p>
              </table:table-cell>
              <table:table-cell office:value-type="float" office:value="109.735632940312">
                <text:p>109.735632940312</text:p>
              </table:table-cell>
              <table:table-cell office:value-type="float" office:value="285.972824">
                <text:p>285.972824</text:p>
              </table:table-cell>
              <table:table-cell office:value-type="float" office:value="90.9780044">
                <text:p>90.9780044</text:p>
              </table:table-cell>
              <table:table-cell office:value-type="float" office:value="115.0100173">
                <text:p>115.01001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86640020890551">
                <text:p>2.86640020890551</text:p>
              </table:table-cell>
              <table:table-cell office:value-type="float" office:value="110.209115070738">
                <text:p>110.209115070738</text:p>
              </table:table-cell>
              <table:table-cell office:value-type="float" office:value="338.6473083">
                <text:p>338.6473083</text:p>
              </table:table-cell>
              <table:table-cell office:value-type="float" office:value="91.370552">
                <text:p>91.370552</text:p>
              </table:table-cell>
              <table:table-cell office:value-type="float" office:value="115.4181671">
                <text:p>115.418167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87945692488846">
                <text:p>2.87945692488846</text:p>
              </table:table-cell>
              <table:table-cell office:value-type="float" office:value="110.489549196577">
                <text:p>110.489549196577</text:p>
              </table:table-cell>
              <table:table-cell office:value-type="float" office:value="350.7969055">
                <text:p>350.7969055</text:p>
              </table:table-cell>
              <table:table-cell office:value-type="float" office:value="91.6030502">
                <text:p>91.6030502</text:p>
              </table:table-cell>
              <table:table-cell office:value-type="float" office:value="115.5603256">
                <text:p>115.56032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89250817956429">
                <text:p>2.89250817956429</text:p>
              </table:table-cell>
              <table:table-cell office:value-type="float" office:value="110.658486916691">
                <text:p>110.658486916691</text:p>
              </table:table-cell>
              <table:table-cell office:value-type="float" office:value="310.4732971">
                <text:p>310.4732971</text:p>
              </table:table-cell>
              <table:table-cell office:value-type="float" office:value="91.7431106">
                <text:p>91.7431106</text:p>
              </table:table-cell>
              <table:table-cell office:value-type="float" office:value="115.6740951">
                <text:p>115.674095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90556095132166">
                <text:p>2.90556095132166</text:p>
              </table:table-cell>
              <table:table-cell office:value-type="float" office:value="110.743158293971">
                <text:p>110.743158293971</text:p>
              </table:table-cell>
              <table:table-cell office:value-type="float" office:value="275.0729217">
                <text:p>275.0729217</text:p>
              </table:table-cell>
              <table:table-cell office:value-type="float" office:value="91.8133087">
                <text:p>91.8133087</text:p>
              </table:table-cell>
              <table:table-cell office:value-type="float" office:value="115.7631912">
                <text:p>115.76319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91859430511887">
                <text:p>2.91859430511887</text:p>
              </table:table-cell>
              <table:table-cell office:value-type="float" office:value="110.997936056862">
                <text:p>110.997936056862</text:p>
              </table:table-cell>
              <table:table-cell office:value-type="float" office:value="291.3871002">
                <text:p>291.3871002</text:p>
              </table:table-cell>
              <table:table-cell office:value-type="float" office:value="92.0245361">
                <text:p>92.0245361</text:p>
              </table:table-cell>
              <table:table-cell office:value-type="float" office:value="115.8627929">
                <text:p>115.86279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95770316533486">
                <text:p>2.95770316533486</text:p>
              </table:table-cell>
              <table:table-cell office:value-type="float" office:value="111.225382679178">
                <text:p>111.225382679178</text:p>
              </table:table-cell>
              <table:table-cell office:value-type="float" office:value="356.3715209">
                <text:p>356.3715209</text:p>
              </table:table-cell>
              <table:table-cell office:value-type="float" office:value="92.2131042">
                <text:p>92.2131042</text:p>
              </table:table-cell>
              <table:table-cell office:value-type="float" office:value="116.2901534">
                <text:p>116.290153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97072772043198">
                <text:p>2.97072772043198</text:p>
              </table:table-cell>
              <table:table-cell office:value-type="float" office:value="111.596994183769">
                <text:p>111.596994183769</text:p>
              </table:table-cell>
              <table:table-cell office:value-type="float" office:value="351.5132141">
                <text:p>351.5132141</text:p>
              </table:table-cell>
              <table:table-cell office:value-type="float" office:value="92.5211944">
                <text:p>92.5211944</text:p>
              </table:table-cell>
              <table:table-cell office:value-type="float" office:value="116.4269409">
                <text:p>116.426940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98374711770042">
                <text:p>2.98374711770042</text:p>
              </table:table-cell>
              <table:table-cell office:value-type="float" office:value="111.76934598964">
                <text:p>111.76934598964</text:p>
              </table:table-cell>
              <table:table-cell office:value-type="float" office:value="345.6295776">
                <text:p>345.6295776</text:p>
              </table:table-cell>
              <table:table-cell office:value-type="float" office:value="92.6640853">
                <text:p>92.6640853</text:p>
              </table:table-cell>
              <table:table-cell office:value-type="float" office:value="116.5588378">
                <text:p>116.558837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99678047149763">
                <text:p>2.99678047149763</text:p>
              </table:table-cell>
              <table:table-cell office:value-type="float" office:value="111.76934598964">
                <text:p>111.76934598964</text:p>
              </table:table-cell>
              <table:table-cell office:value-type="float" office:value="327.2637939">
                <text:p>327.2637939</text:p>
              </table:table-cell>
              <table:table-cell office:value-type="float" office:value="92.6640853">
                <text:p>92.6640853</text:p>
              </table:table-cell>
              <table:table-cell office:value-type="float" office:value="116.6777724">
                <text:p>116.67777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00980866746617">
                <text:p>3.00980866746617</text:p>
              </table:table-cell>
              <table:table-cell office:value-type="float" office:value="111.942231649727">
                <text:p>111.942231649727</text:p>
              </table:table-cell>
              <table:table-cell office:value-type="float" office:value="373.6055602">
                <text:p>373.6055602</text:p>
              </table:table-cell>
              <table:table-cell office:value-type="float" office:value="92.8074188">
                <text:p>92.8074188</text:p>
              </table:table-cell>
              <table:table-cell office:value-type="float" office:value="116.826683">
                <text:p>116.82668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03587780239104">
                <text:p>3.03587780239104</text:p>
              </table:table-cell>
              <table:table-cell office:value-type="float" office:value="112.072243123174">
                <text:p>112.072243123174</text:p>
              </table:table-cell>
              <table:table-cell office:value-type="float" office:value="328.593872">
                <text:p>328.593872</text:p>
              </table:table-cell>
              <table:table-cell office:value-type="float" office:value="92.9152068">
                <text:p>92.9152068</text:p>
              </table:table-cell>
              <table:table-cell office:value-type="float" office:value="117.0629272">
                <text:p>117.062927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04890599835958">
                <text:p>3.04890599835958</text:p>
              </table:table-cell>
              <table:table-cell office:value-type="float" office:value="112.289604050074">
                <text:p>112.289604050074</text:p>
              </table:table-cell>
              <table:table-cell office:value-type="float" office:value="309.211914">
                <text:p>309.211914</text:p>
              </table:table-cell>
              <table:table-cell office:value-type="float" office:value="93.0954132">
                <text:p>93.0954132</text:p>
              </table:table-cell>
              <table:table-cell office:value-type="float" office:value="117.1668472">
                <text:p>117.166847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06192721593945">
                <text:p>3.06192721593945</text:p>
              </table:table-cell>
              <table:table-cell office:value-type="float" office:value="112.464109244853">
                <text:p>112.464109244853</text:p>
              </table:table-cell>
              <table:table-cell office:value-type="float" office:value="358.9010619">
                <text:p>358.9010619</text:p>
              </table:table-cell>
              <table:table-cell office:value-type="float" office:value="93.2400894">
                <text:p>93.2400894</text:p>
              </table:table-cell>
              <table:table-cell office:value-type="float" office:value="117.3029403">
                <text:p>117.302940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0879735955112">
                <text:p>3.0879735955112</text:p>
              </table:table-cell>
              <table:table-cell office:value-type="float" office:value="112.639148173229">
                <text:p>112.639148173229</text:p>
              </table:table-cell>
              <table:table-cell office:value-type="float" office:value="353.3130493">
                <text:p>353.3130493</text:p>
              </table:table-cell>
              <table:table-cell office:value-type="float" office:value="93.3852081">
                <text:p>93.3852081</text:p>
              </table:table-cell>
              <table:table-cell office:value-type="float" office:value="117.5658264">
                <text:p>117.56582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12702947369729">
                <text:p>3.12702947369729</text:p>
              </table:table-cell>
              <table:table-cell office:value-type="float" office:value="113.020274971838">
                <text:p>113.020274971838</text:p>
              </table:table-cell>
              <table:table-cell office:value-type="float" office:value="383.7085876">
                <text:p>383.7085876</text:p>
              </table:table-cell>
              <table:table-cell office:value-type="float" office:value="93.7011871">
                <text:p>93.7011871</text:p>
              </table:table-cell>
              <table:table-cell office:value-type="float" office:value="118.014183">
                <text:p>118.01418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14003552114531">
                <text:p>3.14003552114531</text:p>
              </table:table-cell>
              <table:table-cell office:value-type="float" office:value="113.433628544752">
                <text:p>113.433628544752</text:p>
              </table:table-cell>
              <table:table-cell office:value-type="float" office:value="439.8870849">
                <text:p>439.8870849</text:p>
              </table:table-cell>
              <table:table-cell office:value-type="float" office:value="94.0438842">
                <text:p>94.0438842</text:p>
              </table:table-cell>
              <table:table-cell office:value-type="float" office:value="118.1974334">
                <text:p>118.197433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15305916599351">
                <text:p>3.15305916599351</text:p>
              </table:table-cell>
              <table:table-cell office:value-type="float" office:value="113.433628544752">
                <text:p>113.433628544752</text:p>
              </table:table-cell>
              <table:table-cell office:value-type="float" office:value="369.51651">
                <text:p>369.51651</text:p>
              </table:table-cell>
              <table:table-cell office:value-type="float" office:value="94.0438842">
                <text:p>94.0438842</text:p>
              </table:table-cell>
              <table:table-cell office:value-type="float" office:value="118.3340301">
                <text:p>118.33403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1791009992295">
                <text:p>3.1791009992295</text:p>
              </table:table-cell>
              <table:table-cell office:value-type="float" office:value="113.611695099576">
                <text:p>113.611695099576</text:p>
              </table:table-cell>
              <table:table-cell office:value-type="float" office:value="303.1312561">
                <text:p>303.1312561</text:p>
              </table:table-cell>
              <table:table-cell office:value-type="float" office:value="94.191513">
                <text:p>94.191513</text:p>
              </table:table-cell>
              <table:table-cell office:value-type="float" office:value="118.5196304">
                <text:p>118.51963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19211827264593">
                <text:p>3.19211827264593</text:p>
              </table:table-cell>
              <table:table-cell office:value-type="float" office:value="113.790332176414">
                <text:p>113.790332176414</text:p>
              </table:table-cell>
              <table:table-cell office:value-type="float" office:value="352.0650024">
                <text:p>352.0650024</text:p>
              </table:table-cell>
              <table:table-cell office:value-type="float" office:value="94.3396148">
                <text:p>94.3396148</text:p>
              </table:table-cell>
              <table:table-cell office:value-type="float" office:value="118.6430129">
                <text:p>118.643012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205119162141">
                <text:p>3.205119162141</text:p>
              </table:table-cell>
              <table:table-cell office:value-type="float" office:value="114.059346091916">
                <text:p>114.059346091916</text:p>
              </table:table-cell>
              <table:table-cell office:value-type="float" office:value="369.6200561">
                <text:p>369.6200561</text:p>
              </table:table-cell>
              <table:table-cell office:value-type="float" office:value="94.5626449">
                <text:p>94.5626449</text:p>
              </table:table-cell>
              <table:table-cell office:value-type="float" office:value="118.7766876">
                <text:p>118.77668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23111972759019">
                <text:p>3.23111972759019</text:p>
              </table:table-cell>
              <table:table-cell office:value-type="float" office:value="114.239391139892">
                <text:p>114.239391139892</text:p>
              </table:table-cell>
              <table:table-cell office:value-type="float" office:value="344.7033691">
                <text:p>344.7033691</text:p>
              </table:table-cell>
              <table:table-cell office:value-type="float" office:value="94.711914">
                <text:p>94.711914</text:p>
              </table:table-cell>
              <table:table-cell office:value-type="float" office:value="119.0101852">
                <text:p>119.01018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24411940826674">
                <text:p>3.24411940826674</text:p>
              </table:table-cell>
              <table:table-cell office:value-type="float" office:value="114.420006709883">
                <text:p>114.420006709883</text:p>
              </table:table-cell>
              <table:table-cell office:value-type="float" office:value="369.6699828">
                <text:p>369.6699828</text:p>
              </table:table-cell>
              <table:table-cell office:value-type="float" office:value="94.8616561">
                <text:p>94.8616561</text:p>
              </table:table-cell>
              <table:table-cell office:value-type="float" office:value="119.141777">
                <text:p>119.14177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270084475375">
                <text:p>3.270084475375</text:p>
              </table:table-cell>
              <table:table-cell office:value-type="float" office:value="114.737462166071">
                <text:p>114.737462166071</text:p>
              </table:table-cell>
              <table:table-cell office:value-type="float" office:value="332.1611022">
                <text:p>332.1611022</text:p>
              </table:table-cell>
              <table:table-cell office:value-type="float" office:value="95.1248474">
                <text:p>95.1248474</text:p>
              </table:table-cell>
              <table:table-cell office:value-type="float" office:value="119.3549346">
                <text:p>119.35493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28305745168827">
                <text:p>3.28305745168827</text:p>
              </table:table-cell>
              <table:table-cell office:value-type="float" office:value="114.965295247697">
                <text:p>114.965295247697</text:p>
              </table:table-cell>
              <table:table-cell office:value-type="float" office:value="299.7802581">
                <text:p>299.7802581</text:p>
              </table:table-cell>
              <table:table-cell office:value-type="float" office:value="95.3137359">
                <text:p>95.3137359</text:p>
              </table:table-cell>
              <table:table-cell office:value-type="float" office:value="119.4398727">
                <text:p>119.43987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29602983061379">
                <text:p>3.29602983061379</text:p>
              </table:table-cell>
              <table:table-cell office:value-type="float" office:value="115.056684310621">
                <text:p>115.056684310621</text:p>
              </table:table-cell>
              <table:table-cell office:value-type="float" office:value="311.355072">
                <text:p>311.355072</text:p>
              </table:table-cell>
              <table:table-cell office:value-type="float" office:value="95.3895034">
                <text:p>95.3895034</text:p>
              </table:table-cell>
              <table:table-cell office:value-type="float" office:value="119.5316772">
                <text:p>119.53167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33494875955361">
                <text:p>3.33494875955361</text:p>
              </table:table-cell>
              <table:table-cell office:value-type="float" office:value="115.239885804814">
                <text:p>115.239885804814</text:p>
              </table:table-cell>
              <table:table-cell office:value-type="float" office:value="326.283905">
                <text:p>326.283905</text:p>
              </table:table-cell>
              <table:table-cell office:value-type="float" office:value="95.5413894">
                <text:p>95.5413894</text:p>
              </table:table-cell>
              <table:table-cell office:value-type="float" office:value="119.8329696">
                <text:p>119.832969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36085982067183">
                <text:p>3.36085982067183</text:p>
              </table:table-cell>
              <table:table-cell office:value-type="float" office:value="115.654260889555">
                <text:p>115.654260889555</text:p>
              </table:table-cell>
              <table:table-cell office:value-type="float" office:value="356.415924">
                <text:p>356.415924</text:p>
              </table:table-cell>
              <table:table-cell office:value-type="float" office:value="95.8849334">
                <text:p>95.8849334</text:p>
              </table:table-cell>
              <table:table-cell office:value-type="float" office:value="120.0681457">
                <text:p>120.068145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3867563183044">
                <text:p>3.3867563183044</text:p>
              </table:table-cell>
              <table:table-cell office:value-type="float" office:value="115.885756650146">
                <text:p>115.885756650146</text:p>
              </table:table-cell>
              <table:table-cell office:value-type="float" office:value="258.8421783">
                <text:p>258.8421783</text:p>
              </table:table-cell>
              <table:table-cell office:value-type="float" office:value="96.0768585">
                <text:p>96.0768585</text:p>
              </table:table-cell>
              <table:table-cell office:value-type="float" office:value="120.1787643">
                <text:p>120.178764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41263400487156">
                <text:p>3.41263400487156</text:p>
              </table:table-cell>
              <table:table-cell office:value-type="float" office:value="116.071617524759">
                <text:p>116.071617524759</text:p>
              </table:table-cell>
              <table:table-cell office:value-type="float" office:value="250.5714874">
                <text:p>250.5714874</text:p>
              </table:table-cell>
              <table:table-cell office:value-type="float" office:value="96.2309493">
                <text:p>96.2309493</text:p>
              </table:table-cell>
              <table:table-cell office:value-type="float" office:value="120.278038">
                <text:p>120.27803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42556147047858">
                <text:p>3.42556147047858</text:p>
              </table:table-cell>
              <table:table-cell office:value-type="float" office:value="116.258076663471">
                <text:p>116.258076663471</text:p>
              </table:table-cell>
              <table:table-cell office:value-type="float" office:value="293.5123138">
                <text:p>293.5123138</text:p>
              </table:table-cell>
              <table:table-cell office:value-type="float" office:value="96.3855361">
                <text:p>96.3855361</text:p>
              </table:table-cell>
              <table:table-cell office:value-type="float" office:value="120.3538436">
                <text:p>120.35384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4385059267153">
                <text:p>3.4385059267153</text:p>
              </table:table-cell>
              <table:table-cell office:value-type="float" office:value="116.16477351728">
                <text:p>116.16477351728</text:p>
              </table:table-cell>
              <table:table-cell office:value-type="float" office:value="253.1608886">
                <text:p>253.1608886</text:p>
              </table:table-cell>
              <table:table-cell office:value-type="float" office:value="96.3081817">
                <text:p>96.3081817</text:p>
              </table:table-cell>
              <table:table-cell office:value-type="float" office:value="120.4043273">
                <text:p>120.404327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46436449880075">
                <text:p>3.46436449880075</text:p>
              </table:table-cell>
              <table:table-cell office:value-type="float" office:value="116.398312180908">
                <text:p>116.398312180908</text:p>
              </table:table-cell>
              <table:table-cell office:value-type="float" office:value="292.5349578">
                <text:p>292.5349578</text:p>
              </table:table-cell>
              <table:table-cell office:value-type="float" office:value="96.5018005">
                <text:p>96.5018005</text:p>
              </table:table-cell>
              <table:table-cell office:value-type="float" office:value="120.5532607">
                <text:p>120.553260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46436449880075">
                <text:p>3.46436449880075</text:p>
              </table:table-cell>
              <table:table-cell office:value-type="float" office:value="116.398312180908">
                <text:p>116.398312180908</text:p>
              </table:table-cell>
              <table:table-cell office:value-type="float" office:value="292.5349578">
                <text:p>292.5349578</text:p>
              </table:table-cell>
              <table:table-cell office:value-type="float" office:value="96.5018005">
                <text:p>96.5018005</text:p>
              </table:table-cell>
              <table:table-cell office:value-type="float" office:value="120.5532607">
                <text:p>120.553260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51614659046566">
                <text:p>3.51614659046566</text:p>
              </table:table-cell>
              <table:table-cell office:value-type="float" office:value="116.491992619459">
                <text:p>116.491992619459</text:p>
              </table:table-cell>
              <table:table-cell office:value-type="float" office:value="313.7594909">
                <text:p>313.7594909</text:p>
              </table:table-cell>
              <table:table-cell office:value-type="float" office:value="96.5794677">
                <text:p>96.5794677</text:p>
              </table:table-cell>
              <table:table-cell office:value-type="float" office:value="120.9002608">
                <text:p>120.900260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51614659046566">
                <text:p>3.51614659046566</text:p>
              </table:table-cell>
              <table:table-cell office:value-type="float" office:value="116.491992619459">
                <text:p>116.491992619459</text:p>
              </table:table-cell>
              <table:table-cell office:value-type="float" office:value="313.7594909">
                <text:p>313.7594909</text:p>
              </table:table-cell>
              <table:table-cell office:value-type="float" office:value="96.5794677">
                <text:p>96.5794677</text:p>
              </table:table-cell>
              <table:table-cell office:value-type="float" office:value="120.9002608">
                <text:p>120.900260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55498086948687">
                <text:p>3.55498086948687</text:p>
              </table:table-cell>
              <table:table-cell office:value-type="float" office:value="116.758245835622">
                <text:p>116.758245835622</text:p>
              </table:table-cell>
              <table:table-cell office:value-type="float" office:value="279.2337493">
                <text:p>279.2337493</text:p>
              </table:table-cell>
              <table:table-cell office:value-type="float" office:value="96.800209">
                <text:p>96.800209</text:p>
              </table:table-cell>
              <table:table-cell office:value-type="float" office:value="121.0916671">
                <text:p>121.091667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56791288615209">
                <text:p>3.56791288615209</text:p>
              </table:table-cell>
              <table:table-cell office:value-type="float" office:value="117.009950016699">
                <text:p>117.009950016699</text:p>
              </table:table-cell>
              <table:table-cell office:value-type="float" office:value="322.3189391">
                <text:p>322.3189391</text:p>
              </table:table-cell>
              <table:table-cell office:value-type="float" office:value="97.0088882">
                <text:p>97.0088882</text:p>
              </table:table-cell>
              <table:table-cell office:value-type="float" office:value="121.1809234">
                <text:p>121.180923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58086401736115">
                <text:p>3.58086401736115</text:p>
              </table:table-cell>
              <table:table-cell office:value-type="float" office:value="116.915432008407">
                <text:p>116.915432008407</text:p>
              </table:table-cell>
              <table:table-cell office:value-type="float" office:value="294.2622528">
                <text:p>294.2622528</text:p>
              </table:table-cell>
              <table:table-cell office:value-type="float" office:value="96.9305266">
                <text:p>96.9305266</text:p>
              </table:table-cell>
              <table:table-cell office:value-type="float" office:value="121.2545394">
                <text:p>121.25453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60675141287733">
                <text:p>3.60675141287733</text:p>
              </table:table-cell>
              <table:table-cell office:value-type="float" office:value="117.152007586051">
                <text:p>117.152007586051</text:p>
              </table:table-cell>
              <table:table-cell office:value-type="float" office:value="375.4695739">
                <text:p>375.4695739</text:p>
              </table:table-cell>
              <table:table-cell office:value-type="float" office:value="97.1266632">
                <text:p>97.1266632</text:p>
              </table:table-cell>
              <table:table-cell office:value-type="float" office:value="121.5325775">
                <text:p>121.53257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61971832105087">
                <text:p>3.61971832105087</text:p>
              </table:table-cell>
              <table:table-cell office:value-type="float" office:value="117.10461517866">
                <text:p>117.10461517866</text:p>
              </table:table-cell>
              <table:table-cell office:value-type="float" office:value="244.8224639">
                <text:p>244.8224639</text:p>
              </table:table-cell>
              <table:table-cell office:value-type="float" office:value="97.0873718">
                <text:p>97.0873718</text:p>
              </table:table-cell>
              <table:table-cell office:value-type="float" office:value="121.5906524">
                <text:p>121.590652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63268128506096">
                <text:p>3.63268128506096</text:p>
              </table:table-cell>
              <table:table-cell office:value-type="float" office:value="117.199436781859">
                <text:p>117.199436781859</text:p>
              </table:table-cell>
              <table:table-cell office:value-type="float" office:value="254.3110961">
                <text:p>254.3110961</text:p>
              </table:table-cell>
              <table:table-cell office:value-type="float" office:value="97.1659851">
                <text:p>97.1659851</text:p>
              </table:table-cell>
              <table:table-cell office:value-type="float" office:value="121.6541595">
                <text:p>121.654159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65862177631824">
                <text:p>3.65862177631824</text:p>
              </table:table-cell>
              <table:table-cell office:value-type="float" office:value="117.246902766084">
                <text:p>117.246902766084</text:p>
              </table:table-cell>
              <table:table-cell office:value-type="float" office:value="293.8280486">
                <text:p>293.8280486</text:p>
              </table:table-cell>
              <table:table-cell office:value-type="float" office:value="97.2053375">
                <text:p>97.2053375</text:p>
              </table:table-cell>
              <table:table-cell office:value-type="float" office:value="121.8285751">
                <text:p>121.828575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69754191886115">
                <text:p>3.69754191886115</text:p>
              </table:table-cell>
              <table:table-cell office:value-type="float" office:value="117.453045758635">
                <text:p>117.453045758635</text:p>
              </table:table-cell>
              <table:table-cell office:value-type="float" office:value="323.3002014">
                <text:p>323.3002014</text:p>
              </table:table-cell>
              <table:table-cell office:value-type="float" office:value="97.3762435">
                <text:p>97.3762435</text:p>
              </table:table-cell>
              <table:table-cell office:value-type="float" office:value="122.1407852">
                <text:p>122.140785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71054280841836">
                <text:p>3.71054280841836</text:p>
              </table:table-cell>
              <table:table-cell office:value-type="float" office:value="117.389540024401">
                <text:p>117.389540024401</text:p>
              </table:table-cell>
              <table:table-cell office:value-type="float" office:value="270.9486846">
                <text:p>270.9486846</text:p>
              </table:table-cell>
              <table:table-cell office:value-type="float" office:value="97.3235931">
                <text:p>97.3235931</text:p>
              </table:table-cell>
              <table:table-cell office:value-type="float" office:value="122.2119064">
                <text:p>122.211906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72352792094896">
                <text:p>3.72352792094896</text:p>
              </table:table-cell>
              <table:table-cell office:value-type="float" office:value="117.580259864943">
                <text:p>117.580259864943</text:p>
              </table:table-cell>
              <table:table-cell office:value-type="float" office:value="203.953659">
                <text:p>203.953659</text:p>
              </table:table-cell>
              <table:table-cell office:value-type="float" office:value="97.4817123">
                <text:p>97.4817123</text:p>
              </table:table-cell>
              <table:table-cell office:value-type="float" office:value="122.2421722">
                <text:p>122.24217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74950144543726">
                <text:p>3.74950144543726</text:p>
              </table:table-cell>
              <table:table-cell office:value-type="float" office:value="117.628038731644">
                <text:p>117.628038731644</text:p>
              </table:table-cell>
              <table:table-cell office:value-type="float" office:value="238.8043823">
                <text:p>238.8043823</text:p>
              </table:table-cell>
              <table:table-cell office:value-type="float" office:value="97.5213241">
                <text:p>97.5213241</text:p>
              </table:table-cell>
              <table:table-cell office:value-type="float" office:value="122.3441924">
                <text:p>122.344192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76249050219345">
                <text:p>3.76249050219345</text:p>
              </table:table-cell>
              <table:table-cell office:value-type="float" office:value="117.675854386762">
                <text:p>117.675854386762</text:p>
              </table:table-cell>
              <table:table-cell office:value-type="float" office:value="215.0801544">
                <text:p>215.0801544</text:p>
              </table:table-cell>
              <table:table-cell office:value-type="float" office:value="97.5609664">
                <text:p>97.5609664</text:p>
              </table:table-cell>
              <table:table-cell office:value-type="float" office:value="122.3805694">
                <text:p>122.380569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77547288403942">
                <text:p>3.77547288403942</text:p>
              </table:table-cell>
              <table:table-cell office:value-type="float" office:value="117.771605470435">
                <text:p>117.771605470435</text:p>
              </table:table-cell>
              <table:table-cell office:value-type="float" office:value="219.7173919">
                <text:p>219.7173919</text:p>
              </table:table-cell>
              <table:table-cell office:value-type="float" office:value="97.6403503">
                <text:p>97.6403503</text:p>
              </table:table-cell>
              <table:table-cell office:value-type="float" office:value="122.4195327">
                <text:p>122.419532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80146010439062">
                <text:p>3.80146010439062</text:p>
              </table:table-cell>
              <table:table-cell office:value-type="float" office:value="117.771605470435">
                <text:p>117.771605470435</text:p>
              </table:table-cell>
              <table:table-cell office:value-type="float" office:value="299.6513824">
                <text:p>299.6513824</text:p>
              </table:table-cell>
              <table:table-cell office:value-type="float" office:value="97.6403503">
                <text:p>97.6403503</text:p>
              </table:table-cell>
              <table:table-cell office:value-type="float" office:value="122.5933761">
                <text:p>122.593376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80146010439062">
                <text:p>3.80146010439062</text:p>
              </table:table-cell>
              <table:table-cell office:value-type="float" office:value="117.771605470435">
                <text:p>117.771605470435</text:p>
              </table:table-cell>
              <table:table-cell office:value-type="float" office:value="299.6513824">
                <text:p>299.6513824</text:p>
              </table:table-cell>
              <table:table-cell office:value-type="float" office:value="97.6403503">
                <text:p>97.6403503</text:p>
              </table:table-cell>
              <table:table-cell office:value-type="float" office:value="122.5933761">
                <text:p>122.593376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81446948929375">
                <text:p>3.81446948929375</text:p>
              </table:table-cell>
              <table:table-cell office:value-type="float" office:value="117.771605470435">
                <text:p>117.771605470435</text:p>
              </table:table-cell>
              <table:table-cell office:value-type="float" office:value="361.6410217">
                <text:p>361.6410217</text:p>
              </table:table-cell>
              <table:table-cell office:value-type="float" office:value="97.6403503">
                <text:p>97.6403503</text:p>
              </table:table-cell>
              <table:table-cell office:value-type="float" office:value="122.7168884">
                <text:p>122.716888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85347489324816">
                <text:p>3.85347489324816</text:p>
              </table:table-cell>
              <table:table-cell office:value-type="float" office:value="117.995628840044">
                <text:p>117.995628840044</text:p>
              </table:table-cell>
              <table:table-cell office:value-type="float" office:value="327.2089233">
                <text:p>327.2089233</text:p>
              </table:table-cell>
              <table:table-cell office:value-type="float" office:value="97.8260803">
                <text:p>97.8260803</text:p>
              </table:table-cell>
              <table:table-cell office:value-type="float" office:value="122.9160308">
                <text:p>122.916030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85347489324816">
                <text:p>3.85347489324816</text:p>
              </table:table-cell>
              <table:table-cell office:value-type="float" office:value="117.995628840044">
                <text:p>117.995628840044</text:p>
              </table:table-cell>
              <table:table-cell office:value-type="float" office:value="327.2089233">
                <text:p>327.2089233</text:p>
              </table:table-cell>
              <table:table-cell office:value-type="float" office:value="97.8260803">
                <text:p>97.8260803</text:p>
              </table:table-cell>
              <table:table-cell office:value-type="float" office:value="122.9160308">
                <text:p>122.91603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86648549175438">
                <text:p>3.86648549175438</text:p>
              </table:table-cell>
              <table:table-cell office:value-type="float" office:value="118.059787960696">
                <text:p>118.059787960696</text:p>
              </table:table-cell>
              <table:table-cell office:value-type="float" office:value="387.8124084">
                <text:p>387.8124084</text:p>
              </table:table-cell>
              <table:table-cell office:value-type="float" office:value="97.8792724">
                <text:p>97.8792724</text:p>
              </table:table-cell>
              <table:table-cell office:value-type="float" office:value="123.0160751">
                <text:p>123.016075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90550120676799">
                <text:p>3.90550120676799</text:p>
              </table:table-cell>
              <table:table-cell office:value-type="float" office:value="118.220498825726">
                <text:p>118.220498825726</text:p>
              </table:table-cell>
              <table:table-cell office:value-type="float" office:value="296.0728912">
                <text:p>296.0728912</text:p>
              </table:table-cell>
              <table:table-cell office:value-type="float" office:value="98.0125122">
                <text:p>98.0125122</text:p>
              </table:table-cell>
              <table:table-cell office:value-type="float" office:value="123.1495895">
                <text:p>123.149589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91850240918637">
                <text:p>3.91850240918637</text:p>
              </table:table-cell>
              <table:table-cell office:value-type="float" office:value="118.349387709661">
                <text:p>118.349387709661</text:p>
              </table:table-cell>
              <table:table-cell office:value-type="float" office:value="323.6322021">
                <text:p>323.6322021</text:p>
              </table:table-cell>
              <table:table-cell office:value-type="float" office:value="98.1193695">
                <text:p>98.1193695</text:p>
              </table:table-cell>
              <table:table-cell office:value-type="float" office:value="123.2099609">
                <text:p>123.209960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94450085078355">
                <text:p>3.94450085078355</text:p>
              </table:table-cell>
              <table:table-cell office:value-type="float" office:value="118.44624292833">
                <text:p>118.44624292833</text:p>
              </table:table-cell>
              <table:table-cell office:value-type="float" office:value="309.1103515">
                <text:p>309.1103515</text:p>
              </table:table-cell>
              <table:table-cell office:value-type="float" office:value="98.1996688">
                <text:p>98.1996688</text:p>
              </table:table-cell>
              <table:table-cell office:value-type="float" office:value="123.3127212">
                <text:p>123.312721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95749779605304">
                <text:p>3.95749779605304</text:p>
              </table:table-cell>
              <table:table-cell office:value-type="float" office:value="118.543245541903">
                <text:p>118.543245541903</text:p>
              </table:table-cell>
              <table:table-cell office:value-type="float" office:value="320.158081">
                <text:p>320.158081</text:p>
              </table:table-cell>
              <table:table-cell office:value-type="float" office:value="98.2800903">
                <text:p>98.2800903</text:p>
              </table:table-cell>
              <table:table-cell office:value-type="float" office:value="123.3702316">
                <text:p>123.37023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97049231411635">
                <text:p>3.97049231411635</text:p>
              </table:table-cell>
              <table:table-cell office:value-type="float" office:value="118.640413643046">
                <text:p>118.640413643046</text:p>
              </table:table-cell>
              <table:table-cell office:value-type="float" office:value="389.5968322">
                <text:p>389.5968322</text:p>
              </table:table-cell>
              <table:table-cell office:value-type="float" office:value="98.360649">
                <text:p>98.360649</text:p>
              </table:table-cell>
              <table:table-cell office:value-type="float" office:value="123.4686736">
                <text:p>123.468673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99649166596244">
                <text:p>3.99649166596244</text:p>
              </table:table-cell>
              <table:table-cell office:value-type="float" office:value="118.737738306045">
                <text:p>118.737738306045</text:p>
              </table:table-cell>
              <table:table-cell office:value-type="float" office:value="392.5212402">
                <text:p>392.5212402</text:p>
              </table:table-cell>
              <table:table-cell office:value-type="float" office:value="98.4413375">
                <text:p>98.4413375</text:p>
              </table:table-cell>
              <table:table-cell office:value-type="float" office:value="123.6677016">
                <text:p>123.667701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00949589291262">
                <text:p>4.00949589291262</text:p>
              </table:table-cell>
              <table:table-cell office:value-type="float" office:value="118.835228577231">
                <text:p>118.835228577231</text:p>
              </table:table-cell>
              <table:table-cell office:value-type="float" office:value="380.5066528">
                <text:p>380.5066528</text:p>
              </table:table-cell>
              <table:table-cell office:value-type="float" office:value="98.5221633">
                <text:p>98.5221633</text:p>
              </table:table-cell>
              <table:table-cell office:value-type="float" office:value="123.7591934">
                <text:p>123.759193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.02248859054022">
                <text:p>4.02248859054022</text:p>
              </table:table-cell>
              <table:table-cell office:value-type="float" office:value="119.030678443315">
                <text:p>119.030678443315</text:p>
              </table:table-cell>
              <table:table-cell office:value-type="float" office:value="391.3509826">
                <text:p>391.3509826</text:p>
              </table:table-cell>
              <table:table-cell office:value-type="float" office:value="98.684204">
                <text:p>98.684204</text:p>
              </table:table-cell>
              <table:table-cell office:value-type="float" office:value="123.8564758">
                <text:p>123.856475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.03551071836902">
                <text:p>4.03551071836902</text:p>
              </table:table-cell>
              <table:table-cell office:value-type="float" office:value="118.835228577231">
                <text:p>118.835228577231</text:p>
              </table:table-cell>
              <table:table-cell office:value-type="float" office:value="317.3922424">
                <text:p>317.3922424</text:p>
              </table:table-cell>
              <table:table-cell office:value-type="float" office:value="98.5221633">
                <text:p>98.5221633</text:p>
              </table:table-cell>
              <table:table-cell office:value-type="float" office:value="123.9097442">
                <text:p>123.909744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.04852647476605">
                <text:p>4.04852647476605</text:p>
              </table:table-cell>
              <table:table-cell office:value-type="float" office:value="118.932875289654">
                <text:p>118.932875289654</text:p>
              </table:table-cell>
              <table:table-cell office:value-type="float" office:value="280.6952666">
                <text:p>280.6952666</text:p>
              </table:table-cell>
              <table:table-cell office:value-type="float" office:value="98.6031188">
                <text:p>98.6031188</text:p>
              </table:table-cell>
              <table:table-cell office:value-type="float" office:value="123.9410323">
                <text:p>123.941032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06155649110816">
                <text:p>4.06155649110816</text:p>
              </table:table-cell>
              <table:table-cell office:value-type="float" office:value="118.835228577231">
                <text:p>118.835228577231</text:p>
              </table:table-cell>
              <table:table-cell office:value-type="float" office:value="284.174179">
                <text:p>284.174179</text:p>
              </table:table-cell>
              <table:table-cell office:value-type="float" office:value="98.5221633">
                <text:p>98.5221633</text:p>
              </table:table-cell>
              <table:table-cell office:value-type="float" office:value="123.9742354">
                <text:p>123.974235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.10427679595362">
                <text:p>4.10427679595362</text:p>
              </table:table-cell>
              <table:table-cell office:value-type="float" office:value="108.800779064632">
                <text:p>108.800779064632</text:p>
              </table:table-cell>
              <table:table-cell office:value-type="float" office:value="287.3388824">
                <text:p>287.3388824</text:p>
              </table:table-cell>
              <table:table-cell office:value-type="float" office:value="90.2029495">
                <text:p>90.2029495</text:p>
              </table:table-cell>
              <table:table-cell office:value-type="float" office:value="124.088478">
                <text:p>124.08847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11886085096996">
                <text:p>4.11886085096996</text:p>
              </table:table-cell>
              <table:table-cell office:value-type="float" office:value="118.860904976917">
                <text:p>118.860904976917</text:p>
              </table:table-cell>
              <table:table-cell office:value-type="float" office:value="464.634735">
                <text:p>464.634735</text:p>
              </table:table-cell>
              <table:table-cell office:value-type="float" office:value="88.1704559">
                <text:p>88.1704559</text:p>
              </table:table-cell>
              <table:table-cell office:value-type="float" office:value="124.2436752">
                <text:p>124.24367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14802774739956">
                <text:p>4.14802774739956</text:p>
              </table:table-cell>
              <table:table-cell office:value-type="float" office:value="119.079647140383">
                <text:p>119.079647140383</text:p>
              </table:table-cell>
              <table:table-cell office:value-type="float" office:value="450.0846862">
                <text:p>450.0846862</text:p>
              </table:table-cell>
              <table:table-cell office:value-type="float" office:value="88.3327178">
                <text:p>88.3327178</text:p>
              </table:table-cell>
              <table:table-cell office:value-type="float" office:value="124.5325088">
                <text:p>124.532508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19189550971206">
                <text:p>4.19189550971206</text:p>
              </table:table-cell>
              <table:table-cell office:value-type="float" office:value="119.094251978922">
                <text:p>119.094251978922</text:p>
              </table:table-cell>
              <table:table-cell office:value-type="float" office:value="441.3206786">
                <text:p>441.3206786</text:p>
              </table:table-cell>
              <table:table-cell office:value-type="float" office:value="88.3435516">
                <text:p>88.3435516</text:p>
              </table:table-cell>
              <table:table-cell office:value-type="float" office:value="124.9432677">
                <text:p>124.943267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20653539121628">
                <text:p>4.20653539121628</text:p>
              </table:table-cell>
              <table:table-cell office:value-type="float" office:value="119.211275104698">
                <text:p>119.211275104698</text:p>
              </table:table-cell>
              <table:table-cell office:value-type="float" office:value="433.2731933">
                <text:p>433.2731933</text:p>
              </table:table-cell>
              <table:table-cell office:value-type="float" office:value="88.4303588">
                <text:p>88.4303588</text:p>
              </table:table-cell>
              <table:table-cell office:value-type="float" office:value="125.0726623">
                <text:p>125.072662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.20653539121628">
                <text:p>4.20653539121628</text:p>
              </table:table-cell>
              <table:table-cell office:value-type="float" office:value="119.211275104698">
                <text:p>119.211275104698</text:p>
              </table:table-cell>
              <table:table-cell office:value-type="float" office:value="433.2731933">
                <text:p>433.2731933</text:p>
              </table:table-cell>
              <table:table-cell office:value-type="float" office:value="88.4303588">
                <text:p>88.4303588</text:p>
              </table:table-cell>
              <table:table-cell office:value-type="float" office:value="125.0726623">
                <text:p>125.072662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.2504659582189">
                <text:p>4.2504659582189</text:p>
              </table:table-cell>
              <table:table-cell office:value-type="float" office:value="119.445990004362">
                <text:p>119.445990004362</text:p>
              </table:table-cell>
              <table:table-cell office:value-type="float" office:value="453.798645">
                <text:p>453.798645</text:p>
              </table:table-cell>
              <table:table-cell office:value-type="float" office:value="88.6044692">
                <text:p>88.6044692</text:p>
              </table:table-cell>
              <table:table-cell office:value-type="float" office:value="125.4974517">
                <text:p>125.497451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.2504659582189">
                <text:p>4.2504659582189</text:p>
              </table:table-cell>
              <table:table-cell office:value-type="float" office:value="119.445990004362">
                <text:p>119.445990004362</text:p>
              </table:table-cell>
              <table:table-cell office:value-type="float" office:value="453.798645">
                <text:p>453.798645</text:p>
              </table:table-cell>
              <table:table-cell office:value-type="float" office:value="88.6044692">
                <text:p>88.6044692</text:p>
              </table:table-cell>
              <table:table-cell office:value-type="float" office:value="125.4974517">
                <text:p>125.497451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26511706569153">
                <text:p>4.26511706569153</text:p>
              </table:table-cell>
              <table:table-cell office:value-type="float" office:value="119.65214338423">
                <text:p>119.65214338423</text:p>
              </table:table-cell>
              <table:table-cell office:value-type="float" office:value="456.2183227">
                <text:p>456.2183227</text:p>
              </table:table-cell>
              <table:table-cell office:value-type="float" office:value="88.7573928">
                <text:p>88.7573928</text:p>
              </table:table-cell>
              <table:table-cell office:value-type="float" office:value="125.6380996">
                <text:p>125.638099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.29444658704811">
                <text:p>4.29444658704811</text:p>
              </table:table-cell>
              <table:table-cell office:value-type="float" office:value="119.696410315788">
                <text:p>119.696410315788</text:p>
              </table:table-cell>
              <table:table-cell office:value-type="float" office:value="382.4481506">
                <text:p>382.4481506</text:p>
              </table:table-cell>
              <table:table-cell office:value-type="float" office:value="88.7902298">
                <text:p>88.7902298</text:p>
              </table:table-cell>
              <table:table-cell office:value-type="float" office:value="125.822235">
                <text:p>125.82223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.29444658704811">
                <text:p>4.29444658704811</text:p>
              </table:table-cell>
              <table:table-cell office:value-type="float" office:value="119.696410315788">
                <text:p>119.696410315788</text:p>
              </table:table-cell>
              <table:table-cell office:value-type="float" office:value="382.4481506">
                <text:p>382.4481506</text:p>
              </table:table-cell>
              <table:table-cell office:value-type="float" office:value="88.7902298">
                <text:p>88.7902298</text:p>
              </table:table-cell>
              <table:table-cell office:value-type="float" office:value="125.822235">
                <text:p>125.82223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30910345918203">
                <text:p>4.30910345918203</text:p>
              </table:table-cell>
              <table:table-cell office:value-type="float" office:value="119.918227721335">
                <text:p>119.918227721335</text:p>
              </table:table-cell>
              <table:table-cell office:value-type="float" office:value="466.8935546">
                <text:p>466.8935546</text:p>
              </table:table-cell>
              <table:table-cell office:value-type="float" office:value="88.9547729">
                <text:p>88.9547729</text:p>
              </table:table-cell>
              <table:table-cell office:value-type="float" office:value="125.9675292">
                <text:p>125.967529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.33845664607852">
                <text:p>4.33845664607852</text:p>
              </table:table-cell>
              <table:table-cell office:value-type="float" office:value="119.962689855003">
                <text:p>119.962689855003</text:p>
              </table:table-cell>
              <table:table-cell office:value-type="float" office:value="466.6491393">
                <text:p>466.6491393</text:p>
              </table:table-cell>
              <table:table-cell office:value-type="float" office:value="88.9877547">
                <text:p>88.9877547</text:p>
              </table:table-cell>
              <table:table-cell office:value-type="float" office:value="126.255989">
                <text:p>126.25598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.35313107777101">
                <text:p>4.35313107777101</text:p>
              </table:table-cell>
              <table:table-cell office:value-type="float" office:value="120.185505110012">
                <text:p>120.185505110012</text:p>
              </table:table-cell>
              <table:table-cell office:value-type="float" office:value="456.579132">
                <text:p>456.579132</text:p>
              </table:table-cell>
              <table:table-cell office:value-type="float" office:value="89.153038">
                <text:p>89.153038</text:p>
              </table:table-cell>
              <table:table-cell office:value-type="float" office:value="126.3919296">
                <text:p>126.39192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.36782041420707">
                <text:p>4.36782041420707</text:p>
              </table:table-cell>
              <table:table-cell office:value-type="float" office:value="120.185505110012">
                <text:p>120.185505110012</text:p>
              </table:table-cell>
              <table:table-cell office:value-type="float" office:value="455.2191162">
                <text:p>455.2191162</text:p>
              </table:table-cell>
              <table:table-cell office:value-type="float" office:value="89.153038">
                <text:p>89.153038</text:p>
              </table:table-cell>
              <table:table-cell office:value-type="float" office:value="126.5191116">
                <text:p>126.519111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.39716874662905">
                <text:p>4.39716874662905</text:p>
              </table:table-cell>
              <table:table-cell office:value-type="float" office:value="120.498838872793">
                <text:p>120.498838872793</text:p>
              </table:table-cell>
              <table:table-cell office:value-type="float" office:value="528.9573058">
                <text:p>528.9573058</text:p>
              </table:table-cell>
              <table:table-cell office:value-type="float" office:value="89.3854675">
                <text:p>89.3854675</text:p>
              </table:table-cell>
              <table:table-cell office:value-type="float" office:value="126.7880935">
                <text:p>126.788093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.41183897336796">
                <text:p>4.41183897336796</text:p>
              </table:table-cell>
              <table:table-cell office:value-type="float" office:value="120.723649287491">
                <text:p>120.723649287491</text:p>
              </table:table-cell>
              <table:table-cell office:value-type="float" office:value="531.7151184">
                <text:p>531.7151184</text:p>
              </table:table-cell>
              <table:table-cell office:value-type="float" office:value="89.5522308">
                <text:p>89.5522308</text:p>
              </table:table-cell>
              <table:table-cell office:value-type="float" office:value="126.9225158">
                <text:p>126.922515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.44118032746343">
                <text:p>4.44118032746343</text:p>
              </table:table-cell>
              <table:table-cell office:value-type="float" office:value="120.904110537698">
                <text:p>120.904110537698</text:p>
              </table:table-cell>
              <table:table-cell office:value-type="float" office:value="522.6474303">
                <text:p>522.6474303</text:p>
              </table:table-cell>
              <table:table-cell office:value-type="float" office:value="89.6860961">
                <text:p>89.6860961</text:p>
              </table:table-cell>
              <table:table-cell office:value-type="float" office:value="127.1777114">
                <text:p>127.177711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.45586329240558">
                <text:p>4.45586329240558</text:p>
              </table:table-cell>
              <table:table-cell office:value-type="float" office:value="120.994536701931">
                <text:p>120.994536701931</text:p>
              </table:table-cell>
              <table:table-cell office:value-type="float" office:value="554.6201476">
                <text:p>554.6201476</text:p>
              </table:table-cell>
              <table:table-cell office:value-type="float" office:value="89.7531738">
                <text:p>89.7531738</text:p>
              </table:table-cell>
              <table:table-cell office:value-type="float" office:value="127.3238448">
                <text:p>127.323844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.45586329240558">
                <text:p>4.45586329240558</text:p>
              </table:table-cell>
              <table:table-cell office:value-type="float" office:value="120.994536701931">
                <text:p>120.994536701931</text:p>
              </table:table-cell>
              <table:table-cell office:value-type="float" office:value="554.6201476">
                <text:p>554.6201476</text:p>
              </table:table-cell>
              <table:table-cell office:value-type="float" office:value="89.7531738">
                <text:p>89.7531738</text:p>
              </table:table-cell>
              <table:table-cell office:value-type="float" office:value="127.3238448">
                <text:p>127.323844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.49985515192564">
                <text:p>4.49985515192564</text:p>
              </table:table-cell>
              <table:table-cell office:value-type="float" office:value="121.41833180685">
                <text:p>121.41833180685</text:p>
              </table:table-cell>
              <table:table-cell office:value-type="float" office:value="544.9978332">
                <text:p>544.9978332</text:p>
              </table:table-cell>
              <table:table-cell office:value-type="float" office:value="90.067543">
                <text:p>90.067543</text:p>
              </table:table-cell>
              <table:table-cell office:value-type="float" office:value="127.7397003">
                <text:p>127.739700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.51449169597475">
                <text:p>4.51449169597475</text:p>
              </table:table-cell>
              <table:table-cell office:value-type="float" office:value="121.906326162659">
                <text:p>121.906326162659</text:p>
              </table:table-cell>
              <table:table-cell office:value-type="float" office:value="533.3183898">
                <text:p>533.3183898</text:p>
              </table:table-cell>
              <table:table-cell office:value-type="float" office:value="90.4295349">
                <text:p>90.4295349</text:p>
              </table:table-cell>
              <table:table-cell office:value-type="float" office:value="127.8680267">
                <text:p>127.868026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.54379331353226">
                <text:p>4.54379331353226</text:p>
              </table:table-cell>
              <table:table-cell office:value-type="float" office:value="121.952279678194">
                <text:p>121.952279678194</text:p>
              </table:table-cell>
              <table:table-cell office:value-type="float" office:value="504.7536315">
                <text:p>504.7536315</text:p>
              </table:table-cell>
              <table:table-cell office:value-type="float" office:value="90.463623">
                <text:p>90.463623</text:p>
              </table:table-cell>
              <table:table-cell office:value-type="float" office:value="128.0875167">
                <text:p>128.08751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.55843471205587">
                <text:p>4.55843471205587</text:p>
              </table:table-cell>
              <table:table-cell office:value-type="float" office:value="122.182551438116">
                <text:p>122.182551438116</text:p>
              </table:table-cell>
              <table:table-cell office:value-type="float" office:value="488.487152">
                <text:p>488.487152</text:p>
              </table:table-cell>
              <table:table-cell office:value-type="float" office:value="90.6344375">
                <text:p>90.6344375</text:p>
              </table:table-cell>
              <table:table-cell office:value-type="float" office:value="128.1857681">
                <text:p>128.185768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.55843471205587">
                <text:p>4.55843471205587</text:p>
              </table:table-cell>
              <table:table-cell office:value-type="float" office:value="122.182551438116">
                <text:p>122.182551438116</text:p>
              </table:table-cell>
              <table:table-cell office:value-type="float" office:value="488.487152">
                <text:p>488.487152</text:p>
              </table:table-cell>
              <table:table-cell office:value-type="float" office:value="90.6344375">
                <text:p>90.6344375</text:p>
              </table:table-cell>
              <table:table-cell office:value-type="float" office:value="128.1857681">
                <text:p>128.185768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.60230884580014">
                <text:p>4.60230884580014</text:p>
              </table:table-cell>
              <table:table-cell office:value-type="float" office:value="122.490927768303">
                <text:p>122.490927768303</text:p>
              </table:table-cell>
              <table:table-cell office:value-type="float" office:value="469.426361">
                <text:p>469.426361</text:p>
              </table:table-cell>
              <table:table-cell office:value-type="float" office:value="90.8631896">
                <text:p>90.8631896</text:p>
              </table:table-cell>
              <table:table-cell office:value-type="float" office:value="128.4424819">
                <text:p>128.442481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.60230884580014">
                <text:p>4.60230884580014</text:p>
              </table:table-cell>
              <table:table-cell office:value-type="float" office:value="122.490927768303">
                <text:p>122.490927768303</text:p>
              </table:table-cell>
              <table:table-cell office:value-type="float" office:value="469.426361">
                <text:p>469.426361</text:p>
              </table:table-cell>
              <table:table-cell office:value-type="float" office:value="90.8631896">
                <text:p>90.8631896</text:p>
              </table:table-cell>
              <table:table-cell office:value-type="float" office:value="128.4424819">
                <text:p>128.442481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.61694174903998">
                <text:p>4.61694174903998</text:p>
              </table:table-cell>
              <table:table-cell office:value-type="float" office:value="122.552802523348">
                <text:p>122.552802523348</text:p>
              </table:table-cell>
              <table:table-cell office:value-type="float" office:value="356.4190978">
                <text:p>356.4190978</text:p>
              </table:table-cell>
              <table:table-cell office:value-type="float" office:value="90.909088">
                <text:p>90.909088</text:p>
              </table:table-cell>
              <table:table-cell office:value-type="float" office:value="128.456993">
                <text:p>128.45699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.64620179067195">
                <text:p>4.64620179067195</text:p>
              </table:table-cell>
              <table:table-cell office:value-type="float" office:value="122.645707403879">
                <text:p>122.645707403879</text:p>
              </table:table-cell>
              <table:table-cell office:value-type="float" office:value="421.5817871">
                <text:p>421.5817871</text:p>
              </table:table-cell>
              <table:table-cell office:value-type="float" office:value="90.9780044">
                <text:p>90.9780044</text:p>
              </table:table-cell>
              <table:table-cell office:value-type="float" office:value="128.5886459">
                <text:p>128.588645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.64620179067195">
                <text:p>4.64620179067195</text:p>
              </table:table-cell>
              <table:table-cell office:value-type="float" office:value="122.645707403879">
                <text:p>122.645707403879</text:p>
              </table:table-cell>
              <table:table-cell office:value-type="float" office:value="421.5817871">
                <text:p>421.5817871</text:p>
              </table:table-cell>
              <table:table-cell office:value-type="float" office:value="90.9780044">
                <text:p>90.9780044</text:p>
              </table:table-cell>
              <table:table-cell office:value-type="float" office:value="128.5886459">
                <text:p>128.588645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.66083560409858">
                <text:p>4.66083560409858</text:p>
              </table:table-cell>
              <table:table-cell office:value-type="float" office:value="122.738766504861">
                <text:p>122.738766504861</text:p>
              </table:table-cell>
              <table:table-cell office:value-type="float" office:value="454.3179931">
                <text:p>454.3179931</text:p>
              </table:table-cell>
              <table:table-cell office:value-type="float" office:value="91.0470352">
                <text:p>91.0470352</text:p>
              </table:table-cell>
              <table:table-cell office:value-type="float" office:value="128.7175216">
                <text:p>128.71752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.69008077889073">
                <text:p>4.69008077889073</text:p>
              </table:table-cell>
              <table:table-cell office:value-type="float" office:value="122.97202089371">
                <text:p>122.97202089371</text:p>
              </table:table-cell>
              <table:table-cell office:value-type="float" office:value="380.3273315">
                <text:p>380.3273315</text:p>
              </table:table-cell>
              <table:table-cell office:value-type="float" office:value="91.2200622">
                <text:p>91.2200622</text:p>
              </table:table-cell>
              <table:table-cell office:value-type="float" office:value="128.8824386">
                <text:p>128.882438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.70471307529795">
                <text:p>4.70471307529795</text:p>
              </table:table-cell>
              <table:table-cell office:value-type="float" office:value="123.018776652171">
                <text:p>123.018776652171</text:p>
              </table:table-cell>
              <table:table-cell office:value-type="float" office:value="419.1802978">
                <text:p>419.1802978</text:p>
              </table:table-cell>
              <table:table-cell office:value-type="float" office:value="91.2547454">
                <text:p>91.2547454</text:p>
              </table:table-cell>
              <table:table-cell office:value-type="float" office:value="128.9879073">
                <text:p>128.987907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.71933475250724">
                <text:p>4.71933475250724</text:p>
              </table:table-cell>
              <table:table-cell office:value-type="float" office:value="123.206159893225">
                <text:p>123.206159893225</text:p>
              </table:table-cell>
              <table:table-cell office:value-type="float" office:value="406.5316772">
                <text:p>406.5316772</text:p>
              </table:table-cell>
              <table:table-cell office:value-type="float" office:value="91.3937454">
                <text:p>91.3937454</text:p>
              </table:table-cell>
              <table:table-cell office:value-type="float" office:value="129.084938">
                <text:p>129.08493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.74861271403184">
                <text:p>4.74861271403184</text:p>
              </table:table-cell>
              <table:table-cell office:value-type="float" office:value="123.206159893225">
                <text:p>123.206159893225</text:p>
              </table:table-cell>
              <table:table-cell office:value-type="float" office:value="418.6802978">
                <text:p>418.6802978</text:p>
              </table:table-cell>
              <table:table-cell office:value-type="float" office:value="91.3937454">
                <text:p>91.3937454</text:p>
              </table:table-cell>
              <table:table-cell office:value-type="float" office:value="129.2925796">
                <text:p>129.292579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.76326594535648">
                <text:p>4.76326594535648</text:p>
              </table:table-cell>
              <table:table-cell office:value-type="float" office:value="123.206159893225">
                <text:p>123.206159893225</text:p>
              </table:table-cell>
              <table:table-cell office:value-type="float" office:value="327.2080078">
                <text:p>327.2080078</text:p>
              </table:table-cell>
              <table:table-cell office:value-type="float" office:value="91.3937454">
                <text:p>91.3937454</text:p>
              </table:table-cell>
              <table:table-cell office:value-type="float" office:value="129.3395461">
                <text:p>129.339546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.79256269893248">
                <text:p>4.79256269893248</text:p>
              </table:table-cell>
              <table:table-cell office:value-type="float" office:value="123.394119034428">
                <text:p>123.394119034428</text:p>
              </table:table-cell>
              <table:table-cell office:value-type="float" office:value="464.4095764">
                <text:p>464.4095764</text:p>
              </table:table-cell>
              <table:table-cell office:value-type="float" office:value="91.5331726">
                <text:p>91.5331726</text:p>
              </table:table-cell>
              <table:table-cell office:value-type="float" office:value="129.5998306">
                <text:p>129.599830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.80723110051325">
                <text:p>4.80723110051325</text:p>
              </table:table-cell>
              <table:table-cell office:value-type="float" office:value="123.394119034428">
                <text:p>123.394119034428</text:p>
              </table:table-cell>
              <table:table-cell office:value-type="float" office:value="401.6887206">
                <text:p>401.6887206</text:p>
              </table:table-cell>
              <table:table-cell office:value-type="float" office:value="91.5331726">
                <text:p>91.5331726</text:p>
              </table:table-cell>
              <table:table-cell office:value-type="float" office:value="129.6905288">
                <text:p>129.690528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.82189737817988">
                <text:p>4.82189737817988</text:p>
              </table:table-cell>
              <table:table-cell office:value-type="float" office:value="123.488319690292">
                <text:p>123.488319690292</text:p>
              </table:table-cell>
              <table:table-cell office:value-type="float" office:value="369.4624328">
                <text:p>369.4624328</text:p>
              </table:table-cell>
              <table:table-cell office:value-type="float" office:value="91.6030502">
                <text:p>91.6030502</text:p>
              </table:table-cell>
              <table:table-cell office:value-type="float" office:value="129.761177">
                <text:p>129.76117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.85127180341009">
                <text:p>4.85127180341009</text:p>
              </table:table-cell>
              <table:table-cell office:value-type="float" office:value="123.394119034428">
                <text:p>123.394119034428</text:p>
              </table:table-cell>
              <table:table-cell office:value-type="float" office:value="338.9678649">
                <text:p>338.9678649</text:p>
              </table:table-cell>
              <table:table-cell office:value-type="float" office:value="91.5331726">
                <text:p>91.5331726</text:p>
              </table:table-cell>
              <table:table-cell office:value-type="float" office:value="129.8646011">
                <text:p>129.864601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.86599148035841">
                <text:p>4.86599148035841</text:p>
              </table:table-cell>
              <table:table-cell office:value-type="float" office:value="123.206159893225">
                <text:p>123.206159893225</text:p>
              </table:table-cell>
              <table:table-cell office:value-type="float" office:value="375.0880432">
                <text:p>375.0880432</text:p>
              </table:table-cell>
              <table:table-cell office:value-type="float" office:value="91.3937454">
                <text:p>91.3937454</text:p>
              </table:table-cell>
              <table:table-cell office:value-type="float" office:value="129.9379653">
                <text:p>129.937965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.88070508916699">
                <text:p>4.88070508916699</text:p>
              </table:table-cell>
              <table:table-cell office:value-type="float" office:value="123.300072599016">
                <text:p>123.300072599016</text:p>
              </table:table-cell>
              <table:table-cell office:value-type="float" office:value="287.094345">
                <text:p>287.094345</text:p>
              </table:table-cell>
              <table:table-cell office:value-type="float" office:value="91.4634094">
                <text:p>91.4634094</text:p>
              </table:table-cell>
              <table:table-cell office:value-type="float" office:value="129.957405">
                <text:p>129.95740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.89546845632371">
                <text:p>4.89546845632371</text:p>
              </table:table-cell>
              <table:table-cell office:value-type="float" office:value="122.9252960063">
                <text:p>122.9252960063</text:p>
              </table:table-cell>
              <table:table-cell office:value-type="float" office:value="364.2970275">
                <text:p>364.2970275</text:p>
              </table:table-cell>
              <table:table-cell office:value-type="float" office:value="91.1854019">
                <text:p>91.1854019</text:p>
              </table:table-cell>
              <table:table-cell office:value-type="float" office:value="130.0238113">
                <text:p>130.023811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.91021604645383">
                <text:p>4.91021604645383</text:p>
              </table:table-cell>
              <table:table-cell office:value-type="float" office:value="123.112401407887">
                <text:p>123.112401407887</text:p>
              </table:table-cell>
              <table:table-cell office:value-type="float" office:value="335.0900268">
                <text:p>335.0900268</text:p>
              </table:table-cell>
              <table:table-cell office:value-type="float" office:value="91.3241958">
                <text:p>91.3241958</text:p>
              </table:table-cell>
              <table:table-cell office:value-type="float" office:value="130.0721053">
                <text:p>130.072105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.95456349149341">
                <text:p>4.95456349149341</text:p>
              </table:table-cell>
              <table:table-cell office:value-type="float" office:value="122.894173402466">
                <text:p>122.894173402466</text:p>
              </table:table-cell>
              <table:table-cell office:value-type="float" office:value="314.5180358">
                <text:p>314.5180358</text:p>
              </table:table-cell>
              <table:table-cell office:value-type="float" office:value="91.1623153">
                <text:p>91.1623153</text:p>
              </table:table-cell>
              <table:table-cell office:value-type="float" office:value="130.1785201">
                <text:p>130.178520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.96939573154212">
                <text:p>4.96939573154212</text:p>
              </table:table-cell>
              <table:table-cell office:value-type="float" office:value="122.552802523348">
                <text:p>122.552802523348</text:p>
              </table:table-cell>
              <table:table-cell office:value-type="float" office:value="330.964569">
                <text:p>330.964569</text:p>
              </table:table-cell>
              <table:table-cell office:value-type="float" office:value="90.909088">
                <text:p>90.909088</text:p>
              </table:table-cell>
              <table:table-cell office:value-type="float" office:value="130.2237014">
                <text:p>130.223701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.99905258857668">
                <text:p>4.99905258857668</text:p>
              </table:table-cell>
              <table:table-cell office:value-type="float" office:value="122.645707403879">
                <text:p>122.645707403879</text:p>
              </table:table-cell>
              <table:table-cell office:value-type="float" office:value="327.0450134">
                <text:p>327.0450134</text:p>
              </table:table-cell>
              <table:table-cell office:value-type="float" office:value="90.9780044">
                <text:p>90.9780044</text:p>
              </table:table-cell>
              <table:table-cell office:value-type="float" office:value="130.3086624">
                <text:p>130.308662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.01390303292033">
                <text:p>5.01390303292033</text:p>
              </table:table-cell>
              <table:table-cell office:value-type="float" office:value="122.460021261832">
                <text:p>122.460021261832</text:p>
              </table:table-cell>
              <table:table-cell office:value-type="float" office:value="336.6369018">
                <text:p>336.6369018</text:p>
              </table:table-cell>
              <table:table-cell office:value-type="float" office:value="90.8402633">
                <text:p>90.8402633</text:p>
              </table:table-cell>
              <table:table-cell office:value-type="float" office:value="130.213768">
                <text:p>130.21376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.01390303292033">
                <text:p>5.01390303292033</text:p>
              </table:table-cell>
              <table:table-cell office:value-type="float" office:value="122.460021261832">
                <text:p>122.460021261832</text:p>
              </table:table-cell>
              <table:table-cell office:value-type="float" office:value="336.6369018">
                <text:p>336.6369018</text:p>
              </table:table-cell>
              <table:table-cell office:value-type="float" office:value="90.8402633">
                <text:p>90.8402633</text:p>
              </table:table-cell>
              <table:table-cell office:value-type="float" office:value="130.213768">
                <text:p>130.21376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.05837942964197">
                <text:p>5.05837942964197</text:p>
              </table:table-cell>
              <table:table-cell office:value-type="float" office:value="122.490927768303">
                <text:p>122.490927768303</text:p>
              </table:table-cell>
              <table:table-cell office:value-type="float" office:value="355.9387206">
                <text:p>355.9387206</text:p>
              </table:table-cell>
              <table:table-cell office:value-type="float" office:value="90.8631896">
                <text:p>90.8631896</text:p>
              </table:table-cell>
              <table:table-cell office:value-type="float" office:value="129.9370803">
                <text:p>129.937080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.07318618371506">
                <text:p>5.07318618371506</text:p>
              </table:table-cell>
              <table:table-cell office:value-type="float" office:value="122.460021261832">
                <text:p>122.460021261832</text:p>
              </table:table-cell>
              <table:table-cell office:value-type="float" office:value="316.868988">
                <text:p>316.868988</text:p>
              </table:table-cell>
              <table:table-cell office:value-type="float" office:value="90.8402633">
                <text:p>90.8402633</text:p>
              </table:table-cell>
              <table:table-cell office:value-type="float" office:value="129.822441">
                <text:p>129.82244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.07318618371506">
                <text:p>5.07318618371506</text:p>
              </table:table-cell>
              <table:table-cell office:value-type="float" office:value="122.460021261832">
                <text:p>122.460021261832</text:p>
              </table:table-cell>
              <table:table-cell office:value-type="float" office:value="316.868988">
                <text:p>316.868988</text:p>
              </table:table-cell>
              <table:table-cell office:value-type="float" office:value="90.8402633">
                <text:p>90.8402633</text:p>
              </table:table-cell>
              <table:table-cell office:value-type="float" office:value="129.822441">
                <text:p>129.82244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.11750177600756">
                <text:p>5.11750177600756</text:p>
              </table:table-cell>
              <table:table-cell office:value-type="float" office:value="122.490927768303">
                <text:p>122.490927768303</text:p>
              </table:table-cell>
              <table:table-cell office:value-type="float" office:value="266.4671478">
                <text:p>266.4671478</text:p>
              </table:table-cell>
              <table:table-cell office:value-type="float" office:value="90.8631896">
                <text:p>90.8631896</text:p>
              </table:table-cell>
              <table:table-cell office:value-type="float" office:value="129.3873367">
                <text:p>129.387336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.11750177600756">
                <text:p>5.11750177600756</text:p>
              </table:table-cell>
              <table:table-cell office:value-type="float" office:value="122.490927768303">
                <text:p>122.490927768303</text:p>
              </table:table-cell>
              <table:table-cell office:value-type="float" office:value="266.4671478">
                <text:p>266.4671478</text:p>
              </table:table-cell>
              <table:table-cell office:value-type="float" office:value="90.8631896">
                <text:p>90.8631896</text:p>
              </table:table-cell>
              <table:table-cell office:value-type="float" office:value="129.3873367">
                <text:p>129.38733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.16174061161719">
                <text:p>5.16174061161719</text:p>
              </table:table-cell>
              <table:table-cell office:value-type="float" office:value="122.367394220769">
                <text:p>122.367394220769</text:p>
              </table:table-cell>
              <table:table-cell office:value-type="float" office:value="350.7509765">
                <text:p>350.7509765</text:p>
              </table:table-cell>
              <table:table-cell office:value-type="float" office:value="90.771553">
                <text:p>90.771553</text:p>
              </table:table-cell>
              <table:table-cell office:value-type="float" office:value="129.1133651">
                <text:p>129.113365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.20588963003467">
                <text:p>5.20588963003467</text:p>
              </table:table-cell>
              <table:table-cell office:value-type="float" office:value="122.274900909328">
                <text:p>122.274900909328</text:p>
              </table:table-cell>
              <table:table-cell office:value-type="float" office:value="255.9573821">
                <text:p>255.9573821</text:p>
              </table:table-cell>
              <table:table-cell office:value-type="float" office:value="90.7029419">
                <text:p>90.7029419</text:p>
              </table:table-cell>
              <table:table-cell office:value-type="float" office:value="128.6679305">
                <text:p>128.667930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.23526162799657">
                <text:p>5.23526162799657</text:p>
              </table:table-cell>
              <table:table-cell office:value-type="float" office:value="122.228710670792">
                <text:p>122.228710670792</text:p>
              </table:table-cell>
              <table:table-cell office:value-type="float" office:value="345.114624">
                <text:p>345.114624</text:p>
              </table:table-cell>
              <table:table-cell office:value-type="float" office:value="90.6686782">
                <text:p>90.6686782</text:p>
              </table:table-cell>
              <table:table-cell office:value-type="float" office:value="128.4854202">
                <text:p>128.485420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.24993670442542">
                <text:p>5.24993670442542</text:p>
              </table:table-cell>
              <table:table-cell office:value-type="float" office:value="122.182551438116">
                <text:p>122.182551438116</text:p>
              </table:table-cell>
              <table:table-cell office:value-type="float" office:value="321.2201538">
                <text:p>321.2201538</text:p>
              </table:table-cell>
              <table:table-cell office:value-type="float" office:value="90.6344375">
                <text:p>90.6344375</text:p>
              </table:table-cell>
              <table:table-cell office:value-type="float" office:value="128.3803024">
                <text:p>128.380302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.26461117408379">
                <text:p>5.26461117408379</text:p>
              </table:table-cell>
              <table:table-cell office:value-type="float" office:value="122.090335831334">
                <text:p>122.090335831334</text:p>
              </table:table-cell>
              <table:table-cell office:value-type="float" office:value="330.380249">
                <text:p>330.380249</text:p>
              </table:table-cell>
              <table:table-cell office:value-type="float" office:value="90.5660324">
                <text:p>90.5660324</text:p>
              </table:table-cell>
              <table:table-cell office:value-type="float" office:value="128.2812881">
                <text:p>128.281288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.27926258491059">
                <text:p>5.27926258491059</text:p>
              </table:table-cell>
              <table:table-cell office:value-type="float" office:value="122.182551438116">
                <text:p>122.182551438116</text:p>
              </table:table-cell>
              <table:table-cell office:value-type="float" office:value="306.4612731">
                <text:p>306.4612731</text:p>
              </table:table-cell>
              <table:table-cell office:value-type="float" office:value="90.6344375">
                <text:p>90.6344375</text:p>
              </table:table-cell>
              <table:table-cell office:value-type="float" office:value="128.1680221">
                <text:p>128.168022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.30855509090683">
                <text:p>5.30855509090683</text:p>
              </table:table-cell>
              <table:table-cell office:value-type="float" office:value="121.998264064781">
                <text:p>121.998264064781</text:p>
              </table:table-cell>
              <table:table-cell office:value-type="float" office:value="195.5216903">
                <text:p>195.5216903</text:p>
              </table:table-cell>
              <table:table-cell office:value-type="float" office:value="90.497734">
                <text:p>90.497734</text:p>
              </table:table-cell>
              <table:table-cell office:value-type="float" office:value="127.8040313">
                <text:p>127.804031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.32317312724471">
                <text:p>5.32317312724471</text:p>
              </table:table-cell>
              <table:table-cell office:value-type="float" office:value="121.998264064781">
                <text:p>121.998264064781</text:p>
              </table:table-cell>
              <table:table-cell office:value-type="float" office:value="280.6548003">
                <text:p>280.6548003</text:p>
              </table:table-cell>
              <table:table-cell office:value-type="float" office:value="90.497734">
                <text:p>90.497734</text:p>
              </table:table-cell>
              <table:table-cell office:value-type="float" office:value="127.6768035">
                <text:p>127.676803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.33778752277331">
                <text:p>5.33778752277331</text:p>
              </table:table-cell>
              <table:table-cell office:value-type="float" office:value="121.906326162659">
                <text:p>121.906326162659</text:p>
              </table:table-cell>
              <table:table-cell office:value-type="float" office:value="273.0565948">
                <text:p>273.0565948</text:p>
              </table:table-cell>
              <table:table-cell office:value-type="float" office:value="90.4295349">
                <text:p>90.4295349</text:p>
              </table:table-cell>
              <table:table-cell office:value-type="float" office:value="127.5453414">
                <text:p>127.545341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.3669817445661">
                <text:p>5.3669817445661</text:p>
              </table:table-cell>
              <table:table-cell office:value-type="float" office:value="121.860413628782">
                <text:p>121.860413628782</text:p>
              </table:table-cell>
              <table:table-cell office:value-type="float" office:value="271.0137176">
                <text:p>271.0137176</text:p>
              </table:table-cell>
              <table:table-cell office:value-type="float" office:value="90.3954772">
                <text:p>90.3954772</text:p>
              </table:table-cell>
              <table:table-cell office:value-type="float" office:value="127.2808608">
                <text:p>127.280860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.38157065411908">
                <text:p>5.38157065411908</text:p>
              </table:table-cell>
              <table:table-cell office:value-type="float" office:value="121.722871768495">
                <text:p>121.722871768495</text:p>
              </table:table-cell>
              <table:table-cell office:value-type="float" office:value="209.1010284">
                <text:p>209.1010284</text:p>
              </table:table-cell>
              <table:table-cell office:value-type="float" office:value="90.2934493">
                <text:p>90.2934493</text:p>
              </table:table-cell>
              <table:table-cell office:value-type="float" office:value="127.1109313">
                <text:p>127.110931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.41074543906198">
                <text:p>5.41074543906198</text:p>
              </table:table-cell>
              <table:table-cell office:value-type="float" office:value="121.539962673043">
                <text:p>121.539962673043</text:p>
              </table:table-cell>
              <table:table-cell office:value-type="float" office:value="291.2208404">
                <text:p>291.2208404</text:p>
              </table:table-cell>
              <table:table-cell office:value-type="float" office:value="90.1577682">
                <text:p>90.1577682</text:p>
              </table:table-cell>
              <table:table-cell office:value-type="float" office:value="126.8752822">
                <text:p>126.875282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.42533556215592">
                <text:p>5.42533556215592</text:p>
              </table:table-cell>
              <table:table-cell office:value-type="float" office:value="121.357608852101">
                <text:p>121.357608852101</text:p>
              </table:table-cell>
              <table:table-cell office:value-type="float" office:value="312.5263671">
                <text:p>312.5263671</text:p>
              </table:table-cell>
              <table:table-cell office:value-type="float" office:value="90.022499">
                <text:p>90.022499</text:p>
              </table:table-cell>
              <table:table-cell office:value-type="float" office:value="126.7719345">
                <text:p>126.771934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.42533556215592">
                <text:p>5.42533556215592</text:p>
              </table:table-cell>
              <table:table-cell office:value-type="float" office:value="121.357608852101">
                <text:p>121.357608852101</text:p>
              </table:table-cell>
              <table:table-cell office:value-type="float" office:value="312.5263671">
                <text:p>312.5263671</text:p>
              </table:table-cell>
              <table:table-cell office:value-type="float" office:value="90.022499">
                <text:p>90.022499</text:p>
              </table:table-cell>
              <table:table-cell office:value-type="float" office:value="126.7719345">
                <text:p>126.771934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.43992325804367">
                <text:p>5.43992325804367</text:p>
              </table:table-cell>
              <table:table-cell office:value-type="float" office:value="121.266637658771">
                <text:p>121.266637658771</text:p>
              </table:table-cell>
              <table:table-cell office:value-type="float" office:value="271.7270355">
                <text:p>271.7270355</text:p>
              </table:table-cell>
              <table:table-cell office:value-type="float" office:value="89.955017">
                <text:p>89.955017</text:p>
              </table:table-cell>
              <table:table-cell office:value-type="float" office:value="126.643196">
                <text:p>126.64319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.43992325804367">
                <text:p>5.43992325804367</text:p>
              </table:table-cell>
              <table:table-cell office:value-type="float" office:value="121.266637658771">
                <text:p>121.266637658771</text:p>
              </table:table-cell>
              <table:table-cell office:value-type="float" office:value="271.7270355">
                <text:p>271.7270355</text:p>
              </table:table-cell>
              <table:table-cell office:value-type="float" office:value="89.955017">
                <text:p>89.955017</text:p>
              </table:table-cell>
              <table:table-cell office:value-type="float" office:value="126.643196">
                <text:p>126.64319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.43992325804367">
                <text:p>5.43992325804367</text:p>
              </table:table-cell>
              <table:table-cell office:value-type="float" office:value="121.266637658771">
                <text:p>121.266637658771</text:p>
              </table:table-cell>
              <table:table-cell office:value-type="float" office:value="271.7270355">
                <text:p>271.7270355</text:p>
              </table:table-cell>
              <table:table-cell office:value-type="float" office:value="89.955017">
                <text:p>89.955017</text:p>
              </table:table-cell>
              <table:table-cell office:value-type="float" office:value="126.643196">
                <text:p>126.64319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.43992325804367">
                <text:p>5.43992325804367</text:p>
              </table:table-cell>
              <table:table-cell office:value-type="float" office:value="121.266637658771">
                <text:p>121.266637658771</text:p>
              </table:table-cell>
              <table:table-cell office:value-type="float" office:value="271.7270355">
                <text:p>271.7270355</text:p>
              </table:table-cell>
              <table:table-cell office:value-type="float" office:value="89.955017">
                <text:p>89.955017</text:p>
              </table:table-cell>
              <table:table-cell office:value-type="float" office:value="126.643196">
                <text:p>126.64319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.43992325804367">
                <text:p>5.43992325804367</text:p>
              </table:table-cell>
              <table:table-cell office:value-type="float" office:value="121.266637658771">
                <text:p>121.266637658771</text:p>
              </table:table-cell>
              <table:table-cell office:value-type="float" office:value="271.7270355">
                <text:p>271.7270355</text:p>
              </table:table-cell>
              <table:table-cell office:value-type="float" office:value="89.955017">
                <text:p>89.955017</text:p>
              </table:table-cell>
              <table:table-cell office:value-type="float" office:value="126.643196">
                <text:p>126.6431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